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2.252cm"/>
    </style:style>
    <style:style style:name="co27" style:family="table-column">
      <style:table-column-properties fo:break-before="auto" style:column-width="4.099cm"/>
    </style:style>
    <style:style style:name="co28" style:family="table-column">
      <style:table-column-properties fo:break-before="auto" style:column-width="1.547cm"/>
    </style:style>
    <style:style style:name="co31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1.935cm"/>
    </style:style>
    <style:style style:name="co32" style:family="table-column">
      <style:table-column-properties fo:break-before="auto" style:column-width="1.96cm"/>
    </style:style>
    <style:style style:name="co33" style:family="table-column">
      <style:table-column-properties fo:break-before="page" style:column-width="1.907cm"/>
    </style:style>
    <style:style style:name="co34" style:family="table-column">
      <style:table-column-properties fo:break-before="page" style:column-width="1.769cm"/>
    </style:style>
    <style:style style:name="co35" style:family="table-column">
      <style:table-column-properties fo:break-before="auto" style:column-width="2.445cm"/>
    </style:style>
    <style:style style:name="co36" style:family="table-column">
      <style:table-column-properties fo:break-before="auto" style:column-width="1.356cm"/>
    </style:style>
    <style:style style:name="co37" style:family="table-column">
      <style:table-column-properties fo:break-before="auto" style:column-width="1.633cm"/>
    </style:style>
    <style:style style:name="co23" style:family="table-column">
      <style:table-column-properties fo:break-before="auto" style:column-width="1.632cm"/>
    </style:style>
    <style:style style:name="co46" style:family="table-column">
      <style:table-column-properties fo:break-before="auto" style:column-width="4.322cm"/>
    </style:style>
    <style:style style:name="co47" style:family="table-column">
      <style:table-column-properties fo:break-before="auto" style:column-width="1.612cm"/>
    </style:style>
    <style:style style:name="co48" style:family="table-column">
      <style:table-column-properties fo:break-before="auto" style:column-width="1.566cm"/>
    </style:style>
    <style:style style:name="co49" style:family="table-column">
      <style:table-column-properties fo:break-before="auto" style:column-width="1.864cm"/>
    </style:style>
    <style:style style:name="co50" style:family="table-column">
      <style:table-column-properties fo:break-before="auto" style:column-width="1.358cm"/>
    </style:style>
    <style:style style:name="co29" style:family="table-column">
      <style:table-column-properties fo:break-before="auto" style:column-width="1.501cm"/>
    </style:style>
    <style:style style:name="co30" style:family="table-column">
      <style:table-column-properties fo:break-before="auto" style:column-width="1.533cm"/>
    </style:style>
    <style:style style:name="co38" style:family="table-column">
      <style:table-column-properties fo:break-before="auto" style:column-width="4.498cm"/>
    </style:style>
    <style:style style:name="co39" style:family="table-column">
      <style:table-column-properties fo:break-before="auto" style:column-width="1.873cm"/>
    </style:style>
    <style:style style:name="co40" style:family="table-column">
      <style:table-column-properties fo:break-before="auto" style:column-width="2.073cm"/>
    </style:style>
    <style:style style:name="co41" style:family="table-column">
      <style:table-column-properties fo:break-before="auto" style:column-width="4.844cm"/>
    </style:style>
    <style:style style:name="co42" style:family="table-column">
      <style:table-column-properties fo:break-before="auto" style:column-width="1.769cm"/>
    </style:style>
    <style:style style:name="co43" style:family="table-column">
      <style:table-column-properties fo:break-before="auto" style:column-width="1.729cm"/>
    </style:style>
    <style:style style:name="co10" style:family="table-column">
      <style:table-column-properties fo:break-before="auto" style:column-width="2.612cm"/>
    </style:style>
    <style:style style:name="co44" style:family="table-column">
      <style:table-column-properties fo:break-before="auto" style:column-width="3.316cm"/>
    </style:style>
    <style:style style:name="co45" style:family="table-column">
      <style:table-column-properties fo:break-before="auto" style:column-width="2.258cm"/>
    </style:style>
    <style:style style:name="co52" style:family="table-column">
      <style:table-column-properties fo:break-before="auto" style:column-width="2.237cm"/>
    </style:style>
    <style:style style:name="co53" style:family="table-column">
      <style:table-column-properties fo:break-before="auto" style:column-width="3.939cm"/>
    </style:style>
    <style:style style:name="co54" style:family="table-column">
      <style:table-column-properties fo:break-before="auto" style:column-width="1.951cm"/>
    </style:style>
    <style:style style:name="co55" style:family="table-column">
      <style:table-column-properties fo:break-before="auto" style:column-width="1.69cm"/>
    </style:style>
    <style:style style:name="co56" style:family="table-column">
      <style:table-column-properties fo:break-before="auto" style:column-width="2.134cm"/>
    </style:style>
    <style:style style:name="co57" style:family="table-column">
      <style:table-column-properties fo:break-before="auto" style:column-width="1.27cm"/>
    </style:style>
    <style:style style:name="co58" style:family="table-column">
      <style:table-column-properties fo:break-before="page" style:column-width="2.004cm"/>
    </style:style>
    <style:style style:name="co59" style:family="table-column">
      <style:table-column-properties fo:break-before="auto" style:column-width="2.108cm"/>
    </style:style>
    <style:style style:name="co60" style:family="table-column">
      <style:table-column-properties fo:break-before="auto" style:column-width="1.436cm"/>
    </style:style>
    <style:style style:name="co61" style:family="table-column">
      <style:table-column-properties fo:break-before="auto" style:column-width="1.298cm"/>
    </style:style>
    <style:style style:name="co62" style:family="table-column">
      <style:table-column-properties fo:break-before="auto" style:column-width="4.272cm"/>
    </style:style>
    <style:style style:name="co63" style:family="table-column">
      <style:table-column-properties fo:break-before="auto" style:column-width="1.582cm"/>
    </style:style>
    <style:style style:name="co64" style:family="table-column">
      <style:table-column-properties fo:break-before="auto" style:column-width="1.462cm"/>
    </style:style>
    <style:style style:name="co65" style:family="table-column">
      <style:table-column-properties fo:break-before="auto" style:column-width="2.016cm"/>
    </style:style>
    <style:style style:name="co66" style:family="table-column">
      <style:table-column-properties fo:break-before="auto" style:column-width="1.072cm"/>
    </style:style>
    <style:style style:name="co67" style:family="table-column">
      <style:table-column-properties fo:break-before="auto" style:column-width="1.381cm"/>
    </style:style>
    <style:style style:name="co68" style:family="table-column">
      <style:table-column-properties fo:break-before="auto" style:column-width="1.081cm"/>
    </style:style>
    <style:style style:name="ro9" style:family="table-row">
      <style:table-row-properties style:row-height="0.596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427cm" fo:break-before="page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667cm" fo:break-before="auto" style:use-optimal-row-height="false"/>
    </style:style>
    <style:style style:name="ro13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7cm" fo:break-before="auto" style:use-optimal-row-height="fals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506cm" fo:break-before="auto" style:use-optimal-row-height="false"/>
    </style:style>
    <style:style style:name="ro17" style:family="table-row">
      <style:table-row-properties style:row-height="0.499cm" fo:break-before="page" style:use-optimal-row-height="fals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582cm" fo:break-before="auto" style:use-optimal-row-height="false"/>
    </style:style>
    <style:style style:name="ta8" style:family="table" style:master-page-name="PageStyle_5f_Summer_20_2014">
      <style:table-properties table:display="true" style:writing-mode="lr-tb"/>
    </style:style>
    <style:style style:name="ta9" style:family="table" style:master-page-name="PageStyle_5f_Fall_20_2014">
      <style:table-properties table:display="true" style:writing-mode="lr-tb"/>
    </style:style>
    <style:style style:name="ta5" style:family="table" style:master-page-name="PageStyle_5f_14B-15A">
      <style:table-properties table:display="true" style:writing-mode="lr-tb"/>
    </style:style>
    <style:style style:name="ta6" style:family="table" style:master-page-name="PageStyle_5f_Constants">
      <style:table-properties table:display="true" style:writing-mode="lr-tb"/>
    </style:style>
    <style:style style:name="ta7" style:family="table" style:master-page-name="PageStyle_5f_2014-15">
      <style:table-properties table:display="true" style:writing-mode="lr-tb"/>
    </style:style>
    <style:style style:name="ta10" style:family="table" style:master-page-name="PageStyle_5f_Spring_20_2014">
      <style:table-properties table:display="true" style:writing-mode="lr-tb"/>
    </style:style>
    <style:style style:name="ta11" style:family="table" style:master-page-name="PageStyle_5f_Spring_20_2015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29" style:family="table-cell" style:parent-style-name="Default">
      <style:table-cell-properties style:rotation-align="none"/>
      <style:text-properties fo:color="#0000ff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ccffcc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fo:border-bottom="0.06pt solid #000000" fo:background-color="#339966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0.06pt solid #000000" fo:background-color="#339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 style:data-style-name="N3">
      <style:table-cell-properties fo:border-bottom="0.06pt solid #000000" fo:background-color="#339966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3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rotation-align="non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">
      <style:table-cell-properties fo:background-color="#ffffcc"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rotation-align="none"/>
      <style:text-properties style:text-position=""/>
    </style:style>
    <style:style style:name="ce175" style:family="table-cell" style:parent-style-name="Default">
      <style:table-cell-properties fo:border-bottom="none" fo:background-color="#ccffcc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Default">
      <style:table-cell-properties style:rotation-align="none"/>
      <style:text-properties fo:color="#cccccc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0.06pt solid #000000" fo:background-color="#33996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order-bottom="none" fo:background-color="#ccffcc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3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3">
      <style:table-cell-properties fo:border-bottom="0.06pt solid #000000" fo:background-color="#339966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ackground-color="#00806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 style:data-style-name="N3">
      <style:table-cell-properties fo:border-bottom="none" fo:background-color="#ccffcc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 style:data-style-name="N3">
      <style:table-cell-properties fo:border-bottom="0.06pt solid #000000" fo:background-color="#3399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3">
      <style:table-cell-properties fo:border-bottom="none" fo:background-color="#ccffc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3">
      <style:table-cell-properties fo:border-bottom="none" fo:background-color="#ccffc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3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 style:data-style-name="N110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3">
      <style:table-cell-properties fo:border-bottom="0.0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 style:data-style-name="N110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3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ackground-color="#00806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6" style:family="table-cell" style:parent-style-name="Default" style:data-style-name="N1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3">
      <style:table-cell-properties style:rotation-align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rotation-align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fo:background-color="#00806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 style:data-style-name="N11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fo:background-color="#ccffcc" style:rotation-align="non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>
      <style:table-cell-properties style:diagonal-bl-tr="none" style:diagonal-tl-br="none" fo:border="none" style:rotation-align="none"/>
      <style:text-properties fo:color="#cccccc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fo:border-bottom="none" fo:background-color="#00806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3">
      <style:table-cell-properties fo:border-bottom="none" fo:background-color="#cc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Default" style:data-style-name="N3">
      <style:table-cell-properties fo:border-bottom="0.06pt solid #000000" fo:background-color="#339966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cm" style:writing-mode="page"/>
      <style:text-properties fo:color="#c0c0c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3">
      <style:table-cell-properties fo:border-bottom="0.06pt solid #000000" fo:background-color="#339966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3">
      <style:table-cell-properties fo:border-bottom="none" fo:background-color="#ccffc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 style:data-style-name="N3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 style:data-style-name="N3">
      <style:table-cell-properties fo:border-bottom="none" fo:background-color="#ccffcc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c0c0c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ackground-color="#00806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Excel_20_Built-in_20_Percent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Excel_20_Built-in_20_Percen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Excel_20_Built-in_20_Percent">
      <style:table-cell-properties fo:border-bottom="0.06pt solid #000000" fo:background-color="#339966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Excel_20_Built-in_20_Percent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Excel_20_Built-in_20_Percen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Excel_20_Built-in_20_Percen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 style:data-style-name="N3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 style:data-style-name="N3">
      <style:table-cell-properties fo:background-color="#339966"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 style:data-style-name="N3">
      <style:table-cell-properties style:rotation-align="non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style:rotation-align="non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fo:border-bottom="0.06pt solid #000000" fo:background-color="#339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fo:background-color="#ccffcc"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3">
      <style:table-cell-properties fo:background-color="#339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 style:data-style-name="N3">
      <style:table-cell-properties fo:background-color="#3399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113">
      <style:table-cell-properties style:rotation-align="non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113">
      <style:table-cell-properties style:rotation-align="none"/>
      <style:text-properties fo:color="#80808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 style:data-style-name="N111">
      <style:table-cell-properties fo:background-color="#00806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 style:data-style-name="N112">
      <style:table-cell-properties fo:border-bottom="none" fo:background-color="#ccffcc" style:diagonal-bl-tr="none" style:diagonal-tl-br="none" fo:border-left="none" fo:border-right="0.06pt solid #000000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Default" style:data-style-name="N3">
      <style:table-cell-properties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c0c0c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 style:data-style-name="N1">
      <style:table-cell-properties style:rotation-align="non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 style:data-style-name="N110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 style:data-style-name="N3">
      <style:table-cell-properties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eeeee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 style:data-style-name="N109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Excel_20_Built-in_20_Percent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1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4" style:family="table-cell" style:parent-style-name="Default">
      <style:table-cell-properties fo:background-color="#ffffcc"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 style:data-style-name="N3">
      <style:table-cell-properties fo:border-bottom="none" fo:background-color="#ccffc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3">
      <style:table-cell-properties style:rotation-align="none"/>
      <style:text-properties style:text-position=""/>
    </style:style>
    <style:style style:name="ce278" style:family="table-cell" style:parent-style-name="Default" style:data-style-name="N11">
      <style:table-cell-properties style:rotation-align="none"/>
      <style:text-properties style:text-position=""/>
    </style:style>
    <style:style style:name="ce1" style:family="table-cell" style:parent-style-name="Default">
      <style:table-cell-properties style:rotation-align="none"/>
      <style:text-properties fo:color="#0000ff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 style:data-style-name="N3">
      <style:table-cell-properties fo:background-color="#339966"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style:rotation-align="non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06pt solid #000000" fo:background-color="#339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#ccffcc"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3">
      <style:table-cell-properties fo:background-color="#339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fo:border-bottom="0.06pt solid #000000" fo:background-color="#339966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12">
      <style:table-cell-properties fo:border-bottom="none" fo:background-color="#ccffcc" style:diagonal-bl-tr="none" style:diagonal-tl-br="none" fo:border-left="none" fo:border-right="0.06pt solid #000000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3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9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20_Built-in_20_Percent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3">
      <style:table-cell-properties style:rotation-align="none"/>
      <style:text-properties style:text-position=""/>
    </style:style>
    <style:style style:name="ce128" style:family="table-cell" style:parent-style-name="Default" style:data-style-name="N11">
      <style:table-cell-properties style:rotation-align="none"/>
      <style:text-properties style:text-position=""/>
    </style:style>
    <style:style style:name="ce1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3">
      <style:table-cell-properties fo:border-bottom="0.06pt solid #000000" fo:background-color="#339966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3">
      <style:table-cell-properties fo:border-bottom="none" style:diagonal-bl-tr="none" style:diagonal-tl-br="none" fo:border-left="0.06pt solid #000000" fo:border-right="none" style:rotation-align="none" fo:border-top="none"/>
      <style:text-properties style:text-position=""/>
    </style:style>
    <style:style style:name="ce14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text-position=""/>
    </style:style>
    <style:style style:name="ce25" style:family="table-cell" style:parent-style-name="Default">
      <style:table-cell-properties fo:border-bottom="none" fo:background-color="#ccffcc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06pt solid #000000" fo:background-color="#33996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ffcc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ccffcc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fo:border-bottom="0.06pt solid #000000" fo:background-color="#339966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339966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3">
      <style:table-cell-properties fo:border-bottom="none" fo:background-color="#ccffcc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3">
      <style:table-cell-properties fo:border-bottom="0.06pt solid #000000" fo:background-color="#3399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fo:border-bottom="none" fo:background-color="#ccffc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3">
      <style:table-cell-properties fo:border-bottom="none" fo:background-color="#ccffc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3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3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fo:border-bottom="0.0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00806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3">
      <style:table-cell-properties style:rotation-align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ccffcc" style:rotation-align="non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none" style:rotation-align="none"/>
      <style:text-properties fo:color="#cccccc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00806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3">
      <style:table-cell-properties fo:border-bottom="none" fo:background-color="#cc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000000" fo:background-color="#339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3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00806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Percent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Percent">
      <style:table-cell-properties fo:border-bottom="0.06pt solid #000000" fo:background-color="#339966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Percent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Excel_20_Built-in_20_Percen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Excel_20_Built-in_20_Percen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3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80808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rotation-align="non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5" style:family="table-cell" style:parent-style-name="Default">
      <style:table-cell-properties style:rotation-align="none"/>
      <style:text-properties fo:color="#c0c0c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">
      <style:table-cell-properties fo:background-color="#e6e6e6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3">
      <style:table-cell-properties fo:background-color="#e6e6e6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1">
      <style:table-cell-properties fo:background-color="#e6e6e6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3">
      <style:table-cell-properties fo:background-color="#e6e6e6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rotation-align="none"/>
      <style:text-properties style:text-position=""/>
    </style:style>
    <style:style style:name="ce7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text-position=""/>
    </style:style>
    <style:style style:name="ce14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text-position=""/>
    </style:style>
    <style:style style:name="ce1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1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>
      <style:table-cell-properties fo:border-bottom="none" fo:background-color="#ffff99" style:diagonal-bl-tr="none" style:diagonal-tl-br="none" fo:border-left="0.06pt solid #000000" fo:border-right="none" style:rotation-align="none" fo:border-top="none"/>
      <style:text-properties style:text-position=""/>
    </style:style>
    <style:style style:name="ce15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 style:data-style-name="N112">
      <style:table-cell-properties fo:border-bottom="none" fo:background-color="#ffff99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7" style:family="table-cell" style:parent-style-name="Default">
      <style:table-cell-properties style:rotation-align="non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8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>
      <style:table-cell-properties fo:background-color="#ccffcc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0" style:family="table-cell" style:parent-style-name="Default">
      <style:table-cell-properties fo:border-bottom="0.06pt solid #000000" fo:background-color="#339966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fo:background-color="#339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fo:background-color="#339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Default">
      <style:table-cell-properties fo:background-color="#ccffcc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 style:data-style-name="N3">
      <style:table-cell-properties fo:border-bottom="0.06pt solid #000000" fo:background-color="#339966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 style:data-style-name="N3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style:rotation-align="non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1">
      <style:table-cell-properties style:rotation-align="none"/>
    </style:style>
    <style:style style:name="ce318" style:family="table-cell" style:parent-style-name="Default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 style:data-style-name="N1">
      <style:table-cell-properties fo:background-color="#ffff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>
      <style:table-cell-properties style:rotation-align="none"/>
    </style:style>
    <style:style style:name="ce321" style:family="table-cell" style:parent-style-name="Default">
      <style:table-cell-properties fo:border-bottom="none" fo:background-color="#ccffcc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>
      <style:table-cell-properties style:rotation-align="none"/>
      <style:text-properties fo:color="#cccc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>
      <style:table-cell-properties fo:border-bottom="0.06pt solid #000000" fo:background-color="#33996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fo:border-bottom="none" fo:background-color="#ccffcc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fo:border-bottom="none" fo:background-color="#33996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 style:data-style-name="N3">
      <style:table-cell-properties fo:border-bottom="0.06pt solid #000000" fo:background-color="#33996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 style:data-style-name="N3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3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 style:data-style-name="N3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 style:data-style-name="N3">
      <style:table-cell-properties fo:border-bottom="0.06pt solid #000000" fo:background-color="#339966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Default">
      <style:table-cell-properties fo:border-bottom="none" fo:background-color="#00806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Default" style:data-style-name="N3">
      <style:table-cell-properties fo:border-bottom="none" fo:background-color="#ccffcc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cccc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 style:data-style-name="N3">
      <style:table-cell-properties fo:border-bottom="0.06pt solid #000000" fo:background-color="#3399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 style:data-style-name="N3">
      <style:table-cell-properties fo:border-bottom="none" fo:background-color="#ccffc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 style:data-style-name="N3">
      <style:table-cell-properties fo:border-bottom="none" fo:background-color="#ccffc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 style:data-style-name="N3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7" style:family="table-cell" style:parent-style-name="Default">
      <style:table-cell-properties fo:background-color="#3399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 style:data-style-name="N110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 style:data-style-name="N3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 style:data-style-name="N3">
      <style:table-cell-properties fo:border-bottom="0.0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4" style:family="table-cell" style:parent-style-name="Default" style:data-style-name="N110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 style:data-style-name="N3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able-cell-properties fo:background-color="#00806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7" style:family="table-cell" style:parent-style-name="Default" style:data-style-name="N109">
      <style:table-cell-properties fo:background-color="#ccffcc"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cccc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cccc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0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 style:data-style-name="N110">
      <style:table-cell-properties fo:background-color="#3399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1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3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 style:data-style-name="N3">
      <style:table-cell-properties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Default">
      <style:table-cell-properties fo:background-color="#00806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8" style:family="table-cell" style:parent-style-name="Default" style:data-style-name="N11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70" style:family="table-cell" style:parent-style-name="Default">
      <style:table-cell-properties fo:background-color="#ccffcc" style:rotation-align="non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1" style:family="table-cell" style:parent-style-name="Default">
      <style:table-cell-properties style:diagonal-bl-tr="none" style:diagonal-tl-br="none" fo:border="none" style:rotation-align="none"/>
      <style:text-properties fo:color="#cccc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fo:border-bottom="none" fo:background-color="#00806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3" style:family="table-cell" style:parent-style-name="Default" style:data-style-name="N3">
      <style:table-cell-properties fo:border-bottom="none" fo:background-color="#cc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5" style:family="table-cell" style:parent-style-name="Default" style:data-style-name="N3">
      <style:table-cell-properties fo:border-bottom="0.06pt solid #000000" fo:background-color="#339966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 style:data-style-name="N3">
      <style:table-cell-properties fo:border-bottom="none" fo:background-color="#c0c0c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7" style:family="table-cell" style:parent-style-name="Default" style:data-style-name="N3">
      <style:table-cell-properties fo:border-bottom="0.06pt solid #000000" fo:background-color="#339966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 style:data-style-name="N3">
      <style:table-cell-properties fo:border-bottom="none" fo:background-color="#ccffc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9" style:family="table-cell" style:parent-style-name="Default" style:data-style-name="N3">
      <style:table-cell-properties fo:border-bottom="none" fo:background-color="#339966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 style:data-style-name="N3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 style:data-style-name="N3">
      <style:table-cell-properties fo:border-bottom="none" fo:background-color="#339966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2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3" style:family="table-cell" style:parent-style-name="Default" style:data-style-name="N3">
      <style:table-cell-properties fo:border-bottom="none" fo:background-color="#ccffcc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09">
      <style:table-cell-properties fo:background-color="#ccffcc" style:diagonal-bl-tr="none" style:diagonal-tl-br="none" fo:border="none" style:rotation-align="non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fo:border-bottom="none" fo:background-color="#00806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7" style:family="table-cell" style:parent-style-name="Excel_20_Built-in_20_Percent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8" style:family="table-cell" style:parent-style-name="Excel_20_Built-in_20_Percen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9" style:family="table-cell" style:parent-style-name="Excel_20_Built-in_20_Percent">
      <style:table-cell-properties fo:border-bottom="0.06pt solid #000000" fo:background-color="#339966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1" style:family="table-cell" style:parent-style-name="Excel_20_Built-in_20_Percent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2" style:family="table-cell" style:parent-style-name="Excel_20_Built-in_20_Percent">
      <style:table-cell-properties fo:border-bottom="none" fo:background-color="#339966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Excel_20_Built-in_20_Percen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4" style:family="table-cell" style:parent-style-name="Excel_20_Built-in_20_Percen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5" style:family="table-cell" style:parent-style-name="Default" style:data-style-name="N3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6" style:family="table-cell" style:parent-style-name="Default" style:data-style-name="N3">
      <style:table-cell-properties fo:border-bottom="none" fo:background-color="#00806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7" style:family="table-cell" style:parent-style-name="Default" style:data-style-name="N3">
      <style:table-cell-properties style:diagonal-bl-tr="none" style:diagonal-tl-br="none" fo:border="none" style:rotation-align="none"/>
      <style:text-properties fo:color="#ff3333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8" style:family="table-cell" style:parent-style-name="Default" style:data-style-name="N3">
      <style:table-cell-properties fo:background-color="#339966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9" style:family="table-cell" style:parent-style-name="Default" style:data-style-name="N3">
      <style:table-cell-properties style:rotation-align="non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0" style:family="table-cell" style:parent-style-name="Default">
      <style:table-cell-properties style:rotation-align="non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>
      <style:table-cell-properties fo:border-bottom="0.06pt solid #000000" fo:background-color="#339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>
      <style:table-cell-properties fo:background-color="#ccff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5" style:family="table-cell" style:parent-style-name="Default" style:data-style-name="N3">
      <style:table-cell-properties fo:background-color="#339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6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7" style:family="table-cell" style:parent-style-name="Default" style:data-style-name="N3">
      <style:table-cell-properties fo:background-color="#3399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 style:data-style-name="N113">
      <style:table-cell-properties style:rotation-align="non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 style:data-style-name="N1">
      <style:table-cell-properties style:rotation-align="non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 style:data-style-name="N112">
      <style:table-cell-properties fo:border-bottom="none" fo:background-color="#ccffcc" style:diagonal-bl-tr="none" style:diagonal-tl-br="none" fo:border-left="none" fo:border-right="0.06pt solid #000000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1" style:family="table-cell" style:parent-style-name="Default" style:data-style-name="N3">
      <style:table-cell-properties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 style:data-style-name="N3">
      <style:table-cell-properties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eeeee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 style:data-style-name="N109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4" style:family="table-cell" style:parent-style-name="Excel_20_Built-in_20_Percent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 style:data-style-name="N1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7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8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marker-start="Styl_20_šipky_20_1" draw:marker-start-width="0.21cm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12cm" fo:min-height="2.47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position="0% 100%" style:font-name="Arial1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pring 2014" table:style-name="ta10">
        <office:forms form:automatic-focus="false" form:apply-design-mode="false"/>
        <table:table-column table:style-name="co52" table:default-cell-style-name="ce320"/>
        <table:table-column table:style-name="co53" table:default-cell-style-name="ce320"/>
        <table:table-column table:style-name="co54" table:default-cell-style-name="ce320"/>
        <table:table-column table:style-name="co55" table:number-columns-repeated="4" table:default-cell-style-name="ce320"/>
        <table:table-column table:style-name="co56" table:default-cell-style-name="ce320"/>
        <table:table-column table:style-name="co57" table:default-cell-style-name="ce320"/>
        <table:table-column table:style-name="co58" table:default-cell-style-name="ce320"/>
        <table:table-column table:style-name="co59" table:default-cell-style-name="ce320"/>
        <table:table-column table:style-name="co9" table:default-cell-style-name="ce320"/>
        <table:table-column table:style-name="co10" table:default-cell-style-name="ce320"/>
        <table:table-column table:style-name="co60" table:default-cell-style-name="ce320"/>
        <table:table-column table:style-name="co25" table:default-cell-style-name="ce320"/>
        <table:table-column table:style-name="co61" table:default-cell-style-name="ce320"/>
        <table:table-column table:style-name="co9" table:number-columns-repeated="1008" table:default-cell-style-name="ce320"/>
        <table:table-row table:style-name="ro1">
          <table:table-cell table:style-name="ce297" office:value-type="string" calcext:value-type="string">
            <text:p>Spring budget 2014</text:p>
          </table:table-cell>
          <table:table-cell table:style-name="ce298"/>
          <table:table-cell table:style-name="ce297" office:value-type="string" calcext:value-type="string">
            <text:p>EXPENSES</text:p>
          </table:table-cell>
          <table:table-cell table:style-name="ce298" table:number-columns-repeated="4"/>
          <table:table-cell table:style-name="ce370" office:value-type="string" calcext:value-type="string">
            <text:p>Balance</text:p>
          </table:table-cell>
          <table:table-cell table:style-name="ce384" table:formula="of:=[.H89]-[.H5]" office:value-type="float" office:value="85311.2198514302" calcext:value-type="float">
            <text:p>85</text:p>
          </table:table-cell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2">
          <table:table-cell table:style-name="ce298" table:number-columns-repeated="7"/>
          <table:table-cell table:style-name="ce371" table:formula="of:=IF([.H5]=([.H9]+[.H37]+[.H40]+[.H51]);&quot;kontrola ok&quot;;&quot;kontrolní součet nesedí&quot;)" office:value-type="string" office:string-value="kontrola ok" calcext:value-type="string">
            <text:p>kontrola ok</text:p>
          </table:table-cell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15">
          <table:table-cell table:style-name="ce298" table:number-columns-repeated="2"/>
          <table:table-cell table:style-name="ce338" office:value-type="string" calcext:value-type="string">
            <text:p>Common</text:p>
          </table:table-cell>
          <table:table-cell table:style-name="ce356" office:value-type="string" calcext:value-type="string">
            <text:p>UX</text:p>
          </table:table-cell>
          <table:table-cell table:style-name="ce356" office:value-type="string" calcext:value-type="string">
            <text:p>FCD</text:p>
          </table:table-cell>
          <table:table-cell table:style-name="ce356" office:value-type="string" calcext:value-type="string">
            <text:p>GEP</text:p>
          </table:table-cell>
          <table:table-cell table:style-name="ce356" office:value-type="string" calcext:value-type="string">
            <text:p>DP</text:p>
          </table:table-cell>
          <table:table-cell table:style-name="ce372" office:value-type="string" calcext:value-type="string">
            <text:p>TOTAL</text:p>
          </table:table-cell>
          <table:table-cell table:style-name="Default" table:number-columns-repeated="3"/>
          <table:table-cell table:style-name="ce298"/>
          <table:table-cell table:number-columns-repeated="1012"/>
        </table:table-row>
        <table:table-row table:style-name="ro2">
          <table:table-cell table:style-name="ce299" office:value-type="string" calcext:value-type="string">
            <text:p>BALANCE</text:p>
          </table:table-cell>
          <table:table-cell table:style-name="ce321" table:number-columns-repeated="2"/>
          <table:table-cell table:style-name="ce357" table:formula="of:=[.D6]-[.D5]" office:value-type="float" office:value="-2073.1514935989" calcext:value-type="float">
            <text:p>-2</text:p>
          </table:table-cell>
          <table:table-cell table:style-name="ce357" table:formula="of:=[.E6]-[.E5]" office:value-type="float" office:value="13496.773431326" calcext:value-type="float">
            <text:p>13</text:p>
          </table:table-cell>
          <table:table-cell table:style-name="ce357" table:formula="of:=[.F6]-[.F5]" office:value-type="float" office:value="48205.6863442389" calcext:value-type="float">
            <text:p>48</text:p>
          </table:table-cell>
          <table:table-cell table:style-name="ce357" table:formula="of:=[.G6]-[.G5]" office:value-type="float" office:value="25681.9115694641" calcext:value-type="float">
            <text:p>26</text:p>
          </table:table-cell>
          <table:table-cell table:style-name="ce372"/>
          <table:table-cell table:style-name="ce386" office:value-type="string" calcext:value-type="string">
            <text:p>%</text:p>
          </table:table-cell>
          <table:table-cell table:style-name="ce396" office:value-type="string" calcext:value-type="string">
            <text:p>REALITY</text:p>
          </table:table-cell>
          <table:table-cell table:style-name="ce396" office:value-type="string" calcext:value-type="string">
            <text:p>REMAINS</text:p>
          </table:table-cell>
          <table:table-cell table:style-name="ce316"/>
          <table:table-cell table:number-columns-repeated="1012"/>
        </table:table-row>
        <table:table-row table:style-name="ro2">
          <table:table-cell table:style-name="ce299" office:value-type="string" calcext:value-type="string">
            <text:p>TOTAL COST</text:p>
          </table:table-cell>
          <table:table-cell table:style-name="ce321"/>
          <table:table-cell table:style-name="ce339" table:formula="of:=[.C9]+[.C37]+[.C40]+[.C51]" office:value-type="float" office:value="212186.984352774" calcext:value-type="float">
            <text:p>212 187</text:p>
          </table:table-cell>
          <table:table-cell table:style-name="ce339" table:formula="of:=[.D9]+[.D37]+[.D40]+[.D51]" office:value-type="float" office:value="92523.1514935989" calcext:value-type="float">
            <text:p>92 523</text:p>
          </table:table-cell>
          <table:table-cell table:style-name="ce339" table:formula="of:=[.E9]+[.E37]+[.E40]+[.E51]" office:value-type="float" office:value="177453.226568674" calcext:value-type="float">
            <text:p>177 453</text:p>
          </table:table-cell>
          <table:table-cell table:style-name="ce339" table:formula="of:=[.F9]+[.F37]+[.F40]+[.F51]" office:value-type="float" office:value="152794.313655761" calcext:value-type="float">
            <text:p>152 794</text:p>
          </table:table-cell>
          <table:table-cell table:style-name="ce339" table:formula="of:=[.G9]+[.G37]+[.G40]+[.G51]" office:value-type="float" office:value="135118.088430536" calcext:value-type="float">
            <text:p>135 118</text:p>
          </table:table-cell>
          <table:table-cell table:style-name="ce373" table:formula="of:=SUM([.D5:.G5])" office:value-type="float" office:value="557888.78014857" calcext:value-type="float">
            <text:p>557 889</text:p>
          </table:table-cell>
          <table:table-cell table:style-name="ce387" table:formula="of:=[.H5]/[.$H$5]" office:value-type="percentage" office:value="1" calcext:value-type="percentage">
            <text:p>100%</text:p>
          </table:table-cell>
          <table:table-cell table:style-name="ce339" table:formula="of:=[.J9]+[.J37]+[.J40]+[.J51]" office:value-type="float" office:value="321688" calcext:value-type="float">
            <text:p>321 688</text:p>
          </table:table-cell>
          <table:table-cell table:style-name="ce350" table:formula="of:=[.H5]-[.J5]" office:value-type="float" office:value="236200.78014857" calcext:value-type="float">
            <text:p>236 201</text:p>
          </table:table-cell>
          <table:table-cell table:style-name="ce316"/>
          <table:table-cell table:number-columns-repeated="1012"/>
        </table:table-row>
        <table:table-row table:style-name="ro2">
          <table:table-cell table:style-name="ce299" office:value-type="string" calcext:value-type="string">
            <text:p>TOTAL REVENUE</text:p>
          </table:table-cell>
          <table:table-cell table:style-name="ce321"/>
          <table:table-cell table:style-name="ce339"/>
          <table:table-cell table:style-name="ce339" table:formula="of:=[.D89]" office:value-type="float" office:value="90450" calcext:value-type="float">
            <text:p>90 450</text:p>
          </table:table-cell>
          <table:table-cell table:style-name="ce339" table:formula="of:=[.E89]" office:value-type="float" office:value="190950" calcext:value-type="float">
            <text:p>190 950</text:p>
          </table:table-cell>
          <table:table-cell table:style-name="ce339" table:formula="of:=[.F89]" office:value-type="float" office:value="201000" calcext:value-type="float">
            <text:p>201 000</text:p>
          </table:table-cell>
          <table:table-cell table:style-name="ce339" table:formula="of:=[.G89]" office:value-type="float" office:value="160800" calcext:value-type="float">
            <text:p>160 800</text:p>
          </table:table-cell>
          <table:table-cell table:style-name="ce373" table:formula="of:=SUM([.D6:.G6])" office:value-type="float" office:value="643200" calcext:value-type="float">
            <text:p>643 200</text:p>
          </table:table-cell>
          <table:table-cell table:style-name="ce387"/>
          <table:table-cell table:style-name="ce339"/>
          <table:table-cell table:style-name="ce350"/>
          <table:table-cell table:style-name="Default"/>
          <table:table-cell table:number-columns-repeated="1012"/>
        </table:table-row>
        <table:table-row table:style-name="ro15" table:visibility="collapse">
          <table:table-cell table:style-name="ce298"/>
          <table:table-cell table:style-name="ce322" office:value-type="string" calcext:value-type="string">
            <text:p>Size</text:p>
          </table:table-cell>
          <table:table-cell table:style-name="ce340"/>
          <table:table-cell table:number-columns-repeated="4" table:style-name="ce358" office:value-type="float" office:value="1" calcext:value-type="float">
            <text:p>1</text:p>
          </table:table-cell>
          <table:table-cell table:style-name="ce358" table:formula="of:=SUM([.D7:.G7])" office:value-type="float" office:value="4" calcext:value-type="float">
            <text:p>4</text:p>
          </table:table-cell>
          <table:table-cell table:style-name="ce388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5" table:visibility="collapse">
          <table:table-cell table:style-name="ce298"/>
          <table:table-cell table:style-name="ce322" office:value-type="string" calcext:value-type="string">
            <text:p>Percent for fixed exp.</text:p>
          </table:table-cell>
          <table:table-cell table:style-name="ce340"/>
          <table:table-cell table:style-name="ce359" table:formula="of:=[.D7]/[.$H$7]" office:value-type="percentage" office:value="0.25" calcext:value-type="percentage">
            <text:p>25%</text:p>
          </table:table-cell>
          <table:table-cell table:style-name="ce359" table:formula="of:=[.E7]/[.$H$7]" office:value-type="percentage" office:value="0.25" calcext:value-type="percentage">
            <text:p>25%</text:p>
          </table:table-cell>
          <table:table-cell table:style-name="ce359" table:formula="of:=[.F7]/[.$H$7]" office:value-type="percentage" office:value="0.25" calcext:value-type="percentage">
            <text:p>25%</text:p>
          </table:table-cell>
          <table:table-cell table:style-name="ce359" table:formula="of:=[.G7]/[.$H$7]" office:value-type="percentage" office:value="0.25" calcext:value-type="percentage">
            <text:p>25%</text:p>
          </table:table-cell>
          <table:table-cell table:style-name="ce374"/>
          <table:table-cell table:style-name="ce388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5">
          <table:table-cell table:style-name="ce300" office:value-type="string" calcext:value-type="string">
            <text:p>Fixed costs</text:p>
          </table:table-cell>
          <table:table-cell table:style-name="ce323"/>
          <table:table-cell table:style-name="ce341" table:formula="of:=[.C10]+[.C11]+[.C16]+[.C17]+[.C20]+[.C21]+[.C28]+[.C29]+[.C33]+[.C34]" office:value-type="float" office:value="212186.984352774" calcext:value-type="float">
            <text:p>212 187</text:p>
          </table:table-cell>
          <table:table-cell table:style-name="ce341" table:formula="of:=[.$C9]*[.D$8]" office:value-type="float" office:value="53046.7460881935" calcext:value-type="float">
            <text:p>53 047</text:p>
          </table:table-cell>
          <table:table-cell table:style-name="ce341" table:formula="of:=[.$C9]*[.E$8]" office:value-type="float" office:value="53046.7460881935" calcext:value-type="float">
            <text:p>53 047</text:p>
          </table:table-cell>
          <table:table-cell table:style-name="ce341" table:formula="of:=[.$C9]*[.F$8]" office:value-type="float" office:value="53046.7460881935" calcext:value-type="float">
            <text:p>53 047</text:p>
          </table:table-cell>
          <table:table-cell table:style-name="ce341" table:formula="of:=[.$C9]*[.G$8]" office:value-type="float" office:value="53046.7460881935" calcext:value-type="float">
            <text:p>53 047</text:p>
          </table:table-cell>
          <table:table-cell table:style-name="ce375" table:formula="of:=[.C9]" office:value-type="float" office:value="212186.984352774" calcext:value-type="float">
            <text:p>212 187</text:p>
          </table:table-cell>
          <table:table-cell table:style-name="ce389" table:formula="of:=[.H9]/[.H$5]" office:value-type="percentage" office:value="0.380339221549261" calcext:value-type="percentage">
            <text:p>38%</text:p>
          </table:table-cell>
          <table:table-cell table:style-name="ce341" office:value-type="float" office:value="170532" calcext:value-type="float">
            <text:p>170 532</text:p>
          </table:table-cell>
          <table:table-cell table:style-name="ce341" table:formula="of:=[.H9]-[.J9]" office:value-type="float" office:value="41654.984352774" calcext:value-type="float">
            <text:p>41 655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301" office:value-type="string" calcext:value-type="string">
            <text:p>Rent</text:p>
          </table:table-cell>
          <table:table-cell table:style-name="ce301"/>
          <table:table-cell table:style-name="ce342" table:formula="of:=11400*12/3" office:value-type="float" office:value="45600" calcext:value-type="float">
            <text:p>45 600</text:p>
          </table:table-cell>
          <table:table-cell table:style-name="ce360" table:number-columns-repeated="4"/>
          <table:table-cell table:style-name="ce376"/>
          <table:table-cell table:style-name="ce390" table:formula="of:=[.$C10]/[.H$5]" office:value-type="percentage" office:value="0.0817367217671171" calcext:value-type="percentage">
            <text:p>8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1" office:value-type="string" calcext:value-type="string">
            <text:p>Utilities</text:p>
          </table:table-cell>
          <table:table-cell table:style-name="ce301"/>
          <table:table-cell table:style-name="ce342" table:formula="of:=SUM([.C12:.C15])" office:value-type="float" office:value="9791.89189189189" calcext:value-type="float">
            <text:p>9 792</text:p>
          </table:table-cell>
          <table:table-cell table:style-name="ce360" table:number-columns-repeated="4"/>
          <table:table-cell table:style-name="ce376"/>
          <table:table-cell table:style-name="ce390" table:formula="of:=[.$C11]/[.H$5]" office:value-type="percentage" office:value="0.0175516917355539" calcext:value-type="percentage">
            <text:p>2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24" office:value-type="string" calcext:value-type="string">
            <text:p>Internet +fixed phone</text:p>
          </table:table-cell>
          <table:table-cell table:style-name="ce343" office:value-type="float" office:value="3000" calcext:value-type="float">
            <text:p>3 000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02" office:value-type="string" calcext:value-type="string">
            <text:p>Mobile phone</text:p>
          </table:table-cell>
          <table:table-cell table:style-name="ce343" table:formula="of:=1500+2*4*500/USDCZK" office:value-type="float" office:value="1716.21621621622" calcext:value-type="float">
            <text:p>1 716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02" office:value-type="string" calcext:value-type="string">
            <text:p>Electricity</text:p>
          </table:table-cell>
          <table:table-cell table:style-name="ce343" office:value-type="float" office:value="3000" calcext:value-type="float">
            <text:p>3 000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02" office:value-type="string" calcext:value-type="string">
            <text:p>Gas</text:p>
          </table:table-cell>
          <table:table-cell table:style-name="ce343" table:formula="of:=96000*1.2/USDCZK/3" office:value-type="float" office:value="2075.67567567568" calcext:value-type="float">
            <text:p>2 076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1" office:value-type="string" calcext:value-type="string">
            <text:p>Library</text:p>
          </table:table-cell>
          <table:table-cell table:style-name="ce301"/>
          <table:table-cell table:style-name="ce342" office:value-type="float" office:value="2300" calcext:value-type="float">
            <text:p>2 300</text:p>
          </table:table-cell>
          <table:table-cell table:style-name="ce360" table:number-columns-repeated="4"/>
          <table:table-cell table:style-name="ce376"/>
          <table:table-cell table:style-name="ce390" table:formula="of:=[.$C16]/[.H$5]" office:value-type="percentage" office:value="0.0041226855277274" calcext:value-type="percentage">
            <text:p>0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1" office:value-type="string" calcext:value-type="string">
            <text:p>Office supplies</text:p>
          </table:table-cell>
          <table:table-cell table:style-name="ce301"/>
          <table:table-cell table:style-name="ce342" table:formula="of:=SUM([.C18:.C19])" office:value-type="float" office:value="10500" calcext:value-type="float">
            <text:p>10 500</text:p>
          </table:table-cell>
          <table:table-cell table:style-name="ce360" table:number-columns-repeated="4"/>
          <table:table-cell table:style-name="ce376"/>
          <table:table-cell table:style-name="ce390" table:formula="of:=[.$C17]/[.H$5]" office:value-type="percentage" office:value="0.0188209556700599" calcext:value-type="percentage">
            <text:p>2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02" office:value-type="string" calcext:value-type="string">
            <text:p>Other supplies</text:p>
          </table:table-cell>
          <table:table-cell table:style-name="ce343" office:value-type="float" office:value="8000" calcext:value-type="float">
            <text:p>8 000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02" office:value-type="string" calcext:value-type="string">
            <text:p>Cleaning supplies</text:p>
          </table:table-cell>
          <table:table-cell table:style-name="ce343" office:value-type="float" office:value="2500" calcext:value-type="float">
            <text:p>2 500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1" office:value-type="string" calcext:value-type="string">
            <text:p>Director travel</text:p>
          </table:table-cell>
          <table:table-cell table:style-name="ce301"/>
          <table:table-cell table:style-name="ce342" table:formula="of:=3000+1500" office:value-type="float" office:value="4500" calcext:value-type="float">
            <text:p>4 500</text:p>
          </table:table-cell>
          <table:table-cell table:style-name="ce360" table:number-columns-repeated="4"/>
          <table:table-cell table:style-name="ce376"/>
          <table:table-cell table:style-name="ce390" table:formula="of:=[.$C20]/[.H$5]" office:value-type="percentage" office:value="0.00806612385859708" calcext:value-type="percentage">
            <text:p>1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5">
          <table:table-cell table:style-name="ce301" office:value-type="string" calcext:value-type="string">
            <text:p>Services</text:p>
          </table:table-cell>
          <table:table-cell table:style-name="ce301"/>
          <table:table-cell table:style-name="ce342" table:formula="of:=SUM([.C22:.C24])" office:value-type="float" office:value="11554.0540540541" calcext:value-type="float">
            <text:p>11 554</text:p>
          </table:table-cell>
          <table:table-cell table:style-name="ce360" table:number-columns-repeated="4"/>
          <table:table-cell table:style-name="ce376"/>
          <table:table-cell table:style-name="ce390" table:formula="of:=[.$C21]/[.H$5]" office:value-type="percentage" office:value="0.0207103180153169" calcext:value-type="percentage">
            <text:p>2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25" office:value-type="string" calcext:value-type="string">
            <text:p>Bookkeeper</text:p>
          </table:table-cell>
          <table:table-cell table:style-name="ce343" table:formula="of:=(34+22)/2*1000/USDCZK*4" office:value-type="float" office:value="6054.05405405405" calcext:value-type="float">
            <text:p>6 054</text:p>
          </table:table-cell>
          <table:table-cell table:style-name="ce360" table:number-columns-repeated="4"/>
          <table:table-cell table:style-name="ce376"/>
          <table:table-cell table:style-name="ce390" table:formula="of:=[.$C22]/[.H$5]" office:value-type="percentage" office:value="0.0108517221881426" calcext:value-type="percentage">
            <text:p>1%</text:p>
          </table:table-cell>
          <table:table-cell table:style-name="ce397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02" office:value-type="string" calcext:value-type="string">
            <text:p>IT Services</text:p>
          </table:table-cell>
          <table:table-cell table:style-name="ce343" office:value-type="float" office:value="3000" calcext:value-type="float">
            <text:p>3 000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office:value-type="string" calcext:value-type="string">
            <text:p>[<text:a xlink:href="http://prague.sod.ncsu.edu/splits/balance?epoch=5e74a8f2-7db0-4010-94eb-7fcc3f355c01&amp;account=3a778562-b7c4-4aec-9e9f-3c2a8a730fd8" xlink:type="simple">http://prague.sod.ncsu.edu/splits/balance?epoch=5e74a8f2-7db0-4010-94eb-7fcc3f355c01&amp;account=3a778562-b7c4-4aec-9e9f-3c2a8a730fd8</text:a>]</text:p>
          </table:table-cell>
          <table:table-cell table:style-name="ce350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02" office:value-type="string" calcext:value-type="string">
            <text:p>Repairs</text:p>
          </table:table-cell>
          <table:table-cell table:style-name="ce343" office:value-type="float" office:value="2500" calcext:value-type="float">
            <text:p>2 500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office:value-type="string" calcext:value-type="string">
            <text:p><text:a xlink:href="http://prague.sod.ncsu.edu/splits/balance?epoch=5e74a8f2-7db0-4010-94eb-7fcc3f355c01&amp;account=3a778562-b7c4-4aec-9e9f-3c2a8a730fd8" xlink:type="simple">http://prague.sod.ncsu.edu/splits/balance?epoch=5e74a8f2-7db0-4010-94eb-7fcc3f355c01&amp;account=3a778562-b7c4-4aec-9e9f-3c2a8a730fd8</text:a></text:p>
          </table:table-cell>
          <table:table-cell table:style-name="ce350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02" office:value-type="string" calcext:value-type="string">
            <text:p>Transportation</text:p>
          </table:table-cell>
          <table:table-cell table:style-name="ce343" office:value-type="float" office:value="500" calcext:value-type="float">
            <text:p>500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97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02" office:value-type="string" calcext:value-type="string">
            <text:p>Restaurant</text:p>
          </table:table-cell>
          <table:table-cell table:style-name="ce343" office:value-type="float" office:value="800" calcext:value-type="float">
            <text:p>800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6">
          <table:table-cell table:style-name="ce302"/>
          <table:table-cell table:style-name="ce302" office:value-type="string" calcext:value-type="string">
            <text:p>Other services</text:p>
          </table:table-cell>
          <table:table-cell table:style-name="ce343" office:value-type="float" office:value="800" calcext:value-type="float">
            <text:p>800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1" office:value-type="string" calcext:value-type="string">
            <text:p>Miscellaneous</text:p>
          </table:table-cell>
          <table:table-cell table:style-name="ce301"/>
          <table:table-cell table:style-name="ce342" office:value-type="float" office:value="2000" calcext:value-type="float">
            <text:p>2 000</text:p>
          </table:table-cell>
          <table:table-cell table:style-name="ce360" table:number-columns-repeated="4"/>
          <table:table-cell table:style-name="ce376"/>
          <table:table-cell table:style-name="ce390" table:formula="of:=[.$C28]/[.H$5]" office:value-type="percentage" office:value="0.00358494393715426" calcext:value-type="percentage">
            <text:p>0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1" office:value-type="string" calcext:value-type="string">
            <text:p>Employees</text:p>
          </table:table-cell>
          <table:table-cell table:style-name="ce301"/>
          <table:table-cell table:style-name="ce342" table:formula="of:=SUM([.C30:.C31])" office:value-type="float" office:value="70748.6486486486" calcext:value-type="float">
            <text:p>70 749</text:p>
          </table:table-cell>
          <table:table-cell table:style-name="ce360" table:number-columns-repeated="4"/>
          <table:table-cell table:style-name="ce376"/>
          <table:table-cell table:style-name="ce390" table:formula="of:=[.$C29]/[.H$5]" office:value-type="percentage" office:value="0.126814969517415" calcext:value-type="percentage">
            <text:p>13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02" office:value-type="string" calcext:value-type="string">
            <text:p>Employees</text:p>
          </table:table-cell>
          <table:table-cell table:style-name="ce344" table:formula="of:=(4*269400/USDCZK)" office:value-type="float" office:value="58248.6486486487" calcext:value-type="float">
            <text:p>58 249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02" office:value-type="string" calcext:value-type="string">
            <text:p>+ additional help</text:p>
          </table:table-cell>
          <table:table-cell table:style-name="ce344" office:value-type="float" office:value="12500" calcext:value-type="float">
            <text:p>12 500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02" office:value-type="string" calcext:value-type="string">
            <text:p>Security company</text:p>
          </table:table-cell>
          <table:table-cell table:style-name="ce343" table:formula="of:=(150/USDCZK)*30*[.C71]" office:value-type="float" office:value="3162.16216216216" calcext:value-type="float">
            <text:p>3 162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3" office:value-type="string" calcext:value-type="string">
            <text:p>Taxes (employees+institute)</text:p>
          </table:table-cell>
          <table:table-cell table:style-name="ce301"/>
          <table:table-cell table:style-name="ce345" table:formula="of:=[.C29]/0.76*(1.34-0.76)" office:value-type="float" office:value="53992.3897581792" calcext:value-type="float">
            <text:p>53 992</text:p>
          </table:table-cell>
          <table:table-cell table:style-name="ce360" table:number-columns-repeated="4"/>
          <table:table-cell table:style-name="ce376"/>
          <table:table-cell table:style-name="ce390" table:formula="of:=[.$C33]/[.H$5]" office:value-type="percentage" office:value="0.0967798451580271" calcext:value-type="percentage">
            <text:p>10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3" office:value-type="string" calcext:value-type="string">
            <text:p>Banking fees</text:p>
          </table:table-cell>
          <table:table-cell table:style-name="ce301"/>
          <table:table-cell table:style-name="ce342" table:formula="of:=SUM([.C35:.C36])" office:value-type="float" office:value="1200" calcext:value-type="float">
            <text:p>1 200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02" office:value-type="string" calcext:value-type="string">
            <text:p>US</text:p>
          </table:table-cell>
          <table:table-cell table:style-name="ce344" office:value-type="float" office:value="1000" calcext:value-type="float">
            <text:p>1 000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2"/>
          <table:table-cell table:style-name="ce302" office:value-type="string" calcext:value-type="string">
            <text:p>Czech</text:p>
          </table:table-cell>
          <table:table-cell table:style-name="ce343" office:value-type="float" office:value="200" calcext:value-type="float">
            <text:p>200</text:p>
          </table:table-cell>
          <table:table-cell table:style-name="ce360" table:number-columns-repeated="4"/>
          <table:table-cell table:style-name="ce376"/>
          <table:table-cell table:style-name="ce390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4" office:value-type="string" calcext:value-type="string">
            <text:p>Program specific</text:p>
          </table:table-cell>
          <table:table-cell table:style-name="ce323"/>
          <table:table-cell table:style-name="ce341" table:formula="of:=[.C38]+[.C39]" office:value-type="float" office:value="0" calcext:value-type="float">
            <text:p>0</text:p>
          </table:table-cell>
          <table:table-cell table:style-name="ce341" table:formula="of:=[.D38]+[.D39]" office:value-type="float" office:value="2000" calcext:value-type="float">
            <text:p>2 000</text:p>
          </table:table-cell>
          <table:table-cell table:style-name="ce341" table:formula="of:=[.E38]+[.E39]" office:value-type="float" office:value="5000" calcext:value-type="float">
            <text:p>5 000</text:p>
          </table:table-cell>
          <table:table-cell table:style-name="ce341" table:formula="of:=[.F38]+[.F39]" office:value-type="float" office:value="0" calcext:value-type="float">
            <text:p>0</text:p>
          </table:table-cell>
          <table:table-cell table:style-name="ce341" table:formula="of:=[.G38]+[.G39]" office:value-type="float" office:value="6000" calcext:value-type="float">
            <text:p>6 000</text:p>
          </table:table-cell>
          <table:table-cell table:style-name="ce377" table:formula="of:=SUM([.C37:.G37])" office:value-type="float" office:value="13000" calcext:value-type="float">
            <text:p>13 000</text:p>
          </table:table-cell>
          <table:table-cell table:style-name="ce389" table:formula="of:=[.H37]/[.H$5]" office:value-type="percentage" office:value="0.0233021355915027" calcext:value-type="percentage">
            <text:p>2%</text:p>
          </table:table-cell>
          <table:table-cell table:style-name="ce341" office:value-type="float" office:value="3503" calcext:value-type="float">
            <text:p>3 503</text:p>
          </table:table-cell>
          <table:table-cell table:style-name="ce341" table:formula="of:=[.H37]-[.J37]" office:value-type="float" office:value="9497" calcext:value-type="float">
            <text:p>9 497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303" office:value-type="string" calcext:value-type="string">
            <text:p>Program specific equip/suppl</text:p>
          </table:table-cell>
          <table:table-cell table:style-name="ce326"/>
          <table:table-cell table:style-name="ce346"/>
          <table:table-cell table:style-name="ce346" office:value-type="float" office:value="2000" calcext:value-type="float">
            <text:p>2 000</text:p>
          </table:table-cell>
          <table:table-cell table:style-name="ce346" office:value-type="float" office:value="5000" calcext:value-type="float">
            <text:p>5 000</text:p>
          </table:table-cell>
          <table:table-cell table:style-name="ce346" office:value-type="float" office:value="0" calcext:value-type="float">
            <text:p>0</text:p>
          </table:table-cell>
          <table:table-cell table:style-name="ce346" office:value-type="float" office:value="6000" calcext:value-type="float">
            <text:p>6 000</text:p>
          </table:table-cell>
          <table:table-cell table:style-name="ce342" table:formula="of:=SUM([.C38:.G38])" office:value-type="float" office:value="13000" calcext:value-type="float">
            <text:p>13 000</text:p>
          </table:table-cell>
          <table:table-cell table:style-name="ce391" table:formula="of:=[.H38]/[.H$5]" office:value-type="percentage" office:value="0.0233021355915027" calcext:value-type="percentage">
            <text:p>2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3"/>
          <table:table-cell table:style-name="ce327"/>
          <table:table-cell table:style-name="ce346" table:number-columns-repeated="5"/>
          <table:table-cell table:style-name="ce378"/>
          <table:table-cell table:style-name="ce391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4" office:value-type="string" calcext:value-type="string">
            <text:p>Students</text:p>
          </table:table-cell>
          <table:table-cell table:style-name="ce323"/>
          <table:table-cell table:style-name="ce341" table:formula="of:=SUM([.C42:.C49])*[.C76]" office:value-type="float" office:value="0" calcext:value-type="float">
            <text:p>0</text:p>
          </table:table-cell>
          <table:table-cell table:style-name="ce341" table:formula="of:=SUM([.D42:.D49])*[.D76]" office:value-type="float" office:value="31476.4054054054" calcext:value-type="float">
            <text:p>31 476</text:p>
          </table:table-cell>
          <table:table-cell table:style-name="ce341" table:formula="of:=SUM([.E42:.E49])*[.E76]" office:value-type="float" office:value="66450.1891891892" calcext:value-type="float">
            <text:p>66 450</text:p>
          </table:table-cell>
          <table:table-cell table:style-name="ce341" table:formula="of:=SUM([.F42:.F49])*[.F76]" office:value-type="float" office:value="69947.5675675676" calcext:value-type="float">
            <text:p>69 948</text:p>
          </table:table-cell>
          <table:table-cell table:style-name="ce341" table:formula="of:=SUM([.G42:.G49])*[.G76]" office:value-type="float" office:value="55958.0540540541" calcext:value-type="float">
            <text:p>55 958</text:p>
          </table:table-cell>
          <table:table-cell table:style-name="ce377" table:formula="of:=SUM([.C40:.G40])" office:value-type="float" office:value="223832.216216216" calcext:value-type="float">
            <text:p>223 832</text:p>
          </table:table-cell>
          <table:table-cell table:style-name="ce389" table:formula="of:=[.H40]/[.H$5]" office:value-type="percentage" office:value="0.401212973232062" calcext:value-type="percentage">
            <text:p>40%</text:p>
          </table:table-cell>
          <table:table-cell table:style-name="ce341" table:formula="of:=SUM([.J41:.J49])" office:value-type="float" office:value="76828" calcext:value-type="float">
            <text:p>76 828</text:p>
          </table:table-cell>
          <table:table-cell table:style-name="ce341" table:formula="of:=[.H40]-[.J40]" office:value-type="float" office:value="147004.216216216" calcext:value-type="float">
            <text:p>147 004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305" office:value-type="string" calcext:value-type="string">
            <text:p>per student</text:p>
          </table:table-cell>
          <table:table-cell table:style-name="ce328"/>
          <table:table-cell table:style-name="ce347"/>
          <table:table-cell table:style-name="ce361" table:formula="of:=SUM([.D42:.D49])" office:value-type="float" office:value="3497.37837837838" calcext:value-type="float">
            <text:p>(3 497)</text:p>
          </table:table-cell>
          <table:table-cell table:style-name="ce361" table:formula="of:=SUM([.E42:.E49])" office:value-type="float" office:value="3497.37837837838" calcext:value-type="float">
            <text:p>(3 497)</text:p>
          </table:table-cell>
          <table:table-cell table:style-name="ce361" table:formula="of:=SUM([.F42:.F49])" office:value-type="float" office:value="3497.37837837838" calcext:value-type="float">
            <text:p>(3 497)</text:p>
          </table:table-cell>
          <table:table-cell table:style-name="ce361" table:formula="of:=SUM([.G42:.G49])" office:value-type="float" office:value="3497.37837837838" calcext:value-type="float">
            <text:p>(3 497)</text:p>
          </table:table-cell>
          <table:table-cell table:style-name="ce379" table:formula="of:=[.D41]*[.D$76]+[.E41]*[.E$76]+[.F41]*[.F$76]+[.G41]*[.G$76]" office:value-type="float" office:value="223832.216216216" calcext:value-type="float">
            <text:p>223 832</text:p>
          </table:table-cell>
          <table:table-cell table:style-name="ce392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3" office:value-type="string" calcext:value-type="string">
            <text:p>Students supplies *</text:p>
          </table:table-cell>
          <table:table-cell table:style-name="ce326"/>
          <table:table-cell table:style-name="ce348"/>
          <table:table-cell table:style-name="ce348" office:value-type="float" office:value="90" calcext:value-type="float">
            <text:p>(90)</text:p>
          </table:table-cell>
          <table:table-cell table:style-name="ce348" table:formula="of:=[.$D42]" office:value-type="float" office:value="90" calcext:value-type="float">
            <text:p>(90)</text:p>
          </table:table-cell>
          <table:table-cell table:style-name="ce348" table:formula="of:=[.$D42]" office:value-type="float" office:value="90" calcext:value-type="float">
            <text:p>(90)</text:p>
          </table:table-cell>
          <table:table-cell table:style-name="ce348" table:formula="of:=[.$D42]" office:value-type="float" office:value="90" calcext:value-type="float">
            <text:p>(90)</text:p>
          </table:table-cell>
          <table:table-cell table:style-name="ce342" table:formula="of:=[.D42]*[.D$76]+[.E42]*[.E$76]+[.F42]*[.F$76]+[.G42]*[.G$76]" office:value-type="float" office:value="5760" calcext:value-type="float">
            <text:p>5 760</text:p>
          </table:table-cell>
          <table:table-cell table:style-name="ce391" table:formula="of:=[.H42]/[.H$5]" office:value-type="percentage" office:value="0.0103246385390043" calcext:value-type="percentage">
            <text:p>1%</text:p>
          </table:table-cell>
          <table:table-cell table:style-name="ce350" office:value-type="float" office:value="0" calcext:value-type="float">
            <text:p>0</text:p>
          </table:table-cell>
          <table:table-cell table:style-name="ce350"/>
          <table:table-cell table:style-name="Default"/>
          <table:table-cell table:number-columns-repeated="1012"/>
        </table:table-row>
        <table:table-row table:style-name="ro2">
          <table:table-cell table:style-name="ce303" office:value-type="string" calcext:value-type="string">
            <text:p>Housing *</text:p>
          </table:table-cell>
          <table:table-cell table:style-name="ce326"/>
          <table:table-cell table:style-name="ce348"/>
          <table:table-cell table:style-name="ce348" table:formula="of:=[.D70]*[.D74]" office:value-type="float" office:value="1605.40540540541" calcext:value-type="float">
            <text:p>(1 605)</text:p>
          </table:table-cell>
          <table:table-cell table:style-name="ce348" table:formula="of:=[.E70]*[.E74]" office:value-type="float" office:value="1605.40540540541" calcext:value-type="float">
            <text:p>(1 605)</text:p>
          </table:table-cell>
          <table:table-cell table:style-name="ce348" table:formula="of:=[.F70]*[.F74]" office:value-type="float" office:value="1605.40540540541" calcext:value-type="float">
            <text:p>(1 605)</text:p>
          </table:table-cell>
          <table:table-cell table:style-name="ce348" table:formula="of:=[.G70]*[.G74]" office:value-type="float" office:value="1605.40540540541" calcext:value-type="float">
            <text:p>(1 605)</text:p>
          </table:table-cell>
          <table:table-cell table:style-name="ce342" table:formula="of:=[.D43]*[.D$76]+[.E43]*[.E$76]+[.F43]*[.F$76]+[.G43]*[.G$76]" office:value-type="float" office:value="102745.945945946" calcext:value-type="float">
            <text:p>102 746</text:p>
          </table:table-cell>
          <table:table-cell table:style-name="ce391" table:formula="of:=[.H43]/[.H$5]" office:value-type="percentage" office:value="0.184169227993049" calcext:value-type="percentage">
            <text:p>18%</text:p>
          </table:table-cell>
          <table:table-cell table:style-name="ce350" office:value-type="float" office:value="34907" calcext:value-type="float">
            <text:p>34 907</text:p>
          </table:table-cell>
          <table:table-cell table:style-name="ce350"/>
          <table:table-cell table:style-name="Default"/>
          <table:table-cell table:number-columns-repeated="1012"/>
        </table:table-row>
        <table:table-row table:style-name="ro2">
          <table:table-cell table:style-name="ce303" office:value-type="string" calcext:value-type="string">
            <text:p>Orientation *</text:p>
          </table:table-cell>
          <table:table-cell table:style-name="ce326"/>
          <table:table-cell table:style-name="ce348"/>
          <table:table-cell table:style-name="ce348" office:value-type="float" office:value="25" calcext:value-type="float">
            <text:p>(25)</text:p>
          </table:table-cell>
          <table:table-cell table:style-name="ce348" table:formula="of:=[.$D44]" office:value-type="float" office:value="25" calcext:value-type="float">
            <text:p>(25)</text:p>
          </table:table-cell>
          <table:table-cell table:style-name="ce348" table:formula="of:=[.$D44]" office:value-type="float" office:value="25" calcext:value-type="float">
            <text:p>(25)</text:p>
          </table:table-cell>
          <table:table-cell table:style-name="ce348" table:formula="of:=[.$D44]" office:value-type="float" office:value="25" calcext:value-type="float">
            <text:p>(25)</text:p>
          </table:table-cell>
          <table:table-cell table:style-name="ce342" table:formula="of:=[.D44]*[.D$76]+[.E44]*[.E$76]+[.F44]*[.F$76]+[.G44]*[.G$76]" office:value-type="float" office:value="1600" calcext:value-type="float">
            <text:p>1 600</text:p>
          </table:table-cell>
          <table:table-cell table:style-name="ce391" table:formula="of:=[.H44]/[.H$5]" office:value-type="percentage" office:value="0.00286795514972341" calcext:value-type="percentage">
            <text:p>0%</text:p>
          </table:table-cell>
          <table:table-cell table:style-name="ce350" office:value-type="float" office:value="1696" calcext:value-type="float">
            <text:p>1 696</text:p>
          </table:table-cell>
          <table:table-cell table:style-name="ce350"/>
          <table:table-cell table:style-name="Default"/>
          <table:table-cell table:number-columns-repeated="1012"/>
        </table:table-row>
        <table:table-row table:style-name="ro2">
          <table:table-cell table:style-name="ce303" office:value-type="string" calcext:value-type="string">
            <text:p>Travel pass *</text:p>
          </table:table-cell>
          <table:table-cell table:style-name="ce326"/>
          <table:table-cell table:style-name="ce348"/>
          <table:table-cell table:style-name="ce348" table:formula="of:=IF([.D70]&lt;30;550+240;IF([.D70]&lt;60;1100+240;1480+240))/USDCZK" office:value-type="float" office:value="92.972972972973" calcext:value-type="float">
            <text:p>(93)</text:p>
          </table:table-cell>
          <table:table-cell table:style-name="ce348" table:formula="of:=IF([.E70]&lt;30;550+240;IF([.E70]&lt;60;1100+240;1480+240))/USDCZK" office:value-type="float" office:value="92.972972972973" calcext:value-type="float">
            <text:p>(93)</text:p>
          </table:table-cell>
          <table:table-cell table:style-name="ce348" table:formula="of:=IF([.F70]&lt;30;550+240;IF([.F70]&lt;60;1100+240;1480+240))/USDCZK" office:value-type="float" office:value="92.972972972973" calcext:value-type="float">
            <text:p>(93)</text:p>
          </table:table-cell>
          <table:table-cell table:style-name="ce348" table:formula="of:=IF([.G70]&lt;30;550+240;IF([.G70]&lt;60;1100+240;1480+240))/USDCZK" office:value-type="float" office:value="92.972972972973" calcext:value-type="float">
            <text:p>(93)</text:p>
          </table:table-cell>
          <table:table-cell table:style-name="ce342" table:formula="of:=[.D45]*[.D$76]+[.E45]*[.E$76]+[.F45]*[.F$76]+[.G45]*[.G$76]" office:value-type="float" office:value="5950.27027027027" calcext:value-type="float">
            <text:p>5 950</text:p>
          </table:table-cell>
          <table:table-cell table:style-name="ce391" table:formula="of:=[.H45]/[.H$5]" office:value-type="percentage" office:value="0.0106656926649173" calcext:value-type="percentage">
            <text:p>1%</text:p>
          </table:table-cell>
          <table:table-cell table:style-name="ce350" office:value-type="float" office:value="5260" calcext:value-type="float">
            <text:p>5 260</text:p>
          </table:table-cell>
          <table:table-cell table:style-name="ce350" table:formula="of:=[.H45]-[.J45]" office:value-type="float" office:value="690.27027027027" calcext:value-type="float">
            <text:p>690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303" office:value-type="string" calcext:value-type="string">
            <text:p>Culture *</text:p>
          </table:table-cell>
          <table:table-cell table:style-name="ce326"/>
          <table:table-cell table:style-name="ce348"/>
          <table:table-cell table:style-name="ce348" table:formula="of:=[.D71]*50/4" office:value-type="float" office:value="162.5" calcext:value-type="float">
            <text:p>(163)</text:p>
          </table:table-cell>
          <table:table-cell table:style-name="ce348" table:formula="of:=[.E71]*50/4" office:value-type="float" office:value="162.5" calcext:value-type="float">
            <text:p>(163)</text:p>
          </table:table-cell>
          <table:table-cell table:style-name="ce348" table:formula="of:=[.F71]*50/4" office:value-type="float" office:value="162.5" calcext:value-type="float">
            <text:p>(163)</text:p>
          </table:table-cell>
          <table:table-cell table:style-name="ce348" table:formula="of:=[.G71]*50/4" office:value-type="float" office:value="162.5" calcext:value-type="float">
            <text:p>(163)</text:p>
          </table:table-cell>
          <table:table-cell table:style-name="ce342" table:formula="of:=[.D46]*[.D$76]+[.E46]*[.E$76]+[.F46]*[.F$76]+[.G46]*[.G$76]" office:value-type="float" office:value="10400" calcext:value-type="float">
            <text:p>10 400</text:p>
          </table:table-cell>
          <table:table-cell table:style-name="ce391" table:formula="of:=[.H46]/[.H$5]" office:value-type="percentage" office:value="0.0186417084732021" calcext:value-type="percentage">
            <text:p>2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3" office:value-type="string" calcext:value-type="string">
            <text:p>Excursions *</text:p>
          </table:table-cell>
          <table:table-cell table:style-name="ce326"/>
          <table:table-cell table:style-name="ce348"/>
          <table:table-cell table:number-columns-repeated="4" table:style-name="ce348" office:value-type="float" office:value="1000" calcext:value-type="float">
            <text:p>(1 000)</text:p>
          </table:table-cell>
          <table:table-cell table:style-name="ce342" table:formula="of:=[.D47]*[.D$76]+[.E47]*[.E$76]+[.F47]*[.F$76]+[.G47]*[.G$76]" office:value-type="float" office:value="64000" calcext:value-type="float">
            <text:p>64 000</text:p>
          </table:table-cell>
          <table:table-cell table:style-name="ce391" table:formula="of:=[.H47]/[.H$5]" office:value-type="percentage" office:value="0.114718205988936" calcext:value-type="percentage">
            <text:p>11%</text:p>
          </table:table-cell>
          <table:table-cell table:style-name="ce350" office:value-type="float" office:value="34965" calcext:value-type="float">
            <text:p>34 965</text:p>
          </table:table-cell>
          <table:table-cell table:style-name="ce350" table:formula="of:=[.H47]-[.J47]" office:value-type="float" office:value="29035" calcext:value-type="float">
            <text:p>29 035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303" office:value-type="string" calcext:value-type="string">
            <text:p>Health Insurance *</text:p>
          </table:table-cell>
          <table:table-cell table:style-name="ce326"/>
          <table:table-cell table:style-name="ce348"/>
          <table:table-cell table:style-name="ce348" table:formula="of:=[.$C$80]*[.D70]" office:value-type="float" office:value="121.5" calcext:value-type="float">
            <text:p>(122)</text:p>
          </table:table-cell>
          <table:table-cell table:style-name="ce348" table:formula="of:=[.$C$80]*[.E70]" office:value-type="float" office:value="121.5" calcext:value-type="float">
            <text:p>(122)</text:p>
          </table:table-cell>
          <table:table-cell table:style-name="ce348" table:formula="of:=[.$C$80]*[.F70]" office:value-type="float" office:value="121.5" calcext:value-type="float">
            <text:p>(122)</text:p>
          </table:table-cell>
          <table:table-cell table:style-name="ce348" table:formula="of:=[.$C$80]*[.G70]" office:value-type="float" office:value="121.5" calcext:value-type="float">
            <text:p>(122)</text:p>
          </table:table-cell>
          <table:table-cell table:style-name="ce342" table:formula="of:=[.D48]*[.D$76]+[.E48]*[.E$76]+[.F48]*[.F$76]+[.G48]*[.G$76]" office:value-type="float" office:value="7776" calcext:value-type="float">
            <text:p>7 776</text:p>
          </table:table-cell>
          <table:table-cell table:style-name="ce391" table:formula="of:=[.H48]/[.H$5]" office:value-type="percentage" office:value="0.0139382620276558" calcext:value-type="percentage">
            <text:p>1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5">
          <table:table-cell table:style-name="ce303" office:value-type="string" calcext:value-type="string">
            <text:p>Study abroad fee *</text:p>
          </table:table-cell>
          <table:table-cell table:style-name="ce326"/>
          <table:table-cell table:style-name="ce348"/>
          <table:table-cell table:number-columns-repeated="4" table:style-name="ce348" office:value-type="float" office:value="400" calcext:value-type="float">
            <text:p>(400)</text:p>
          </table:table-cell>
          <table:table-cell table:style-name="ce342" table:formula="of:=[.D49]*[.D$76]+[.E49]*[.E$76]+[.F49]*[.F$76]+[.G49]*[.G$76]" office:value-type="float" office:value="25600" calcext:value-type="float">
            <text:p>25 600</text:p>
          </table:table-cell>
          <table:table-cell table:style-name="ce391" table:formula="of:=[.H49]/[.H$5]" office:value-type="percentage" office:value="0.0458872823955745" calcext:value-type="percentage">
            <text:p>5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6"/>
          <table:table-cell table:style-name="ce327"/>
          <table:table-cell table:style-name="ce301" table:number-columns-repeated="5"/>
          <table:table-cell table:style-name="ce378"/>
          <table:table-cell table:style-name="ce391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7">
          <table:table-cell table:style-name="ce307" office:value-type="string" calcext:value-type="string">
            <text:p>Faculty</text:p>
          </table:table-cell>
          <table:table-cell table:style-name="ce329"/>
          <table:table-cell table:style-name="ce341"/>
          <table:table-cell table:style-name="ce341" table:formula="of:=[.D52]+[.D58]" office:value-type="float" office:value="6000" calcext:value-type="float">
            <text:p>6 000</text:p>
          </table:table-cell>
          <table:table-cell table:style-name="ce341" table:formula="of:=[.E52]+[.E58]" office:value-type="float" office:value="52956.2912912913" calcext:value-type="float">
            <text:p>52 956</text:p>
          </table:table-cell>
          <table:table-cell table:style-name="ce341" table:formula="of:=[.F52]+[.F58]" office:value-type="float" office:value="29800" calcext:value-type="float">
            <text:p>29 800</text:p>
          </table:table-cell>
          <table:table-cell table:style-name="ce341" table:formula="of:=[.G52]+[.G58]" office:value-type="float" office:value="20113.2882882883" calcext:value-type="float">
            <text:p>20 113</text:p>
          </table:table-cell>
          <table:table-cell table:style-name="ce377" table:formula="of:=SUM([.C51:.G51])" office:value-type="float" office:value="108869.57957958" calcext:value-type="float">
            <text:p>108 870</text:p>
          </table:table-cell>
          <table:table-cell table:style-name="ce389" table:formula="of:=[.H51]/[.H$5]" office:value-type="percentage" office:value="0.195145669627173" calcext:value-type="percentage">
            <text:p>20%</text:p>
          </table:table-cell>
          <table:table-cell table:style-name="ce341" office:value-type="float" office:value="70825" calcext:value-type="float">
            <text:p>70 825</text:p>
          </table:table-cell>
          <table:table-cell table:style-name="ce341" table:formula="of:=[.H51]-[.J51]" office:value-type="float" office:value="38044.5795795796" calcext:value-type="float">
            <text:p>38 045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308" office:value-type="string" calcext:value-type="string">
            <text:p>Czech</text:p>
          </table:table-cell>
          <table:table-cell table:style-name="ce330"/>
          <table:table-cell table:style-name="ce346"/>
          <table:table-cell table:style-name="ce346" table:formula="of:=SUM([.D53:.D57])" office:value-type="float" office:value="6000" calcext:value-type="float">
            <text:p>6 000</text:p>
          </table:table-cell>
          <table:table-cell table:style-name="ce346" table:formula="of:=SUM([.E53:.E57])" office:value-type="float" office:value="28427.7777777778" calcext:value-type="float">
            <text:p>28 428</text:p>
          </table:table-cell>
          <table:table-cell table:style-name="ce346" table:formula="of:=SUM([.F53:.F57])" office:value-type="float" office:value="29800" calcext:value-type="float">
            <text:p>29 800</text:p>
          </table:table-cell>
          <table:table-cell table:style-name="ce346" table:formula="of:=SUM([.G53:.G57])" office:value-type="float" office:value="13479.1666666667" calcext:value-type="float">
            <text:p>13 479</text:p>
          </table:table-cell>
          <table:table-cell table:style-name="ce342" table:formula="of:=SUM([.C52:.G52])" office:value-type="float" office:value="77706.9444444445" calcext:value-type="float">
            <text:p>77 707</text:p>
          </table:table-cell>
          <table:table-cell table:style-name="ce391" table:formula="of:=[.H52]/[.H$5]" office:value-type="percentage" office:value="0.139287519680447" calcext:value-type="percentage">
            <text:p>14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8">
          <table:table-cell table:style-name="ce309"/>
          <table:table-cell table:style-name="ce331" office:value-type="string" calcext:value-type="string">
            <text:p>Salaries</text:p>
          </table:table-cell>
          <table:table-cell table:style-name="ce349"/>
          <table:table-cell table:style-name="ce349" table:formula="of:=[.$A$127]" office:value-type="float" office:value="6000" calcext:value-type="float">
            <text:p>6 000</text:p>
          </table:table-cell>
          <table:table-cell table:style-name="ce349" table:formula="of:=[.$A$128]" office:value-type="float" office:value="23777.7777777778" calcext:value-type="float">
            <text:p>23 778</text:p>
          </table:table-cell>
          <table:table-cell table:style-name="ce349" table:formula="of:=[.$A$129]" office:value-type="float" office:value="29800" calcext:value-type="float">
            <text:p>29 800</text:p>
          </table:table-cell>
          <table:table-cell table:style-name="ce349" table:formula="of:=[.$A$130]" office:value-type="float" office:value="7666.66666666667" calcext:value-type="float">
            <text:p>7 667</text:p>
          </table:table-cell>
          <table:table-cell table:style-name="ce343" table:formula="of:=SUM([.C53:.G53])" office:value-type="float" office:value="67244.4444444444" calcext:value-type="float">
            <text:p>67 244</text:p>
          </table:table-cell>
          <table:table-cell table:style-name="ce393" table:formula="of:=[.H53]/[.H$5]" office:value-type="percentage" office:value="0.120533781709209" calcext:value-type="percentage">
            <text:p>12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8">
          <table:table-cell table:style-name="ce309"/>
          <table:table-cell table:style-name="ce331" office:value-type="string" calcext:value-type="string">
            <text:p>Other</text:p>
          </table:table-cell>
          <table:table-cell table:style-name="ce349"/>
          <table:table-cell table:style-name="ce349" table:formula="of:=1*([.D$64]+[.D$65])" office:value-type="float" office:value="0" calcext:value-type="float">
            <text:p>0</text:p>
          </table:table-cell>
          <table:table-cell table:style-name="ce349" table:formula="of:=4*([.E$64]+[.E$65])" office:value-type="float" office:value="4650" calcext:value-type="float">
            <text:p>4 650</text:p>
          </table:table-cell>
          <table:table-cell table:style-name="ce349" table:formula="of:=3*([.F$64]+[.F$65])" office:value-type="float" office:value="0" calcext:value-type="float">
            <text:p>0</text:p>
          </table:table-cell>
          <table:table-cell table:style-name="ce349" table:formula="of:=3*([.G$64]+[.G$65])" office:value-type="float" office:value="3487.5" calcext:value-type="float">
            <text:p>3 488</text:p>
          </table:table-cell>
          <table:table-cell table:style-name="ce343" table:formula="of:=SUM([.C54:.G54])" office:value-type="float" office:value="8137.5" calcext:value-type="float">
            <text:p>8 138</text:p>
          </table:table-cell>
          <table:table-cell table:style-name="ce393" table:formula="of:=[.H54]/[.H$5]" office:value-type="percentage" office:value="0.0145862406442964" calcext:value-type="percentage">
            <text:p>1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5">
          <table:table-cell table:style-name="ce309" office:value-type="string" calcext:value-type="string">
            <text:p>Instructors / guest speakers</text:p>
          </table:table-cell>
          <table:table-cell table:style-name="ce331"/>
          <table:table-cell table:style-name="ce349" table:number-columns-repeated="5"/>
          <table:table-cell table:style-name="ce343"/>
          <table:table-cell table:style-name="ce393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5">
          <table:table-cell table:style-name="ce309"/>
          <table:table-cell table:style-name="ce331" office:value-type="string" calcext:value-type="string">
            <text:p>Salaries</text:p>
          </table:table-cell>
          <table:table-cell table:style-name="ce349"/>
          <table:table-cell table:number-columns-repeated="4" table:style-name="ce349" office:value-type="float" office:value="0" calcext:value-type="float">
            <text:p>0</text:p>
          </table:table-cell>
          <table:table-cell table:style-name="ce343"/>
          <table:table-cell table:style-name="ce393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9"/>
          <table:table-cell table:style-name="ce331" office:value-type="string" calcext:value-type="string">
            <text:p>Other</text:p>
          </table:table-cell>
          <table:table-cell table:style-name="ce349"/>
          <table:table-cell table:style-name="ce349" table:formula="of:=0*([.D$64]+[.D$65])" office:value-type="float" office:value="0" calcext:value-type="float">
            <text:p>0</text:p>
          </table:table-cell>
          <table:table-cell table:style-name="ce349" table:formula="of:=0*([.E$64]+[.E$65])" office:value-type="float" office:value="0" calcext:value-type="float">
            <text:p>0</text:p>
          </table:table-cell>
          <table:table-cell table:style-name="ce349" table:formula="of:=0*([.F$64]+[.F$65])" office:value-type="float" office:value="0" calcext:value-type="float">
            <text:p>0</text:p>
          </table:table-cell>
          <table:table-cell table:style-name="ce349" table:formula="of:=2*([.G$64]+[.G$65])" office:value-type="float" office:value="2325" calcext:value-type="float">
            <text:p>2 325</text:p>
          </table:table-cell>
          <table:table-cell table:style-name="ce343"/>
          <table:table-cell table:style-name="ce393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8" office:value-type="string" calcext:value-type="string">
            <text:p>US</text:p>
          </table:table-cell>
          <table:table-cell table:style-name="ce330"/>
          <table:table-cell table:style-name="ce346"/>
          <table:table-cell table:style-name="ce346" table:formula="of:=[.D77]*[.D60]+[.D59]" office:value-type="float" office:value="0" calcext:value-type="float">
            <text:p>0</text:p>
          </table:table-cell>
          <table:table-cell table:style-name="ce346" table:formula="of:=[.E77]*[.E60]+[.E59]" office:value-type="float" office:value="24528.5135135135" calcext:value-type="float">
            <text:p>24 529</text:p>
          </table:table-cell>
          <table:table-cell table:style-name="ce346" table:formula="of:=[.F77]*[.F60]+[.F59]" office:value-type="float" office:value="0" calcext:value-type="float">
            <text:p>0</text:p>
          </table:table-cell>
          <table:table-cell table:style-name="ce346" table:formula="of:=[.G77]*[.G60]+[.G59]" office:value-type="float" office:value="6634.12162162162" calcext:value-type="float">
            <text:p>6 634</text:p>
          </table:table-cell>
          <table:table-cell table:style-name="ce342" table:formula="of:=SUM([.C58:.G58])" office:value-type="float" office:value="31162.6351351351" calcext:value-type="float">
            <text:p>31 163</text:p>
          </table:table-cell>
          <table:table-cell table:style-name="ce391" table:formula="of:=[.H58]/[.H$5]" office:value-type="percentage" office:value="0.0558581499467264" calcext:value-type="percentage">
            <text:p>6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6">
          <table:table-cell table:style-name="ce310"/>
          <table:table-cell table:style-name="ce332" office:value-type="string" calcext:value-type="string">
            <text:p>Workshop total</text:p>
          </table:table-cell>
          <table:table-cell table:style-name="Default" table:number-columns-repeated="2"/>
          <table:table-cell table:formula="of:=(15270-[.E61]-[.E62])+35000/USDCZK" office:value-type="float" office:value="12660.2702702703" calcext:value-type="float">
            <text:p>12660,2702702703</text:p>
          </table:table-cell>
          <table:table-cell table:style-name="Default"/>
          <table:table-cell table:style-name="ce369"/>
          <table:table-cell table:style-name="ce343" table:formula="of:=SUM([.C59:.G59])" office:value-type="float" office:value="12660.2702702703" calcext:value-type="float">
            <text:p>12 660</text:p>
          </table:table-cell>
          <table:table-cell table:style-name="ce394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5">
          <table:table-cell table:style-name="ce308" office:value-type="string" calcext:value-type="string">
            <text:p>per faculty</text:p>
          </table:table-cell>
          <table:table-cell table:style-name="ce330"/>
          <table:table-cell table:style-name="ce346"/>
          <table:table-cell table:style-name="ce348" table:formula="of:=SUM([.D61:.D67])" office:value-type="float" office:value="0" calcext:value-type="float">
            <text:p>(0)</text:p>
          </table:table-cell>
          <table:table-cell table:style-name="ce348" table:formula="of:=SUM([.E61:.E67])" office:value-type="float" office:value="5934.12162162162" calcext:value-type="float">
            <text:p>(5 934)</text:p>
          </table:table-cell>
          <table:table-cell table:style-name="ce348" table:formula="of:=SUM([.F61:.F67])" office:value-type="float" office:value="0" calcext:value-type="float">
            <text:p>(0)</text:p>
          </table:table-cell>
          <table:table-cell table:style-name="ce348" table:formula="of:=SUM([.G61:.G67])" office:value-type="float" office:value="6634.12162162162" calcext:value-type="float">
            <text:p>(6 634)</text:p>
          </table:table-cell>
          <table:table-cell table:style-name="ce342" table:formula="of:=[.D60]*[.D$77]+[.E60]*[.E$77]+[.F60]*[.F$77]+[.G60]*[.G$77]" office:value-type="float" office:value="18502.3648648649" calcext:value-type="float">
            <text:p>18 502</text:p>
          </table:table-cell>
          <table:table-cell table:style-name="ce391" table:formula="of:=[.H60]/[.H$5]" office:value-type="percentage" office:value="0.0331649703726567" calcext:value-type="percentage">
            <text:p>3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5">
          <table:table-cell table:style-name="ce309"/>
          <table:table-cell table:style-name="ce331" office:value-type="string" calcext:value-type="string">
            <text:p>Salaries + benefit **</text:p>
          </table:table-cell>
          <table:table-cell table:style-name="ce349"/>
          <table:table-cell table:style-name="ce362" office:value-type="float" office:value="0" calcext:value-type="float">
            <text:p>(0)</text:p>
          </table:table-cell>
          <table:table-cell table:style-name="ce362" office:value-type="float" office:value="3200" calcext:value-type="float">
            <text:p>(3 200)</text:p>
          </table:table-cell>
          <table:table-cell table:style-name="ce362" office:value-type="float" office:value="0" calcext:value-type="float">
            <text:p>(0)</text:p>
          </table:table-cell>
          <table:table-cell table:style-name="ce362" office:value-type="float" office:value="3900" calcext:value-type="float">
            <text:p>(3 900)</text:p>
          </table:table-cell>
          <table:table-cell table:style-name="ce343" table:formula="of:=[.D61]*[.D$77]+[.E61]*[.E$77]+[.F61]*[.F$77]+[.G61]*[.G$77]" office:value-type="float" office:value="10300" calcext:value-type="float">
            <text:p>10 300</text:p>
          </table:table-cell>
          <table:table-cell table:style-name="ce393" table:formula="of:=[.H61]/[.H$5]" office:value-type="percentage" office:value="0.0184624612763444" calcext:value-type="percentage">
            <text:p>2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9"/>
          <table:table-cell table:style-name="ce331" office:value-type="string" calcext:value-type="string">
            <text:p>Travel**</text:p>
          </table:table-cell>
          <table:table-cell table:style-name="ce349"/>
          <table:table-cell table:style-name="ce362" office:value-type="float" office:value="0" calcext:value-type="float">
            <text:p>(0)</text:p>
          </table:table-cell>
          <table:table-cell table:style-name="ce362" table:formula="of:=1200+[.E78]" office:value-type="float" office:value="1301.62162162162" calcext:value-type="float">
            <text:p>(1 302)</text:p>
          </table:table-cell>
          <table:table-cell table:style-name="ce362" office:value-type="float" office:value="0" calcext:value-type="float">
            <text:p>(0)</text:p>
          </table:table-cell>
          <table:table-cell table:style-name="ce362" table:formula="of:=1200+[.G78]" office:value-type="float" office:value="1301.62162162162" calcext:value-type="float">
            <text:p>(1 302)</text:p>
          </table:table-cell>
          <table:table-cell table:style-name="ce343" table:formula="of:=[.D62]*[.D$77]+[.E62]*[.E$77]+[.F62]*[.F$77]+[.G62]*[.G$77]" office:value-type="float" office:value="3904.86486486486" calcext:value-type="float">
            <text:p>3 905</text:p>
          </table:table-cell>
          <table:table-cell table:style-name="ce393" table:formula="of:=[.H62]/[.H$5]" office:value-type="percentage" office:value="0.00699936081135198" calcext:value-type="percentage">
            <text:p>1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9"/>
          <table:table-cell table:style-name="ce331" office:value-type="string" calcext:value-type="string">
            <text:p>Perdiem**</text:p>
          </table:table-cell>
          <table:table-cell table:style-name="ce350"/>
          <table:table-cell table:style-name="ce362" office:value-type="float" office:value="0" calcext:value-type="float">
            <text:p>(0)</text:p>
          </table:table-cell>
          <table:table-cell table:style-name="ce368" office:value-type="float" office:value="0" calcext:value-type="float">
            <text:p>(0)</text:p>
          </table:table-cell>
          <table:table-cell table:style-name="ce362" office:value-type="float" office:value="0" calcext:value-type="float">
            <text:p>(0)</text:p>
          </table:table-cell>
          <table:table-cell table:style-name="ce368" office:value-type="float" office:value="0" calcext:value-type="float">
            <text:p>(0)</text:p>
          </table:table-cell>
          <table:table-cell table:style-name="ce343" table:formula="of:=[.D63]*[.D$77]+[.E63]*[.E$77]+[.F63]*[.F$77]+[.G63]*[.G$77]" office:value-type="float" office:value="0" calcext:value-type="float">
            <text:p>0</text:p>
          </table:table-cell>
          <table:table-cell table:style-name="ce393" table:formula="of:=[.H63]/[.H$5]" office:value-type="percentage" office:value="0" calcext:value-type="percentage">
            <text:p>0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9"/>
          <table:table-cell table:style-name="ce331" office:value-type="string" calcext:value-type="string">
            <text:p>Culture**</text:p>
          </table:table-cell>
          <table:table-cell table:style-name="ce350"/>
          <table:table-cell table:style-name="ce362" office:value-type="float" office:value="0" calcext:value-type="float">
            <text:p>(0)</text:p>
          </table:table-cell>
          <table:table-cell table:style-name="ce368" table:formula="of:=[.E46]" office:value-type="float" office:value="162.5" calcext:value-type="float">
            <text:p>(163)</text:p>
          </table:table-cell>
          <table:table-cell table:style-name="ce362" office:value-type="float" office:value="0" calcext:value-type="float">
            <text:p>(0)</text:p>
          </table:table-cell>
          <table:table-cell table:style-name="ce368" table:formula="of:=[.G46]" office:value-type="float" office:value="162.5" calcext:value-type="float">
            <text:p>(163)</text:p>
          </table:table-cell>
          <table:table-cell table:style-name="ce343" table:formula="of:=[.D64]*[.D$77]+[.E64]*[.E$77]+[.F64]*[.F$77]+[.G64]*[.G$77]" office:value-type="float" office:value="487.5" calcext:value-type="float">
            <text:p>488</text:p>
          </table:table-cell>
          <table:table-cell table:style-name="ce393" table:formula="of:=[.H64]/[.H$5]" office:value-type="percentage" office:value="0.00087383008468135" calcext:value-type="percentage">
            <text:p>0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9"/>
          <table:table-cell table:style-name="ce331" office:value-type="string" calcext:value-type="string">
            <text:p>Excursion**</text:p>
          </table:table-cell>
          <table:table-cell table:style-name="ce350"/>
          <table:table-cell table:style-name="ce362" office:value-type="float" office:value="0" calcext:value-type="float">
            <text:p>(0)</text:p>
          </table:table-cell>
          <table:table-cell table:style-name="ce368" table:formula="of:=[.E47]" office:value-type="float" office:value="1000" calcext:value-type="float">
            <text:p>(1 000)</text:p>
          </table:table-cell>
          <table:table-cell table:style-name="ce362" office:value-type="float" office:value="0" calcext:value-type="float">
            <text:p>(0)</text:p>
          </table:table-cell>
          <table:table-cell table:style-name="ce368" table:formula="of:=[.G47]" office:value-type="float" office:value="1000" calcext:value-type="float">
            <text:p>(1 000)</text:p>
          </table:table-cell>
          <table:table-cell table:style-name="ce343" table:formula="of:=[.D65]*[.D$77]+[.E65]*[.E$77]+[.F65]*[.F$77]+[.G65]*[.G$77]" office:value-type="float" office:value="3000" calcext:value-type="float">
            <text:p>3 000</text:p>
          </table:table-cell>
          <table:table-cell table:style-name="ce393" table:formula="of:=[.H65]/[.H$5]" office:value-type="percentage" office:value="0.00537741590573139" calcext:value-type="percentage">
            <text:p>1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09"/>
          <table:table-cell table:style-name="ce333" office:value-type="string" calcext:value-type="string">
            <text:p>Housing**</text:p>
          </table:table-cell>
          <table:table-cell table:style-name="ce350"/>
          <table:table-cell table:style-name="ce362" office:value-type="float" office:value="0" calcext:value-type="float">
            <text:p>(0)</text:p>
          </table:table-cell>
          <table:table-cell table:style-name="ce368" office:value-type="float" office:value="0" calcext:value-type="float">
            <text:p>(0)</text:p>
          </table:table-cell>
          <table:table-cell table:style-name="ce362" office:value-type="float" office:value="0" calcext:value-type="float">
            <text:p>(0)</text:p>
          </table:table-cell>
          <table:table-cell table:style-name="ce368" office:value-type="float" office:value="0" calcext:value-type="float">
            <text:p>(0)</text:p>
          </table:table-cell>
          <table:table-cell table:style-name="ce343" table:formula="of:=[.D66]*[.D$77]+[.E66]*[.E$77]+[.F66]*[.F$77]+[.G66]*[.G$77]" office:value-type="float" office:value="0" calcext:value-type="float">
            <text:p>0</text:p>
          </table:table-cell>
          <table:table-cell table:style-name="ce393" table:formula="of:=[.H66]/[.H$5]" office:value-type="percentage" office:value="0" calcext:value-type="percentage">
            <text:p>0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11"/>
          <table:table-cell table:style-name="ce334" office:value-type="string" calcext:value-type="string">
            <text:p>Health insurance**</text:p>
          </table:table-cell>
          <table:table-cell table:style-name="ce351"/>
          <table:table-cell table:style-name="ce362" office:value-type="float" office:value="0" calcext:value-type="float">
            <text:p>(0)</text:p>
          </table:table-cell>
          <table:table-cell table:style-name="ce368" table:formula="of:=[.$C$81]*[.E70]" office:value-type="float" office:value="270" calcext:value-type="float">
            <text:p>(270)</text:p>
          </table:table-cell>
          <table:table-cell table:style-name="ce362" office:value-type="float" office:value="0" calcext:value-type="float">
            <text:p>(0)</text:p>
          </table:table-cell>
          <table:table-cell table:style-name="ce368" table:formula="of:=[.$C$81]*[.G70]" office:value-type="float" office:value="270" calcext:value-type="float">
            <text:p>(270)</text:p>
          </table:table-cell>
          <table:table-cell table:style-name="ce343" table:formula="of:=[.D67]*[.D$77]+[.E67]*[.E$77]+[.F67]*[.F$77]+[.G67]*[.G$77]" office:value-type="float" office:value="810" calcext:value-type="float">
            <text:p>810</text:p>
          </table:table-cell>
          <table:table-cell table:style-name="ce393" table:formula="of:=[.H67]/[.H$5]" office:value-type="percentage" office:value="0.00145190229454747" calcext:value-type="percentage">
            <text:p>0%</text:p>
          </table:table-cell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12" table:number-columns-repeated="7"/>
          <table:table-cell table:style-name="ce380"/>
          <table:table-cell table:style-name="ce395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5">
          <table:table-cell table:style-name="ce307" office:value-type="string" calcext:value-type="string">
            <text:p>Other info</text:p>
          </table:table-cell>
          <table:table-cell table:style-name="ce335" table:number-columns-repeated="6"/>
          <table:table-cell table:style-name="ce381" table:number-columns-repeated="2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5">
          <table:table-cell table:style-name="ce312" office:value-type="string" calcext:value-type="string">
            <text:p>Length (days)</text:p>
          </table:table-cell>
          <table:table-cell table:style-name="ce312"/>
          <table:table-cell table:style-name="ce312" office:value-type="float" office:value="90" calcext:value-type="float">
            <text:p>90</text:p>
          </table:table-cell>
          <table:table-cell table:style-name="ce312" table:formula="of:=[.C70]" office:value-type="float" office:value="90" calcext:value-type="float">
            <text:p>90</text:p>
          </table:table-cell>
          <table:table-cell table:style-name="ce312" table:formula="of:=[.D70]" office:value-type="float" office:value="90" calcext:value-type="float">
            <text:p>90</text:p>
          </table:table-cell>
          <table:table-cell table:style-name="ce312" table:formula="of:=[.E70]" office:value-type="float" office:value="90" calcext:value-type="float">
            <text:p>90</text:p>
          </table:table-cell>
          <table:table-cell table:style-name="ce312" table:formula="of:=[.F70]" office:value-type="float" office:value="90" calcext:value-type="float">
            <text:p>90</text:p>
          </table:table-cell>
          <table:table-cell table:style-name="ce350"/>
          <table:table-cell table:style-name="ce385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5">
          <table:table-cell table:style-name="ce312" office:value-type="string" calcext:value-type="string">
            <text:p>Length <text:s/>(weeks)</text:p>
          </table:table-cell>
          <table:table-cell table:style-name="ce312"/>
          <table:table-cell table:style-name="ce312" table:formula="of:=ROUND([.C70]/7;0)" office:value-type="float" office:value="13" calcext:value-type="float">
            <text:p>13</text:p>
          </table:table-cell>
          <table:table-cell table:style-name="ce312" table:formula="of:=ROUND([.D70]/7;0)" office:value-type="float" office:value="13" calcext:value-type="float">
            <text:p>13</text:p>
          </table:table-cell>
          <table:table-cell table:style-name="ce312" table:formula="of:=ROUND([.E70]/7;0)" office:value-type="float" office:value="13" calcext:value-type="float">
            <text:p>13</text:p>
          </table:table-cell>
          <table:table-cell table:style-name="ce312" table:formula="of:=ROUND([.F70]/7;0)" office:value-type="float" office:value="13" calcext:value-type="float">
            <text:p>13</text:p>
          </table:table-cell>
          <table:table-cell table:style-name="ce312" table:formula="of:=ROUND([.G70]/7;0)" office:value-type="float" office:value="13" calcext:value-type="float">
            <text:p>13</text:p>
          </table:table-cell>
          <table:table-cell table:style-name="ce350"/>
          <table:table-cell table:style-name="ce385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5">
          <table:table-cell table:style-name="ce298" office:value-type="string" calcext:value-type="string">
            <text:p>Starting date</text:p>
          </table:table-cell>
          <table:table-cell table:style-name="ce298" table:number-columns-repeated="2"/>
          <table:table-cell table:style-name="ce363" table:number-columns-repeated="4"/>
          <table:table-cell table:style-name="ce316"/>
          <table:table-cell table:style-name="ce385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5">
          <table:table-cell table:style-name="ce298" office:value-type="string" calcext:value-type="string">
            <text:p>Ending date</text:p>
          </table:table-cell>
          <table:table-cell table:style-name="ce298" table:number-columns-repeated="2"/>
          <table:table-cell table:style-name="ce363" table:number-columns-repeated="4"/>
          <table:table-cell table:style-name="ce316"/>
          <table:table-cell table:style-name="ce385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15">
          <table:table-cell table:style-name="ce298" office:value-type="string" calcext:value-type="string">
            <text:p>Housing cost / day / student</text:p>
          </table:table-cell>
          <table:table-cell table:style-name="ce298"/>
          <table:table-cell table:style-name="ce352" table:formula="of:=ACCOM/USDCZK" office:value-type="float" office:value="17.8378378378378" calcext:value-type="float">
            <text:p>17,84</text:p>
          </table:table-cell>
          <table:table-cell table:style-name="ce352" table:formula="of:=ACCOM/USDCZK" office:value-type="float" office:value="17.8378378378378" calcext:value-type="float">
            <text:p>17,84</text:p>
          </table:table-cell>
          <table:table-cell table:style-name="ce352" table:formula="of:=ACCOM/USDCZK" office:value-type="float" office:value="17.8378378378378" calcext:value-type="float">
            <text:p>17,84</text:p>
          </table:table-cell>
          <table:table-cell table:style-name="ce352" table:formula="of:=ACCOM/USDCZK" office:value-type="float" office:value="17.8378378378378" calcext:value-type="float">
            <text:p>17,84</text:p>
          </table:table-cell>
          <table:table-cell table:style-name="ce352" table:formula="of:=ACCOM/USDCZK" office:value-type="float" office:value="17.8378378378378" calcext:value-type="float">
            <text:p>17,84</text:p>
          </table:table-cell>
          <table:table-cell table:style-name="ce316"/>
          <table:table-cell table:style-name="ce385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13" office:value-type="string" calcext:value-type="string">
            <text:p>USD / CZK minimum</text:p>
          </table:table-cell>
          <table:table-cell table:style-name="ce298"/>
          <table:table-cell table:style-name="ce298" office:value-type="float" office:value="17" calcext:value-type="float">
            <text:p>17</text:p>
          </table:table-cell>
          <table:table-cell table:style-name="ce298" table:number-columns-repeated="4"/>
          <table:table-cell table:style-name="ce316"/>
          <table:table-cell table:style-name="ce385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13" office:value-type="string" calcext:value-type="string">
            <text:p>No. of students</text:p>
          </table:table-cell>
          <table:table-cell table:style-name="ce298" table:number-columns-repeated="2"/>
          <table:table-cell table:style-name="ce364" office:value-type="float" office:value="9" calcext:value-type="float">
            <text:p>9</text:p>
          </table:table-cell>
          <table:table-cell table:style-name="ce364" office:value-type="float" office:value="19" calcext:value-type="float">
            <text:p>19</text:p>
          </table:table-cell>
          <table:table-cell table:style-name="ce364" office:value-type="float" office:value="20" calcext:value-type="float">
            <text:p>20</text:p>
          </table:table-cell>
          <table:table-cell table:style-name="ce364" office:value-type="float" office:value="16" calcext:value-type="float">
            <text:p>16</text:p>
          </table:table-cell>
          <table:table-cell table:style-name="ce316"/>
          <table:table-cell table:style-name="ce385"/>
          <table:table-cell table:style-name="ce350"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13" office:value-type="string" calcext:value-type="string">
            <text:p>No. US of faculty</text:p>
          </table:table-cell>
          <table:table-cell table:style-name="ce298" table:number-columns-repeated="2"/>
          <table:table-cell table:style-name="ce365" office:value-type="float" office:value="0" calcext:value-type="float">
            <text:p>0</text:p>
          </table:table-cell>
          <table:table-cell table:style-name="ce365" office:value-type="float" office:value="2" calcext:value-type="float">
            <text:p>2</text:p>
          </table:table-cell>
          <table:table-cell table:style-name="ce365" office:value-type="float" office:value="0" calcext:value-type="float">
            <text:p>0</text:p>
          </table:table-cell>
          <table:table-cell table:style-name="ce365" office:value-type="float" office:value="1" calcext:value-type="float">
            <text:p>1</text:p>
          </table:table-cell>
          <table:table-cell table:style-name="ce316"/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15">
          <table:table-cell table:style-name="ce313" office:value-type="string" calcext:value-type="string">
            <text:p>Travel pass cost / person</text:p>
          </table:table-cell>
          <table:table-cell table:style-name="ce298" table:number-columns-repeated="2"/>
          <table:table-cell table:style-name="ce366" table:formula="of:=IF([.D70]&lt;30;670;IF([.D70]&lt;60;2*670;1880))/USDCZK" office:value-type="float" office:value="101.621621621622" calcext:value-type="float">
            <text:p>102</text:p>
          </table:table-cell>
          <table:table-cell table:style-name="ce366" table:formula="of:=IF([.E70]&lt;30;670;IF([.E70]&lt;60;2*670;1880))/USDCZK" office:value-type="float" office:value="101.621621621622" calcext:value-type="float">
            <text:p>102</text:p>
          </table:table-cell>
          <table:table-cell table:style-name="ce366" table:formula="of:=IF([.F70]&lt;30;670;IF([.F70]&lt;60;2*670;1880))/USDCZK" office:value-type="float" office:value="101.621621621622" calcext:value-type="float">
            <text:p>102</text:p>
          </table:table-cell>
          <table:table-cell table:style-name="ce366" table:formula="of:=IF([.G70]&lt;30;670;IF([.G70]&lt;60;2*670;1880))/USDCZK" office:value-type="float" office:value="101.621621621622" calcext:value-type="float">
            <text:p>102</text:p>
          </table:table-cell>
          <table:table-cell table:style-name="ce316"/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15">
          <table:table-cell table:style-name="ce298" office:value-type="string" calcext:value-type="string">
            <text:p>Housing cost / day / faculty</text:p>
          </table:table-cell>
          <table:table-cell table:style-name="ce298"/>
          <table:table-cell table:style-name="ce298" table:formula="of:=900/USDCZK" office:value-type="float" office:value="48.6486486486487" calcext:value-type="float">
            <text:p>48,6486486486</text:p>
          </table:table-cell>
          <table:table-cell table:style-name="ce366" table:number-columns-repeated="4"/>
          <table:table-cell table:style-name="ce316"/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15">
          <table:table-cell table:style-name="ce313" office:value-type="string" calcext:value-type="string">
            <text:p>Health insurance</text:p>
          </table:table-cell>
          <table:table-cell table:style-name="ce298"/>
          <table:table-cell office:value-type="float" office:value="1.35" calcext:value-type="float">
            <text:p>1,35</text:p>
          </table:table-cell>
          <table:table-cell table:style-name="ce366" table:number-columns-repeated="4"/>
          <table:table-cell table:style-name="ce316"/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15">
          <table:table-cell table:style-name="ce313" office:value-type="string" calcext:value-type="string">
            <text:p>Health insurance / faculty</text:p>
          </table:table-cell>
          <table:table-cell table:style-name="ce298"/>
          <table:table-cell table:style-name="ce298" office:value-type="float" office:value="3" calcext:value-type="float">
            <text:p>3</text:p>
          </table:table-cell>
          <table:table-cell table:style-name="ce298" table:number-columns-repeated="4"/>
          <table:table-cell table:style-name="ce316"/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2">
          <table:table-cell table:style-name="ce298" table:number-columns-repeated="7"/>
          <table:table-cell table:style-name="ce316"/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15">
          <table:table-cell table:style-name="ce298" office:value-type="string" calcext:value-type="string">
            <text:p>* per student cost</text:p>
          </table:table-cell>
          <table:table-cell table:style-name="ce298" table:number-columns-repeated="6"/>
          <table:table-cell table:style-name="ce316"/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15">
          <table:table-cell table:style-name="ce313" office:value-type="string" calcext:value-type="string">
            <text:p>**per faculty cost</text:p>
          </table:table-cell>
          <table:table-cell table:style-name="ce298" table:number-columns-repeated="6"/>
          <table:table-cell table:style-name="ce316"/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2">
          <table:table-cell table:style-name="ce298" table:number-columns-repeated="7"/>
          <table:table-cell table:style-name="ce316"/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1">
          <table:table-cell table:style-name="ce297" table:formula="of:=[.A1]" office:value-type="string" office:string-value="Spring budget 2014" calcext:value-type="string">
            <text:p>Spring budget 2014</text:p>
          </table:table-cell>
          <table:table-cell table:style-name="ce298"/>
          <table:table-cell table:style-name="ce297" office:value-type="string" calcext:value-type="string">
            <text:p>INCOME</text:p>
          </table:table-cell>
          <table:table-cell table:style-name="ce298" table:number-columns-repeated="4"/>
          <table:table-cell table:style-name="ce316"/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19">
          <table:table-cell table:style-name="ce314"/>
          <table:table-cell table:style-name="ce298" table:number-columns-repeated="6"/>
          <table:table-cell table:style-name="ce316"/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15">
          <table:table-cell table:style-name="ce298" table:number-columns-repeated="2"/>
          <table:table-cell table:style-name="ce338" office:value-type="string" calcext:value-type="string">
            <text:p>Common</text:p>
          </table:table-cell>
          <table:table-cell table:style-name="ce367" office:value-type="string" calcext:value-type="string">
            <text:p>LAR</text:p>
          </table:table-cell>
          <table:table-cell table:style-name="ce356" office:value-type="string" calcext:value-type="string">
            <text:p>FCD</text:p>
          </table:table-cell>
          <table:table-cell table:style-name="ce356" table:number-columns-repeated="2"/>
          <table:table-cell table:style-name="ce372" office:value-type="string" calcext:value-type="string">
            <text:p>TOTAL</text:p>
          </table:table-cell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2">
          <table:table-cell table:style-name="ce299" office:value-type="string" calcext:value-type="string">
            <text:p>TOTAL</text:p>
          </table:table-cell>
          <table:table-cell table:style-name="ce321"/>
          <table:table-cell table:style-name="ce353" table:formula="of:=SUM([.C91:.C92])" office:value-type="float" office:value="0" calcext:value-type="float">
            <text:p>0</text:p>
          </table:table-cell>
          <table:table-cell table:style-name="ce353" table:formula="of:=SUM([.D91:.D92])" office:value-type="float" office:value="90450" calcext:value-type="float">
            <text:p>90 450</text:p>
          </table:table-cell>
          <table:table-cell table:style-name="ce353" table:formula="of:=SUM([.E91:.E92])" office:value-type="float" office:value="190950" calcext:value-type="float">
            <text:p>190 950</text:p>
          </table:table-cell>
          <table:table-cell table:style-name="ce353" table:formula="of:=SUM([.F91:.F92])" office:value-type="float" office:value="201000" calcext:value-type="float">
            <text:p>201 000</text:p>
          </table:table-cell>
          <table:table-cell table:style-name="ce353" table:formula="of:=SUM([.G91:.G92])" office:value-type="float" office:value="160800" calcext:value-type="float">
            <text:p>160 800</text:p>
          </table:table-cell>
          <table:table-cell table:style-name="ce373" table:formula="of:=SUM([.C89:.G89])" office:value-type="float" office:value="643200" calcext:value-type="float">
            <text:p>643 200</text:p>
          </table:table-cell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15">
          <table:table-cell table:style-name="ce303" office:value-type="string" calcext:value-type="string">
            <text:p>Students income per student</text:p>
          </table:table-cell>
          <table:table-cell table:style-name="ce321"/>
          <table:table-cell table:style-name="ce354"/>
          <table:table-cell table:style-name="ce354" table:formula="of:=9650+400" office:value-type="float" office:value="10050" calcext:value-type="float">
            <text:p>(10 050)</text:p>
          </table:table-cell>
          <table:table-cell table:style-name="ce354" table:formula="of:=9650+400" office:value-type="float" office:value="10050" calcext:value-type="float">
            <text:p>(10 050)</text:p>
          </table:table-cell>
          <table:table-cell table:style-name="ce354" table:formula="of:=9650+400" office:value-type="float" office:value="10050" calcext:value-type="float">
            <text:p>(10 050)</text:p>
          </table:table-cell>
          <table:table-cell table:style-name="ce354" table:formula="of:=9650+400" office:value-type="float" office:value="10050" calcext:value-type="float">
            <text:p>(10 050)</text:p>
          </table:table-cell>
          <table:table-cell table:style-name="ce382"/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15">
          <table:table-cell table:style-name="ce303" office:value-type="string" calcext:value-type="string">
            <text:p>Students income - total</text:p>
          </table:table-cell>
          <table:table-cell table:style-name="ce327"/>
          <table:table-cell table:style-name="ce355" table:formula="of:=[.C90]*[.C76]" office:value-type="float" office:value="0" calcext:value-type="float">
            <text:p>0</text:p>
          </table:table-cell>
          <table:table-cell table:style-name="ce355" table:formula="of:=[.D90]*[.D76]" office:value-type="float" office:value="90450" calcext:value-type="float">
            <text:p>90 450</text:p>
          </table:table-cell>
          <table:table-cell table:style-name="ce355" table:formula="of:=[.E90]*[.E76]" office:value-type="float" office:value="190950" calcext:value-type="float">
            <text:p>190 950</text:p>
          </table:table-cell>
          <table:table-cell table:style-name="ce355" table:formula="of:=[.F90]*[.F76]" office:value-type="float" office:value="201000" calcext:value-type="float">
            <text:p>201 000</text:p>
          </table:table-cell>
          <table:table-cell table:style-name="ce355" table:formula="of:=[.G90]*[.G76]" office:value-type="float" office:value="160800" calcext:value-type="float">
            <text:p>160 800</text:p>
          </table:table-cell>
          <table:table-cell table:style-name="ce383" table:formula="of:=SUM([.C91:.G91])" office:value-type="float" office:value="643200" calcext:value-type="float">
            <text:p>643 200</text:p>
          </table:table-cell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15">
          <table:table-cell table:style-name="ce303" office:value-type="string" calcext:value-type="string">
            <text:p>Gifts</text:p>
          </table:table-cell>
          <table:table-cell table:style-name="ce327"/>
          <table:table-cell table:style-name="ce355" table:number-columns-repeated="5"/>
          <table:table-cell table:style-name="ce383" table:formula="of:=SUM([.C92:.G92])" office:value-type="float" office:value="0" calcext:value-type="float">
            <text:p>0</text:p>
          </table:table-cell>
          <table:table-cell table:style-name="ce385"/>
          <table:table-cell table:style-name="ce350" table:number-columns-repeated="2"/>
          <table:table-cell table:style-name="ce316"/>
          <table:table-cell table:number-columns-repeated="1012"/>
        </table:table-row>
        <table:table-row table:style-name="ro8" table:number-rows-repeated="3">
          <table:table-cell table:style-name="Default" table:number-columns-repeated="6"/>
          <table:table-cell table:number-columns-repeated="1018"/>
        </table:table-row>
        <table:table-row table:style-name="ro8">
          <table:table-cell table:style-name="ce315" office:value-type="string" calcext:value-type="string">
            <text:p>to budget</text:p>
          </table:table-cell>
          <table:table-cell table:style-name="ce336" office:value-type="string" calcext:value-type="string">
            <text:p>name</text:p>
          </table:table-cell>
          <table:table-cell table:style-name="ce336" office:value-type="string" calcext:value-type="string">
            <text:p>course</text:p>
          </table:table-cell>
          <table:table-cell table:style-name="ce336" office:value-type="string" calcext:value-type="string">
            <text:p>paid from</text:p>
          </table:table-cell>
          <table:table-cell table:style-name="ce336" office:value-type="string" calcext:value-type="string">
            <text:p>High Point contributes</text:p>
          </table:table-cell>
          <table:table-cell table:style-name="Default"/>
          <table:table-cell table:number-columns-repeated="1018"/>
        </table:table-row>
        <table:table-row table:style-name="ro8">
          <table:table-cell table:style-name="ce316" office:value-type="float" office:value="3200" calcext:value-type="float">
            <text:p>3200</text:p>
          </table:table-cell>
          <table:table-cell office:value-type="string" calcext:value-type="string">
            <text:p>Pavla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316" office:value-type="float" office:value="3000" calcext:value-type="float">
            <text:p>3000</text:p>
          </table:table-cell>
          <table:table-cell office:value-type="string" calcext:value-type="string">
            <text:p>Jablonská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style-name="ce298" office:value-type="float" office:value="3000" calcext:value-type="float">
            <text:p>3000</text:p>
          </table:table-cell>
          <table:table-cell table:style-name="Default"/>
          <table:table-cell table:number-columns-repeated="1018"/>
        </table:table-row>
        <table:table-row table:style-name="ro8">
          <table:table-cell table:style-name="ce316" office:value-type="float" office:value="6000" calcext:value-type="float">
            <text:p>6000</text:p>
          </table:table-cell>
          <table:table-cell office:value-type="string" calcext:value-type="string">
            <text:p>Hellebrandová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style-name="ce298" office:value-type="float" office:value="3000" calcext:value-type="float">
            <text:p>3000</text:p>
          </table:table-cell>
          <table:table-cell table:style-name="Default"/>
          <table:table-cell table:number-columns-repeated="1018"/>
        </table:table-row>
        <table:table-row table:style-name="ro8">
          <table:table-cell table:style-name="ce316" office:value-type="float" office:value="3000" calcext:value-type="float">
            <text:p>3000</text:p>
          </table:table-cell>
          <table:table-cell office:value-type="string" calcext:value-type="string">
            <text:p>Lenka D.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316" office:value-type="float" office:value="3800" calcext:value-type="float">
            <text:p>3800</text:p>
          </table:table-cell>
          <table:table-cell office:value-type="string" calcext:value-type="string">
            <text:p>Vojtěchovský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CZ</text:p>
          </table:table-cell>
          <table:table-cell table:style-name="ce298" office:value-type="float" office:value="800" calcext:value-type="float">
            <text:p>800</text:p>
          </table:table-cell>
          <table:table-cell table:style-name="Default"/>
          <table:table-cell table:number-columns-repeated="1018"/>
        </table:table-row>
        <table:table-row table:style-name="ro8">
          <table:table-cell table:style-name="ce316" office:value-type="float" office:value="3000" calcext:value-type="float">
            <text:p>3000</text:p>
          </table:table-cell>
          <table:table-cell office:value-type="string" calcext:value-type="string">
            <text:p>Matěj Král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316" office:value-type="float" office:value="3200" calcext:value-type="float">
            <text:p>3200</text:p>
          </table:table-cell>
          <table:table-cell office:value-type="string" calcext:value-type="string">
            <text:p>Beneš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CZ</text:p>
          </table:table-cell>
          <table:table-cell table:style-name="ce298" office:value-type="float" office:value="200" calcext:value-type="float">
            <text:p>200</text:p>
          </table:table-cell>
          <table:table-cell table:style-name="Default"/>
          <table:table-cell table:number-columns-repeated="1018"/>
        </table:table-row>
        <table:table-row table:style-name="ro8">
          <table:table-cell table:style-name="ce316" office:value-type="float" office:value="3000" calcext:value-type="float">
            <text:p>3000</text:p>
          </table:table-cell>
          <table:table-cell table:style-name="ce298" office:value-type="string" calcext:value-type="string">
            <text:p>Břečka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CZ</text:p>
          </table:table-cell>
          <table:table-cell table:style-name="Default" table:number-columns-repeated="2"/>
          <table:table-cell table:number-columns-repeated="1018"/>
        </table:table-row>
        <table:table-row table:style-name="ro8">
          <table:table-cell table:style-name="ce316" office:value-type="float" office:value="2200" calcext:value-type="float">
            <text:p>2200</text:p>
          </table:table-cell>
          <table:table-cell table:style-name="ce298" office:value-type="string" calcext:value-type="string">
            <text:p>Paseková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office:value-type="float" office:value="2200" calcext:value-type="float">
            <text:p>2200</text:p>
          </table:table-cell>
          <table:table-cell table:style-name="Default"/>
          <table:table-cell table:number-columns-repeated="1018"/>
        </table:table-row>
        <table:table-row table:style-name="ro8">
          <table:table-cell table:style-name="ce316" office:value-type="float" office:value="3000" calcext:value-type="float">
            <text:p>3000</text:p>
          </table:table-cell>
          <table:table-cell table:style-name="ce298" office:value-type="string" calcext:value-type="string">
            <text:p>Votápková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/>
          <table:table-cell table:style-name="Default"/>
          <table:table-cell table:number-columns-repeated="1018"/>
        </table:table-row>
        <table:table-row table:style-name="ro8">
          <table:table-cell table:style-name="ce316" office:value-type="float" office:value="11000" calcext:value-type="float">
            <text:p>11000</text:p>
          </table:table-cell>
          <table:table-cell office:value-type="string" calcext:value-type="string">
            <text:p>Tučna</text:p>
          </table:table-cell>
          <table:table-cell office:value-type="string" calcext:value-type="string">
            <text:p>FCD</text:p>
          </table:table-cell>
          <table:table-cell office:value-type="string" calcext:value-type="string">
            <text:p>CZ</text:p>
          </table:table-cell>
          <table:table-cell/>
          <table:table-cell table:style-name="Default"/>
          <table:table-cell table:number-columns-repeated="1018"/>
        </table:table-row>
        <table:table-row table:style-name="ro8">
          <table:table-cell table:style-name="ce316" office:value-type="float" office:value="11000" calcext:value-type="float">
            <text:p>11000</text:p>
          </table:table-cell>
          <table:table-cell office:value-type="string" calcext:value-type="string">
            <text:p>Tachezyová</text:p>
          </table:table-cell>
          <table:table-cell office:value-type="string" calcext:value-type="string">
            <text:p>FCD</text:p>
          </table:table-cell>
          <table:table-cell office:value-type="string" calcext:value-type="string">
            <text:p>CZ</text:p>
          </table:table-cell>
          <table:table-cell/>
          <table:table-cell table:style-name="Default"/>
          <table:table-cell table:number-columns-repeated="1018"/>
        </table:table-row>
        <table:table-row table:style-name="ro8">
          <table:table-cell table:style-name="ce316" office:value-type="float" office:value="3200" calcext:value-type="float">
            <text:p>3200</text:p>
          </table:table-cell>
          <table:table-cell office:value-type="string" calcext:value-type="string">
            <text:p>Dalibor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/>
          <table:table-cell table:style-name="Default"/>
          <table:table-cell table:number-columns-repeated="1018"/>
        </table:table-row>
        <table:table-row table:style-name="ro8">
          <table:table-cell table:style-name="ce316" office:value-type="float" office:value="1700" calcext:value-type="float">
            <text:p>1700</text:p>
          </table:table-cell>
          <table:table-cell table:style-name="ce298" office:value-type="string" calcext:value-type="string">
            <text:p>Maděra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/>
          <table:table-cell table:style-name="Default"/>
          <table:table-cell table:number-columns-repeated="1018"/>
        </table:table-row>
        <table:table-row table:style-name="ro8">
          <table:table-cell table:style-name="ce316" office:value-type="float" office:value="3000" calcext:value-type="float">
            <text:p>3000</text:p>
          </table:table-cell>
          <table:table-cell table:style-name="ce298" office:value-type="string" calcext:value-type="string">
            <text:p>Ibl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..</text:p>
          </table:table-cell>
          <table:table-cell table:number-columns-repeated="1018"/>
        </table:table-row>
        <table:table-row table:style-name="ro8">
          <table:table-cell table:style-name="ce316" office:value-type="float" office:value="1500" calcext:value-type="float">
            <text:p>1500</text:p>
          </table:table-cell>
          <table:table-cell table:style-name="ce298" office:value-type="string" calcext:value-type="string">
            <text:p>Černovský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..</text:p>
          </table:table-cell>
          <table:table-cell table:number-columns-repeated="1018"/>
        </table:table-row>
        <table:table-row table:style-name="ro8">
          <table:table-cell table:style-name="ce317" office:value-type="float" office:value="666.666666666667" calcext:value-type="float">
            <text:p>667</text:p>
          </table:table-cell>
          <table:table-cell office:value-type="string" calcext:value-type="string">
            <text:p>Van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CZ</text:p>
          </table:table-cell>
          <table:table-cell/>
          <table:table-cell table:style-name="Default"/>
          <table:table-cell table:number-columns-repeated="1018"/>
        </table:table-row>
        <table:table-row table:style-name="ro8">
          <table:table-cell table:style-name="ce317" office:value-type="float" office:value="888.888888888889" calcext:value-type="float">
            <text:p>889</text:p>
          </table:table-cell>
          <table:table-cell office:value-type="string" calcext:value-type="string">
            <text:p>Pavla Dydovičová</text:p>
          </table:table-cell>
          <table:table-cell office:value-type="string" calcext:value-type="string">
            <text:p>FCD</text:p>
          </table:table-cell>
          <table:table-cell office:value-type="string" calcext:value-type="string">
            <text:p>CZ</text:p>
          </table:table-cell>
          <table:table-cell/>
          <table:table-cell table:style-name="Default"/>
          <table:table-cell table:number-columns-repeated="1018"/>
        </table:table-row>
        <table:table-row table:style-name="ro8">
          <table:table-cell table:style-name="ce317" office:value-type="float" office:value="888.888888888889" calcext:value-type="float">
            <text:p>889</text:p>
          </table:table-cell>
          <table:table-cell table:style-name="ce298" office:value-type="string" calcext:value-type="string">
            <text:p>Bára Kafková</text:p>
          </table:table-cell>
          <table:table-cell office:value-type="string" calcext:value-type="string">
            <text:p>FCD</text:p>
          </table:table-cell>
          <table:table-cell office:value-type="string" calcext:value-type="string">
            <text:p>CZ</text:p>
          </table:table-cell>
          <table:table-cell/>
          <table:table-cell table:style-name="Default"/>
          <table:table-cell table:number-columns-repeated="1018"/>
        </table:table-row>
        <table:table-row table:style-name="ro8" table:number-rows-repeated="3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8">
          <table:table-cell table:style-name="ce316" office:value-type="float" office:value="15270" calcext:value-type="float">
            <text:p>15270</text:p>
          </table:table-cell>
          <table:table-cell office:value-type="string" calcext:value-type="string">
            <text:p>Anderson</text:p>
          </table:table-cell>
          <table:table-cell/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FCD</text:p>
          </table:table-cell>
          <table:table-cell table:number-columns-repeated="1018"/>
        </table:table-row>
        <table:table-row table:style-name="ro8">
          <table:table-cell table:style-name="ce316" office:value-type="float" office:value="3200" calcext:value-type="float">
            <text:p>3200</text:p>
          </table:table-cell>
          <table:table-cell office:value-type="string" calcext:value-type="string">
            <text:p>Moskal</text:p>
          </table:table-cell>
          <table:table-cell/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FCD</text:p>
          </table:table-cell>
          <table:table-cell table:number-columns-repeated="1018"/>
        </table:table-row>
        <table:table-row table:style-name="ro8">
          <table:table-cell table:style-name="ce316" office:value-type="float" office:value="3200" calcext:value-type="float">
            <text:p>3200</text:p>
          </table:table-cell>
          <table:table-cell office:value-type="string" calcext:value-type="string">
            <text:p>Rosenblum</text:p>
          </table:table-cell>
          <table:table-cell/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DP</text:p>
          </table:table-cell>
          <table:table-cell table:number-columns-repeated="1018"/>
        </table:table-row>
        <table:table-row table:style-name="ro8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318" table:formula="of:=SUMIF([.D$97:.D$115];&quot;CZ&quot;;[.A$97:.A$115])" office:value-type="float" office:value="67244.4444444444" calcext:value-type="float">
            <text:p>67244</text:p>
          </table:table-cell>
          <table:table-cell office:value-type="string" calcext:value-type="string">
            <text:p>SUM CZ</text:p>
          </table:table-cell>
          <table:table-cell table:number-columns-repeated="1022"/>
        </table:table-row>
        <table:table-row table:style-name="ro8">
          <table:table-cell table:style-name="ce318" table:formula="of:=SUM([.A119:.A121])" office:value-type="float" office:value="21670" calcext:value-type="float">
            <text:p>21670</text:p>
          </table:table-cell>
          <table:table-cell office:value-type="string" calcext:value-type="string">
            <text:p>SUM EN</text:p>
          </table:table-cell>
          <table:table-cell table:number-columns-repeated="1022"/>
        </table:table-row>
        <table:table-row table:style-name="ro8">
          <table:table-cell table:style-name="ce318" table:formula="of:=SUM([.A123:.A124])" office:value-type="float" office:value="88914.4444444444" calcext:value-type="float">
            <text:p>88914</text:p>
          </table:table-cell>
          <table:table-cell office:value-type="string" calcext:value-type="string">
            <text:p>SUM</text:p>
          </table:table-cell>
          <table:table-cell table:number-columns-repeated="1022"/>
        </table:table-row>
        <table:table-row table:style-name="ro8">
          <table:table-cell table:style-name="ce317"/>
          <table:table-cell table:style-name="Default"/>
          <table:table-cell table:number-columns-repeated="1022"/>
        </table:table-row>
        <table:table-row table:style-name="ro8">
          <table:table-cell table:style-name="ce319" table:formula="of:=SUMIF([.C$97:.C$121];[.B127];[.A$97:.A$121])" office:value-type="float" office:value="6000" calcext:value-type="float">
            <text:p>6000</text:p>
          </table:table-cell>
          <table:table-cell table:style-name="ce337" office:value-type="string" calcext:value-type="string">
            <text:p>UX</text:p>
          </table:table-cell>
          <table:table-cell table:number-columns-repeated="1022"/>
        </table:table-row>
        <table:table-row table:style-name="ro8">
          <table:table-cell table:style-name="ce319" table:formula="of:=SUMIF([.C$97:.C$121];[.B128];[.A$97:.A$121])" office:value-type="float" office:value="23777.7777777778" calcext:value-type="float">
            <text:p>23778</text:p>
          </table:table-cell>
          <table:table-cell table:style-name="ce337" office:value-type="string" calcext:value-type="string">
            <text:p>FCD</text:p>
          </table:table-cell>
          <table:table-cell table:number-columns-repeated="1022"/>
        </table:table-row>
        <table:table-row table:style-name="ro8">
          <table:table-cell table:style-name="ce319" table:formula="of:=SUMIF([.C$97:.C$121];[.B129];[.A$97:.A$121])" office:value-type="float" office:value="29800" calcext:value-type="float">
            <text:p>29800</text:p>
          </table:table-cell>
          <table:table-cell table:style-name="ce337" office:value-type="string" calcext:value-type="string">
            <text:p>GEP</text:p>
          </table:table-cell>
          <table:table-cell table:number-columns-repeated="1022"/>
        </table:table-row>
        <table:table-row table:style-name="ro8">
          <table:table-cell table:style-name="ce319" table:formula="of:=SUMIF([.C$97:.C$121];[.B130];[.A$97:.A$121])" office:value-type="float" office:value="7666.66666666667" calcext:value-type="float">
            <text:p>7667</text:p>
          </table:table-cell>
          <table:table-cell table:style-name="ce337" office:value-type="string" calcext:value-type="string">
            <text:p>DP</text:p>
          </table:table-cell>
          <table:table-cell table:number-columns-repeated="1022"/>
        </table:table-row>
        <table:table-row table:style-name="ro8" table:number-rows-repeated="104844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ummer 2014" table:style-name="ta8">
        <office:forms form:automatic-focus="false" form:apply-design-mode="false"/>
        <table:table-column table:style-name="co9" table:default-cell-style-name="ce174"/>
        <table:table-column table:style-name="co27" table:default-cell-style-name="ce174"/>
        <table:table-column table:style-name="co28" table:default-cell-style-name="ce174"/>
        <table:table-column table:style-name="co31" table:number-columns-repeated="6" table:default-cell-style-name="ce174"/>
        <table:table-column table:style-name="co25" table:default-cell-style-name="ce174"/>
        <table:table-column table:style-name="co32" table:default-cell-style-name="ce174"/>
        <table:table-column table:style-name="co33" table:default-cell-style-name="ce174"/>
        <table:table-column table:style-name="co34" table:default-cell-style-name="ce174"/>
        <table:table-column table:style-name="co35" table:default-cell-style-name="ce174"/>
        <table:table-column table:style-name="co36" table:default-cell-style-name="ce174"/>
        <table:table-column table:style-name="co37" table:default-cell-style-name="ce174"/>
        <table:table-column table:style-name="co9" table:number-columns-repeated="1008" table:default-cell-style-name="ce174"/>
        <table:table-row table:style-name="ro9">
          <table:table-cell table:style-name="ce129" office:value-type="string" calcext:value-type="string">
            <text:p>Summer budget 2014</text:p>
          </table:table-cell>
          <table:table-cell table:style-name="ce130"/>
          <table:table-cell table:style-name="ce129" office:value-type="string" calcext:value-type="string">
            <text:p>EXPENSES</text:p>
          </table:table-cell>
          <table:table-cell table:style-name="ce130" table:number-columns-repeated="6"/>
          <table:table-cell table:style-name="ce224" office:value-type="string" calcext:value-type="string">
            <text:p>Balance</text:p>
          </table:table-cell>
          <table:table-cell table:style-name="ce270" table:formula="of:=[.J82]-[.J5]" office:value-type="float" office:value="-97271.2475106678" calcext:value-type="float">
            <text:p>-97</text:p>
          </table:table-cell>
          <table:table-cell table:style-name="ce272"/>
          <table:table-cell table:style-name="ce170"/>
          <table:table-cell table:style-name="Default" table:number-columns-repeated="5"/>
          <table:table-cell table:number-columns-repeated="1006"/>
        </table:table-row>
        <table:table-row table:style-name="ro8">
          <table:table-cell table:style-name="ce130" table:number-columns-repeated="9"/>
          <table:table-cell table:style-name="ce225" table:formula="of:=IF([.J5]=([.J9]+[.J37]+[.J41]+[.J50]);&quot;kontrola ok&quot;;&quot;kontrolní součet nesedí&quot;)" office:value-type="string" office:string-value="kontrola ok" calcext:value-type="string">
            <text:p>kontrola ok</text:p>
          </table:table-cell>
          <table:table-cell table:style-name="ce239"/>
          <table:table-cell table:style-name="ce272"/>
          <table:table-cell table:style-name="ce170"/>
          <table:table-cell table:style-name="Default" table:number-columns-repeated="5"/>
          <table:table-cell table:number-columns-repeated="1006"/>
        </table:table-row>
        <table:table-row table:style-name="ro8">
          <table:table-cell table:style-name="ce130" table:number-columns-repeated="2"/>
          <table:table-cell table:style-name="ce192" office:value-type="string" calcext:value-type="string">
            <text:p>Common</text:p>
          </table:table-cell>
          <table:table-cell table:style-name="ce264" office:value-type="string" calcext:value-type="string">
            <text:p>ID</text:p>
          </table:table-cell>
          <table:table-cell table:style-name="ce264" office:value-type="string" calcext:value-type="string">
            <text:p>DF</text:p>
          </table:table-cell>
          <table:table-cell table:style-name="ce264" office:value-type="string" calcext:value-type="string">
            <text:p>WC</text:p>
          </table:table-cell>
          <table:table-cell table:style-name="ce264" office:value-type="string" calcext:value-type="string">
            <office:annotation draw:style-name="gr1" draw:text-style-name="P1" svg:width="2.749cm" svg:height="2.673cm" svg:x="16.089cm" svg:y="0cm" draw:caption-point-x="-1.435cm" draw:caption-point-y="1.033cm">
              <dc:date>2014-05-11T00:00:00</dc:date>
              <text:p text:style-name="P1"><text:span text:style-name="T1">GEP + Innovation Design management + Film studies + Education</text:span></text:p>
            </office:annotation>
            <text:p>GEP</text:p>
          </table:table-cell>
          <table:table-cell table:style-name="ce264" office:value-type="string" calcext:value-type="string">
            <text:p>ENG</text:p>
          </table:table-cell>
          <table:table-cell table:style-name="ce264" office:value-type="string" calcext:value-type="string">
            <text:p>MAC</text:p>
          </table:table-cell>
          <table:table-cell table:style-name="ce226" office:value-type="string" calcext:value-type="string">
            <text:p>TOTAL</text:p>
          </table:table-cell>
          <table:table-cell table:style-name="ce240" office:value-type="string" calcext:value-type="string">
            <text:p>%</text:p>
          </table:table-cell>
          <table:table-cell table:style-name="ce272"/>
          <table:table-cell table:style-name="ce130"/>
          <table:table-cell table:style-name="Default" table:number-columns-repeated="5"/>
          <table:table-cell table:number-columns-repeated="1006"/>
        </table:table-row>
        <table:table-row table:style-name="ro8">
          <table:table-cell table:style-name="ce132" office:value-type="string" calcext:value-type="string">
            <text:p>BALANCE</text:p>
          </table:table-cell>
          <table:table-cell table:style-name="ce175" table:number-columns-repeated="2"/>
          <table:table-cell table:style-name="ce265" table:formula="of:=[.D6]-[.D5]" office:value-type="float" office:value="-45397.0711237553" calcext:value-type="float">
            <text:p>-45 397</text:p>
          </table:table-cell>
          <table:table-cell table:style-name="ce265" table:formula="of:=[.E6]-[.E5]" office:value-type="float" office:value="-39564.9427453768" calcext:value-type="float">
            <text:p>-39 565</text:p>
          </table:table-cell>
          <table:table-cell table:style-name="ce265" table:formula="of:=[.F6]-[.F5]" office:value-type="float" office:value="-32399.2535561876" calcext:value-type="float">
            <text:p>-32 399</text:p>
          </table:table-cell>
          <table:table-cell table:style-name="ce265" table:formula="of:=[.G6]-[.G5]" office:value-type="float" office:value="-53663.93598862" calcext:value-type="float">
            <text:p>-53 664</text:p>
          </table:table-cell>
          <table:table-cell table:style-name="ce265" table:formula="of:=[.H6]-[.H5]" office:value-type="float" office:value="73753.9559032719" calcext:value-type="float">
            <text:p>73 754</text:p>
          </table:table-cell>
          <table:table-cell table:style-name="ce265" table:formula="of:=[.I6]-[.I5]" office:value-type="float" office:value="0" calcext:value-type="float">
            <text:p>0</text:p>
          </table:table-cell>
          <table:table-cell table:style-name="ce226"/>
          <table:table-cell table:style-name="ce240"/>
          <table:table-cell table:style-name="ce272"/>
          <table:table-cell table:style-name="ce170"/>
          <table:table-cell table:style-name="Default" table:number-columns-repeated="5"/>
          <table:table-cell table:number-columns-repeated="1006"/>
        </table:table-row>
        <table:table-row table:style-name="ro8">
          <table:table-cell table:style-name="ce132" office:value-type="string" calcext:value-type="string">
            <text:p>TOTAL COST</text:p>
          </table:table-cell>
          <table:table-cell table:style-name="ce175"/>
          <table:table-cell table:style-name="ce193" table:formula="of:=[.C9]+[.C37]+[.C41]+[.C50]" office:value-type="float" office:value="226992.517780938" calcext:value-type="float">
            <text:p>226 993</text:p>
          </table:table-cell>
          <table:table-cell table:style-name="ce193" table:formula="of:=[.D9]+[.D37]+[.D41]+[.D50]" office:value-type="float" office:value="90197.0711237552" calcext:value-type="float">
            <text:p>90 197</text:p>
          </table:table-cell>
          <table:table-cell table:style-name="ce193" table:formula="of:=[.E9]+[.E37]+[.E41]+[.E50]" office:value-type="float" office:value="67564.9427453768" calcext:value-type="float">
            <text:p>67 565</text:p>
          </table:table-cell>
          <table:table-cell table:style-name="ce193" table:formula="of:=[.F9]+[.F37]+[.F41]+[.F50]" office:value-type="float" office:value="71599.2535561876" calcext:value-type="float">
            <text:p>71 599</text:p>
          </table:table-cell>
          <table:table-cell table:style-name="ce193" table:formula="of:=[.G9]+[.G37]+[.G41]+[.G50]" office:value-type="float" office:value="154463.93598862" calcext:value-type="float">
            <text:p>154 464</text:p>
          </table:table-cell>
          <table:table-cell table:style-name="ce193" table:formula="of:=[.H9]+[.H37]+[.H41]+[.H50]" office:value-type="float" office:value="150246.044096728" calcext:value-type="float">
            <text:p>150 246</text:p>
          </table:table-cell>
          <table:table-cell table:style-name="ce193" table:formula="of:=[.I9]+[.I37]+[.I41]+[.I50]" office:value-type="float" office:value="0" calcext:value-type="float">
            <text:p>0</text:p>
          </table:table-cell>
          <table:table-cell table:style-name="ce227" table:formula="of:=SUM([.D5:.I5])" office:value-type="float" office:value="534071.247510668" calcext:value-type="float">
            <text:p>534 071</text:p>
          </table:table-cell>
          <table:table-cell table:style-name="ce241" table:formula="of:=[.J5]/[.J$5]" office:value-type="percentage" office:value="1" calcext:value-type="percentage">
            <text:p>100%</text:p>
          </table:table-cell>
          <table:table-cell table:style-name="ce272"/>
          <table:table-cell table:style-name="ce170"/>
          <table:table-cell table:style-name="Default" table:number-columns-repeated="5"/>
          <table:table-cell table:number-columns-repeated="1006"/>
        </table:table-row>
        <table:table-row table:style-name="ro8">
          <table:table-cell table:style-name="ce132" office:value-type="string" calcext:value-type="string">
            <text:p>TOTAL REVENUE</text:p>
          </table:table-cell>
          <table:table-cell table:style-name="ce175"/>
          <table:table-cell table:style-name="ce193"/>
          <table:table-cell table:style-name="ce193" table:formula="of:=[.D82]" office:value-type="float" office:value="44800" calcext:value-type="float">
            <text:p>44 800</text:p>
          </table:table-cell>
          <table:table-cell table:style-name="ce193" table:formula="of:=[.E82]" office:value-type="float" office:value="28000" calcext:value-type="float">
            <text:p>28 000</text:p>
          </table:table-cell>
          <table:table-cell table:style-name="ce193" table:formula="of:=[.F82]" office:value-type="float" office:value="39200" calcext:value-type="float">
            <text:p>39 200</text:p>
          </table:table-cell>
          <table:table-cell table:style-name="ce193" table:formula="of:=[.G82]" office:value-type="float" office:value="100800" calcext:value-type="float">
            <text:p>100 800</text:p>
          </table:table-cell>
          <table:table-cell table:style-name="ce193" table:formula="of:=[.H82]" office:value-type="float" office:value="224000" calcext:value-type="float">
            <text:p>224 000</text:p>
          </table:table-cell>
          <table:table-cell table:style-name="ce193" table:formula="of:=[.I82]" office:value-type="float" office:value="0" calcext:value-type="float">
            <text:p>0</text:p>
          </table:table-cell>
          <table:table-cell table:style-name="ce227" table:formula="of:=SUM([.D6:.I6])" office:value-type="float" office:value="436800" calcext:value-type="float">
            <text:p>436 800</text:p>
          </table:table-cell>
          <table:table-cell table:style-name="ce241" table:formula="of:=[.J6]/[.J$5]" office:value-type="percentage" office:value="0.817868406202255" calcext:value-type="percentage">
            <text:p>82%</text:p>
          </table:table-cell>
          <table:table-cell table:style-name="ce272"/>
          <table:table-cell table:style-name="ce170"/>
          <table:table-cell table:style-name="Default" table:number-columns-repeated="5"/>
          <table:table-cell table:number-columns-repeated="1006"/>
        </table:table-row>
        <table:table-row table:style-name="ro8">
          <table:table-cell table:style-name="ce130"/>
          <table:table-cell table:style-name="ce176" office:value-type="string" calcext:value-type="string">
            <text:p>Size</text:p>
          </table:table-cell>
          <table:table-cell table:style-name="ce194"/>
          <table:table-cell table:number-columns-repeated="5" table:style-name="ce212"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SUM([.D7:.I7])" office:value-type="float" office:value="5" calcext:value-type="float">
            <text:p>5</text:p>
          </table:table-cell>
          <table:table-cell table:style-name="ce242"/>
          <table:table-cell table:style-name="ce272"/>
          <table:table-cell table:style-name="ce170"/>
          <table:table-cell table:style-name="Default" table:number-columns-repeated="5"/>
          <table:table-cell table:number-columns-repeated="1006"/>
        </table:table-row>
        <table:table-row table:style-name="ro8">
          <table:table-cell table:style-name="ce130"/>
          <table:table-cell table:style-name="ce176" office:value-type="string" calcext:value-type="string">
            <text:p>Percent for fixed exp.</text:p>
          </table:table-cell>
          <table:table-cell table:style-name="ce194"/>
          <table:table-cell table:style-name="ce213" table:formula="of:=[.D7]/[.$J$7]" office:value-type="percentage" office:value="0.2" calcext:value-type="percentage">
            <text:p>20%</text:p>
          </table:table-cell>
          <table:table-cell table:style-name="ce213" table:formula="of:=[.E7]/[.$J$7]" office:value-type="percentage" office:value="0.2" calcext:value-type="percentage">
            <text:p>20%</text:p>
          </table:table-cell>
          <table:table-cell table:style-name="ce213" table:formula="of:=[.F7]/[.$J$7]" office:value-type="percentage" office:value="0.2" calcext:value-type="percentage">
            <text:p>20%</text:p>
          </table:table-cell>
          <table:table-cell table:style-name="ce213" table:formula="of:=[.G7]/[.$J$7]" office:value-type="percentage" office:value="0.2" calcext:value-type="percentage">
            <text:p>20%</text:p>
          </table:table-cell>
          <table:table-cell table:style-name="ce213" table:formula="of:=[.H7]/[.$J$7]" office:value-type="percentage" office:value="0.2" calcext:value-type="percentage">
            <text:p>20%</text:p>
          </table:table-cell>
          <table:table-cell table:style-name="ce213" table:formula="of:=[.I7]/[.$J$7]" office:value-type="percentage" office:value="0" calcext:value-type="percentage">
            <text:p>0%</text:p>
          </table:table-cell>
          <table:table-cell table:style-name="ce228"/>
          <table:table-cell table:style-name="ce242"/>
          <table:table-cell table:style-name="ce272"/>
          <table:table-cell table:style-name="ce170"/>
          <table:table-cell table:style-name="Default" table:number-columns-repeated="5"/>
          <table:table-cell table:number-columns-repeated="1006"/>
        </table:table-row>
        <table:table-row table:style-name="ro8">
          <table:table-cell table:style-name="ce154" office:value-type="string" calcext:value-type="string">
            <text:p>Fixed costs</text:p>
          </table:table-cell>
          <table:table-cell table:style-name="ce177"/>
          <table:table-cell table:style-name="ce195" table:formula="of:=[.C10]+[.C11]+[.C16]+[.C17]+[.C20]+[.C21]+[.C29]+[.C30]+[.C33]+[.C34]" office:value-type="float" office:value="224159.184447605" calcext:value-type="float">
            <text:p>224 159</text:p>
          </table:table-cell>
          <table:table-cell table:style-name="ce195" table:formula="of:=[.$C5]*[.D$8]" office:value-type="float" office:value="45398.5035561876" calcext:value-type="float">
            <text:p>45 399</text:p>
          </table:table-cell>
          <table:table-cell table:style-name="ce195" table:formula="of:=[.$C5]*[.E$8]" office:value-type="float" office:value="45398.5035561876" calcext:value-type="float">
            <text:p>45 399</text:p>
          </table:table-cell>
          <table:table-cell table:style-name="ce195" table:formula="of:=[.$C5]*[.F$8]" office:value-type="float" office:value="45398.5035561876" calcext:value-type="float">
            <text:p>45 399</text:p>
          </table:table-cell>
          <table:table-cell table:style-name="ce195" table:formula="of:=[.$C5]*[.G$8]" office:value-type="float" office:value="45398.5035561876" calcext:value-type="float">
            <text:p>45 399</text:p>
          </table:table-cell>
          <table:table-cell table:style-name="ce195" table:formula="of:=[.$C5]*[.H$8]" office:value-type="float" office:value="45398.5035561876" calcext:value-type="float">
            <text:p>45 399</text:p>
          </table:table-cell>
          <table:table-cell table:style-name="ce195" table:formula="of:=[.$C5]*[.I$8]" office:value-type="float" office:value="0" calcext:value-type="float">
            <text:p>0</text:p>
          </table:table-cell>
          <table:table-cell table:style-name="ce229" table:formula="of:=[.C9]" office:value-type="float" office:value="224159.184447605" calcext:value-type="float">
            <text:p>224 159</text:p>
          </table:table-cell>
          <table:table-cell table:style-name="ce243" table:formula="of:=[.J9]/[.J$5]" office:value-type="percentage" office:value="0.41971775393718" calcext:value-type="percentage">
            <text:p>42%</text:p>
          </table:table-cell>
          <table:table-cell table:style-name="ce272" table:formula="of:=[.J9]/159989-1" office:value-type="percentage" office:value="0.401091227819447" calcext:value-type="percentage">
            <text:p>40%</text:p>
          </table:table-cell>
          <table:table-cell table:style-name="ce170"/>
          <table:table-cell table:style-name="Default" table:number-columns-repeated="5"/>
          <table:table-cell table:number-columns-repeated="1006"/>
        </table:table-row>
        <table:table-row table:style-name="ro8">
          <table:table-cell table:style-name="ce155" office:value-type="string" calcext:value-type="string">
            <text:p>Rent</text:p>
          </table:table-cell>
          <table:table-cell table:style-name="ce155"/>
          <table:table-cell table:style-name="ce196" table:formula="of:=11400*12/3" office:value-type="float" office:value="45600" calcext:value-type="float">
            <text:p>45 600</text:p>
          </table:table-cell>
          <table:table-cell table:style-name="ce266" table:number-columns-repeated="6"/>
          <table:table-cell table:style-name="ce269" table:formula="of:=SUM([.C10:.I10])" office:value-type="float" office:value="45600" calcext:value-type="float">
            <text:p>45 600</text:p>
          </table:table-cell>
          <table:table-cell table:style-name="ce271" table:formula="of:=[.J10]/[.J$5]" office:value-type="percentage" office:value="0.0853818665815541" calcext:value-type="percentage">
            <text:p>9%</text:p>
          </table:table-cell>
          <table:table-cell table:style-name="ce272"/>
          <table:table-cell table:style-name="ce169" office:value-type="string" calcext:value-type="string">
            <text:p>to budget</text:p>
          </table:table-cell>
          <table:table-cell table:style-name="ce190" office:value-type="string" calcext:value-type="string">
            <text:p>name</text:p>
          </table:table-cell>
          <table:table-cell table:style-name="ce190" office:value-type="string" calcext:value-type="string">
            <text:p>course</text:p>
          </table:table-cell>
          <table:table-cell table:style-name="ce190" office:value-type="string" calcext:value-type="string">
            <text:p>paid from</text:p>
          </table:table-cell>
          <table:table-cell table:style-name="ce190"/>
          <table:table-cell table:style-name="Default"/>
          <table:table-cell table:number-columns-repeated="1006"/>
        </table:table-row>
        <table:table-row table:style-name="ro8">
          <table:table-cell table:style-name="ce155" office:value-type="string" calcext:value-type="string">
            <text:p>Utilities</text:p>
          </table:table-cell>
          <table:table-cell table:style-name="ce155"/>
          <table:table-cell table:style-name="ce196" table:formula="of:=SUM([.C12:.C15])" office:value-type="float" office:value="8556.75675675676" calcext:value-type="float">
            <text:p>8 557</text:p>
          </table:table-cell>
          <table:table-cell table:style-name="ce266" table:number-columns-repeated="6"/>
          <table:table-cell table:style-name="ce269" table:formula="of:=SUM([.C11:.I11])" office:value-type="float" office:value="8556.75675675676" calcext:value-type="float">
            <text:p>8 557</text:p>
          </table:table-cell>
          <table:table-cell table:style-name="ce271" table:formula="of:=[.J11]/[.J$5]" office:value-type="percentage" office:value="0.0160217513986013" calcext:value-type="percentage">
            <text:p>2%</text:p>
          </table:table-cell>
          <table:table-cell table:style-name="ce272"/>
          <table:table-cell table:style-name="ce169" office:value-type="float" office:value="3000" calcext:value-type="float">
            <text:p>3000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SA</text:p>
          </table:table-cell>
          <table:table-cell table:style-name="Default" table:number-columns-repeated="2"/>
          <table:table-cell table:number-columns-repeated="1006"/>
        </table:table-row>
        <table:table-row table:style-name="ro8">
          <table:table-cell table:style-name="ce156"/>
          <table:table-cell table:style-name="ce156" office:value-type="string" calcext:value-type="string">
            <text:p>Internet +landline</text:p>
          </table:table-cell>
          <table:table-cell table:style-name="ce197" table:formula="of:=1000+4*5000/USDCZK+500" office:value-type="float" office:value="2581.08108108108" calcext:value-type="float">
            <text:p>2 581</text:p>
          </table:table-cell>
          <table:table-cell table:style-name="ce266" table:number-columns-repeated="6"/>
          <table:table-cell table:style-name="ce269" table:formula="of:=SUM([.C12:.I12])" office:value-type="float" office:value="2581.08108108108" calcext:value-type="float">
            <text:p>2 581</text:p>
          </table:table-cell>
          <table:table-cell table:style-name="ce271"/>
          <table:table-cell table:style-name="ce272"/>
          <table:table-cell table:style-name="ce169" office:value-type="float" office:value="3000" calcext:value-type="float">
            <text:p>3000</text:p>
          </table:table-cell>
          <table:table-cell office:value-type="string" calcext:value-type="string">
            <text:p>Katzhatooria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SA</text:p>
          </table:table-cell>
          <table:table-cell table:style-name="ce130"/>
          <table:table-cell table:style-name="Default"/>
          <table:table-cell table:number-columns-repeated="1006"/>
        </table:table-row>
        <table:table-row table:style-name="ro8">
          <table:table-cell table:style-name="ce156"/>
          <table:table-cell table:style-name="ce156" office:value-type="string" calcext:value-type="string">
            <text:p>Mobile phone</text:p>
          </table:table-cell>
          <table:table-cell table:style-name="ce197" office:value-type="float" office:value="1500" calcext:value-type="float">
            <text:p>1 500</text:p>
          </table:table-cell>
          <table:table-cell table:style-name="ce266" table:number-columns-repeated="6"/>
          <table:table-cell table:style-name="ce269" table:formula="of:=SUM([.C13:.I13])" office:value-type="float" office:value="1500" calcext:value-type="float">
            <text:p>1 500</text:p>
          </table:table-cell>
          <table:table-cell table:style-name="ce271"/>
          <table:table-cell table:style-name="ce272"/>
          <table:table-cell table:style-name="ce169" office:value-type="float" office:value="6000" calcext:value-type="float">
            <text:p>6000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USA</text:p>
          </table:table-cell>
          <table:table-cell table:style-name="ce130"/>
          <table:table-cell table:style-name="Default"/>
          <table:table-cell table:number-columns-repeated="1006"/>
        </table:table-row>
        <table:table-row table:style-name="ro8">
          <table:table-cell table:style-name="ce156"/>
          <table:table-cell table:style-name="ce156" office:value-type="string" calcext:value-type="string">
            <text:p>Electricity</text:p>
          </table:table-cell>
          <table:table-cell table:style-name="ce197" table:formula="of:=6000/3*1.2" office:value-type="float" office:value="2400" calcext:value-type="float">
            <text:p>2 400</text:p>
          </table:table-cell>
          <table:table-cell table:style-name="ce266" table:number-columns-repeated="6"/>
          <table:table-cell table:style-name="ce269" table:formula="of:=SUM([.C14:.I14])" office:value-type="float" office:value="2400" calcext:value-type="float">
            <text:p>2 400</text:p>
          </table:table-cell>
          <table:table-cell table:style-name="ce271"/>
          <table:table-cell table:style-name="ce272"/>
          <table:table-cell table:style-name="ce169" office:value-type="float" office:value="6000" calcext:value-type="float">
            <text:p>6000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USA</text:p>
          </table:table-cell>
          <table:table-cell table:style-name="Default" table:number-columns-repeated="2"/>
          <table:table-cell table:number-columns-repeated="1006"/>
        </table:table-row>
        <table:table-row table:style-name="ro8">
          <table:table-cell table:style-name="ce156"/>
          <table:table-cell table:style-name="ce156" office:value-type="string" calcext:value-type="string">
            <text:p>Gas</text:p>
          </table:table-cell>
          <table:table-cell table:style-name="ce197" table:formula="of:=96000*1.2/USDCZK/3" office:value-type="float" office:value="2075.67567567568" calcext:value-type="float">
            <text:p>2 076</text:p>
          </table:table-cell>
          <table:table-cell table:style-name="ce266" table:number-columns-repeated="6"/>
          <table:table-cell table:style-name="ce269" table:formula="of:=SUM([.C15:.I15])" office:value-type="float" office:value="2075.67567567568" calcext:value-type="float">
            <text:p>2 076</text:p>
          </table:table-cell>
          <table:table-cell table:style-name="ce271"/>
          <table:table-cell table:style-name="ce272"/>
          <table:table-cell table:style-name="ce169" office:value-type="float" office:value="6000" calcext:value-type="float">
            <text:p>6000</text:p>
          </table:table-cell>
          <table:table-cell office:value-type="string" calcext:value-type="string">
            <text:p>Rasdorf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USA</text:p>
          </table:table-cell>
          <table:table-cell table:style-name="ce130"/>
          <table:table-cell table:style-name="ce190"/>
          <table:table-cell table:number-columns-repeated="1006"/>
        </table:table-row>
        <table:table-row table:style-name="ro8">
          <table:table-cell table:style-name="ce155" office:value-type="string" calcext:value-type="string">
            <text:p>Library</text:p>
          </table:table-cell>
          <table:table-cell table:style-name="ce155"/>
          <table:table-cell table:style-name="ce196" table:formula="of:=8200/3*1.2" office:value-type="float" office:value="3280" calcext:value-type="float">
            <text:p>3 280</text:p>
          </table:table-cell>
          <table:table-cell table:style-name="ce266" table:number-columns-repeated="6"/>
          <table:table-cell table:style-name="ce269" table:formula="of:=SUM([.C16:.I16])" office:value-type="float" office:value="3280" calcext:value-type="float">
            <text:p>3 280</text:p>
          </table:table-cell>
          <table:table-cell table:style-name="ce271" table:formula="of:=[.J16]/[.J$5]" office:value-type="percentage" office:value="0.00614150268393635" calcext:value-type="percentage">
            <text:p>1%</text:p>
          </table:table-cell>
          <table:table-cell table:style-name="ce272"/>
          <table:table-cell table:style-name="ce170"/>
          <table:table-cell table:style-name="Default" table:number-columns-repeated="5"/>
          <table:table-cell table:number-columns-repeated="1006"/>
        </table:table-row>
        <table:table-row table:style-name="ro8">
          <table:table-cell table:style-name="ce155" office:value-type="string" calcext:value-type="string">
            <text:p>Office supplies</text:p>
          </table:table-cell>
          <table:table-cell table:style-name="ce155"/>
          <table:table-cell table:style-name="ce196" table:formula="of:=SUM([.C18:.C19])" office:value-type="float" office:value="12600" calcext:value-type="float">
            <text:p>12 600</text:p>
          </table:table-cell>
          <table:table-cell table:style-name="ce266" table:number-columns-repeated="6"/>
          <table:table-cell table:style-name="ce269" table:formula="of:=SUM([.C17:.I17])" office:value-type="float" office:value="12600" calcext:value-type="float">
            <text:p>12 600</text:p>
          </table:table-cell>
          <table:table-cell table:style-name="ce271" table:formula="of:=[.J17]/[.J$5]" office:value-type="percentage" office:value="0.0235923578712189" calcext:value-type="percentage">
            <text:p>2%</text:p>
          </table:table-cell>
          <table:table-cell table:style-name="ce272"/>
          <table:table-cell table:style-name="ce169" office:value-type="float" office:value="3000" calcext:value-type="float">
            <text:p>300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USA</text:p>
          </table:table-cell>
          <table:table-cell table:style-name="ce130"/>
          <table:table-cell table:style-name="Default"/>
          <table:table-cell table:number-columns-repeated="1006"/>
        </table:table-row>
        <table:table-row table:style-name="ro8">
          <table:table-cell table:style-name="ce156"/>
          <table:table-cell table:style-name="ce156" office:value-type="string" calcext:value-type="string">
            <text:p>Other supplies</text:p>
          </table:table-cell>
          <table:table-cell table:style-name="ce197" table:formula="of:=34200/3" office:value-type="float" office:value="11400" calcext:value-type="float">
            <text:p>11 400</text:p>
          </table:table-cell>
          <table:table-cell table:style-name="ce266" table:number-columns-repeated="6"/>
          <table:table-cell table:style-name="ce269" table:formula="of:=SUM([.C18:.I18])" office:value-type="float" office:value="11400" calcext:value-type="float">
            <text:p>11 400</text:p>
          </table:table-cell>
          <table:table-cell table:style-name="ce271"/>
          <table:table-cell table:style-name="ce170" office:value-type="string" calcext:value-type="string">
            <text:p>&lt;&lt; split Computers</text:p>
          </table:table-cell>
          <table:table-cell table:style-name="ce169" office:value-type="float" office:value="3000" calcext:value-type="float">
            <text:p>3000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USA</text:p>
          </table:table-cell>
          <table:table-cell/>
          <table:table-cell table:style-name="ce190"/>
          <table:table-cell table:number-columns-repeated="1006"/>
        </table:table-row>
        <table:table-row table:style-name="ro8">
          <table:table-cell table:style-name="ce156"/>
          <table:table-cell table:style-name="ce156" office:value-type="string" calcext:value-type="string">
            <text:p>Cleaning supplies</text:p>
          </table:table-cell>
          <table:table-cell table:style-name="ce197" office:value-type="float" office:value="1200" calcext:value-type="float">
            <text:p>1 200</text:p>
          </table:table-cell>
          <table:table-cell table:style-name="ce266" table:number-columns-repeated="6"/>
          <table:table-cell table:style-name="ce269" table:formula="of:=SUM([.C19:.I19])" office:value-type="float" office:value="1200" calcext:value-type="float">
            <text:p>1 200</text:p>
          </table:table-cell>
          <table:table-cell table:style-name="ce271"/>
          <table:table-cell table:style-name="ce272"/>
          <table:table-cell table:style-name="ce169" office:value-type="float" office:value="3000" calcext:value-type="float">
            <text:p>3000</text:p>
          </table:table-cell>
          <table:table-cell office:value-type="string" calcext:value-type="string">
            <text:p>Bohlman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USA</text:p>
          </table:table-cell>
          <table:table-cell/>
          <table:table-cell table:style-name="Default"/>
          <table:table-cell table:number-columns-repeated="1006"/>
        </table:table-row>
        <table:table-row table:style-name="ro8">
          <table:table-cell table:style-name="ce155" office:value-type="string" calcext:value-type="string">
            <text:p>Director travel</text:p>
          </table:table-cell>
          <table:table-cell table:style-name="ce155"/>
          <table:table-cell table:style-name="ce196" table:formula="of:=8000/3" office:value-type="float" office:value="2666.66666666667" calcext:value-type="float">
            <text:p>2 667</text:p>
          </table:table-cell>
          <table:table-cell table:style-name="ce266" table:number-columns-repeated="6"/>
          <table:table-cell table:style-name="ce269" table:formula="of:=SUM([.C20:.I20])" office:value-type="float" office:value="2666.66666666667" calcext:value-type="float">
            <text:p>2 667</text:p>
          </table:table-cell>
          <table:table-cell table:style-name="ce271" table:formula="of:=[.J20]/[.J$5]" office:value-type="percentage" office:value="0.00499309161295639" calcext:value-type="percentage">
            <text:p>0%</text:p>
          </table:table-cell>
          <table:table-cell table:style-name="ce272"/>
          <table:table-cell table:style-name="ce170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8">
          <table:table-cell table:style-name="ce155" office:value-type="string" calcext:value-type="string">
            <text:p>Services</text:p>
          </table:table-cell>
          <table:table-cell table:style-name="ce155"/>
          <table:table-cell table:style-name="ce196" table:formula="of:=SUM([.C22:.C28])" office:value-type="float" office:value="31324.3243243243" calcext:value-type="float">
            <text:p>31 324</text:p>
          </table:table-cell>
          <table:table-cell table:style-name="ce266" table:number-columns-repeated="6"/>
          <table:table-cell table:style-name="ce269" table:formula="of:=SUM([.C21:.I21])" office:value-type="float" office:value="31324.3243243243" calcext:value-type="float">
            <text:p>31 324</text:p>
          </table:table-cell>
          <table:table-cell table:style-name="ce271" table:formula="of:=[.J21]/[.J$5]" office:value-type="percentage" office:value="0.058651957899491" calcext:value-type="percentage">
            <text:p>6%</text:p>
          </table:table-cell>
          <table:table-cell table:style-name="ce272"/>
          <table:table-cell table:style-name="ce170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8">
          <table:table-cell table:style-name="ce156"/>
          <table:table-cell table:style-name="ce156" office:value-type="string" calcext:value-type="string">
            <text:p>Bookkeeper</text:p>
          </table:table-cell>
          <table:table-cell table:style-name="ce197" table:formula="of:=4*100000/USDCZK" office:value-type="float" office:value="21621.6216216216" calcext:value-type="float">
            <text:p>21 622</text:p>
          </table:table-cell>
          <table:table-cell table:style-name="ce266" table:number-columns-repeated="6"/>
          <table:table-cell table:style-name="ce269" table:formula="of:=SUM([.C22:.I22])" office:value-type="float" office:value="21621.6216216216" calcext:value-type="float">
            <text:p>21 622</text:p>
          </table:table-cell>
          <table:table-cell table:style-name="ce271"/>
          <table:table-cell table:style-name="ce170" office:value-type="string" calcext:value-type="string">
            <text:p>&lt;&lt; ask Dottie</text:p>
          </table:table-cell>
          <table:table-cell table:style-name="ce169" office:value-type="float" office:value="3200" calcext:value-type="float">
            <text:p>3200</text:p>
          </table:table-cell>
          <table:table-cell office:value-type="string" calcext:value-type="string">
            <text:p>Jonssonová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/>
          <table:table-cell table:style-name="Default"/>
          <table:table-cell table:number-columns-repeated="1006"/>
        </table:table-row>
        <table:table-row table:style-name="ro8">
          <table:table-cell table:style-name="ce156"/>
          <table:table-cell table:style-name="ce156" office:value-type="string" calcext:value-type="string">
            <text:p>IT Services</text:p>
          </table:table-cell>
          <table:table-cell table:style-name="ce197" table:formula="of:=60000/USDCZK" office:value-type="float" office:value="3243.24324324324" calcext:value-type="float">
            <text:p>3 243</text:p>
          </table:table-cell>
          <table:table-cell table:style-name="ce266" table:number-columns-repeated="6"/>
          <table:table-cell table:style-name="ce269" table:formula="of:=SUM([.C23:.I23])" office:value-type="float" office:value="3243.24324324324" calcext:value-type="float">
            <text:p>3 243</text:p>
          </table:table-cell>
          <table:table-cell table:style-name="ce271"/>
          <table:table-cell table:style-name="ce272"/>
          <table:table-cell table:style-name="Default" table:number-columns-repeated="4"/>
          <table:table-cell/>
          <table:table-cell table:style-name="Default"/>
          <table:table-cell table:number-columns-repeated="1006"/>
        </table:table-row>
        <table:table-row table:style-name="ro8">
          <table:table-cell table:style-name="ce156"/>
          <table:table-cell table:style-name="ce156" office:value-type="string" calcext:value-type="string">
            <text:p>Repairs</text:p>
          </table:table-cell>
          <table:table-cell table:style-name="ce197" office:value-type="float" office:value="2500" calcext:value-type="float">
            <text:p>2 500</text:p>
          </table:table-cell>
          <table:table-cell table:style-name="ce266" table:number-columns-repeated="6"/>
          <table:table-cell table:style-name="ce269" table:formula="of:=SUM([.C24:.I24])" office:value-type="float" office:value="2500" calcext:value-type="float">
            <text:p>2 500</text:p>
          </table:table-cell>
          <table:table-cell table:style-name="ce271"/>
          <table:table-cell table:style-name="ce272"/>
          <table:table-cell table:style-name="ce169" office:value-type="float" office:value="3000" calcext:value-type="float">
            <text:p>3000</text:p>
          </table:table-cell>
          <table:table-cell office:value-type="string" calcext:value-type="string">
            <text:p>Milhone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USA</text:p>
          </table:table-cell>
          <table:table-cell/>
          <table:table-cell table:style-name="ce190"/>
          <table:table-cell table:number-columns-repeated="1006"/>
        </table:table-row>
        <table:table-row table:style-name="ro8">
          <table:table-cell table:style-name="ce156"/>
          <table:table-cell table:style-name="ce156" office:value-type="string" calcext:value-type="string">
            <text:p>Transportation</text:p>
          </table:table-cell>
          <table:table-cell table:style-name="ce197" office:value-type="float" office:value="1000" calcext:value-type="float">
            <text:p>1 000</text:p>
          </table:table-cell>
          <table:table-cell table:style-name="ce266" table:number-columns-repeated="6"/>
          <table:table-cell table:style-name="ce269" table:formula="of:=SUM([.C25:.I25])" office:value-type="float" office:value="1000" calcext:value-type="float">
            <text:p>1 000</text:p>
          </table:table-cell>
          <table:table-cell table:style-name="ce271"/>
          <table:table-cell table:style-name="ce272"/>
          <table:table-cell table:style-name="Default" table:number-columns-repeated="4"/>
          <table:table-cell table:number-columns-repeated="1008"/>
        </table:table-row>
        <table:table-row table:style-name="ro8">
          <table:table-cell table:style-name="ce156"/>
          <table:table-cell table:style-name="ce156" office:value-type="string" calcext:value-type="string">
            <text:p>Restaurant</text:p>
          </table:table-cell>
          <table:table-cell table:style-name="ce197" office:value-type="float" office:value="700" calcext:value-type="float">
            <text:p>700</text:p>
          </table:table-cell>
          <table:table-cell table:style-name="ce266" table:number-columns-repeated="6"/>
          <table:table-cell table:style-name="ce269" table:formula="of:=SUM([.C26:.I26])" office:value-type="float" office:value="700" calcext:value-type="float">
            <text:p>700</text:p>
          </table:table-cell>
          <table:table-cell table:style-name="ce271"/>
          <table:table-cell table:style-name="ce272"/>
          <table:table-cell table:style-name="ce169" office:value-type="float" office:value="3000" calcext:value-type="float">
            <text:p>3000</text:p>
          </table:table-cell>
          <table:table-cell office:value-type="string" calcext:value-type="string">
            <text:p>Král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number-columns-repeated="1008"/>
        </table:table-row>
        <table:table-row table:style-name="ro8">
          <table:table-cell table:style-name="ce156"/>
          <table:table-cell table:style-name="ce156" office:value-type="string" calcext:value-type="string">
            <text:p>Security company</text:p>
          </table:table-cell>
          <table:table-cell table:style-name="ce197" table:formula="of:=(150/USDCZK)*30*[.C69]" office:value-type="float" office:value="1459.45945945946" calcext:value-type="float">
            <text:p>1 459</text:p>
          </table:table-cell>
          <table:table-cell table:style-name="ce266" table:number-columns-repeated="6"/>
          <table:table-cell table:style-name="ce269" table:formula="of:=SUM([.C27:.I27])" office:value-type="float" office:value="1459.45945945946" calcext:value-type="float">
            <text:p>1 459</text:p>
          </table:table-cell>
          <table:table-cell table:style-name="ce271"/>
          <table:table-cell table:style-name="ce272"/>
          <table:table-cell table:style-name="ce273" office:value-type="float" office:value="3000" calcext:value-type="float">
            <text:p>3000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USA</text:p>
          </table:table-cell>
          <table:table-cell table:number-columns-repeated="1008"/>
        </table:table-row>
        <table:table-row table:style-name="ro8">
          <table:table-cell table:style-name="ce156"/>
          <table:table-cell table:style-name="ce156" office:value-type="string" calcext:value-type="string">
            <text:p>Other services</text:p>
          </table:table-cell>
          <table:table-cell table:style-name="ce197" office:value-type="float" office:value="800" calcext:value-type="float">
            <text:p>800</text:p>
          </table:table-cell>
          <table:table-cell table:style-name="ce266" table:number-columns-repeated="6"/>
          <table:table-cell table:style-name="ce269" table:formula="of:=SUM([.C28:.I28])" office:value-type="float" office:value="800" calcext:value-type="float">
            <text:p>800</text:p>
          </table:table-cell>
          <table:table-cell table:style-name="ce271"/>
          <table:table-cell table:style-name="ce272"/>
          <table:table-cell table:style-name="Default" table:number-columns-repeated="4"/>
          <table:table-cell table:number-columns-repeated="1008"/>
        </table:table-row>
        <table:table-row table:style-name="ro8">
          <table:table-cell table:style-name="ce155" office:value-type="string" calcext:value-type="string">
            <text:p>Miscellaneous</text:p>
          </table:table-cell>
          <table:table-cell table:style-name="ce155"/>
          <table:table-cell table:style-name="ce196" office:value-type="float" office:value="1000" calcext:value-type="float">
            <text:p>1 000</text:p>
          </table:table-cell>
          <table:table-cell table:style-name="ce266" table:number-columns-repeated="6"/>
          <table:table-cell table:style-name="ce269" table:formula="of:=SUM([.C29:.I29])" office:value-type="float" office:value="1000" calcext:value-type="float">
            <text:p>1 000</text:p>
          </table:table-cell>
          <table:table-cell table:style-name="ce271" table:formula="of:=[.J29]/[.J$5]" office:value-type="percentage" office:value="0.00187240935485864" calcext:value-type="percentage">
            <text:p>0%</text:p>
          </table:table-cell>
          <table:table-cell table:style-name="ce272"/>
          <table:table-cell table:style-name="ce169" office:value-type="float" office:value="6000" calcext:value-type="float">
            <text:p>6000</text:p>
          </table:table-cell>
          <table:table-cell office:value-type="string" calcext:value-type="string">
            <text:p>Seracin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USA</text:p>
          </table:table-cell>
          <table:table-cell table:number-columns-repeated="1008"/>
        </table:table-row>
        <table:table-row table:style-name="ro8">
          <table:table-cell table:style-name="ce155" office:value-type="string" calcext:value-type="string">
            <text:p>Employees</text:p>
          </table:table-cell>
          <table:table-cell table:style-name="ce155"/>
          <table:table-cell table:style-name="ce196" table:formula="of:=SUM([.C31:.C32])" office:value-type="float" office:value="66886.4864864865" calcext:value-type="float">
            <text:p>66 886</text:p>
          </table:table-cell>
          <table:table-cell table:style-name="ce266" table:number-columns-repeated="6"/>
          <table:table-cell table:style-name="ce269" table:formula="of:=SUM([.C30:.I30])" office:value-type="float" office:value="66886.4864864865" calcext:value-type="float">
            <text:p>66 886</text:p>
          </table:table-cell>
          <table:table-cell table:style-name="ce271" table:formula="of:=[.J30]/[.J$5]" office:value-type="percentage" office:value="0.125238883010924" calcext:value-type="percentage">
            <text:p>13%</text:p>
          </table:table-cell>
          <table:table-cell table:style-name="ce272"/>
          <table:table-cell table:style-name="ce170"/>
          <table:table-cell table:style-name="Default" table:number-columns-repeated="2"/>
          <table:table-cell table:number-columns-repeated="1009"/>
        </table:table-row>
        <table:table-row table:style-name="ro8">
          <table:table-cell table:style-name="ce156"/>
          <table:table-cell table:style-name="ce156" office:value-type="string" calcext:value-type="string">
            <text:p>Employees</text:p>
          </table:table-cell>
          <table:table-cell table:style-name="ce198" table:formula="of:=(4*269000/USDCZK)" office:value-type="float" office:value="58162.1621621622" calcext:value-type="float">
            <text:p>58 162</text:p>
          </table:table-cell>
          <table:table-cell table:style-name="ce266" table:number-columns-repeated="6"/>
          <table:table-cell table:style-name="ce269" table:formula="of:=SUM([.C31:.I31])" office:value-type="float" office:value="58162.1621621622" calcext:value-type="float">
            <text:p>58 162</text:p>
          </table:table-cell>
          <table:table-cell table:style-name="ce271"/>
          <table:table-cell table:style-name="ce272"/>
          <table:table-cell table:style-name="ce170"/>
          <table:table-cell table:style-name="Default" table:number-columns-repeated="2"/>
          <table:table-cell table:number-columns-repeated="1009"/>
        </table:table-row>
        <table:table-row table:style-name="ro8">
          <table:table-cell table:style-name="ce156"/>
          <table:table-cell table:style-name="ce156" office:value-type="string" calcext:value-type="string">
            <text:p>+ Employee</text:p>
          </table:table-cell>
          <table:table-cell table:style-name="ce198" table:formula="of:=(4*33000+4900*[.C69])/USDCZK" office:value-type="float" office:value="8724.32432432433" calcext:value-type="float">
            <text:p>8 724</text:p>
          </table:table-cell>
          <table:table-cell table:style-name="ce266" table:number-columns-repeated="6"/>
          <table:table-cell table:style-name="ce269" table:formula="of:=SUM([.C32:.I32])" office:value-type="float" office:value="8724.32432432433" calcext:value-type="float">
            <text:p>8 724</text:p>
          </table:table-cell>
          <table:table-cell table:style-name="ce271"/>
          <table:table-cell table:style-name="ce272"/>
          <table:table-cell table:style-name="ce170"/>
          <table:table-cell table:style-name="Default" table:number-columns-repeated="2"/>
          <table:table-cell table:number-columns-repeated="1009"/>
        </table:table-row>
        <table:table-row table:style-name="ro8">
          <table:table-cell table:style-name="ce157" office:value-type="string" calcext:value-type="string">
            <text:p>Taxes (employees+institute)</text:p>
          </table:table-cell>
          <table:table-cell table:style-name="ce155"/>
          <table:table-cell table:style-name="ce199" table:formula="of:=[.C30]/0.76*(1.34-0.76)" office:value-type="float" office:value="51044.9502133713" calcext:value-type="float">
            <text:p>51 045</text:p>
          </table:table-cell>
          <table:table-cell table:style-name="ce266" table:number-columns-repeated="6"/>
          <table:table-cell table:style-name="ce269" table:formula="of:=SUM([.C33:.I33])" office:value-type="float" office:value="51044.9502133713" calcext:value-type="float">
            <text:p>51 045</text:p>
          </table:table-cell>
          <table:table-cell table:style-name="ce271" table:formula="of:=[.J33]/[.J$5]" office:value-type="percentage" office:value="0.0955770422978101" calcext:value-type="percentage">
            <text:p>10%</text:p>
          </table:table-cell>
          <table:table-cell table:style-name="ce272"/>
          <table:table-cell table:style-name="ce170" table:formula="of:=SUMIF([.P$11:.P$32];[.N33];[.M$11:.M$32])" office:value-type="float" office:value="6200" calcext:value-type="float">
            <text:p>6200</text:p>
          </table:table-cell>
          <table:table-cell office:value-type="string" calcext:value-type="string">
            <text:p>CZ</text:p>
          </table:table-cell>
          <table:table-cell table:style-name="Default"/>
          <table:table-cell table:number-columns-repeated="1009"/>
        </table:table-row>
        <table:table-row table:style-name="ro8">
          <table:table-cell table:style-name="ce157" office:value-type="string" calcext:value-type="string">
            <text:p>Banking fees</text:p>
          </table:table-cell>
          <table:table-cell table:style-name="ce155"/>
          <table:table-cell table:style-name="ce196" table:formula="of:=SUM([.C35:.C36])" office:value-type="float" office:value="1200" calcext:value-type="float">
            <text:p>1 200</text:p>
          </table:table-cell>
          <table:table-cell table:style-name="ce266" table:number-columns-repeated="6"/>
          <table:table-cell table:style-name="ce269" table:formula="of:=SUM([.C34:.I34])" office:value-type="float" office:value="1200" calcext:value-type="float">
            <text:p>1 200</text:p>
          </table:table-cell>
          <table:table-cell table:style-name="ce271" table:formula="of:=[.J34]/[.J$5]" office:value-type="percentage" office:value="0.00224689122583037" calcext:value-type="percentage">
            <text:p>0%</text:p>
          </table:table-cell>
          <table:table-cell table:style-name="ce272"/>
          <table:table-cell table:style-name="ce170" table:formula="of:=SUMIF([.P$11:.P$32];[.N34];[.M$11:.M$32])" office:value-type="float" office:value="45000" calcext:value-type="float">
            <text:p>45000</text:p>
          </table:table-cell>
          <table:table-cell office:value-type="string" calcext:value-type="string">
            <text:p>USA</text:p>
          </table:table-cell>
          <table:table-cell table:style-name="Default"/>
          <table:table-cell table:number-columns-repeated="1009"/>
        </table:table-row>
        <table:table-row table:style-name="ro8">
          <table:table-cell table:style-name="ce156"/>
          <table:table-cell table:style-name="ce156" office:value-type="string" calcext:value-type="string">
            <text:p>US</text:p>
          </table:table-cell>
          <table:table-cell table:style-name="ce198" office:value-type="float" office:value="1000" calcext:value-type="float">
            <text:p>1 000</text:p>
          </table:table-cell>
          <table:table-cell table:style-name="ce266" table:number-columns-repeated="6"/>
          <table:table-cell table:style-name="ce269" table:formula="of:=SUM([.C35:.I35])" office:value-type="float" office:value="1000" calcext:value-type="float">
            <text:p>1 000</text:p>
          </table:table-cell>
          <table:table-cell table:style-name="ce271"/>
          <table:table-cell table:style-name="ce272"/>
          <table:table-cell table:style-name="ce170" table:formula="of:=SUM([.M33:.M34])" office:value-type="float" office:value="51200" calcext:value-type="float">
            <text:p>51200</text:p>
          </table:table-cell>
          <table:table-cell office:value-type="string" calcext:value-type="string">
            <text:p>SUM</text:p>
          </table:table-cell>
          <table:table-cell table:style-name="Default"/>
          <table:table-cell table:number-columns-repeated="1009"/>
        </table:table-row>
        <table:table-row table:style-name="ro8">
          <table:table-cell table:style-name="ce156"/>
          <table:table-cell table:style-name="ce156" office:value-type="string" calcext:value-type="string">
            <text:p>Czech</text:p>
          </table:table-cell>
          <table:table-cell table:style-name="ce197" office:value-type="float" office:value="200" calcext:value-type="float">
            <text:p>200</text:p>
          </table:table-cell>
          <table:table-cell table:style-name="ce266" table:number-columns-repeated="6"/>
          <table:table-cell table:style-name="ce269" table:formula="of:=SUM([.C36:.I36])" office:value-type="float" office:value="200" calcext:value-type="float">
            <text:p>200</text:p>
          </table:table-cell>
          <table:table-cell table:style-name="ce271"/>
          <table:table-cell table:style-name="ce272"/>
          <table:table-cell table:style-name="Default" table:number-columns-repeated="3"/>
          <table:table-cell table:number-columns-repeated="1009"/>
        </table:table-row>
        <table:table-row table:style-name="ro8">
          <table:table-cell table:style-name="ce158" office:value-type="string" calcext:value-type="string">
            <text:p>US administration cost</text:p>
          </table:table-cell>
          <table:table-cell table:style-name="ce177"/>
          <table:table-cell table:style-name="ce195" table:formula="of:=SUM([.C38:.C40])" office:value-type="float" office:value="2833.33333333333" calcext:value-type="float">
            <text:p>2 833</text:p>
          </table:table-cell>
          <table:table-cell table:style-name="ce195" table:formula="of:=SUM([.D38:.D40])" office:value-type="float" office:value="6880" calcext:value-type="float">
            <text:p>6 880</text:p>
          </table:table-cell>
          <table:table-cell table:style-name="ce195" table:formula="of:=SUM([.E38:.E40])" office:value-type="float" office:value="4300" calcext:value-type="float">
            <text:p>4 300</text:p>
          </table:table-cell>
          <table:table-cell table:style-name="ce195" table:formula="of:=SUM([.F38:.F40])" office:value-type="float" office:value="6020" calcext:value-type="float">
            <text:p>6 020</text:p>
          </table:table-cell>
          <table:table-cell table:style-name="ce195" table:formula="of:=SUM([.G38:.G40])" office:value-type="float" office:value="15480" calcext:value-type="float">
            <text:p>15 480</text:p>
          </table:table-cell>
          <table:table-cell table:style-name="ce195" table:formula="of:=SUM([.H38:.H40])" office:value-type="float" office:value="34400" calcext:value-type="float">
            <text:p>34 400</text:p>
          </table:table-cell>
          <table:table-cell table:style-name="ce195" table:formula="of:=SUM([.I38:.I40])" office:value-type="float" office:value="0" calcext:value-type="float">
            <text:p>0</text:p>
          </table:table-cell>
          <table:table-cell table:style-name="ce231" table:formula="of:=SUM([.C37:.I37])" office:value-type="float" office:value="69913.3333333333" calcext:value-type="float">
            <text:p>69 913</text:p>
          </table:table-cell>
          <table:table-cell table:style-name="ce243" table:formula="of:=[.J37]/[.J$5]" office:value-type="percentage" office:value="0.130906379362684" calcext:value-type="percentage">
            <text:p>13%</text:p>
          </table:table-cell>
          <table:table-cell table:style-name="ce272"/>
          <table:table-cell table:style-name="ce274" table:formula="of:=SUMIF([.O$11:.O$32];[.N37];[.M$11:.M$32])" office:value-type="float" office:value="6000" calcext:value-type="float">
            <text:p>6000</text:p>
          </table:table-cell>
          <table:table-cell table:style-name="ce191" office:value-type="string" calcext:value-type="string">
            <text:p>ID</text:p>
          </table:table-cell>
          <table:table-cell table:style-name="ce130" table:formula="of:=COUNTIF([.O$11:.O$32];[.N37])" office:value-type="float" office:value="2" calcext:value-type="float">
            <text:p>2</text:p>
          </table:table-cell>
          <table:table-cell table:number-columns-repeated="1009"/>
        </table:table-row>
        <table:table-row table:style-name="ro8">
          <table:table-cell table:style-name="ce157" office:value-type="string" calcext:value-type="string">
            <text:p>University Administrative Fee</text:p>
          </table:table-cell>
          <table:table-cell table:style-name="ce180"/>
          <table:table-cell table:style-name="ce200" table:formula="of:=8500/3" office:value-type="float" office:value="2833.33333333333" calcext:value-type="float">
            <text:p>2 833</text:p>
          </table:table-cell>
          <table:table-cell table:style-name="ce200" table:number-columns-repeated="6"/>
          <table:table-cell table:style-name="ce196" table:formula="of:=SUM([.C38:.I38])" office:value-type="float" office:value="2833.33333333333" calcext:value-type="float">
            <text:p>2 833</text:p>
          </table:table-cell>
          <table:table-cell table:style-name="ce245" table:formula="of:=[.J38]/[.J$5]" office:value-type="percentage" office:value="0.00530515983876615" calcext:value-type="percentage">
            <text:p>1%</text:p>
          </table:table-cell>
          <table:table-cell table:style-name="ce272"/>
          <table:table-cell table:style-name="ce274" table:formula="of:=SUMIF([.O$11:.O$32];[.N38];[.M$11:.M$32])" office:value-type="float" office:value="6000" calcext:value-type="float">
            <text:p>6000</text:p>
          </table:table-cell>
          <table:table-cell table:style-name="ce191" office:value-type="string" calcext:value-type="string">
            <text:p>DF</text:p>
          </table:table-cell>
          <table:table-cell table:style-name="ce130" table:formula="of:=COUNTIF([.O$11:.O$32];[.N38])" office:value-type="float" office:value="1" calcext:value-type="float">
            <text:p>1</text:p>
          </table:table-cell>
          <table:table-cell table:number-columns-repeated="1009"/>
        </table:table-row>
        <table:table-row table:style-name="ro8">
          <table:table-cell table:style-name="ce157" office:value-type="string" calcext:value-type="string">
            <text:p>College of Design Administration</text:p>
          </table:table-cell>
          <table:table-cell table:style-name="ce180"/>
          <table:table-cell table:style-name="ce200"/>
          <table:table-cell table:style-name="ce200" table:formula="of:=[.D84]*0.1" office:value-type="float" office:value="4480" calcext:value-type="float">
            <text:p>4 480</text:p>
          </table:table-cell>
          <table:table-cell table:style-name="ce200" table:formula="of:=[.E84]*0.1" office:value-type="float" office:value="2800" calcext:value-type="float">
            <text:p>2 800</text:p>
          </table:table-cell>
          <table:table-cell table:style-name="ce200" table:formula="of:=[.F84]*0.1" office:value-type="float" office:value="3920" calcext:value-type="float">
            <text:p>3 920</text:p>
          </table:table-cell>
          <table:table-cell table:style-name="ce200" table:formula="of:=[.G84]*0.1" office:value-type="float" office:value="10080" calcext:value-type="float">
            <text:p>10 080</text:p>
          </table:table-cell>
          <table:table-cell table:style-name="ce200" table:formula="of:=[.H84]*0.1" office:value-type="float" office:value="22400" calcext:value-type="float">
            <text:p>22 400</text:p>
          </table:table-cell>
          <table:table-cell table:style-name="ce200" table:formula="of:=[.I84]*0.1" office:value-type="float" office:value="0" calcext:value-type="float">
            <text:p>0</text:p>
          </table:table-cell>
          <table:table-cell table:style-name="ce196" table:formula="of:=SUM([.C39:.I39])" office:value-type="float" office:value="43680" calcext:value-type="float">
            <text:p>43 680</text:p>
          </table:table-cell>
          <table:table-cell table:style-name="ce245" table:formula="of:=[.J39]/[.J$5]" office:value-type="percentage" office:value="0.0817868406202255" calcext:value-type="percentage">
            <text:p>8%</text:p>
          </table:table-cell>
          <table:table-cell table:style-name="ce272"/>
          <table:table-cell table:style-name="ce274" table:formula="of:=SUMIF([.O$11:.O$32];[.N39];[.M$11:.M$32])" office:value-type="float" office:value="6000" calcext:value-type="float">
            <text:p>6000</text:p>
          </table:table-cell>
          <table:table-cell table:style-name="ce191" office:value-type="string" calcext:value-type="string">
            <text:p>WC</text:p>
          </table:table-cell>
          <table:table-cell table:style-name="ce130" table:formula="of:=COUNTIF([.O$11:.O$32];[.N39])" office:value-type="float" office:value="1" calcext:value-type="float">
            <text:p>1</text:p>
          </table:table-cell>
          <table:table-cell table:number-columns-repeated="1009"/>
        </table:table-row>
        <table:table-row table:style-name="ro8">
          <table:table-cell table:style-name="ce157" office:value-type="string" calcext:value-type="string">
            <text:p>Study abroad fee</text:p>
          </table:table-cell>
          <table:table-cell table:style-name="ce180"/>
          <table:table-cell table:style-name="ce200"/>
          <table:table-cell table:style-name="ce200" table:formula="of:=[.D70]*[.D72]" office:value-type="float" office:value="2400" calcext:value-type="float">
            <text:p>2 400</text:p>
          </table:table-cell>
          <table:table-cell table:style-name="ce200" table:formula="of:=[.E70]*[.E72]" office:value-type="float" office:value="1500" calcext:value-type="float">
            <text:p>1 500</text:p>
          </table:table-cell>
          <table:table-cell table:style-name="ce200" table:formula="of:=[.F70]*[.F72]" office:value-type="float" office:value="2100" calcext:value-type="float">
            <text:p>2 100</text:p>
          </table:table-cell>
          <table:table-cell table:style-name="ce200" table:formula="of:=[.G70]*[.G72]" office:value-type="float" office:value="5400" calcext:value-type="float">
            <text:p>5 400</text:p>
          </table:table-cell>
          <table:table-cell table:style-name="ce200" table:formula="of:=[.H70]*[.H72]" office:value-type="float" office:value="12000" calcext:value-type="float">
            <text:p>12 000</text:p>
          </table:table-cell>
          <table:table-cell table:style-name="ce200" table:formula="of:=[.I70]*[.I72]" office:value-type="float" office:value="0" calcext:value-type="float">
            <text:p>0</text:p>
          </table:table-cell>
          <table:table-cell table:style-name="ce196" table:formula="of:=SUM([.C40:.I40])" office:value-type="float" office:value="23400" calcext:value-type="float">
            <text:p>23 400</text:p>
          </table:table-cell>
          <table:table-cell table:style-name="ce245" table:formula="of:=[.J40]/[.J$5]" office:value-type="percentage" office:value="0.0438143789036922" calcext:value-type="percentage">
            <text:p>4%</text:p>
          </table:table-cell>
          <table:table-cell table:style-name="ce272"/>
          <table:table-cell table:style-name="ce173" table:formula="of:=SUMIF([.O$11:.O$32];[.N40];[.M$11:.M$32])" office:value-type="float" office:value="21200" calcext:value-type="float">
            <text:p>21200</text:p>
          </table:table-cell>
          <table:table-cell table:style-name="ce191" office:value-type="string" calcext:value-type="string">
            <text:p>GEP</text:p>
          </table:table-cell>
          <table:table-cell table:style-name="ce130" table:formula="of:=COUNTIF([.O$11:.O$32];[.N40])" office:value-type="float" office:value="7" calcext:value-type="float">
            <text:p>7</text:p>
          </table:table-cell>
          <table:table-cell table:number-columns-repeated="1009"/>
        </table:table-row>
        <table:table-row table:style-name="ro8">
          <table:table-cell table:style-name="ce158" office:value-type="string" calcext:value-type="string">
            <text:p>Students</text:p>
          </table:table-cell>
          <table:table-cell table:style-name="ce256"/>
          <table:table-cell table:style-name="ce195"/>
          <table:table-cell table:style-name="ce195" table:formula="of:=[.D43]*[.D72]+[.D42]" office:value-type="float" office:value="9257.24324324324" calcext:value-type="float">
            <text:p>9 257</text:p>
          </table:table-cell>
          <table:table-cell table:style-name="ce195" table:formula="of:=[.E43]*[.E72]+[.E42]" office:value-type="float" office:value="5785.77702702703" calcext:value-type="float">
            <text:p>5 786</text:p>
          </table:table-cell>
          <table:table-cell table:style-name="ce195" table:formula="of:=[.F43]*[.F72]+[.F42]" office:value-type="float" office:value="8100.08783783784" calcext:value-type="float">
            <text:p>8 100</text:p>
          </table:table-cell>
          <table:table-cell table:style-name="ce195" table:formula="of:=[.G43]*[.G72]+[.G42]" office:value-type="float" office:value="20828.7972972973" calcext:value-type="float">
            <text:p>20 829</text:p>
          </table:table-cell>
          <table:table-cell table:style-name="ce195" table:formula="of:=[.H43]*[.H72]+[.H42]" office:value-type="float" office:value="46286.2162162162" calcext:value-type="float">
            <text:p>46 286</text:p>
          </table:table-cell>
          <table:table-cell table:style-name="ce195" table:formula="of:=[.I43]*[.I72]+[.I42]" office:value-type="float" office:value="0" calcext:value-type="float">
            <text:p>0</text:p>
          </table:table-cell>
          <table:table-cell table:style-name="ce231" table:formula="of:=SUM([.C41:.I41])" office:value-type="float" office:value="90258.1216216216" calcext:value-type="float">
            <text:p>90 258</text:p>
          </table:table-cell>
          <table:table-cell table:style-name="ce243" table:formula="of:=[.J41]/[.J$5]" office:value-type="percentage" office:value="0.169000151276293" calcext:value-type="percentage">
            <text:p>17%</text:p>
          </table:table-cell>
          <table:table-cell table:style-name="ce272"/>
          <table:table-cell table:style-name="ce173" table:formula="of:=SUMIF([.O$11:.O$32];[.N41];[.M$11:.M$32])" office:value-type="float" office:value="12000" calcext:value-type="float">
            <text:p>12000</text:p>
          </table:table-cell>
          <table:table-cell table:style-name="ce191" office:value-type="string" calcext:value-type="string">
            <text:p>ENG</text:p>
          </table:table-cell>
          <table:table-cell table:style-name="ce130" table:formula="of:=COUNTIF([.O$11:.O$32];[.N41])" office:value-type="float" office:value="2" calcext:value-type="float">
            <text:p>2</text:p>
          </table:table-cell>
          <table:table-cell table:number-columns-repeated="1009"/>
        </table:table-row>
        <table:table-row table:style-name="ro8">
          <table:table-cell table:style-name="ce157" office:value-type="string" calcext:value-type="string">
            <text:p>Program specific equip/suppl</text:p>
          </table:table-cell>
          <table:table-cell table:style-name="ce257"/>
          <table:table-cell table:style-name="ce200"/>
          <table:table-cell table:number-columns-repeated="6" table:style-name="ce200" office:value-type="float" office:value="0" calcext:value-type="float">
            <text:p>0</text:p>
          </table:table-cell>
          <table:table-cell table:style-name="ce196" table:formula="of:=SUM([.C42:.I42])" office:value-type="float" office:value="0" calcext:value-type="float">
            <text:p>0</text:p>
          </table:table-cell>
          <table:table-cell table:style-name="ce245" table:formula="of:=[.J42]/[.J$5]" office:value-type="percentage" office:value="0" calcext:value-type="percentage">
            <text:p>0%</text:p>
          </table:table-cell>
          <table:table-cell table:style-name="ce272"/>
          <table:table-cell table:style-name="ce173" table:formula="of:=SUMIF([.O$11:.O$32];[.N42];[.M$11:.M$32])" office:value-type="float" office:value="0" calcext:value-type="float">
            <text:p>0</text:p>
          </table:table-cell>
          <table:table-cell table:style-name="ce191" office:value-type="string" calcext:value-type="string">
            <text:p>MAC</text:p>
          </table:table-cell>
          <table:table-cell table:style-name="ce130" table:formula="of:=COUNTIF([.O$11:.O$32];[.N42])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style-name="ce200" office:value-type="string" calcext:value-type="string">
            <text:p>per student costs</text:p>
          </table:table-cell>
          <table:table-cell table:style-name="ce257"/>
          <table:table-cell table:style-name="ce200"/>
          <table:table-cell table:style-name="ce202" table:formula="of:=SUM([.D44:.D49])" office:value-type="float" office:value="1157.15540540541" calcext:value-type="float">
            <text:p>(1 157)</text:p>
          </table:table-cell>
          <table:table-cell table:style-name="ce202" table:formula="of:=SUM([.E44:.E49])" office:value-type="float" office:value="1157.15540540541" calcext:value-type="float">
            <text:p>(1 157)</text:p>
          </table:table-cell>
          <table:table-cell table:style-name="ce202" table:formula="of:=SUM([.F44:.F49])" office:value-type="float" office:value="1157.15540540541" calcext:value-type="float">
            <text:p>(1 157)</text:p>
          </table:table-cell>
          <table:table-cell table:style-name="ce202" table:formula="of:=SUM([.G44:.G49])" office:value-type="float" office:value="1157.15540540541" calcext:value-type="float">
            <text:p>(1 157)</text:p>
          </table:table-cell>
          <table:table-cell table:style-name="ce202" table:formula="of:=SUM([.H44:.H49])" office:value-type="float" office:value="1157.15540540541" calcext:value-type="float">
            <text:p>(1 157)</text:p>
          </table:table-cell>
          <table:table-cell table:style-name="ce268" table:formula="of:=SUM([.I44:.I49])" office:value-type="float" office:value="657.021621621622" calcext:value-type="float">
            <text:p>(657)</text:p>
          </table:table-cell>
          <table:table-cell table:style-name="ce200"/>
          <table:table-cell table:style-name="ce184"/>
          <table:table-cell table:style-name="ce272"/>
          <table:table-cell table:style-name="Default" table:number-columns-repeated="2"/>
          <table:table-cell table:number-columns-repeated="1010"/>
        </table:table-row>
        <table:table-row table:style-name="ro8">
          <table:table-cell table:style-name="Default"/>
          <table:table-cell table:style-name="ce258" office:value-type="string" calcext:value-type="string">
            <text:p>Other student expenses *</text:p>
          </table:table-cell>
          <table:table-cell table:style-name="ce216"/>
          <table:table-cell table:style-name="ce216" office:value-type="float" office:value="80" calcext:value-type="float">
            <text:p>(80)</text:p>
          </table:table-cell>
          <table:table-cell table:style-name="ce216" table:formula="of:=[.$D44]" office:value-type="float" office:value="80" calcext:value-type="float">
            <text:p>(80)</text:p>
          </table:table-cell>
          <table:table-cell table:style-name="ce216" table:formula="of:=[.$D44]" office:value-type="float" office:value="80" calcext:value-type="float">
            <text:p>(80)</text:p>
          </table:table-cell>
          <table:table-cell table:style-name="ce216" table:formula="of:=[.$D44]" office:value-type="float" office:value="80" calcext:value-type="float">
            <text:p>(80)</text:p>
          </table:table-cell>
          <table:table-cell table:style-name="ce216" table:formula="of:=[.$D44]" office:value-type="float" office:value="80" calcext:value-type="float">
            <text:p>(80)</text:p>
          </table:table-cell>
          <table:table-cell table:style-name="ce216" table:formula="of:=[.$D44]" office:value-type="float" office:value="80" calcext:value-type="float">
            <text:p>(80)</text:p>
          </table:table-cell>
          <table:table-cell table:style-name="ce197" table:formula="of:=SUMPRODUCT([.D44:.I44];[.D$72:.I$72])" office:value-type="float" office:value="6240" calcext:value-type="float">
            <text:p>6 240</text:p>
          </table:table-cell>
          <table:table-cell table:style-name="ce247" table:formula="of:=[.J44]/[.J$5]" office:value-type="percentage" office:value="0.0116838343743179" calcext:value-type="percentage">
            <text:p>1%</text:p>
          </table:table-cell>
          <table:table-cell table:style-name="ce272"/>
          <table:table-cell table:style-name="Default" table:number-columns-repeated="2"/>
          <table:table-cell table:number-columns-repeated="1010"/>
        </table:table-row>
        <table:table-row table:style-name="ro8">
          <table:table-cell table:style-name="Default"/>
          <table:table-cell table:style-name="ce258" office:value-type="string" calcext:value-type="string">
            <text:p>Housing *</text:p>
          </table:table-cell>
          <table:table-cell table:style-name="ce216"/>
          <table:table-cell table:style-name="ce216" table:formula="of:=[.D68]*[.D71]" office:value-type="float" office:value="522.972972972973" calcext:value-type="float">
            <text:p>(523)</text:p>
          </table:table-cell>
          <table:table-cell table:style-name="ce216" table:formula="of:=[.E68]*[.E71]" office:value-type="float" office:value="522.972972972973" calcext:value-type="float">
            <text:p>(523)</text:p>
          </table:table-cell>
          <table:table-cell table:style-name="ce216" table:formula="of:=[.F68]*[.F71]" office:value-type="float" office:value="522.972972972973" calcext:value-type="float">
            <text:p>(523)</text:p>
          </table:table-cell>
          <table:table-cell table:style-name="ce216" table:formula="of:=[.G68]*[.G71]" office:value-type="float" office:value="522.972972972973" calcext:value-type="float">
            <text:p>(523)</text:p>
          </table:table-cell>
          <table:table-cell table:style-name="ce216" table:formula="of:=[.H68]*[.H71]" office:value-type="float" office:value="522.972972972973" calcext:value-type="float">
            <text:p>(523)</text:p>
          </table:table-cell>
          <table:table-cell table:style-name="ce216" table:formula="of:=[.I68]*[.I71]" office:value-type="float" office:value="278.918918918919" calcext:value-type="float">
            <text:p>(279)</text:p>
          </table:table-cell>
          <table:table-cell table:style-name="ce197" table:formula="of:=SUMPRODUCT([.D45:.I45];[.D$72:.I$72])" office:value-type="float" office:value="40791.8918918919" calcext:value-type="float">
            <text:p>40 792</text:p>
          </table:table-cell>
          <table:table-cell table:style-name="ce247" table:formula="of:=[.J45]/[.J$5]" office:value-type="percentage" office:value="0.0763791199807608" calcext:value-type="percentage">
            <text:p>8%</text:p>
          </table:table-cell>
          <table:table-cell table:style-name="ce272"/>
          <table:table-cell table:style-name="Default" table:number-columns-repeated="2"/>
          <table:table-cell table:number-columns-repeated="1010"/>
        </table:table-row>
        <table:table-row table:style-name="ro8">
          <table:table-cell table:style-name="Default"/>
          <table:table-cell table:style-name="ce258" office:value-type="string" calcext:value-type="string">
            <text:p>Orientation *</text:p>
          </table:table-cell>
          <table:table-cell table:style-name="ce216"/>
          <table:table-cell table:style-name="ce216" office:value-type="float" office:value="25" calcext:value-type="float">
            <text:p>(25)</text:p>
          </table:table-cell>
          <table:table-cell table:style-name="ce216" table:formula="of:=[.$D46]" office:value-type="float" office:value="25" calcext:value-type="float">
            <text:p>(25)</text:p>
          </table:table-cell>
          <table:table-cell table:style-name="ce216" table:formula="of:=[.$D46]" office:value-type="float" office:value="25" calcext:value-type="float">
            <text:p>(25)</text:p>
          </table:table-cell>
          <table:table-cell table:style-name="ce216" table:formula="of:=[.$D46]" office:value-type="float" office:value="25" calcext:value-type="float">
            <text:p>(25)</text:p>
          </table:table-cell>
          <table:table-cell table:style-name="ce216" table:formula="of:=[.$D46]" office:value-type="float" office:value="25" calcext:value-type="float">
            <text:p>(25)</text:p>
          </table:table-cell>
          <table:table-cell table:style-name="ce216" table:formula="of:=[.$D46]" office:value-type="float" office:value="25" calcext:value-type="float">
            <text:p>(25)</text:p>
          </table:table-cell>
          <table:table-cell table:style-name="ce197" table:formula="of:=SUMPRODUCT([.D46:.I46];[.D$72:.I$72])" office:value-type="float" office:value="1950" calcext:value-type="float">
            <text:p>1 950</text:p>
          </table:table-cell>
          <table:table-cell table:style-name="ce247" table:formula="of:=[.J46]/[.J$5]" office:value-type="percentage" office:value="0.00365119824197435" calcext:value-type="percentage">
            <text:p>0%</text:p>
          </table:table-cell>
          <table:table-cell table:style-name="ce272"/>
          <table:table-cell table:style-name="Default" table:number-columns-repeated="2"/>
          <table:table-cell table:number-columns-repeated="1010"/>
        </table:table-row>
        <table:table-row table:style-name="ro8">
          <table:table-cell table:style-name="Default"/>
          <table:table-cell table:style-name="ce258" office:value-type="string" calcext:value-type="string">
            <text:p>Travel pass *</text:p>
          </table:table-cell>
          <table:table-cell table:style-name="ce216"/>
          <table:table-cell table:style-name="ce216" table:formula="of:=IF([.D68]&lt;30;550+240;IF([.D68]&lt;60;1100+240;1480+240))/USDCZK" office:value-type="float" office:value="72.4324324324324" calcext:value-type="float">
            <text:p>(72)</text:p>
          </table:table-cell>
          <table:table-cell table:style-name="ce216" table:formula="of:=IF([.E68]&lt;30;550+240;IF([.E68]&lt;60;1100+240;1480+240))/USDCZK" office:value-type="float" office:value="72.4324324324324" calcext:value-type="float">
            <text:p>(72)</text:p>
          </table:table-cell>
          <table:table-cell table:style-name="ce216" table:formula="of:=IF([.F68]&lt;30;550+240;IF([.F68]&lt;60;1100+240;1480+240))/USDCZK" office:value-type="float" office:value="72.4324324324324" calcext:value-type="float">
            <text:p>(72)</text:p>
          </table:table-cell>
          <table:table-cell table:style-name="ce216" table:formula="of:=IF([.G68]&lt;30;550+240;IF([.G68]&lt;60;1100+240;1480+240))/USDCZK" office:value-type="float" office:value="72.4324324324324" calcext:value-type="float">
            <text:p>(72)</text:p>
          </table:table-cell>
          <table:table-cell table:style-name="ce216" table:formula="of:=IF([.H68]&lt;30;550+240;IF([.H68]&lt;60;1100+240;1480+240))/USDCZK" office:value-type="float" office:value="72.4324324324324" calcext:value-type="float">
            <text:p>(72)</text:p>
          </table:table-cell>
          <table:table-cell table:style-name="ce216" table:formula="of:=IF([.I68]&lt;30;550+240;IF([.I68]&lt;60;1100+240;1480+240))/USDCZK" office:value-type="float" office:value="42.7027027027027" calcext:value-type="float">
            <text:p>(43)</text:p>
          </table:table-cell>
          <table:table-cell table:style-name="ce197" table:formula="of:=SUMPRODUCT([.D47:.I47];[.D$72:.I$72])" office:value-type="float" office:value="5649.72972972973" calcext:value-type="float">
            <text:p>5 650</text:p>
          </table:table-cell>
          <table:table-cell table:style-name="ce247" table:formula="of:=[.J47]/[.J$5]" office:value-type="percentage" office:value="0.0105786067983689" calcext:value-type="percentage">
            <text:p>1%</text:p>
          </table:table-cell>
          <table:table-cell table:style-name="ce272"/>
          <table:table-cell table:style-name="Default" table:number-columns-repeated="2"/>
          <table:table-cell table:number-columns-repeated="1010"/>
        </table:table-row>
        <table:table-row table:style-name="ro8">
          <table:table-cell table:style-name="Default"/>
          <table:table-cell table:style-name="ce258" office:value-type="string" calcext:value-type="string">
            <text:p>Culture &amp; Excursions *</text:p>
          </table:table-cell>
          <table:table-cell table:style-name="ce216"/>
          <table:table-cell table:style-name="ce216" table:formula="of:=66*[.D69]" office:value-type="float" office:value="396" calcext:value-type="float">
            <text:p>(396)</text:p>
          </table:table-cell>
          <table:table-cell table:style-name="ce216" table:formula="of:=66*[.E69]" office:value-type="float" office:value="396" calcext:value-type="float">
            <text:p>(396)</text:p>
          </table:table-cell>
          <table:table-cell table:style-name="ce216" table:formula="of:=66*[.F69]" office:value-type="float" office:value="396" calcext:value-type="float">
            <text:p>(396)</text:p>
          </table:table-cell>
          <table:table-cell table:style-name="ce216" table:formula="of:=66*[.G69]" office:value-type="float" office:value="396" calcext:value-type="float">
            <text:p>(396)</text:p>
          </table:table-cell>
          <table:table-cell table:style-name="ce216" table:formula="of:=66*[.H69]" office:value-type="float" office:value="396" calcext:value-type="float">
            <text:p>(396)</text:p>
          </table:table-cell>
          <table:table-cell table:style-name="ce216" table:formula="of:=66*[.I69]" office:value-type="float" office:value="198" calcext:value-type="float">
            <text:p>(198)</text:p>
          </table:table-cell>
          <table:table-cell table:style-name="ce197" table:formula="of:=SUMPRODUCT([.D48:.I48];[.D$72:.I$72])" office:value-type="float" office:value="30888" calcext:value-type="float">
            <text:p>30 888</text:p>
          </table:table-cell>
          <table:table-cell table:style-name="ce247" table:formula="of:=[.J48]/[.J$5]" office:value-type="percentage" office:value="0.0578349801528738" calcext:value-type="percentage">
            <text:p>6%</text:p>
          </table:table-cell>
          <table:table-cell table:style-name="ce272"/>
          <table:table-cell table:style-name="Default" table:number-columns-repeated="2"/>
          <table:table-cell table:number-columns-repeated="1010"/>
        </table:table-row>
        <table:table-row table:style-name="ro8">
          <table:table-cell table:style-name="Default"/>
          <table:table-cell table:style-name="ce258" office:value-type="string" calcext:value-type="string">
            <text:p>Health Insurance *</text:p>
          </table:table-cell>
          <table:table-cell table:style-name="ce216"/>
          <table:table-cell table:style-name="ce216" table:formula="of:=[.$C$76]*[.D68]" office:value-type="float" office:value="60.75" calcext:value-type="float">
            <text:p>(61)</text:p>
          </table:table-cell>
          <table:table-cell table:style-name="ce216" table:formula="of:=[.$C$76]*[.E68]" office:value-type="float" office:value="60.75" calcext:value-type="float">
            <text:p>(61)</text:p>
          </table:table-cell>
          <table:table-cell table:style-name="ce216" table:formula="of:=[.$C$76]*[.F68]" office:value-type="float" office:value="60.75" calcext:value-type="float">
            <text:p>(61)</text:p>
          </table:table-cell>
          <table:table-cell table:style-name="ce216" table:formula="of:=[.$C$76]*[.G68]" office:value-type="float" office:value="60.75" calcext:value-type="float">
            <text:p>(61)</text:p>
          </table:table-cell>
          <table:table-cell table:style-name="ce216" table:formula="of:=[.$C$76]*[.H68]" office:value-type="float" office:value="60.75" calcext:value-type="float">
            <text:p>(61)</text:p>
          </table:table-cell>
          <table:table-cell table:style-name="ce216" table:formula="of:=[.$C$76]*[.I68]" office:value-type="float" office:value="32.4" calcext:value-type="float">
            <text:p>(32)</text:p>
          </table:table-cell>
          <table:table-cell table:style-name="ce197" table:formula="of:=SUMPRODUCT([.D49:.I49];[.D$72:.I$72])" office:value-type="float" office:value="4738.5" calcext:value-type="float">
            <text:p>4 739</text:p>
          </table:table-cell>
          <table:table-cell table:style-name="ce247" table:formula="of:=[.J49]/[.J$5]" office:value-type="percentage" office:value="0.00887241172799768" calcext:value-type="percentage">
            <text:p>1%</text:p>
          </table:table-cell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252" office:value-type="string" calcext:value-type="string">
            <text:p>Faculty</text:p>
          </table:table-cell>
          <table:table-cell table:style-name="ce259"/>
          <table:table-cell table:style-name="ce261"/>
          <table:table-cell table:style-name="ce195" table:formula="of:=[.D51]+[.D57]" office:value-type="float" office:value="28661.3243243244" calcext:value-type="float">
            <text:p>28 661</text:p>
          </table:table-cell>
          <table:table-cell table:style-name="ce195" table:formula="of:=[.E51]+[.E57]" office:value-type="float" office:value="12080.6621621622" calcext:value-type="float">
            <text:p>12 081</text:p>
          </table:table-cell>
          <table:table-cell table:style-name="ce195" table:formula="of:=[.F51]+[.F57]" office:value-type="float" office:value="12080.6621621622" calcext:value-type="float">
            <text:p>12 081</text:p>
          </table:table-cell>
          <table:table-cell table:style-name="ce195" table:formula="of:=[.G51]+[.G57]" office:value-type="float" office:value="72756.6351351351" calcext:value-type="float">
            <text:p>72 757</text:p>
          </table:table-cell>
          <table:table-cell table:style-name="ce195" table:formula="of:=[.H51]+[.H57]" office:value-type="float" office:value="24161.3243243243" calcext:value-type="float">
            <text:p>24 161</text:p>
          </table:table-cell>
          <table:table-cell table:style-name="ce195" table:formula="of:=[.I51]+[.I57]" office:value-type="float" office:value="0" calcext:value-type="float">
            <text:p>0</text:p>
          </table:table-cell>
          <table:table-cell table:style-name="ce231" table:formula="of:=SUM([.C50:.I50])" office:value-type="float" office:value="149740.608108108" calcext:value-type="float">
            <text:p>149 741</text:p>
          </table:table-cell>
          <table:table-cell table:style-name="ce243" table:formula="of:=[.J50]/[.J$5]" office:value-type="percentage" office:value="0.280375715423844" calcext:value-type="percentage">
            <text:p>28%</text:p>
          </table:table-cell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2" office:value-type="string" calcext:value-type="string">
            <text:p>Czech</text:p>
          </table:table-cell>
          <table:table-cell table:style-name="ce200" table:number-columns-repeated="2"/>
          <table:table-cell table:style-name="ce200" table:formula="of:=SUM([.D52:.D56])" office:value-type="float" office:value="5000" calcext:value-type="float">
            <text:p>5 000</text:p>
          </table:table-cell>
          <table:table-cell table:style-name="ce200" table:formula="of:=SUM([.E52:.E56])" office:value-type="float" office:value="0" calcext:value-type="float">
            <text:p>0</text:p>
          </table:table-cell>
          <table:table-cell table:style-name="ce200" table:formula="of:=SUM([.F52:.F56])" office:value-type="float" office:value="0" calcext:value-type="float">
            <text:p>0</text:p>
          </table:table-cell>
          <table:table-cell table:style-name="ce200" table:formula="of:=SUM([.G52:.G56])" office:value-type="float" office:value="10192" calcext:value-type="float">
            <text:p>10 192</text:p>
          </table:table-cell>
          <table:table-cell table:style-name="ce200" table:formula="of:=SUM([.H52:.H56])" office:value-type="float" office:value="0" calcext:value-type="float">
            <text:p>0</text:p>
          </table:table-cell>
          <table:table-cell table:style-name="ce200" table:formula="of:=SUM([.I52:.I56])" office:value-type="float" office:value="0" calcext:value-type="float">
            <text:p>0</text:p>
          </table:table-cell>
          <table:table-cell table:style-name="ce196" table:formula="of:=SUM([.C51:.I51])" office:value-type="float" office:value="15192" calcext:value-type="float">
            <text:p>15 192</text:p>
          </table:table-cell>
          <table:table-cell table:style-name="ce245" table:formula="of:=[.J51]/[.J$5]" office:value-type="percentage" office:value="0.0284456429190125" calcext:value-type="percentage">
            <text:p>3%</text:p>
          </table:table-cell>
          <table:table-cell table:style-name="ce272" table:formula="of:=[.J51]/11600-1" office:value-type="percentage" office:value="0.309655172413793" calcext:value-type="percentage">
            <text:p>31%</text:p>
          </table:table-cell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3"/>
          <table:table-cell table:style-name="ce203" office:value-type="string" calcext:value-type="string">
            <text:p>Salaries</text:p>
          </table:table-cell>
          <table:table-cell table:style-name="ce203"/>
          <table:table-cell table:number-columns-repeated="3" table:style-name="ce203" office:value-type="float" office:value="0" calcext:value-type="float">
            <text:p>0</text:p>
          </table:table-cell>
          <table:table-cell table:style-name="ce203" office:value-type="float" office:value="6200" calcext:value-type="float">
            <text:p>6 200</text:p>
          </table:table-cell>
          <table:table-cell table:number-columns-repeated="2" table:style-name="ce203" office:value-type="float" office:value="0" calcext:value-type="float">
            <text:p>0</text:p>
          </table:table-cell>
          <table:table-cell table:style-name="ce197" table:formula="of:=SUM([.C52:.I52])" office:value-type="float" office:value="6200" calcext:value-type="float">
            <text:p>6 200</text:p>
          </table:table-cell>
          <table:table-cell table:style-name="ce247" table:formula="of:=[.J52]/[.J$5]" office:value-type="percentage" office:value="0.0116089380001236" calcext:value-type="percentage">
            <text:p>1%</text:p>
          </table:table-cell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3"/>
          <table:table-cell table:style-name="ce203" office:value-type="string" calcext:value-type="string">
            <text:p>Other</text:p>
          </table:table-cell>
          <table:table-cell table:style-name="ce203"/>
          <table:table-cell table:style-name="ce203" table:formula="of:=0*([.D63])" office:value-type="float" office:value="0" calcext:value-type="float">
            <text:p>0</text:p>
          </table:table-cell>
          <table:table-cell table:style-name="ce203" table:formula="of:=0*([.E63])" office:value-type="float" office:value="0" calcext:value-type="float">
            <text:p>0</text:p>
          </table:table-cell>
          <table:table-cell table:style-name="ce203" table:formula="of:=0*([.F63])" office:value-type="float" office:value="0" calcext:value-type="float">
            <text:p>0</text:p>
          </table:table-cell>
          <table:table-cell table:style-name="ce203" table:formula="of:=2*[.G63]" office:value-type="float" office:value="792" calcext:value-type="float">
            <text:p>792</text:p>
          </table:table-cell>
          <table:table-cell table:style-name="ce203" table:formula="of:=0*([.H63])" office:value-type="float" office:value="0" calcext:value-type="float">
            <text:p>0</text:p>
          </table:table-cell>
          <table:table-cell table:style-name="ce203" table:formula="of:=0*([.I63])" office:value-type="float" office:value="0" calcext:value-type="float">
            <text:p>0</text:p>
          </table:table-cell>
          <table:table-cell table:style-name="ce197" table:formula="of:=SUM([.C53:.I53])" office:value-type="float" office:value="792" calcext:value-type="float">
            <text:p>792</text:p>
          </table:table-cell>
          <table:table-cell table:style-name="ce247" table:formula="of:=[.J53]/[.J$5]" office:value-type="percentage" office:value="0.00148294820904805" calcext:value-type="percentage">
            <text:p>0%</text:p>
          </table:table-cell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3" office:value-type="string" calcext:value-type="string">
            <text:p>Guests</text:p>
          </table:table-cell>
          <table:table-cell table:style-name="ce203" table:number-columns-repeated="8"/>
          <table:table-cell table:style-name="ce197"/>
          <table:table-cell table:style-name="ce247"/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3"/>
          <table:table-cell table:style-name="ce203" office:value-type="string" calcext:value-type="string">
            <text:p>Salaries</text:p>
          </table:table-cell>
          <table:table-cell table:style-name="ce203"/>
          <table:table-cell table:style-name="ce203" office:value-type="float" office:value="5000" calcext:value-type="float">
            <text:p>5 000</text:p>
          </table:table-cell>
          <table:table-cell table:number-columns-repeated="2" table:style-name="ce203" office:value-type="float" office:value="0" calcext:value-type="float">
            <text:p>0</text:p>
          </table:table-cell>
          <table:table-cell table:style-name="ce203" office:value-type="float" office:value="3200" calcext:value-type="float">
            <text:p>3 200</text:p>
          </table:table-cell>
          <table:table-cell table:number-columns-repeated="2" table:style-name="ce203" office:value-type="float" office:value="0" calcext:value-type="float">
            <text:p>0</text:p>
          </table:table-cell>
          <table:table-cell table:style-name="ce197" table:formula="of:=SUM([.C55:.I55])" office:value-type="float" office:value="8200" calcext:value-type="float">
            <text:p>8 200</text:p>
          </table:table-cell>
          <table:table-cell table:style-name="ce247" table:formula="of:=[.J55]/[.J$5]" office:value-type="percentage" office:value="0.0153537567098409" calcext:value-type="percentage">
            <text:p>2%</text:p>
          </table:table-cell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3"/>
          <table:table-cell table:style-name="ce203" office:value-type="string" calcext:value-type="string">
            <text:p>Other</text:p>
          </table:table-cell>
          <table:table-cell table:style-name="ce203"/>
          <table:table-cell table:style-name="ce203" table:formula="of:=0*([.D63])" office:value-type="float" office:value="0" calcext:value-type="float">
            <text:p>0</text:p>
          </table:table-cell>
          <table:table-cell table:style-name="ce203" table:formula="of:=0*([.E63])" office:value-type="float" office:value="0" calcext:value-type="float">
            <text:p>0</text:p>
          </table:table-cell>
          <table:table-cell table:style-name="ce203" table:formula="of:=0*([.F63])" office:value-type="float" office:value="0" calcext:value-type="float">
            <text:p>0</text:p>
          </table:table-cell>
          <table:table-cell table:style-name="ce203" table:formula="of:=0*([.G63])" office:value-type="float" office:value="0" calcext:value-type="float">
            <text:p>0</text:p>
          </table:table-cell>
          <table:table-cell table:style-name="ce203" table:formula="of:=0*([.H63])" office:value-type="float" office:value="0" calcext:value-type="float">
            <text:p>0</text:p>
          </table:table-cell>
          <table:table-cell table:style-name="ce203" table:formula="of:=0*([.I63])" office:value-type="float" office:value="0" calcext:value-type="float">
            <text:p>0</text:p>
          </table:table-cell>
          <table:table-cell table:style-name="ce197" table:formula="of:=SUM([.C56:.I56])" office:value-type="float" office:value="0" calcext:value-type="float">
            <text:p>0</text:p>
          </table:table-cell>
          <table:table-cell table:style-name="ce247" table:formula="of:=[.J56]/[.J$5]" office:value-type="percentage" office:value="0" calcext:value-type="percentage">
            <text:p>0%</text:p>
          </table:table-cell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2" office:value-type="string" calcext:value-type="string">
            <text:p>US</text:p>
          </table:table-cell>
          <table:table-cell table:style-name="ce200" table:number-columns-repeated="2"/>
          <table:table-cell table:style-name="ce200" table:formula="of:=[.D73]*[.D59]+[.D58]" office:value-type="float" office:value="23661.3243243244" calcext:value-type="float">
            <text:p>23 661</text:p>
          </table:table-cell>
          <table:table-cell table:style-name="ce200" table:formula="of:=[.E73]*[.E59]+[.E58]" office:value-type="float" office:value="12080.6621621622" calcext:value-type="float">
            <text:p>12 081</text:p>
          </table:table-cell>
          <table:table-cell table:style-name="ce200" table:formula="of:=[.F73]*[.F59]+[.F58]" office:value-type="float" office:value="12080.6621621622" calcext:value-type="float">
            <text:p>12 081</text:p>
          </table:table-cell>
          <table:table-cell table:style-name="ce200" table:formula="of:=[.G73]*[.G59]+[.G58]" office:value-type="float" office:value="62564.6351351351" calcext:value-type="float">
            <text:p>62 565</text:p>
          </table:table-cell>
          <table:table-cell table:style-name="ce200" table:formula="of:=[.H73]*[.H59]+[.H58]" office:value-type="float" office:value="24161.3243243243" calcext:value-type="float">
            <text:p>24 161</text:p>
          </table:table-cell>
          <table:table-cell table:style-name="ce200" table:formula="of:=[.I73]*[.I59]+[.I58]" office:value-type="float" office:value="0" calcext:value-type="float">
            <text:p>0</text:p>
          </table:table-cell>
          <table:table-cell table:style-name="ce232" table:formula="of:=SUM([.C57:.I57])" office:value-type="float" office:value="134548.608108108" calcext:value-type="float">
            <text:p>134 549</text:p>
          </table:table-cell>
          <table:table-cell table:style-name="ce245" table:formula="of:=[.J57]/[.J$5]" office:value-type="percentage" office:value="0.251930072504831" calcext:value-type="percentage">
            <text:p>25%</text:p>
          </table:table-cell>
          <table:table-cell table:style-name="ce170"/>
          <table:table-cell table:style-name="Default" table:number-columns-repeated="2"/>
          <table:table-cell table:number-columns-repeated="1010"/>
        </table:table-row>
        <table:table-row table:style-name="ro8">
          <table:table-cell table:style-name="ce164"/>
          <table:table-cell table:style-name="ce260" office:value-type="string" calcext:value-type="string">
            <text:p>Workshop total</text:p>
          </table:table-cell>
          <table:table-cell table:style-name="Default"/>
          <table:table-cell table:formula="of:=-500" office:value-type="float" office:value="-500" calcext:value-type="float">
            <text:p>-500</text:p>
          </table:table-cell>
          <table:table-cell table:style-name="Default" table:number-columns-repeated="2"/>
          <table:table-cell office:value-type="float" office:value="-1000" calcext:value-type="float">
            <text:p>-1000</text:p>
          </table:table-cell>
          <table:table-cell table:style-name="Default" table:number-columns-repeated="2"/>
          <table:table-cell table:style-name="ce197" table:formula="of:=SUM([.C58:.I58])" office:value-type="float" office:value="-1500" calcext:value-type="float">
            <text:p>-1 500</text:p>
          </table:table-cell>
          <table:table-cell table:style-name="ce248"/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2" office:value-type="string" calcext:value-type="string">
            <text:p>per faculty</text:p>
          </table:table-cell>
          <table:table-cell table:style-name="ce200" table:number-columns-repeated="2"/>
          <table:table-cell table:style-name="ce202" table:formula="of:=SUM([.D60:.D65])" office:value-type="float" office:value="12080.6621621622" calcext:value-type="float">
            <text:p>(12 081)</text:p>
          </table:table-cell>
          <table:table-cell table:style-name="ce202" table:formula="of:=SUM([.E60:.E65])" office:value-type="float" office:value="12080.6621621622" calcext:value-type="float">
            <text:p>(12 081)</text:p>
          </table:table-cell>
          <table:table-cell table:style-name="ce202" table:formula="of:=SUM([.F60:.F65])" office:value-type="float" office:value="12080.6621621622" calcext:value-type="float">
            <text:p>(12 081)</text:p>
          </table:table-cell>
          <table:table-cell table:style-name="ce202" table:formula="of:=SUM([.G60:.G65])" office:value-type="float" office:value="9080.66216216216" calcext:value-type="float">
            <text:p>(9 081)</text:p>
          </table:table-cell>
          <table:table-cell table:style-name="ce202" table:formula="of:=SUM([.H60:.H65])" office:value-type="float" office:value="12080.6621621622" calcext:value-type="float">
            <text:p>(12 081)</text:p>
          </table:table-cell>
          <table:table-cell table:style-name="ce202" table:formula="of:=SUM([.I60:.I65])" office:value-type="float" office:value="6974.32432432433" calcext:value-type="float">
            <text:p>(6 974)</text:p>
          </table:table-cell>
          <table:table-cell table:style-name="ce196" table:formula="of:=SUMPRODUCT([.D59:.I59];[.D$73:.I$73])" office:value-type="float" office:value="136048.608108108" calcext:value-type="float">
            <text:p>136 049</text:p>
          </table:table-cell>
          <table:table-cell table:style-name="ce245" table:formula="of:=[.J59]/[.J$5]" office:value-type="percentage" office:value="0.254738686537119" calcext:value-type="percentage">
            <text:p>25%</text:p>
          </table:table-cell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3"/>
          <table:table-cell table:style-name="ce203" office:value-type="string" calcext:value-type="string">
            <text:p>Salaries + benefit **</text:p>
          </table:table-cell>
          <table:table-cell table:style-name="ce203"/>
          <table:table-cell table:number-columns-repeated="3" table:style-name="ce216" office:value-type="float" office:value="6000" calcext:value-type="float">
            <text:p>(6 000)</text:p>
          </table:table-cell>
          <table:table-cell table:style-name="ce216" office:value-type="float" office:value="3000" calcext:value-type="float">
            <text:p>(3 000)</text:p>
          </table:table-cell>
          <table:table-cell table:style-name="ce216" office:value-type="float" office:value="6000" calcext:value-type="float">
            <text:p>(6 000)</text:p>
          </table:table-cell>
          <table:table-cell table:style-name="ce216" office:value-type="float" office:value="3000" calcext:value-type="float">
            <text:p>(3 000)</text:p>
          </table:table-cell>
          <table:table-cell table:style-name="ce197" table:formula="of:=SUMPRODUCT([.D60:.I60];[.D$73:.I$73])" office:value-type="float" office:value="57000" calcext:value-type="float">
            <text:p>57 000</text:p>
          </table:table-cell>
          <table:table-cell table:style-name="ce247" table:formula="of:=[.J60]/[.J$5]" office:value-type="percentage" office:value="0.106727333226943" calcext:value-type="percentage">
            <text:p>11%</text:p>
          </table:table-cell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3"/>
          <table:table-cell table:style-name="ce203" office:value-type="string" calcext:value-type="string">
            <text:p>Travel**</text:p>
          </table:table-cell>
          <table:table-cell table:style-name="ce203"/>
          <table:table-cell table:style-name="ce216" table:formula="of:=1600+[.D74]" office:value-type="float" office:value="1672.97297297297" calcext:value-type="float">
            <text:p>(1 673)</text:p>
          </table:table-cell>
          <table:table-cell table:style-name="ce216" table:formula="of:=1600+[.E74]" office:value-type="float" office:value="1672.97297297297" calcext:value-type="float">
            <text:p>(1 673)</text:p>
          </table:table-cell>
          <table:table-cell table:style-name="ce216" table:formula="of:=1600+[.F74]" office:value-type="float" office:value="1672.97297297297" calcext:value-type="float">
            <text:p>(1 673)</text:p>
          </table:table-cell>
          <table:table-cell table:style-name="ce216" table:formula="of:=1600+[.G74]" office:value-type="float" office:value="1672.97297297297" calcext:value-type="float">
            <text:p>(1 673)</text:p>
          </table:table-cell>
          <table:table-cell table:style-name="ce216" table:formula="of:=1600+[.H74]" office:value-type="float" office:value="1672.97297297297" calcext:value-type="float">
            <text:p>(1 673)</text:p>
          </table:table-cell>
          <table:table-cell table:style-name="ce216" table:formula="of:=1600+[.I74]" office:value-type="float" office:value="1636.75675675676" calcext:value-type="float">
            <text:p>(1 637)</text:p>
          </table:table-cell>
          <table:table-cell table:style-name="ce197" table:formula="of:=SUMPRODUCT([.D61:.I61];[.D$73:.I$73])" office:value-type="float" office:value="21748.6486486486" calcext:value-type="float">
            <text:p>21 749</text:p>
          </table:table-cell>
          <table:table-cell table:style-name="ce247" table:formula="of:=[.J61]/[.J$5]" office:value-type="percentage" office:value="0.0407223731852634" calcext:value-type="percentage">
            <text:p>4%</text:p>
          </table:table-cell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3"/>
          <table:table-cell table:style-name="ce203" office:value-type="string" calcext:value-type="string">
            <text:p>Perdiem**</text:p>
          </table:table-cell>
          <table:table-cell table:style-name="ce204"/>
          <table:table-cell table:style-name="ce222" table:formula="of:=37.5*[.D68]" office:value-type="float" office:value="1687.5" calcext:value-type="float">
            <text:p>(1 688)</text:p>
          </table:table-cell>
          <table:table-cell table:style-name="ce222" table:formula="of:=37.5*[.E68]" office:value-type="float" office:value="1687.5" calcext:value-type="float">
            <text:p>(1 688)</text:p>
          </table:table-cell>
          <table:table-cell table:style-name="ce222" table:formula="of:=37.5*[.F68]" office:value-type="float" office:value="1687.5" calcext:value-type="float">
            <text:p>(1 688)</text:p>
          </table:table-cell>
          <table:table-cell table:style-name="ce222" table:formula="of:=37.5*[.G68]" office:value-type="float" office:value="1687.5" calcext:value-type="float">
            <text:p>(1 688)</text:p>
          </table:table-cell>
          <table:table-cell table:style-name="ce222" table:formula="of:=37.5*[.H68]" office:value-type="float" office:value="1687.5" calcext:value-type="float">
            <text:p>(1 688)</text:p>
          </table:table-cell>
          <table:table-cell table:style-name="ce222" table:formula="of:=37.5*[.I68]" office:value-type="float" office:value="900" calcext:value-type="float">
            <text:p>(900)</text:p>
          </table:table-cell>
          <table:table-cell table:style-name="ce197" table:formula="of:=SUMPRODUCT([.D62:.I62];[.D$73:.I$73])" office:value-type="float" office:value="21937.5" calcext:value-type="float">
            <text:p>21 938</text:p>
          </table:table-cell>
          <table:table-cell table:style-name="ce247" table:formula="of:=[.J62]/[.J$5]" office:value-type="percentage" office:value="0.0410759802222115" calcext:value-type="percentage">
            <text:p>4%</text:p>
          </table:table-cell>
          <table:table-cell table:style-name="ce170" office:value-type="string" calcext:value-type="string">
            <text:p>&lt;&lt; check with Dottie</text:p>
          </table:table-cell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3"/>
          <table:table-cell office:value-type="string" calcext:value-type="string">
            <text:p>Culture &amp; Excursions **</text:p>
          </table:table-cell>
          <table:table-cell table:style-name="ce204"/>
          <table:table-cell table:style-name="ce222" table:formula="of:=[.D48]" office:value-type="float" office:value="396" calcext:value-type="float">
            <text:p>(396)</text:p>
          </table:table-cell>
          <table:table-cell table:style-name="ce222" table:formula="of:=[.E48]" office:value-type="float" office:value="396" calcext:value-type="float">
            <text:p>(396)</text:p>
          </table:table-cell>
          <table:table-cell table:style-name="ce222" table:formula="of:=[.F48]" office:value-type="float" office:value="396" calcext:value-type="float">
            <text:p>(396)</text:p>
          </table:table-cell>
          <table:table-cell table:style-name="ce222" table:formula="of:=[.G48]" office:value-type="float" office:value="396" calcext:value-type="float">
            <text:p>(396)</text:p>
          </table:table-cell>
          <table:table-cell table:style-name="ce222" table:formula="of:=[.H48]" office:value-type="float" office:value="396" calcext:value-type="float">
            <text:p>(396)</text:p>
          </table:table-cell>
          <table:table-cell table:style-name="ce222" table:formula="of:=[.I48]" office:value-type="float" office:value="198" calcext:value-type="float">
            <text:p>(198)</text:p>
          </table:table-cell>
          <table:table-cell table:style-name="ce197" table:formula="of:=SUMPRODUCT([.D63:.I63];[.D$73:.I$73])" office:value-type="float" office:value="5148" calcext:value-type="float">
            <text:p>5 148</text:p>
          </table:table-cell>
          <table:table-cell table:style-name="ce247" table:formula="of:=[.J63]/[.J$5]" office:value-type="percentage" office:value="0.00963916335881229" calcext:value-type="percentage">
            <text:p>1%</text:p>
          </table:table-cell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3"/>
          <table:table-cell office:value-type="string" calcext:value-type="string">
            <text:p>Housing**</text:p>
          </table:table-cell>
          <table:table-cell table:style-name="ce204"/>
          <table:table-cell table:style-name="ce222" table:formula="of:=[.D68]*[.$C$75]" office:value-type="float" office:value="2189.18918918919" calcext:value-type="float">
            <text:p>(2 189)</text:p>
          </table:table-cell>
          <table:table-cell table:style-name="ce222" table:formula="of:=[.E68]*[.$C$75]" office:value-type="float" office:value="2189.18918918919" calcext:value-type="float">
            <text:p>(2 189)</text:p>
          </table:table-cell>
          <table:table-cell table:style-name="ce222" table:formula="of:=[.F68]*[.$C$75]" office:value-type="float" office:value="2189.18918918919" calcext:value-type="float">
            <text:p>(2 189)</text:p>
          </table:table-cell>
          <table:table-cell table:style-name="ce222" table:formula="of:=[.G68]*[.$C$75]" office:value-type="float" office:value="2189.18918918919" calcext:value-type="float">
            <text:p>(2 189)</text:p>
          </table:table-cell>
          <table:table-cell table:style-name="ce222" table:formula="of:=[.H68]*[.$C$75]" office:value-type="float" office:value="2189.18918918919" calcext:value-type="float">
            <text:p>(2 189)</text:p>
          </table:table-cell>
          <table:table-cell table:style-name="ce222" table:formula="of:=[.I68]*[.$C$75]" office:value-type="float" office:value="1167.56756756757" calcext:value-type="float">
            <text:p>(1 168)</text:p>
          </table:table-cell>
          <table:table-cell table:style-name="ce197" table:formula="of:=SUMPRODUCT([.D64:.I64];[.D$73:.I$73])" office:value-type="float" office:value="28459.4594594595" calcext:value-type="float">
            <text:p>28 459</text:p>
          </table:table-cell>
          <table:table-cell table:style-name="ce247" table:formula="of:=[.J64]/[.J$5]" office:value-type="percentage" office:value="0.0532877581261122" calcext:value-type="percentage">
            <text:p>5%</text:p>
          </table:table-cell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5"/>
          <table:table-cell office:value-type="string" calcext:value-type="string">
            <text:p>Health insurance**</text:p>
          </table:table-cell>
          <table:table-cell table:style-name="ce204"/>
          <table:table-cell table:style-name="ce222" table:formula="of:=[.$C$77]*[.D68]" office:value-type="float" office:value="135" calcext:value-type="float">
            <text:p>(135)</text:p>
          </table:table-cell>
          <table:table-cell table:style-name="ce222" table:formula="of:=[.$C$77]*[.E68]" office:value-type="float" office:value="135" calcext:value-type="float">
            <text:p>(135)</text:p>
          </table:table-cell>
          <table:table-cell table:style-name="ce222" table:formula="of:=[.$C$77]*[.F68]" office:value-type="float" office:value="135" calcext:value-type="float">
            <text:p>(135)</text:p>
          </table:table-cell>
          <table:table-cell table:style-name="ce222" table:formula="of:=[.$C$77]*[.G68]" office:value-type="float" office:value="135" calcext:value-type="float">
            <text:p>(135)</text:p>
          </table:table-cell>
          <table:table-cell table:style-name="ce222" table:formula="of:=[.$C$77]*[.H68]" office:value-type="float" office:value="135" calcext:value-type="float">
            <text:p>(135)</text:p>
          </table:table-cell>
          <table:table-cell table:style-name="ce222" table:formula="of:=[.$C$77]*[.I68]" office:value-type="float" office:value="72" calcext:value-type="float">
            <text:p>(72)</text:p>
          </table:table-cell>
          <table:table-cell table:style-name="ce197" table:formula="of:=SUMPRODUCT([.D65:.I65];[.D$73:.I$73])" office:value-type="float" office:value="1755" calcext:value-type="float">
            <text:p>1 755</text:p>
          </table:table-cell>
          <table:table-cell table:style-name="ce247" table:formula="of:=[.J65]/[.J$5]" office:value-type="percentage" office:value="0.00328607841777692" calcext:value-type="percentage">
            <text:p>0%</text:p>
          </table:table-cell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166"/>
          <table:table-cell table:style-name="ce204"/>
          <table:table-cell table:style-name="ce166" table:number-columns-repeated="7"/>
          <table:table-cell table:style-name="ce234"/>
          <table:table-cell table:style-name="ce249"/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10">
          <table:table-cell table:style-name="ce161" office:value-type="string" calcext:value-type="string">
            <text:p>Other info</text:p>
          </table:table-cell>
          <table:table-cell table:style-name="ce189" table:number-columns-repeated="10"/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253" office:value-type="string" calcext:value-type="string">
            <text:p>Length (days)</text:p>
          </table:table-cell>
          <table:table-cell table:style-name="ce253"/>
          <table:table-cell table:style-name="ce253" office:value-type="float" office:value="45" calcext:value-type="float">
            <text:p>45</text:p>
          </table:table-cell>
          <table:table-cell table:style-name="ce253" table:formula="of:=[.C68]" office:value-type="float" office:value="45" calcext:value-type="float">
            <text:p>45</text:p>
          </table:table-cell>
          <table:table-cell table:style-name="ce253" table:formula="of:=[.D68]" office:value-type="float" office:value="45" calcext:value-type="float">
            <text:p>45</text:p>
          </table:table-cell>
          <table:table-cell table:style-name="ce253" table:formula="of:=[.E68]" office:value-type="float" office:value="45" calcext:value-type="float">
            <text:p>45</text:p>
          </table:table-cell>
          <table:table-cell table:style-name="ce253" table:formula="of:=[.F68]" office:value-type="float" office:value="45" calcext:value-type="float">
            <text:p>45</text:p>
          </table:table-cell>
          <table:table-cell table:style-name="ce253" table:formula="of:=[.G68]" office:value-type="float" office:value="45" calcext:value-type="float">
            <text:p>45</text:p>
          </table:table-cell>
          <table:table-cell table:style-name="ce253" office:value-type="float" office:value="24" calcext:value-type="float">
            <text:p>24</text:p>
          </table:table-cell>
          <table:table-cell table:style-name="ce204"/>
          <table:table-cell table:style-name="ce239"/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253" office:value-type="string" calcext:value-type="string">
            <text:p>Length <text:s/>(weeks)</text:p>
          </table:table-cell>
          <table:table-cell table:style-name="ce253"/>
          <table:table-cell table:style-name="ce253" table:formula="of:=ROUND([.C68]/7;0)" office:value-type="float" office:value="6" calcext:value-type="float">
            <text:p>6</text:p>
          </table:table-cell>
          <table:table-cell table:style-name="ce253" table:formula="of:=ROUND([.D68]/7;0)" office:value-type="float" office:value="6" calcext:value-type="float">
            <text:p>6</text:p>
          </table:table-cell>
          <table:table-cell table:style-name="ce253" table:formula="of:=ROUND([.E68]/7;0)" office:value-type="float" office:value="6" calcext:value-type="float">
            <text:p>6</text:p>
          </table:table-cell>
          <table:table-cell table:style-name="ce253" table:formula="of:=ROUND([.F68]/7;0)" office:value-type="float" office:value="6" calcext:value-type="float">
            <text:p>6</text:p>
          </table:table-cell>
          <table:table-cell table:style-name="ce253" table:formula="of:=ROUND([.G68]/7;0)" office:value-type="float" office:value="6" calcext:value-type="float">
            <text:p>6</text:p>
          </table:table-cell>
          <table:table-cell table:style-name="ce253" table:formula="of:=ROUND([.H68]/7;0)" office:value-type="float" office:value="6" calcext:value-type="float">
            <text:p>6</text:p>
          </table:table-cell>
          <table:table-cell table:style-name="ce253" table:formula="of:=ROUND([.I68]/7;0)" office:value-type="float" office:value="3" calcext:value-type="float">
            <text:p>3</text:p>
          </table:table-cell>
          <table:table-cell table:style-name="ce204"/>
          <table:table-cell table:style-name="ce239"/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254" office:value-type="string" calcext:value-type="string">
            <text:p>Study abroad fee</text:p>
          </table:table-cell>
          <table:table-cell table:style-name="ce254"/>
          <table:table-cell table:style-name="ce254" office:value-type="float" office:value="300" calcext:value-type="float">
            <text:p>300</text:p>
          </table:table-cell>
          <table:table-cell table:style-name="ce253" table:formula="of:=[.C70]" office:value-type="float" office:value="300" calcext:value-type="float">
            <text:p>300</text:p>
          </table:table-cell>
          <table:table-cell table:style-name="ce253" table:formula="of:=[.D70]" office:value-type="float" office:value="300" calcext:value-type="float">
            <text:p>300</text:p>
          </table:table-cell>
          <table:table-cell table:style-name="ce253" table:formula="of:=[.E70]" office:value-type="float" office:value="300" calcext:value-type="float">
            <text:p>300</text:p>
          </table:table-cell>
          <table:table-cell table:style-name="ce253" table:formula="of:=[.F70]" office:value-type="float" office:value="300" calcext:value-type="float">
            <text:p>300</text:p>
          </table:table-cell>
          <table:table-cell table:style-name="ce253" table:formula="of:=[.G70]" office:value-type="float" office:value="300" calcext:value-type="float">
            <text:p>300</text:p>
          </table:table-cell>
          <table:table-cell table:style-name="ce253" table:formula="of:=[.H70]" office:value-type="float" office:value="300" calcext:value-type="float">
            <text:p>300</text:p>
          </table:table-cell>
          <table:table-cell table:style-name="ce170"/>
          <table:table-cell table:style-name="ce239"/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254" office:value-type="string" calcext:value-type="string">
            <text:p>Housing cost / day / student</text:p>
          </table:table-cell>
          <table:table-cell table:style-name="ce254"/>
          <table:table-cell table:style-name="ce262" table:formula="of:=ACCOMBOTIC/USDCZK" office:value-type="float" office:value="11.6216216216216" calcext:value-type="float">
            <text:p>11,6</text:p>
          </table:table-cell>
          <table:table-cell table:style-name="ce262" table:formula="of:=[.C71]" office:value-type="float" office:value="11.6216216216216" calcext:value-type="float">
            <text:p>11,6</text:p>
          </table:table-cell>
          <table:table-cell table:style-name="ce262" table:formula="of:=[.D71]" office:value-type="float" office:value="11.6216216216216" calcext:value-type="float">
            <text:p>11,6</text:p>
          </table:table-cell>
          <table:table-cell table:style-name="ce262" table:formula="of:=[.E71]" office:value-type="float" office:value="11.6216216216216" calcext:value-type="float">
            <text:p>11,6</text:p>
          </table:table-cell>
          <table:table-cell table:style-name="ce262" table:formula="of:=[.F71]" office:value-type="float" office:value="11.6216216216216" calcext:value-type="float">
            <text:p>11,6</text:p>
          </table:table-cell>
          <table:table-cell table:style-name="ce262" table:formula="of:=[.G71]" office:value-type="float" office:value="11.6216216216216" calcext:value-type="float">
            <text:p>11,6</text:p>
          </table:table-cell>
          <table:table-cell table:style-name="ce262" table:formula="of:=[.H71]" office:value-type="float" office:value="11.6216216216216" calcext:value-type="float">
            <text:p>11,6</text:p>
          </table:table-cell>
          <table:table-cell table:style-name="ce170"/>
          <table:table-cell table:style-name="ce239"/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255" office:value-type="string" calcext:value-type="string">
            <text:p>No. of students</text:p>
          </table:table-cell>
          <table:table-cell table:style-name="ce254" table:number-columns-repeated="2"/>
          <table:table-cell table:style-name="ce218" office:value-type="float" office:value="8" calcext:value-type="float">
            <text:p>8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7" calcext:value-type="float">
            <text:p>7</text:p>
          </table:table-cell>
          <table:table-cell table:style-name="ce218" table:formula="of:=6+5+6+1" office:value-type="float" office:value="18" calcext:value-type="float">
            <text:p>18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0" calcext:value-type="float">
            <text:p>0</text:p>
          </table:table-cell>
          <table:table-cell table:style-name="ce170" table:formula="of:=SUM([.D72:.I72])" office:value-type="float" office:value="78" calcext:value-type="float">
            <text:p>78</text:p>
          </table:table-cell>
          <table:table-cell table:style-name="ce170"/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255" office:value-type="string" calcext:value-type="string">
            <text:p>No. US of faculty</text:p>
          </table:table-cell>
          <table:table-cell table:style-name="ce254" table:number-columns-repeated="2"/>
          <table:table-cell table:style-name="ce219" office:value-type="float" office:value="2" calcext:value-type="float">
            <text:p>2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19" office:value-type="float" office:value="7" calcext:value-type="float">
            <text:p>7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0" calcext:value-type="float">
            <text:p>0</text:p>
          </table:table-cell>
          <table:table-cell table:style-name="ce170"/>
          <table:table-cell table:style-name="ce239"/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255" office:value-type="string" calcext:value-type="string">
            <text:p>Travel pass cost / person</text:p>
          </table:table-cell>
          <table:table-cell table:style-name="ce254" table:number-columns-repeated="2"/>
          <table:table-cell table:style-name="ce267" table:formula="of:=IF([.D68]&lt;30;670+10;IF([.D68]&lt;60;2*670+10;3*670+10))/USDCZK" office:value-type="float" office:value="72.972972972973" calcext:value-type="float">
            <text:p>73</text:p>
          </table:table-cell>
          <table:table-cell table:style-name="ce267" table:formula="of:=IF([.E68]&lt;30;670+10;IF([.E68]&lt;60;2*670+10;3*670+10))/USDCZK" office:value-type="float" office:value="72.972972972973" calcext:value-type="float">
            <text:p>73</text:p>
          </table:table-cell>
          <table:table-cell table:style-name="ce267" table:formula="of:=IF([.F68]&lt;30;670+10;IF([.F68]&lt;60;2*670+10;3*670+10))/USDCZK" office:value-type="float" office:value="72.972972972973" calcext:value-type="float">
            <text:p>73</text:p>
          </table:table-cell>
          <table:table-cell table:style-name="ce267" table:formula="of:=IF([.G68]&lt;30;670+10;IF([.G68]&lt;60;2*670+10;3*670+10))/USDCZK" office:value-type="float" office:value="72.972972972973" calcext:value-type="float">
            <text:p>73</text:p>
          </table:table-cell>
          <table:table-cell table:style-name="ce267" table:formula="of:=IF([.H68]&lt;30;670+10;IF([.H68]&lt;60;2*670+10;3*670+10))/USDCZK" office:value-type="float" office:value="72.972972972973" calcext:value-type="float">
            <text:p>73</text:p>
          </table:table-cell>
          <table:table-cell table:style-name="ce267" table:formula="of:=IF([.I68]&lt;30;670+10;IF([.I68]&lt;60;2*670+10;3*670+10))/USDCZK" office:value-type="float" office:value="36.7567567567568" calcext:value-type="float">
            <text:p>37</text:p>
          </table:table-cell>
          <table:table-cell table:style-name="ce170"/>
          <table:table-cell table:style-name="ce239"/>
          <table:table-cell table:style-name="ce272"/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254" office:value-type="string" calcext:value-type="string">
            <text:p>Housing cost / day / faculty</text:p>
          </table:table-cell>
          <table:table-cell table:style-name="ce254"/>
          <table:table-cell table:style-name="ce263" table:formula="of:=900/USDCZK" office:value-type="float" office:value="48.6486486486487" calcext:value-type="float">
            <text:p>48,6</text:p>
          </table:table-cell>
          <table:table-cell table:style-name="ce220" table:number-columns-repeated="6"/>
          <table:table-cell table:style-name="ce170"/>
          <table:table-cell table:style-name="ce239"/>
          <table:table-cell table:style-name="ce272" office:value-type="string" calcext:value-type="string">
            <text:p>?17-20</text:p>
          </table:table-cell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255" office:value-type="string" calcext:value-type="string">
            <text:p>Health insurance / student</text:p>
          </table:table-cell>
          <table:table-cell table:style-name="ce254"/>
          <table:table-cell table:style-name="ce262" office:value-type="float" office:value="1.35" calcext:value-type="float">
            <text:p>1,4</text:p>
          </table:table-cell>
          <table:table-cell table:style-name="ce220" table:number-columns-repeated="6"/>
          <table:table-cell table:style-name="ce170"/>
          <table:table-cell table:style-name="ce239"/>
          <table:table-cell table:style-name="ce170" office:value-type="string" calcext:value-type="string">
            <text:p>&lt;&lt; check with Dottie</text:p>
          </table:table-cell>
          <table:table-cell table:style-name="ce170"/>
          <table:table-cell table:style-name="Default"/>
          <table:table-cell table:number-columns-repeated="1010"/>
        </table:table-row>
        <table:table-row table:style-name="ro8">
          <table:table-cell table:style-name="ce255" office:value-type="string" calcext:value-type="string">
            <text:p>Health insurance / faculty</text:p>
          </table:table-cell>
          <table:table-cell table:style-name="ce254"/>
          <table:table-cell table:style-name="ce254" office:value-type="float" office:value="3" calcext:value-type="float">
            <text:p>3</text:p>
          </table:table-cell>
          <table:table-cell table:style-name="ce130" table:number-columns-repeated="7"/>
          <table:table-cell table:style-name="ce170"/>
          <table:table-cell table:style-name="ce170" office:value-type="string" calcext:value-type="string">
            <text:p>&lt;&lt; check with Dottie</text:p>
          </table:table-cell>
          <table:table-cell table:style-name="ce170" table:number-columns-repeated="2"/>
          <table:table-cell table:number-columns-repeated="1010"/>
        </table:table-row>
        <table:table-row table:style-name="ro8">
          <table:table-cell table:style-name="ce254"/>
          <table:table-cell table:style-name="ce130" table:number-columns-repeated="8"/>
          <table:table-cell table:style-name="ce170"/>
          <table:table-cell table:style-name="ce239"/>
          <table:table-cell table:style-name="ce272"/>
          <table:table-cell table:style-name="ce170"/>
          <table:table-cell table:number-columns-repeated="1011"/>
        </table:table-row>
        <table:table-row table:style-name="ro9">
          <table:table-cell table:style-name="ce129" table:formula="of:=[.A1]" office:value-type="string" office:string-value="Summer budget 2014" calcext:value-type="string">
            <text:p>Summer budget 2014</text:p>
          </table:table-cell>
          <table:table-cell table:style-name="ce130"/>
          <table:table-cell table:style-name="ce129" office:value-type="string" calcext:value-type="string">
            <text:p>INCOME</text:p>
          </table:table-cell>
          <table:table-cell table:style-name="ce130" table:number-columns-repeated="6"/>
          <table:table-cell table:style-name="ce170"/>
          <table:table-cell table:style-name="ce239"/>
          <table:table-cell table:style-name="ce272"/>
          <table:table-cell table:style-name="ce170"/>
          <table:table-cell table:number-columns-repeated="1011"/>
        </table:table-row>
        <table:table-row table:style-name="ro11">
          <table:table-cell table:style-name="ce168"/>
          <table:table-cell table:style-name="ce130" table:number-columns-repeated="8"/>
          <table:table-cell table:style-name="ce170"/>
          <table:table-cell table:style-name="ce239"/>
          <table:table-cell table:style-name="ce272"/>
          <table:table-cell table:style-name="ce170"/>
          <table:table-cell table:number-columns-repeated="1011"/>
        </table:table-row>
        <table:table-row table:style-name="ro8">
          <table:table-cell table:style-name="ce130" table:number-columns-repeated="2"/>
          <table:table-cell table:style-name="ce192" office:value-type="string" calcext:value-type="string">
            <text:p>Common</text:p>
          </table:table-cell>
          <table:table-cell table:style-name="ce221"/>
          <table:table-cell table:style-name="ce210" table:number-columns-repeated="5"/>
          <table:table-cell table:style-name="ce226" office:value-type="string" calcext:value-type="string">
            <text:p>TOTAL</text:p>
          </table:table-cell>
          <table:table-cell table:style-name="ce239"/>
          <table:table-cell table:style-name="ce272"/>
          <table:table-cell table:style-name="ce170"/>
          <table:table-cell table:number-columns-repeated="1011"/>
        </table:table-row>
        <table:table-row table:style-name="ro8">
          <table:table-cell table:style-name="ce132" office:value-type="string" calcext:value-type="string">
            <text:p>TOTAL</text:p>
          </table:table-cell>
          <table:table-cell table:style-name="ce175"/>
          <table:table-cell table:style-name="ce207" table:formula="of:=SUM([.C84:.C85])" office:value-type="float" office:value="0" calcext:value-type="float">
            <text:p>0</text:p>
          </table:table-cell>
          <table:table-cell table:style-name="ce207" table:formula="of:=SUM([.D84:.D85])" office:value-type="float" office:value="44800" calcext:value-type="float">
            <text:p>44 800</text:p>
          </table:table-cell>
          <table:table-cell table:style-name="ce207" table:formula="of:=SUM([.E84:.E85])" office:value-type="float" office:value="28000" calcext:value-type="float">
            <text:p>28 000</text:p>
          </table:table-cell>
          <table:table-cell table:style-name="ce207" table:formula="of:=SUM([.F84:.F85])" office:value-type="float" office:value="39200" calcext:value-type="float">
            <text:p>39 200</text:p>
          </table:table-cell>
          <table:table-cell table:style-name="ce207" table:formula="of:=SUM([.G84:.G85])" office:value-type="float" office:value="100800" calcext:value-type="float">
            <text:p>100 800</text:p>
          </table:table-cell>
          <table:table-cell table:style-name="ce207" table:formula="of:=SUM([.H84:.H85])" office:value-type="float" office:value="224000" calcext:value-type="float">
            <text:p>224 000</text:p>
          </table:table-cell>
          <table:table-cell table:style-name="ce207" table:formula="of:=SUM([.I84:.I85])" office:value-type="float" office:value="0" calcext:value-type="float">
            <text:p>0</text:p>
          </table:table-cell>
          <table:table-cell table:style-name="ce227" table:formula="of:=SUM([.C82:.I82])" office:value-type="float" office:value="436800" calcext:value-type="float">
            <text:p>436 800</text:p>
          </table:table-cell>
          <table:table-cell table:style-name="ce239"/>
          <table:table-cell table:style-name="ce272"/>
          <table:table-cell table:style-name="ce170"/>
          <table:table-cell table:number-columns-repeated="1011"/>
        </table:table-row>
        <table:table-row table:style-name="ro8">
          <table:table-cell table:style-name="ce157" office:value-type="string" calcext:value-type="string">
            <text:p>Students income per student</text:p>
          </table:table-cell>
          <table:table-cell table:style-name="ce175"/>
          <table:table-cell table:style-name="ce208"/>
          <table:table-cell table:style-name="ce208" table:formula="of:=5300+300" office:value-type="float" office:value="5600" calcext:value-type="float">
            <text:p>(5 600)</text:p>
          </table:table-cell>
          <table:table-cell table:style-name="ce208" table:formula="of:=5300+300" office:value-type="float" office:value="5600" calcext:value-type="float">
            <text:p>(5 600)</text:p>
          </table:table-cell>
          <table:table-cell table:style-name="ce208" table:formula="of:=5300+300" office:value-type="float" office:value="5600" calcext:value-type="float">
            <text:p>(5 600)</text:p>
          </table:table-cell>
          <table:table-cell table:style-name="ce208" table:formula="of:=5300+300" office:value-type="float" office:value="5600" calcext:value-type="float">
            <text:p>(5 600)</text:p>
          </table:table-cell>
          <table:table-cell table:style-name="ce208" table:formula="of:=5300+300" office:value-type="float" office:value="5600" calcext:value-type="float">
            <text:p>(5 600)</text:p>
          </table:table-cell>
          <table:table-cell table:style-name="ce208" table:formula="of:=5300+300" office:value-type="float" office:value="5600" calcext:value-type="float">
            <text:p>(5 600)</text:p>
          </table:table-cell>
          <table:table-cell table:style-name="ce236"/>
          <table:table-cell table:style-name="ce239"/>
          <table:table-cell table:style-name="ce272"/>
          <table:table-cell table:style-name="ce170"/>
          <table:table-cell table:number-columns-repeated="1011"/>
        </table:table-row>
        <table:table-row table:style-name="ro8">
          <table:table-cell table:style-name="ce157" office:value-type="string" calcext:value-type="string">
            <text:p>Students income - total</text:p>
          </table:table-cell>
          <table:table-cell table:style-name="ce181"/>
          <table:table-cell table:style-name="ce209" table:formula="of:=[.C83]*[.C72]" office:value-type="float" office:value="0" calcext:value-type="float">
            <text:p>0</text:p>
          </table:table-cell>
          <table:table-cell table:style-name="ce209" table:formula="of:=[.D83]*[.D72]" office:value-type="float" office:value="44800" calcext:value-type="float">
            <text:p>44 800</text:p>
          </table:table-cell>
          <table:table-cell table:style-name="ce209" table:formula="of:=[.E83]*[.E72]" office:value-type="float" office:value="28000" calcext:value-type="float">
            <text:p>28 000</text:p>
          </table:table-cell>
          <table:table-cell table:style-name="ce209" table:formula="of:=[.F83]*[.F72]" office:value-type="float" office:value="39200" calcext:value-type="float">
            <text:p>39 200</text:p>
          </table:table-cell>
          <table:table-cell table:style-name="ce209" table:formula="of:=[.G83]*[.G72]" office:value-type="float" office:value="100800" calcext:value-type="float">
            <text:p>100 800</text:p>
          </table:table-cell>
          <table:table-cell table:style-name="ce209" table:formula="of:=[.H83]*[.H72]" office:value-type="float" office:value="224000" calcext:value-type="float">
            <text:p>224 000</text:p>
          </table:table-cell>
          <table:table-cell table:style-name="ce209" table:formula="of:=[.I83]*[.I72]" office:value-type="float" office:value="0" calcext:value-type="float">
            <text:p>0</text:p>
          </table:table-cell>
          <table:table-cell table:style-name="ce237" table:formula="of:=SUM([.C84:.I84])" office:value-type="float" office:value="436800" calcext:value-type="float">
            <text:p>436 800</text:p>
          </table:table-cell>
          <table:table-cell table:style-name="ce239"/>
          <table:table-cell table:style-name="ce272"/>
          <table:table-cell table:style-name="ce170"/>
          <table:table-cell table:number-columns-repeated="1011"/>
        </table:table-row>
        <table:table-row table:style-name="ro8">
          <table:table-cell table:style-name="ce157" office:value-type="string" calcext:value-type="string">
            <text:p>Gifts</text:p>
          </table:table-cell>
          <table:table-cell table:style-name="ce181"/>
          <table:table-cell table:style-name="ce209" table:number-columns-repeated="7"/>
          <table:table-cell table:style-name="ce237"/>
          <table:table-cell table:style-name="ce239"/>
          <table:table-cell table:style-name="ce272"/>
          <table:table-cell table:style-name="ce170"/>
          <table:table-cell table:number-columns-repeated="1011"/>
        </table:table-row>
        <table:table-row table:style-name="ro8">
          <table:table-cell table:style-name="Default" table:number-columns-repeated="4"/>
          <table:table-cell table:number-columns-repeated="1020"/>
        </table:table-row>
        <table:table-row table:style-name="ro8">
          <table:table-cell table:style-name="ce254" office:value-type="string" calcext:value-type="string">
            <text:p>* per student cost</text:p>
          </table:table-cell>
          <table:table-cell table:style-name="Default" table:number-columns-repeated="3"/>
          <table:table-cell table:number-columns-repeated="1020"/>
        </table:table-row>
        <table:table-row table:style-name="ro8">
          <table:table-cell table:style-name="ce255" office:value-type="string" calcext:value-type="string">
            <text:p>**per faculty cost</text:p>
          </table:table-cell>
          <table:table-cell table:style-name="Default" table:number-columns-repeated="3"/>
          <table:table-cell table:number-columns-repeated="1020"/>
        </table:table-row>
        <table:table-row table:style-name="ro8">
          <table:table-cell table:style-name="Default" table:number-columns-repeated="4"/>
          <table:table-cell table:number-columns-repeated="1020"/>
        </table:table-row>
        <table:table-row table:style-name="ro8">
          <table:table-cell office:value-type="string" calcext:value-type="string">
            <text:p>Venice</text:p>
          </table:table-cell>
          <table:table-cell office:value-type="string" calcext:value-type="string">
            <text:p>workshop</text:p>
          </table:table-cell>
          <table:table-cell table:formula="of:=70134+701" office:value-type="float" office:value="70835" calcext:value-type="float">
            <text:p>70835</text:p>
          </table:table-cell>
          <table:table-cell office:value-type="string" calcext:value-type="string">
            <text:p>CZK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penhagen</text:p>
          </table:table-cell>
          <table:table-cell office:value-type="string" calcext:value-type="string">
            <text:p>cash exp.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DKK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P card</text:p>
          </table:table-cell>
          <table:table-cell table:formula="of:=2841+4050" office:value-type="float" office:value="6891" calcext:value-type="float">
            <text:p>6891</text:p>
          </table:table-cell>
          <table:table-cell office:value-type="string" calcext:value-type="string">
            <text:p>DKK</text:p>
          </table:table-cell>
          <table:table-cell table:number-columns-repeated="1020"/>
        </table:table-row>
        <table:table-row table:style-name="ro8" table:number-rows-repeated="1048482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all 2014" table:style-name="ta9">
        <table:table-column table:style-name="co23" table:default-cell-style-name="ce174"/>
        <table:table-column table:style-name="co46" table:default-cell-style-name="ce174"/>
        <table:table-column table:style-name="co47" table:default-cell-style-name="ce174"/>
        <table:table-column table:style-name="co48" table:number-columns-repeated="4" table:default-cell-style-name="ce174"/>
        <table:table-column table:style-name="co49" table:default-cell-style-name="ce174"/>
        <table:table-column table:style-name="co50" table:default-cell-style-name="ce174"/>
        <table:table-column table:style-name="co29" table:default-cell-style-name="ce174"/>
        <table:table-column table:style-name="co9" table:default-cell-style-name="ce174"/>
        <table:table-column table:style-name="co30" table:default-cell-style-name="ce174"/>
        <table:table-column table:style-name="co9" table:number-columns-repeated="1012" table:default-cell-style-name="ce174"/>
        <table:table-row table:style-name="ro9">
          <table:table-cell table:style-name="ce129" office:value-type="string" calcext:value-type="string">
            <text:p>Fall budget 2014</text:p>
          </table:table-cell>
          <table:table-cell table:style-name="ce130"/>
          <table:table-cell table:style-name="ce129" office:value-type="string" calcext:value-type="string">
            <text:p>EXPENSES</text:p>
          </table:table-cell>
          <table:table-cell table:style-name="ce130" table:number-columns-repeated="4"/>
          <table:table-cell table:style-name="ce224" office:value-type="string" calcext:value-type="string">
            <text:p>Balance</text:p>
          </table:table-cell>
          <table:table-cell table:style-name="ce270" table:formula="of:=[.H82]-[.H5]" office:value-type="float" office:value="83280.072546231" calcext:value-type="float">
            <text:p>83</text:p>
          </table:table-cell>
          <table:table-cell table:style-name="ce170" table:number-columns-repeated="2"/>
          <table:table-cell table:style-name="Default" table:number-columns-repeated="2"/>
          <table:table-cell table:number-columns-repeated="1011"/>
        </table:table-row>
        <table:table-row table:style-name="ro8">
          <table:table-cell table:style-name="ce130" table:number-columns-repeated="7"/>
          <table:table-cell table:style-name="ce225" table:formula="of:=IF([.H5]=([.H9]+[.H37]+[.H41]+[.H50]);&quot;kontrola ok&quot;;&quot;kontrolní součet nesedí&quot;)" office:value-type="string" office:string-value="kontrola ok" calcext:value-type="string">
            <text:p>kontrola ok</text:p>
          </table:table-cell>
          <table:table-cell table:style-name="ce239"/>
          <table:table-cell table:style-name="ce170" table:number-columns-repeated="2"/>
          <table:table-cell table:style-name="Default" table:number-columns-repeated="2"/>
          <table:table-cell table:number-columns-repeated="1011"/>
        </table:table-row>
        <table:table-row table:style-name="ro8">
          <table:table-cell table:style-name="ce130" table:number-columns-repeated="2"/>
          <table:table-cell table:style-name="ce192" office:value-type="string" calcext:value-type="string">
            <text:p>Common</text:p>
          </table:table-cell>
          <table:table-cell table:style-name="ce210" office:value-type="string" calcext:value-type="string">
            <text:p>ARC</text:p>
          </table:table-cell>
          <table:table-cell table:style-name="ce210" office:value-type="string" calcext:value-type="string">
            <text:p>LAR</text:p>
          </table:table-cell>
          <table:table-cell table:style-name="ce210" office:value-type="string" calcext:value-type="string">
            <text:p>MC</text:p>
          </table:table-cell>
          <table:table-cell table:style-name="ce210" office:value-type="string" calcext:value-type="string">
            <text:p>GEP</text:p>
          </table:table-cell>
          <table:table-cell table:style-name="ce226" office:value-type="string" calcext:value-type="string">
            <text:p>TOTAL</text:p>
          </table:table-cell>
          <table:table-cell table:style-name="ce240" office:value-type="string" calcext:value-type="string">
            <text:p>%</text:p>
          </table:table-cell>
          <table:table-cell table:style-name="ce170"/>
          <table:table-cell table:style-name="ce130"/>
          <table:table-cell table:style-name="Default" table:number-columns-repeated="2"/>
          <table:table-cell table:number-columns-repeated="1011"/>
        </table:table-row>
        <table:table-row table:style-name="ro8">
          <table:table-cell table:style-name="ce132" office:value-type="string" calcext:value-type="string">
            <text:p>BALANCE</text:p>
          </table:table-cell>
          <table:table-cell table:style-name="ce175" table:number-columns-repeated="2"/>
          <table:table-cell table:style-name="ce265" table:formula="of:=[.D6]-[.D5]" office:value-type="float" office:value="103397.960170697" calcext:value-type="float">
            <text:p>103 398</text:p>
          </table:table-cell>
          <table:table-cell table:style-name="ce265" table:formula="of:=[.E6]-[.E5]" office:value-type="float" office:value="2134.92034139424" calcext:value-type="float">
            <text:p>2 135</text:p>
          </table:table-cell>
          <table:table-cell table:style-name="ce265" table:formula="of:=[.F6]-[.F5]" office:value-type="float" office:value="9951.92034139425" calcext:value-type="float">
            <text:p>9 952</text:p>
          </table:table-cell>
          <table:table-cell table:style-name="ce265" table:formula="of:=[.G6]-[.G5]" office:value-type="float" office:value="-32204.7283072545" calcext:value-type="float">
            <text:p>-32 205</text:p>
          </table:table-cell>
          <table:table-cell table:style-name="ce226"/>
          <table:table-cell table:style-name="ce240"/>
          <table:table-cell table:style-name="ce170" table:number-columns-repeated="2"/>
          <table:table-cell table:style-name="Default" table:number-columns-repeated="2"/>
          <table:table-cell table:number-columns-repeated="1011"/>
        </table:table-row>
        <table:table-row table:style-name="ro8">
          <table:table-cell table:style-name="ce132" office:value-type="string" calcext:value-type="string">
            <text:p>TOTAL COST</text:p>
          </table:table-cell>
          <table:table-cell table:style-name="ce175"/>
          <table:table-cell table:style-name="ce193" table:formula="of:=[.C9]+[.C37]+[.C41]+[.C50]" office:value-type="float" office:value="231964.210526315" calcext:value-type="float">
            <text:p>231 964</text:p>
          </table:table-cell>
          <table:table-cell table:style-name="ce193" table:formula="of:=[.D9]+[.D37]+[.D41]+[.D50]" office:value-type="float" office:value="198102.039829303" calcext:value-type="float">
            <text:p>198 102</text:p>
          </table:table-cell>
          <table:table-cell table:style-name="ce193" table:formula="of:=[.E9]+[.E37]+[.E41]+[.E50]" office:value-type="float" office:value="118465.079658606" calcext:value-type="float">
            <text:p>118 465</text:p>
          </table:table-cell>
          <table:table-cell table:style-name="ce193" table:formula="of:=[.F9]+[.F37]+[.F41]+[.F50]" office:value-type="float" office:value="110648.079658606" calcext:value-type="float">
            <text:p>110 648</text:p>
          </table:table-cell>
          <table:table-cell table:style-name="ce193" table:formula="of:=[.G9]+[.G37]+[.G41]+[.G50]" office:value-type="float" office:value="72404.7283072545" calcext:value-type="float">
            <text:p>72 405</text:p>
          </table:table-cell>
          <table:table-cell table:style-name="ce227" table:formula="of:=SUM([.D5:.G5])" office:value-type="float" office:value="499619.927453769" calcext:value-type="float">
            <text:p>499 620</text:p>
          </table:table-cell>
          <table:table-cell table:style-name="ce241" table:formula="of:=[.H5]/[.H$5]" office:value-type="percentage" office:value="1" calcext:value-type="percentage">
            <text:p>100%</text:p>
          </table:table-cell>
          <table:table-cell table:style-name="ce170"/>
          <table:table-cell table:style-name="ce204"/>
          <table:table-cell table:style-name="Default"/>
          <table:table-cell table:style-name="ce278"/>
          <table:table-cell table:number-columns-repeated="1011"/>
        </table:table-row>
        <table:table-row table:style-name="ro8">
          <table:table-cell table:style-name="ce132" office:value-type="string" calcext:value-type="string">
            <text:p>TOTAL REVENUE</text:p>
          </table:table-cell>
          <table:table-cell table:style-name="ce175"/>
          <table:table-cell table:style-name="ce193"/>
          <table:table-cell table:style-name="ce193" table:formula="of:=[.D82]" office:value-type="float" office:value="301500" calcext:value-type="float">
            <text:p>301 500</text:p>
          </table:table-cell>
          <table:table-cell table:style-name="ce193" table:formula="of:=[.E82]" office:value-type="float" office:value="120600" calcext:value-type="float">
            <text:p>120 600</text:p>
          </table:table-cell>
          <table:table-cell table:style-name="ce193" table:formula="of:=[.F82]" office:value-type="float" office:value="120600" calcext:value-type="float">
            <text:p>120 600</text:p>
          </table:table-cell>
          <table:table-cell table:style-name="ce193" table:formula="of:=[.G82]" office:value-type="float" office:value="40200" calcext:value-type="float">
            <text:p>40 200</text:p>
          </table:table-cell>
          <table:table-cell table:style-name="ce227" table:formula="of:=SUM([.D6:.G6])" office:value-type="float" office:value="582900" calcext:value-type="float">
            <text:p>582 900</text:p>
          </table:table-cell>
          <table:table-cell table:style-name="ce241" table:formula="of:=[.H6]/[.H$5]" office:value-type="percentage" office:value="1.16668685128444" calcext:value-type="percentage">
            <text:p>117%</text:p>
          </table:table-cell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 table:visibility="collapse">
          <table:table-cell table:style-name="ce130"/>
          <table:table-cell table:style-name="ce176" office:value-type="string" calcext:value-type="string">
            <text:p>Size</text:p>
          </table:table-cell>
          <table:table-cell table:style-name="ce194"/>
          <table:table-cell table:number-columns-repeated="4" table:style-name="ce212" office:value-type="float" office:value="1" calcext:value-type="float">
            <text:p>1</text:p>
          </table:table-cell>
          <table:table-cell table:style-name="ce212" table:formula="of:=SUM([.D7:.G7])" office:value-type="float" office:value="4" calcext:value-type="float">
            <text:p>4</text:p>
          </table:table-cell>
          <table:table-cell table:style-name="ce242"/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 table:visibility="collapse">
          <table:table-cell table:style-name="ce130"/>
          <table:table-cell table:style-name="ce176" office:value-type="string" calcext:value-type="string">
            <text:p>Percent for fixed exp.</text:p>
          </table:table-cell>
          <table:table-cell table:style-name="ce194"/>
          <table:table-cell table:style-name="ce213" table:formula="of:=[.D7]/[.$H$7]" office:value-type="percentage" office:value="0.25" calcext:value-type="percentage">
            <text:p>25%</text:p>
          </table:table-cell>
          <table:table-cell table:style-name="ce213" table:formula="of:=[.E7]/[.$H$7]" office:value-type="percentage" office:value="0.25" calcext:value-type="percentage">
            <text:p>25%</text:p>
          </table:table-cell>
          <table:table-cell table:style-name="ce213" table:formula="of:=[.F7]/[.$H$7]" office:value-type="percentage" office:value="0.25" calcext:value-type="percentage">
            <text:p>25%</text:p>
          </table:table-cell>
          <table:table-cell table:style-name="ce213" table:formula="of:=[.G7]/[.$H$7]" office:value-type="percentage" office:value="0.25" calcext:value-type="percentage">
            <text:p>25%</text:p>
          </table:table-cell>
          <table:table-cell table:style-name="ce228"/>
          <table:table-cell table:style-name="ce242"/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4" office:value-type="string" calcext:value-type="string">
            <text:p>Fixed costs</text:p>
          </table:table-cell>
          <table:table-cell table:style-name="ce177"/>
          <table:table-cell table:style-name="ce195" table:formula="of:=[.C10]+[.C11]+[.C16]+[.C17]+[.C20]+[.C21]+[.C29]+[.C30]+[.C33]+[.C34]" office:value-type="float" office:value="229130.877192982" calcext:value-type="float">
            <text:p>229 131</text:p>
          </table:table-cell>
          <table:table-cell table:style-name="ce195" table:formula="of:=[.$C5]*[.D$8]" office:value-type="float" office:value="57991.0526315788" calcext:value-type="float">
            <text:p>57 991</text:p>
          </table:table-cell>
          <table:table-cell table:style-name="ce195" table:formula="of:=[.$C5]*[.E$8]" office:value-type="float" office:value="57991.0526315788" calcext:value-type="float">
            <text:p>57 991</text:p>
          </table:table-cell>
          <table:table-cell table:style-name="ce195" table:formula="of:=[.$C5]*[.F$8]" office:value-type="float" office:value="57991.0526315788" calcext:value-type="float">
            <text:p>57 991</text:p>
          </table:table-cell>
          <table:table-cell table:style-name="ce195" table:formula="of:=[.$C5]*[.G$8]" office:value-type="float" office:value="57991.0526315788" calcext:value-type="float">
            <text:p>57 991</text:p>
          </table:table-cell>
          <table:table-cell table:style-name="ce229" table:formula="of:=[.C9]" office:value-type="float" office:value="229130.877192982" calcext:value-type="float">
            <text:p>229 131</text:p>
          </table:table-cell>
          <table:table-cell table:style-name="ce243" table:formula="of:=[.H9]/[.H$5]" office:value-type="percentage" office:value="0.458610364804122" calcext:value-type="percentage">
            <text:p>46%</text:p>
          </table:table-cell>
          <table:table-cell table:style-name="ce272"/>
          <table:table-cell table:style-name="ce170"/>
          <table:table-cell table:style-name="Default"/>
          <table:table-cell table:number-columns-repeated="1012"/>
        </table:table-row>
        <table:table-row table:style-name="ro8">
          <table:table-cell table:style-name="ce155" office:value-type="string" calcext:value-type="string">
            <text:p>Rent</text:p>
          </table:table-cell>
          <table:table-cell table:style-name="ce155"/>
          <table:table-cell table:style-name="ce196" table:formula="of:=11400*12/3" office:value-type="float" office:value="45600" calcext:value-type="float">
            <text:p>45 600</text:p>
          </table:table-cell>
          <table:table-cell table:style-name="ce266" table:number-columns-repeated="4"/>
          <table:table-cell table:style-name="ce269" table:formula="of:=SUM([.A10:.G10])" office:value-type="float" office:value="45600" calcext:value-type="float">
            <text:p>45 600</text:p>
          </table:table-cell>
          <table:table-cell table:style-name="ce271" table:formula="of:=[.H10]/[.H$5]" office:value-type="percentage" office:value="0.0912693779697558" calcext:value-type="percentage">
            <text:p>9%</text:p>
          </table:table-cell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5" office:value-type="string" calcext:value-type="string">
            <text:p>Utilities</text:p>
          </table:table-cell>
          <table:table-cell table:style-name="ce155"/>
          <table:table-cell table:style-name="ce196" table:formula="of:=SUM([.C12:.C15])" office:value-type="float" office:value="8556.75675675676" calcext:value-type="float">
            <text:p>8 557</text:p>
          </table:table-cell>
          <table:table-cell table:style-name="ce266" table:number-columns-repeated="4"/>
          <table:table-cell table:style-name="ce269" table:formula="of:=SUM([.A11:.G11])" office:value-type="float" office:value="8556.75675675676" calcext:value-type="float">
            <text:p>8 557</text:p>
          </table:table-cell>
          <table:table-cell table:style-name="ce271" table:formula="of:=[.H11]/[.H$5]" office:value-type="percentage" office:value="0.017126532162888" calcext:value-type="percentage">
            <text:p>2%</text:p>
          </table:table-cell>
          <table:table-cell table:style-name="ce170"/>
          <table:table-cell table:style-name="ce170" office:value-type="string" calcext:value-type="string">
            <text:p>Henry</text:p>
          </table:table-cell>
          <table:table-cell office:value-type="float" office:value="6000" calcext:value-type="float">
            <text:p>6000</text:p>
          </table:table-cell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Internet +fixed phone</text:p>
          </table:table-cell>
          <table:table-cell table:style-name="ce197" table:formula="of:=1000+4*5000/USDCZK+500" office:value-type="float" office:value="2581.08108108108" calcext:value-type="float">
            <text:p>2 581</text:p>
          </table:table-cell>
          <table:table-cell table:style-name="ce266" table:number-columns-repeated="4"/>
          <table:table-cell table:style-name="ce269" table:formula="of:=SUM([.A12:.G12])" office:value-type="float" office:value="2581.08108108108" calcext:value-type="float">
            <text:p>2 581</text:p>
          </table:table-cell>
          <table:table-cell table:style-name="ce271"/>
          <table:table-cell table:style-name="ce170"/>
          <table:table-cell table:style-name="ce170" office:value-type="string" calcext:value-type="string">
            <text:p>Bitnar</text:p>
          </table:table-cell>
          <table:table-cell office:value-type="float" office:value="3000" calcext:value-type="float">
            <text:p>3000</text:p>
          </table:table-cell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Mobile phone</text:p>
          </table:table-cell>
          <table:table-cell table:style-name="ce197" office:value-type="float" office:value="1500" calcext:value-type="float">
            <text:p>1 500</text:p>
          </table:table-cell>
          <table:table-cell table:style-name="ce266" table:number-columns-repeated="4"/>
          <table:table-cell table:style-name="ce269" table:formula="of:=SUM([.A13:.G13])" office:value-type="float" office:value="1500" calcext:value-type="float">
            <text:p>1 500</text:p>
          </table:table-cell>
          <table:table-cell table:style-name="ce271"/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Electricity</text:p>
          </table:table-cell>
          <table:table-cell table:style-name="ce197" table:formula="of:=6000/3*1.2" office:value-type="float" office:value="2400" calcext:value-type="float">
            <text:p>2 400</text:p>
          </table:table-cell>
          <table:table-cell table:style-name="ce266" table:number-columns-repeated="4"/>
          <table:table-cell table:style-name="ce269" table:formula="of:=SUM([.A14:.G14])" office:value-type="float" office:value="2400" calcext:value-type="float">
            <text:p>2 400</text:p>
          </table:table-cell>
          <table:table-cell table:style-name="ce271"/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Gas</text:p>
          </table:table-cell>
          <table:table-cell table:style-name="ce197" table:formula="of:=96000*1.2/USDCZK/3" office:value-type="float" office:value="2075.67567567568" calcext:value-type="float">
            <text:p>2 076</text:p>
          </table:table-cell>
          <table:table-cell table:style-name="ce266" table:number-columns-repeated="4"/>
          <table:table-cell table:style-name="ce269" table:formula="of:=SUM([.A15:.G15])" office:value-type="float" office:value="2075.67567567568" calcext:value-type="float">
            <text:p>2 076</text:p>
          </table:table-cell>
          <table:table-cell table:style-name="ce271"/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5" office:value-type="string" calcext:value-type="string">
            <text:p>Library</text:p>
          </table:table-cell>
          <table:table-cell table:style-name="ce155"/>
          <table:table-cell table:style-name="ce196" table:formula="of:=8200/3*1.2" office:value-type="float" office:value="3280" calcext:value-type="float">
            <text:p>3 280</text:p>
          </table:table-cell>
          <table:table-cell table:style-name="ce266" table:number-columns-repeated="4"/>
          <table:table-cell table:style-name="ce269" table:formula="of:=SUM([.A16:.G16])" office:value-type="float" office:value="3280" calcext:value-type="float">
            <text:p>3 280</text:p>
          </table:table-cell>
          <table:table-cell table:style-name="ce271" table:formula="of:=[.H16]/[.H$5]" office:value-type="percentage" office:value="0.00656499034519296" calcext:value-type="percentage">
            <text:p>1%</text:p>
          </table:table-cell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5" office:value-type="string" calcext:value-type="string">
            <text:p>Office supplies</text:p>
          </table:table-cell>
          <table:table-cell table:style-name="ce155"/>
          <table:table-cell table:style-name="ce196" table:formula="of:=SUM([.C18:.C19])" office:value-type="float" office:value="12600" calcext:value-type="float">
            <text:p>12 600</text:p>
          </table:table-cell>
          <table:table-cell table:style-name="ce266" table:number-columns-repeated="4"/>
          <table:table-cell table:style-name="ce269" table:formula="of:=SUM([.A17:.G17])" office:value-type="float" office:value="12600" calcext:value-type="float">
            <text:p>12 600</text:p>
          </table:table-cell>
          <table:table-cell table:style-name="ce271" table:formula="of:=[.H17]/[.H$5]" office:value-type="percentage" office:value="0.0252191702284851" calcext:value-type="percentage">
            <text:p>3%</text:p>
          </table:table-cell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Other supplies</text:p>
          </table:table-cell>
          <table:table-cell table:style-name="ce197" table:formula="of:=34200/3" office:value-type="float" office:value="11400" calcext:value-type="float">
            <text:p>11 400</text:p>
          </table:table-cell>
          <table:table-cell table:style-name="ce266" table:number-columns-repeated="4"/>
          <table:table-cell table:style-name="ce269" table:formula="of:=SUM([.A18:.G18])" office:value-type="float" office:value="11400" calcext:value-type="float">
            <text:p>11 400</text:p>
          </table:table-cell>
          <table:table-cell table:style-name="ce271"/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Cleaning supplies</text:p>
          </table:table-cell>
          <table:table-cell table:style-name="ce197" office:value-type="float" office:value="1200" calcext:value-type="float">
            <text:p>1 200</text:p>
          </table:table-cell>
          <table:table-cell table:style-name="ce266" table:number-columns-repeated="4"/>
          <table:table-cell table:style-name="ce269" table:formula="of:=SUM([.A19:.G19])" office:value-type="float" office:value="1200" calcext:value-type="float">
            <text:p>1 200</text:p>
          </table:table-cell>
          <table:table-cell table:style-name="ce271"/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5" office:value-type="string" calcext:value-type="string">
            <text:p>Director travel</text:p>
          </table:table-cell>
          <table:table-cell table:style-name="ce155"/>
          <table:table-cell table:style-name="ce196" table:formula="of:=8000/3" office:value-type="float" office:value="2666.66666666667" calcext:value-type="float">
            <text:p>2 667</text:p>
          </table:table-cell>
          <table:table-cell table:style-name="ce266" table:number-columns-repeated="4"/>
          <table:table-cell table:style-name="ce269" table:formula="of:=SUM([.A20:.G20])" office:value-type="float" office:value="2666.66666666667" calcext:value-type="float">
            <text:p>2 667</text:p>
          </table:table-cell>
          <table:table-cell table:style-name="ce271" table:formula="of:=[.H20]/[.H$5]" office:value-type="percentage" office:value="0.00533739052454713" calcext:value-type="percentage">
            <text:p>1%</text:p>
          </table:table-cell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5" office:value-type="string" calcext:value-type="string">
            <text:p>Services</text:p>
          </table:table-cell>
          <table:table-cell table:style-name="ce155"/>
          <table:table-cell table:style-name="ce196" table:formula="of:=SUM([.C22:.C28])" office:value-type="float" office:value="33027.027027027" calcext:value-type="float">
            <text:p>33 027</text:p>
          </table:table-cell>
          <table:table-cell table:style-name="ce266" table:number-columns-repeated="4"/>
          <table:table-cell table:style-name="ce269" table:formula="of:=SUM([.A21:.G21])" office:value-type="float" office:value="33027.027027027" calcext:value-type="float">
            <text:p>33 027</text:p>
          </table:table-cell>
          <table:table-cell table:style-name="ce271" table:formula="of:=[.H21]/[.H$5]" office:value-type="percentage" office:value="0.0661043029155058" calcext:value-type="percentage">
            <text:p>7%</text:p>
          </table:table-cell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Bookkeeper</text:p>
          </table:table-cell>
          <table:table-cell table:style-name="ce197" table:formula="of:=4*100000/USDCZK" office:value-type="float" office:value="21621.6216216216" calcext:value-type="float">
            <text:p>21 622</text:p>
          </table:table-cell>
          <table:table-cell table:style-name="ce266" table:number-columns-repeated="4"/>
          <table:table-cell table:style-name="ce269" table:formula="of:=SUM([.A22:.G22])" office:value-type="float" office:value="21621.6216216216" calcext:value-type="float">
            <text:p>21 622</text:p>
          </table:table-cell>
          <table:table-cell table:style-name="ce271"/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IT Services</text:p>
          </table:table-cell>
          <table:table-cell table:style-name="ce197" table:formula="of:=60000/USDCZK" office:value-type="float" office:value="3243.24324324324" calcext:value-type="float">
            <text:p>3 243</text:p>
          </table:table-cell>
          <table:table-cell table:style-name="ce266" table:number-columns-repeated="4"/>
          <table:table-cell table:style-name="ce269" table:formula="of:=SUM([.A23:.G23])" office:value-type="float" office:value="3243.24324324324" calcext:value-type="float">
            <text:p>3 243</text:p>
          </table:table-cell>
          <table:table-cell table:style-name="ce271"/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Repairs</text:p>
          </table:table-cell>
          <table:table-cell table:style-name="ce197" office:value-type="float" office:value="2500" calcext:value-type="float">
            <text:p>2 500</text:p>
          </table:table-cell>
          <table:table-cell table:style-name="ce266" table:number-columns-repeated="4"/>
          <table:table-cell table:style-name="ce269" table:formula="of:=SUM([.A24:.G24])" office:value-type="float" office:value="2500" calcext:value-type="float">
            <text:p>2 500</text:p>
          </table:table-cell>
          <table:table-cell table:style-name="ce271"/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Transportation</text:p>
          </table:table-cell>
          <table:table-cell table:style-name="ce197" office:value-type="float" office:value="1000" calcext:value-type="float">
            <text:p>1 000</text:p>
          </table:table-cell>
          <table:table-cell table:style-name="ce266" table:number-columns-repeated="4"/>
          <table:table-cell table:style-name="ce269" table:formula="of:=SUM([.A25:.G25])" office:value-type="float" office:value="1000" calcext:value-type="float">
            <text:p>1 000</text:p>
          </table:table-cell>
          <table:table-cell table:style-name="ce271"/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Restaurant</text:p>
          </table:table-cell>
          <table:table-cell table:style-name="ce197" office:value-type="float" office:value="700" calcext:value-type="float">
            <text:p>700</text:p>
          </table:table-cell>
          <table:table-cell table:style-name="ce266" table:number-columns-repeated="4"/>
          <table:table-cell table:style-name="ce269" table:formula="of:=SUM([.A26:.G26])" office:value-type="float" office:value="700" calcext:value-type="float">
            <text:p>700</text:p>
          </table:table-cell>
          <table:table-cell table:style-name="ce271"/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Security company</text:p>
          </table:table-cell>
          <table:table-cell table:style-name="ce197" table:formula="of:=(150/USDCZK)*30*[.C69]" office:value-type="float" office:value="3162.16216216216" calcext:value-type="float">
            <text:p>3 162</text:p>
          </table:table-cell>
          <table:table-cell table:style-name="ce266" table:number-columns-repeated="4"/>
          <table:table-cell table:style-name="ce269" table:formula="of:=SUM([.A27:.G27])" office:value-type="float" office:value="3162.16216216216" calcext:value-type="float">
            <text:p>3 162</text:p>
          </table:table-cell>
          <table:table-cell table:style-name="ce271"/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Other services</text:p>
          </table:table-cell>
          <table:table-cell table:style-name="ce197" office:value-type="float" office:value="800" calcext:value-type="float">
            <text:p>800</text:p>
          </table:table-cell>
          <table:table-cell table:style-name="ce266" table:number-columns-repeated="4"/>
          <table:table-cell table:style-name="ce269" table:formula="of:=SUM([.A28:.G28])" office:value-type="float" office:value="800" calcext:value-type="float">
            <text:p>800</text:p>
          </table:table-cell>
          <table:table-cell table:style-name="ce271"/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5" office:value-type="string" calcext:value-type="string">
            <text:p>Miscellaneous</text:p>
          </table:table-cell>
          <table:table-cell table:style-name="ce155"/>
          <table:table-cell table:style-name="ce196" office:value-type="float" office:value="1000" calcext:value-type="float">
            <text:p>1 000</text:p>
          </table:table-cell>
          <table:table-cell table:style-name="ce266" table:number-columns-repeated="4"/>
          <table:table-cell table:style-name="ce269" table:formula="of:=SUM([.A29:.G29])" office:value-type="float" office:value="1000" calcext:value-type="float">
            <text:p>1 000</text:p>
          </table:table-cell>
          <table:table-cell table:style-name="ce271" table:formula="of:=[.H29]/[.H$5]" office:value-type="percentage" office:value="0.00200152144670517" calcext:value-type="percentage">
            <text:p>0%</text:p>
          </table:table-cell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5" office:value-type="string" calcext:value-type="string">
            <text:p>Employees</text:p>
          </table:table-cell>
          <table:table-cell table:style-name="ce155"/>
          <table:table-cell table:style-name="ce196" table:formula="of:=SUM([.C31:.C32])" office:value-type="float" office:value="68740.5405405405" calcext:value-type="float">
            <text:p>68 741</text:p>
          </table:table-cell>
          <table:table-cell table:style-name="ce266" table:number-columns-repeated="4"/>
          <table:table-cell table:style-name="ce269" table:formula="of:=SUM([.A30:.G30])" office:value-type="float" office:value="68740.5405405405" calcext:value-type="float">
            <text:p>68 741</text:p>
          </table:table-cell>
          <table:table-cell table:style-name="ce271" table:formula="of:=[.H30]/[.H$5]" office:value-type="percentage" office:value="0.137585666149998" calcext:value-type="percentage">
            <text:p>14%</text:p>
          </table:table-cell>
          <table:table-cell table:style-name="ce170" table:number-columns-repeated="2"/>
          <table:table-cell table:style-name="Default"/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Employees</text:p>
          </table:table-cell>
          <table:table-cell table:style-name="ce198" table:formula="of:=(4*269000/USDCZK)" office:value-type="float" office:value="58162.1621621622" calcext:value-type="float">
            <text:p>58 162</text:p>
          </table:table-cell>
          <table:table-cell table:style-name="ce266" table:number-columns-repeated="4"/>
          <table:table-cell table:style-name="ce269" table:formula="of:=SUM([.A31:.G31])" office:value-type="float" office:value="58162.1621621622" calcext:value-type="float">
            <text:p>58 162</text:p>
          </table:table-cell>
          <table:table-cell table:style-name="ce271"/>
          <table:table-cell table:style-name="ce170" table:number-columns-repeated="2"/>
          <table:table-cell table:style-name="ce277"/>
          <table:table-cell table:number-columns-repeated="1012"/>
        </table:table-row>
        <table:table-row table:style-name="ro8">
          <table:table-cell table:style-name="ce156"/>
          <table:table-cell table:style-name="ce156" office:value-type="string" calcext:value-type="string">
            <text:p>+ Employee</text:p>
          </table:table-cell>
          <table:table-cell table:style-name="ce198" table:formula="of:=(4*33000+4900*[.C69])/USDCZK" office:value-type="float" office:value="10578.3783783784" calcext:value-type="float">
            <text:p>10 578</text:p>
          </table:table-cell>
          <table:table-cell table:style-name="ce266" table:number-columns-repeated="4"/>
          <table:table-cell table:style-name="ce269" table:formula="of:=SUM([.A32:.G32])" office:value-type="float" office:value="10578.3783783784" calcext:value-type="float">
            <text:p>10 578</text:p>
          </table:table-cell>
          <table:table-cell table:style-name="ce271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57" office:value-type="string" calcext:value-type="string">
            <text:p>Taxes (employees+institute)</text:p>
          </table:table-cell>
          <table:table-cell table:style-name="ce155"/>
          <table:table-cell table:style-name="ce199" table:formula="of:=[.C30]/0.76*(1.34-0.76)" office:value-type="float" office:value="52459.8862019915" calcext:value-type="float">
            <text:p>52 460</text:p>
          </table:table-cell>
          <table:table-cell table:style-name="ce266" table:number-columns-repeated="4"/>
          <table:table-cell table:style-name="ce269" table:formula="of:=SUM([.A33:.G33])" office:value-type="float" office:value="52459.8862019915" calcext:value-type="float">
            <text:p>52 460</text:p>
          </table:table-cell>
          <table:table-cell table:style-name="ce271" table:formula="of:=[.H33]/[.H$5]" office:value-type="percentage" office:value="0.104999587324999" calcext:value-type="percentage">
            <text:p>10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57" office:value-type="string" calcext:value-type="string">
            <text:p>Banking fees</text:p>
          </table:table-cell>
          <table:table-cell table:style-name="ce155"/>
          <table:table-cell table:style-name="ce196" table:formula="of:=SUM([.C35:.C36])" office:value-type="float" office:value="1200" calcext:value-type="float">
            <text:p>1 200</text:p>
          </table:table-cell>
          <table:table-cell table:style-name="ce266" table:number-columns-repeated="4"/>
          <table:table-cell table:style-name="ce269" table:formula="of:=SUM([.A34:.G34])" office:value-type="float" office:value="1200" calcext:value-type="float">
            <text:p>1 200</text:p>
          </table:table-cell>
          <table:table-cell table:style-name="ce271" table:formula="of:=[.H34]/[.H$5]" office:value-type="percentage" office:value="0.0024018257360462" calcext:value-type="percentage">
            <text:p>0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56"/>
          <table:table-cell table:style-name="ce156" office:value-type="string" calcext:value-type="string">
            <text:p>US</text:p>
          </table:table-cell>
          <table:table-cell table:style-name="ce198" office:value-type="float" office:value="1000" calcext:value-type="float">
            <text:p>1 000</text:p>
          </table:table-cell>
          <table:table-cell table:style-name="ce266" table:number-columns-repeated="4"/>
          <table:table-cell table:style-name="ce269" table:formula="of:=SUM([.A35:.G35])" office:value-type="float" office:value="1000" calcext:value-type="float">
            <text:p>1 000</text:p>
          </table:table-cell>
          <table:table-cell table:style-name="ce271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56"/>
          <table:table-cell table:style-name="ce156" office:value-type="string" calcext:value-type="string">
            <text:p>Czech</text:p>
          </table:table-cell>
          <table:table-cell table:style-name="ce197" office:value-type="float" office:value="200" calcext:value-type="float">
            <text:p>200</text:p>
          </table:table-cell>
          <table:table-cell table:style-name="ce266" table:number-columns-repeated="4"/>
          <table:table-cell table:style-name="ce269" table:formula="of:=SUM([.A36:.G36])" office:value-type="float" office:value="200" calcext:value-type="float">
            <text:p>200</text:p>
          </table:table-cell>
          <table:table-cell table:style-name="ce271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58" office:value-type="string" calcext:value-type="string">
            <text:p>US administration cost</text:p>
          </table:table-cell>
          <table:table-cell table:style-name="ce177"/>
          <table:table-cell table:style-name="ce195" table:formula="of:=SUM([.C38:.C40])" office:value-type="float" office:value="2833.33333333333" calcext:value-type="float">
            <text:p>2 833</text:p>
          </table:table-cell>
          <table:table-cell table:style-name="ce195" table:formula="of:=SUM([.D38:.D40])" office:value-type="float" office:value="31195.9459459459" calcext:value-type="float">
            <text:p>31 196</text:p>
          </table:table-cell>
          <table:table-cell table:style-name="ce195" table:formula="of:=SUM([.E38:.E40])" office:value-type="float" office:value="12060" calcext:value-type="float">
            <text:p>12 060</text:p>
          </table:table-cell>
          <table:table-cell table:style-name="ce195" table:formula="of:=SUM([.F38:.F40])" office:value-type="float" office:value="12060" calcext:value-type="float">
            <text:p>12 060</text:p>
          </table:table-cell>
          <table:table-cell table:style-name="ce195" table:formula="of:=SUM([.G38:.G40])" office:value-type="float" office:value="4020" calcext:value-type="float">
            <text:p>4 020</text:p>
          </table:table-cell>
          <table:table-cell table:style-name="ce231" table:formula="of:=SUM([.C37:.G37])" office:value-type="float" office:value="62169.2792792793" calcext:value-type="float">
            <text:p>62 169</text:p>
          </table:table-cell>
          <table:table-cell table:style-name="ce243" table:formula="of:=[.H37]/[.H$5]" office:value-type="percentage" office:value="0.124433145803681" calcext:value-type="percentage">
            <text:p>12%</text:p>
          </table:table-cell>
          <table:table-cell table:style-name="ce170"/>
          <table:table-cell table:style-name="Default"/>
          <table:table-cell table:number-columns-repeated="1013"/>
        </table:table-row>
        <table:table-row table:style-name="ro8">
          <table:table-cell table:style-name="ce157" office:value-type="string" calcext:value-type="string">
            <text:p>University Administrative Fee</text:p>
          </table:table-cell>
          <table:table-cell table:style-name="ce180"/>
          <table:table-cell table:style-name="ce200" table:formula="of:=8500/3" office:value-type="float" office:value="2833.33333333333" calcext:value-type="float">
            <text:p>2 833</text:p>
          </table:table-cell>
          <table:table-cell table:style-name="ce200" table:number-columns-repeated="4"/>
          <table:table-cell table:style-name="ce196" table:formula="of:=SUM([.C38:.G38])" office:value-type="float" office:value="2833.33333333333" calcext:value-type="float">
            <text:p>2 833</text:p>
          </table:table-cell>
          <table:table-cell table:style-name="ce245" table:formula="of:=[.H38]/[.H$5]" office:value-type="percentage" office:value="0.00567097743233131" calcext:value-type="percentage">
            <text:p>1%</text:p>
          </table:table-cell>
          <table:table-cell table:style-name="ce170"/>
          <table:table-cell table:style-name="Default"/>
          <table:table-cell table:number-columns-repeated="1013"/>
        </table:table-row>
        <table:table-row table:style-name="ro8">
          <table:table-cell table:style-name="ce157" office:value-type="string" calcext:value-type="string">
            <text:p>College of Design Administration</text:p>
          </table:table-cell>
          <table:table-cell table:style-name="ce180"/>
          <table:table-cell table:style-name="ce200"/>
          <table:table-cell table:style-name="ce200" table:formula="of:=[.D84]*0.1" office:value-type="float" office:value="30150" calcext:value-type="float">
            <text:p>30 150</text:p>
          </table:table-cell>
          <table:table-cell table:style-name="ce200" table:formula="of:=[.E84]*0.1" office:value-type="float" office:value="12060" calcext:value-type="float">
            <text:p>12 060</text:p>
          </table:table-cell>
          <table:table-cell table:style-name="ce200" table:formula="of:=[.F84]*0.1" office:value-type="float" office:value="12060" calcext:value-type="float">
            <text:p>12 060</text:p>
          </table:table-cell>
          <table:table-cell table:style-name="ce200" table:formula="of:=[.G84]*0.1" office:value-type="float" office:value="4020" calcext:value-type="float">
            <text:p>4 020</text:p>
          </table:table-cell>
          <table:table-cell table:style-name="ce196" table:formula="of:=SUM([.C39:.G39])" office:value-type="float" office:value="58290" calcext:value-type="float">
            <text:p>58 290</text:p>
          </table:table-cell>
          <table:table-cell table:style-name="ce245" table:formula="of:=[.H39]/[.H$5]" office:value-type="percentage" office:value="0.116668685128444" calcext:value-type="percentage">
            <text:p>12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57" office:value-type="string" calcext:value-type="string">
            <text:p>Study abroad fee</text:p>
          </table:table-cell>
          <table:table-cell table:style-name="ce180"/>
          <table:table-cell table:style-name="ce200"/>
          <table:table-cell table:style-name="ce200" table:formula="of:=[.D68]*[.D71]" office:value-type="float" office:value="1045.94594594595" calcext:value-type="float">
            <text:p>1 046</text:p>
          </table:table-cell>
          <table:table-cell table:style-name="ce200" table:formula="of:=[.E66]*[.E69]" office:value-type="float" office:value="0" calcext:value-type="float">
            <text:p>0</text:p>
          </table:table-cell>
          <table:table-cell table:style-name="ce200" table:formula="of:=[.F66]*[.F69]" office:value-type="float" office:value="0" calcext:value-type="float">
            <text:p>0</text:p>
          </table:table-cell>
          <table:table-cell table:style-name="ce200" table:formula="of:=[.G66]*[.G69]" office:value-type="float" office:value="0" calcext:value-type="float">
            <text:p>0</text:p>
          </table:table-cell>
          <table:table-cell table:style-name="ce196" table:formula="of:=SUM([.C40:.G40])" office:value-type="float" office:value="1045.94594594595" calcext:value-type="float">
            <text:p>1 046</text:p>
          </table:table-cell>
          <table:table-cell table:style-name="ce245" table:formula="of:=[.H40]/[.H$5]" office:value-type="percentage" office:value="0.00209348324290515" calcext:value-type="percentage">
            <text:p>0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58" office:value-type="string" calcext:value-type="string">
            <text:p>Students</text:p>
          </table:table-cell>
          <table:table-cell table:style-name="ce256"/>
          <table:table-cell table:style-name="ce195"/>
          <table:table-cell table:style-name="ce195" table:formula="of:=SUM([.D44:.D49])*[.D72]" office:value-type="float" office:value="75702.5675675676" calcext:value-type="float">
            <text:p>75 703</text:p>
          </table:table-cell>
          <table:table-cell table:style-name="ce195" table:formula="of:=SUM([.E44:.E49])*[.E72]" office:value-type="float" office:value="30281.027027027" calcext:value-type="float">
            <text:p>30 281</text:p>
          </table:table-cell>
          <table:table-cell table:style-name="ce195" table:formula="of:=SUM([.F44:.F49])*[.F72]" office:value-type="float" office:value="30281.027027027" calcext:value-type="float">
            <text:p>30 281</text:p>
          </table:table-cell>
          <table:table-cell table:style-name="ce195" table:formula="of:=SUM([.G44:.G49])*[.G72]" office:value-type="float" office:value="10093.6756756757" calcext:value-type="float">
            <text:p>10 094</text:p>
          </table:table-cell>
          <table:table-cell table:style-name="ce231" table:formula="of:=SUM([.C41:.G41])" office:value-type="float" office:value="146358.297297297" calcext:value-type="float">
            <text:p>146 358</text:p>
          </table:table-cell>
          <table:table-cell table:style-name="ce243" table:formula="of:=[.H41]/[.H$5]" office:value-type="percentage" office:value="0.292939270943792" calcext:value-type="percentage">
            <text:p>29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57" office:value-type="string" calcext:value-type="string">
            <text:p>Program specific equip/suppl</text:p>
          </table:table-cell>
          <table:table-cell table:style-name="ce257"/>
          <table:table-cell table:style-name="ce200"/>
          <table:table-cell table:style-name="ce200" office:value-type="float" office:value="2000" calcext:value-type="float">
            <text:p>2 000</text:p>
          </table:table-cell>
          <table:table-cell table:style-name="ce200" office:value-type="float" office:value="5000" calcext:value-type="float">
            <text:p>5 00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style-name="ce196" table:formula="of:=SUM([.C42:.G42])" office:value-type="float" office:value="7000" calcext:value-type="float">
            <text:p>7 000</text:p>
          </table:table-cell>
          <table:table-cell table:style-name="ce245" table:formula="of:=[.H42]/[.H$5]" office:value-type="percentage" office:value="0.0140106501269362" calcext:value-type="percentage">
            <text:p>1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200" office:value-type="string" calcext:value-type="string">
            <text:p>per student costs</text:p>
          </table:table-cell>
          <table:table-cell table:style-name="ce257"/>
          <table:table-cell table:style-name="ce200"/>
          <table:table-cell table:style-name="ce202" table:formula="of:=SUM([.D44:.D49])" office:value-type="float" office:value="2523.41891891892" calcext:value-type="float">
            <text:p>(2 523)</text:p>
          </table:table-cell>
          <table:table-cell table:style-name="ce202" table:formula="of:=SUM([.E44:.E49])" office:value-type="float" office:value="2523.41891891892" calcext:value-type="float">
            <text:p>(2 523)</text:p>
          </table:table-cell>
          <table:table-cell table:style-name="ce202" table:formula="of:=SUM([.F44:.F49])" office:value-type="float" office:value="2523.41891891892" calcext:value-type="float">
            <text:p>(2 523)</text:p>
          </table:table-cell>
          <table:table-cell table:style-name="ce202" table:formula="of:=SUM([.G44:.G49])" office:value-type="float" office:value="2523.41891891892" calcext:value-type="float">
            <text:p>(2 523)</text:p>
          </table:table-cell>
          <table:table-cell table:style-name="ce199" table:formula="of:=SUMPRODUCT([.D43:.G43];[.D$72:.G$72])" office:value-type="float" office:value="146358.297297297" calcext:value-type="float">
            <text:p>146 358</text:p>
          </table:table-cell>
          <table:table-cell table:style-name="ce184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Default"/>
          <table:table-cell table:style-name="ce258" office:value-type="string" calcext:value-type="string">
            <text:p>Other student expenses *</text:p>
          </table:table-cell>
          <table:table-cell table:style-name="ce216"/>
          <table:table-cell table:style-name="ce216" office:value-type="float" office:value="80" calcext:value-type="float">
            <text:p>(80)</text:p>
          </table:table-cell>
          <table:table-cell table:style-name="ce216" table:formula="of:=[.$D44]" office:value-type="float" office:value="80" calcext:value-type="float">
            <text:p>(80)</text:p>
          </table:table-cell>
          <table:table-cell table:style-name="ce216" table:formula="of:=[.$D44]" office:value-type="float" office:value="80" calcext:value-type="float">
            <text:p>(80)</text:p>
          </table:table-cell>
          <table:table-cell table:style-name="ce216" table:formula="of:=[.$D44]" office:value-type="float" office:value="80" calcext:value-type="float">
            <text:p>(80)</text:p>
          </table:table-cell>
          <table:table-cell table:style-name="ce197" table:formula="of:=SUMPRODUCT([.D44:.G44];[.D$72:.G$72])" office:value-type="float" office:value="4640" calcext:value-type="float">
            <text:p>4 640</text:p>
          </table:table-cell>
          <table:table-cell table:style-name="ce247" table:formula="of:=[.H44]/[.H$5]" office:value-type="percentage" office:value="0.00928705951271199" calcext:value-type="percentage">
            <text:p>1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Default"/>
          <table:table-cell table:style-name="ce258" office:value-type="string" calcext:value-type="string">
            <text:p>Housing *</text:p>
          </table:table-cell>
          <table:table-cell table:style-name="ce216"/>
          <table:table-cell table:style-name="ce216" table:formula="of:=[.D68]*[.D71]" office:value-type="float" office:value="1045.94594594595" calcext:value-type="float">
            <text:p>(1 046)</text:p>
          </table:table-cell>
          <table:table-cell table:style-name="ce216" table:formula="of:=[.E68]*[.E71]" office:value-type="float" office:value="1045.94594594595" calcext:value-type="float">
            <text:p>(1 046)</text:p>
          </table:table-cell>
          <table:table-cell table:style-name="ce216" table:formula="of:=[.F68]*[.F71]" office:value-type="float" office:value="1045.94594594595" calcext:value-type="float">
            <text:p>(1 046)</text:p>
          </table:table-cell>
          <table:table-cell table:style-name="ce216" table:formula="of:=[.G68]*[.G71]" office:value-type="float" office:value="1045.94594594595" calcext:value-type="float">
            <text:p>(1 046)</text:p>
          </table:table-cell>
          <table:table-cell table:style-name="ce197" table:formula="of:=SUMPRODUCT([.D45:.G45];[.D$72:.G$72])" office:value-type="float" office:value="60664.8648648649" calcext:value-type="float">
            <text:p>60 665</text:p>
          </table:table-cell>
          <table:table-cell table:style-name="ce247" table:formula="of:=[.H45]/[.H$5]" office:value-type="percentage" office:value="0.121422028088498" calcext:value-type="percentage">
            <text:p>12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Default"/>
          <table:table-cell table:style-name="ce258" office:value-type="string" calcext:value-type="string">
            <text:p>Orientation *</text:p>
          </table:table-cell>
          <table:table-cell table:style-name="ce216"/>
          <table:table-cell table:style-name="ce216" office:value-type="float" office:value="25" calcext:value-type="float">
            <text:p>(25)</text:p>
          </table:table-cell>
          <table:table-cell table:style-name="ce216" table:formula="of:=[.$D46]" office:value-type="float" office:value="25" calcext:value-type="float">
            <text:p>(25)</text:p>
          </table:table-cell>
          <table:table-cell table:style-name="ce216" table:formula="of:=[.$D46]" office:value-type="float" office:value="25" calcext:value-type="float">
            <text:p>(25)</text:p>
          </table:table-cell>
          <table:table-cell table:style-name="ce216" table:formula="of:=[.$D46]" office:value-type="float" office:value="25" calcext:value-type="float">
            <text:p>(25)</text:p>
          </table:table-cell>
          <table:table-cell table:style-name="ce197" table:formula="of:=SUMPRODUCT([.D46:.G46];[.D$72:.G$72])" office:value-type="float" office:value="1450" calcext:value-type="float">
            <text:p>1 450</text:p>
          </table:table-cell>
          <table:table-cell table:style-name="ce247" table:formula="of:=[.H46]/[.H$5]" office:value-type="percentage" office:value="0.0029022060977225" calcext:value-type="percentage">
            <text:p>0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Default"/>
          <table:table-cell table:style-name="ce258" office:value-type="string" calcext:value-type="string">
            <text:p>Travel pass *</text:p>
          </table:table-cell>
          <table:table-cell table:style-name="ce216"/>
          <table:table-cell table:style-name="ce216" table:formula="of:=IF([.D68]&lt;30;550+240;IF([.D68]&lt;60;1100+240;1480+240))/USDCZK" office:value-type="float" office:value="92.972972972973" calcext:value-type="float">
            <text:p>(93)</text:p>
          </table:table-cell>
          <table:table-cell table:style-name="ce216" table:formula="of:=IF([.E68]&lt;30;550+240;IF([.E68]&lt;60;1100+240;1480+240))/USDCZK" office:value-type="float" office:value="92.972972972973" calcext:value-type="float">
            <text:p>(93)</text:p>
          </table:table-cell>
          <table:table-cell table:style-name="ce216" table:formula="of:=IF([.F68]&lt;30;550+240;IF([.F68]&lt;60;1100+240;1480+240))/USDCZK" office:value-type="float" office:value="92.972972972973" calcext:value-type="float">
            <text:p>(93)</text:p>
          </table:table-cell>
          <table:table-cell table:style-name="ce216" table:formula="of:=IF([.G68]&lt;30;550+240;IF([.G68]&lt;60;1100+240;1480+240))/USDCZK" office:value-type="float" office:value="92.972972972973" calcext:value-type="float">
            <text:p>(93)</text:p>
          </table:table-cell>
          <table:table-cell table:style-name="ce197" table:formula="of:=SUMPRODUCT([.D47:.G47];[.D$72:.G$72])" office:value-type="float" office:value="5392.43243243243" calcext:value-type="float">
            <text:p>5 392</text:p>
          </table:table-cell>
          <table:table-cell table:style-name="ce247" table:formula="of:=[.H47]/[.H$5]" office:value-type="percentage" office:value="0.010793069163422" calcext:value-type="percentage">
            <text:p>1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Default"/>
          <table:table-cell table:style-name="ce258" office:value-type="string" calcext:value-type="string">
            <text:p>Culture &amp; Excursions *</text:p>
          </table:table-cell>
          <table:table-cell table:style-name="ce216"/>
          <table:table-cell table:style-name="ce216" table:formula="of:=66*[.D69]+300" office:value-type="float" office:value="1158" calcext:value-type="float">
            <text:p>(1 158)</text:p>
          </table:table-cell>
          <table:table-cell table:style-name="ce216" table:formula="of:=66*[.E69]+300" office:value-type="float" office:value="1158" calcext:value-type="float">
            <text:p>(1 158)</text:p>
          </table:table-cell>
          <table:table-cell table:style-name="ce216" table:formula="of:=66*[.F69]+300" office:value-type="float" office:value="1158" calcext:value-type="float">
            <text:p>(1 158)</text:p>
          </table:table-cell>
          <table:table-cell table:style-name="ce216" table:formula="of:=66*[.G69]+300" office:value-type="float" office:value="1158" calcext:value-type="float">
            <text:p>(1 158)</text:p>
          </table:table-cell>
          <table:table-cell table:style-name="ce197" table:formula="of:=SUMPRODUCT([.D48:.G48];[.D$72:.G$72])" office:value-type="float" office:value="67164" calcext:value-type="float">
            <text:p>67 164</text:p>
          </table:table-cell>
          <table:table-cell table:style-name="ce247" table:formula="of:=[.H48]/[.H$5]" office:value-type="percentage" office:value="0.134430186446506" calcext:value-type="percentage">
            <text:p>13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Default"/>
          <table:table-cell table:style-name="ce258" office:value-type="string" calcext:value-type="string">
            <text:p>Health Insurance *</text:p>
          </table:table-cell>
          <table:table-cell table:style-name="ce216"/>
          <table:table-cell table:style-name="ce216" table:formula="of:=[.$C$76]*[.D68]" office:value-type="float" office:value="121.5" calcext:value-type="float">
            <text:p>(122)</text:p>
          </table:table-cell>
          <table:table-cell table:style-name="ce216" table:formula="of:=[.$C$76]*[.E68]" office:value-type="float" office:value="121.5" calcext:value-type="float">
            <text:p>(122)</text:p>
          </table:table-cell>
          <table:table-cell table:style-name="ce216" table:formula="of:=[.$C$76]*[.F68]" office:value-type="float" office:value="121.5" calcext:value-type="float">
            <text:p>(122)</text:p>
          </table:table-cell>
          <table:table-cell table:style-name="ce216" table:formula="of:=[.$C$76]*[.G68]" office:value-type="float" office:value="121.5" calcext:value-type="float">
            <text:p>(122)</text:p>
          </table:table-cell>
          <table:table-cell table:style-name="ce197" table:formula="of:=SUMPRODUCT([.D49:.G49];[.D$72:.G$72])" office:value-type="float" office:value="7047" calcext:value-type="float">
            <text:p>7 047</text:p>
          </table:table-cell>
          <table:table-cell table:style-name="ce247" table:formula="of:=[.H49]/[.H$5]" office:value-type="percentage" office:value="0.0141047216349313" calcext:value-type="percentage">
            <text:p>1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252" office:value-type="string" calcext:value-type="string">
            <text:p>Faculty</text:p>
          </table:table-cell>
          <table:table-cell table:style-name="ce259"/>
          <table:table-cell table:style-name="ce261"/>
          <table:table-cell table:style-name="ce195" table:formula="of:=[.D51]+[.D57]" office:value-type="float" office:value="33212.4736842105" calcext:value-type="float">
            <text:p>33 212</text:p>
          </table:table-cell>
          <table:table-cell table:style-name="ce195" table:formula="of:=[.E51]+[.E57]" office:value-type="float" office:value="18133" calcext:value-type="float">
            <text:p>18 133</text:p>
          </table:table-cell>
          <table:table-cell table:style-name="ce195" table:formula="of:=[.F51]+[.F57]" office:value-type="float" office:value="10316" calcext:value-type="float">
            <text:p>10 316</text:p>
          </table:table-cell>
          <table:table-cell table:style-name="ce195" table:formula="of:=[.G51]+[.G57]" office:value-type="float" office:value="300" calcext:value-type="float">
            <text:p>300</text:p>
          </table:table-cell>
          <table:table-cell table:style-name="ce231" table:formula="of:=SUM([.C50:.G50])" office:value-type="float" office:value="61961.4736842105" calcext:value-type="float">
            <text:p>61 961</text:p>
          </table:table-cell>
          <table:table-cell table:style-name="ce243" table:formula="of:=[.H50]/[.H$5]" office:value-type="percentage" office:value="0.124017218448405" calcext:value-type="percentage">
            <text:p>12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2" office:value-type="string" calcext:value-type="string">
            <text:p>Czech</text:p>
          </table:table-cell>
          <table:table-cell table:style-name="ce200" table:number-columns-repeated="2"/>
          <table:table-cell table:style-name="ce200" table:formula="of:=SUM([.D52:.D56])" office:value-type="float" office:value="18079.4736842105" calcext:value-type="float">
            <text:p>18 079</text:p>
          </table:table-cell>
          <table:table-cell table:style-name="ce200" table:formula="of:=SUM([.E52:.E56])" office:value-type="float" office:value="6000" calcext:value-type="float">
            <text:p>6 000</text:p>
          </table:table-cell>
          <table:table-cell table:style-name="ce200" table:formula="of:=SUM([.F52:.F56])" office:value-type="float" office:value="10316" calcext:value-type="float">
            <text:p>10 316</text:p>
          </table:table-cell>
          <table:table-cell table:style-name="ce200" table:formula="of:=SUM([.G52:.G56])" office:value-type="float" office:value="300" calcext:value-type="float">
            <text:p>300</text:p>
          </table:table-cell>
          <table:table-cell table:style-name="ce196" table:formula="of:=SUM([.C51:.G51])" office:value-type="float" office:value="34695.4736842105" calcext:value-type="float">
            <text:p>34 695</text:p>
          </table:table-cell>
          <table:table-cell table:style-name="ce245" table:formula="of:=[.H51]/[.H$5]" office:value-type="percentage" office:value="0.0694437346825422" calcext:value-type="percentage">
            <text:p>7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3"/>
          <table:table-cell table:style-name="ce203" office:value-type="string" calcext:value-type="string">
            <text:p>Salaries</text:p>
          </table:table-cell>
          <table:table-cell table:style-name="ce203"/>
          <table:table-cell table:style-name="ce203" office:value-type="float" office:value="9000" calcext:value-type="float">
            <text:p>9 000</text:p>
          </table:table-cell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6000" calcext:value-type="float">
            <text:p>6 000</text:p>
          </table:table-cell>
          <table:table-cell table:style-name="ce203" office:value-type="float" office:value="0" calcext:value-type="float">
            <text:p>0</text:p>
          </table:table-cell>
          <table:table-cell table:style-name="ce197" table:formula="of:=SUM([.C52:.G52])" office:value-type="float" office:value="15000" calcext:value-type="float">
            <text:p>15 000</text:p>
          </table:table-cell>
          <table:table-cell table:style-name="ce247" table:formula="of:=[.H52]/[.H$5]" office:value-type="percentage" office:value="0.0300228217005776" calcext:value-type="percentage">
            <text:p>3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3"/>
          <table:table-cell table:style-name="ce203" office:value-type="string" calcext:value-type="string">
            <text:p>Other</text:p>
          </table:table-cell>
          <table:table-cell table:style-name="ce203"/>
          <table:table-cell table:style-name="ce203" table:formula="of:=2*([.D63])" office:value-type="float" office:value="2316" calcext:value-type="float">
            <text:p>2 316</text:p>
          </table:table-cell>
          <table:table-cell table:style-name="ce203" table:formula="of:=0*([.E63])" office:value-type="float" office:value="0" calcext:value-type="float">
            <text:p>0</text:p>
          </table:table-cell>
          <table:table-cell table:style-name="ce203" table:formula="of:=2*([.F63])" office:value-type="float" office:value="2316" calcext:value-type="float">
            <text:p>2 316</text:p>
          </table:table-cell>
          <table:table-cell table:style-name="ce203" office:value-type="float" office:value="300" calcext:value-type="float">
            <text:p>300</text:p>
          </table:table-cell>
          <table:table-cell table:style-name="ce197" table:formula="of:=SUM([.C53:.G53])" office:value-type="float" office:value="4932" calcext:value-type="float">
            <text:p>4 932</text:p>
          </table:table-cell>
          <table:table-cell table:style-name="ce247" table:formula="of:=[.H53]/[.H$5]" office:value-type="percentage" office:value="0.0098715037751499" calcext:value-type="percentage">
            <text:p>1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3" office:value-type="string" calcext:value-type="string">
            <text:p>Guests</text:p>
          </table:table-cell>
          <table:table-cell table:style-name="ce203" table:number-columns-repeated="6"/>
          <table:table-cell table:style-name="ce197"/>
          <table:table-cell table:style-name="ce247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3"/>
          <table:table-cell table:style-name="ce203" office:value-type="string" calcext:value-type="string">
            <text:p>Salaries</text:p>
          </table:table-cell>
          <table:table-cell table:style-name="ce203"/>
          <table:table-cell table:style-name="ce203" table:formula="of:=2500/19*25" office:value-type="float" office:value="3289.47368421053" calcext:value-type="float">
            <text:p>3 289</text:p>
          </table:table-cell>
          <table:table-cell table:style-name="ce203" office:value-type="float" office:value="6000" calcext:value-type="float">
            <text:p>6 000</text:p>
          </table:table-cell>
          <table:table-cell table:style-name="ce203" office:value-type="float" office:value="2000" calcext:value-type="float">
            <text:p>2 000</text:p>
          </table:table-cell>
          <table:table-cell table:style-name="ce203" office:value-type="float" office:value="0" calcext:value-type="float">
            <text:p>0</text:p>
          </table:table-cell>
          <table:table-cell table:style-name="ce197"/>
          <table:table-cell table:style-name="ce247" table:formula="of:=[.H55]/[.H$5]" office:value-type="percentage" office:value="0" calcext:value-type="percentage">
            <text:p>0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3"/>
          <table:table-cell table:style-name="ce203" office:value-type="string" calcext:value-type="string">
            <text:p>Other</text:p>
          </table:table-cell>
          <table:table-cell table:style-name="ce203"/>
          <table:table-cell table:style-name="ce203" table:formula="of:=3*([.D63])" office:value-type="float" office:value="3474" calcext:value-type="float">
            <text:p>3 474</text:p>
          </table:table-cell>
          <table:table-cell table:style-name="ce203" table:formula="of:=0*([.E63])" office:value-type="float" office:value="0" calcext:value-type="float">
            <text:p>0</text:p>
          </table:table-cell>
          <table:table-cell table:style-name="ce203" table:formula="of:=0*([.F63])" office:value-type="float" office:value="0" calcext:value-type="float">
            <text:p>0</text:p>
          </table:table-cell>
          <table:table-cell table:style-name="ce203" table:formula="of:=0*([.G63])" office:value-type="float" office:value="0" calcext:value-type="float">
            <text:p>0</text:p>
          </table:table-cell>
          <table:table-cell table:style-name="ce197"/>
          <table:table-cell table:style-name="ce247" table:formula="of:=[.H56]/[.H$5]" office:value-type="percentage" office:value="0" calcext:value-type="percentage">
            <text:p>0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2" office:value-type="string" calcext:value-type="string">
            <text:p>US</text:p>
          </table:table-cell>
          <table:table-cell table:style-name="ce200" table:number-columns-repeated="2"/>
          <table:table-cell table:style-name="ce200" table:formula="of:=[.D73]*[.D59]+[.D58]" office:value-type="float" office:value="15133" calcext:value-type="float">
            <text:p>15 133</text:p>
          </table:table-cell>
          <table:table-cell table:style-name="ce200" table:formula="of:=[.E73]*[.E59]+[.E58]" office:value-type="float" office:value="12133" calcext:value-type="float">
            <text:p>12 133</text:p>
          </table:table-cell>
          <table:table-cell table:style-name="ce200" table:formula="of:=[.F73]*[.F59]+[.F58]" office:value-type="float" office:value="0" calcext:value-type="float">
            <text:p>0</text:p>
          </table:table-cell>
          <table:table-cell table:style-name="ce200" table:formula="of:=[.G73]*[.G59]+[.G58]" office:value-type="float" office:value="0" calcext:value-type="float">
            <text:p>0</text:p>
          </table:table-cell>
          <table:table-cell table:style-name="ce196" table:formula="of:=SUM([.C57:.G57])" office:value-type="float" office:value="27266" calcext:value-type="float">
            <text:p>27 266</text:p>
          </table:table-cell>
          <table:table-cell table:style-name="ce245" table:formula="of:=[.H57]/[.H$5]" office:value-type="percentage" office:value="0.0545734837658632" calcext:value-type="percentage">
            <text:p>5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4"/>
          <table:table-cell table:style-name="ce260" office:value-type="string" calcext:value-type="string">
            <text:p>Workshop total</text:p>
          </table:table-cell>
          <table:table-cell table:style-name="Default"/>
          <table:table-cell office:value-type="float" office:value="3000" calcext:value-type="float">
            <text:p>3000</text:p>
          </table:table-cell>
          <table:table-cell table:style-name="Default" table:number-columns-repeated="3"/>
          <table:table-cell table:style-name="ce197" table:formula="of:=SUM([.C58:.G58])" office:value-type="float" office:value="3000" calcext:value-type="float">
            <text:p>3 000</text:p>
          </table:table-cell>
          <table:table-cell table:style-name="ce248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2" office:value-type="string" calcext:value-type="string">
            <text:p>per faculty</text:p>
          </table:table-cell>
          <table:table-cell table:style-name="ce200" table:number-columns-repeated="2"/>
          <table:table-cell table:style-name="ce202" table:formula="of:=SUM([.D60:.D65])" office:value-type="float" office:value="12133" calcext:value-type="float">
            <text:p>(12 133)</text:p>
          </table:table-cell>
          <table:table-cell table:style-name="ce202" table:formula="of:=SUM([.E60:.E65])" office:value-type="float" office:value="12133" calcext:value-type="float">
            <text:p>(12 133)</text:p>
          </table:table-cell>
          <table:table-cell table:style-name="ce202" table:formula="of:=SUM([.F60:.F65])" office:value-type="float" office:value="12133" calcext:value-type="float">
            <text:p>(12 133)</text:p>
          </table:table-cell>
          <table:table-cell table:style-name="ce202" table:formula="of:=SUM([.G60:.G65])" office:value-type="float" office:value="9133" calcext:value-type="float">
            <text:p>(9 133)</text:p>
          </table:table-cell>
          <table:table-cell table:style-name="ce275" table:formula="of:=SUMPRODUCT([.D59:.G59];[.D$73:.G$73])" office:value-type="float" office:value="24266" calcext:value-type="float">
            <text:p>24 266</text:p>
          </table:table-cell>
          <table:table-cell table:style-name="ce245" table:formula="of:=[.H59]/[.H$5]" office:value-type="percentage" office:value="0.0485689194257477" calcext:value-type="percentage">
            <text:p>5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3"/>
          <table:table-cell table:style-name="ce203" office:value-type="string" calcext:value-type="string">
            <text:p>Salaries + benefit **</text:p>
          </table:table-cell>
          <table:table-cell table:style-name="ce203"/>
          <table:table-cell table:number-columns-repeated="3" table:style-name="ce216" office:value-type="float" office:value="6000" calcext:value-type="float">
            <text:p>(6 000)</text:p>
          </table:table-cell>
          <table:table-cell table:style-name="ce216" office:value-type="float" office:value="3000" calcext:value-type="float">
            <text:p>(3 000)</text:p>
          </table:table-cell>
          <table:table-cell table:style-name="ce276" table:formula="of:=SUMPRODUCT([.D60:.G60];[.D$73:.G$73])" office:value-type="float" office:value="12000" calcext:value-type="float">
            <text:p>12 000</text:p>
          </table:table-cell>
          <table:table-cell table:style-name="ce247" table:formula="of:=[.H60]/[.H$5]" office:value-type="percentage" office:value="0.024018257360462" calcext:value-type="percentage">
            <text:p>2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3"/>
          <table:table-cell table:style-name="ce203" office:value-type="string" calcext:value-type="string">
            <text:p>Travel**</text:p>
          </table:table-cell>
          <table:table-cell table:style-name="ce203"/>
          <table:table-cell table:style-name="ce216" table:formula="of:=1600+[.D75]" office:value-type="float" office:value="1600" calcext:value-type="float">
            <text:p>(1 600)</text:p>
          </table:table-cell>
          <table:table-cell table:style-name="ce216" table:formula="of:=1600+[.E76]" office:value-type="float" office:value="1600" calcext:value-type="float">
            <text:p>(1 600)</text:p>
          </table:table-cell>
          <table:table-cell table:style-name="ce216" table:formula="of:=1600+[.F75]" office:value-type="float" office:value="1600" calcext:value-type="float">
            <text:p>(1 600)</text:p>
          </table:table-cell>
          <table:table-cell table:style-name="ce216" table:formula="of:=1600+[.G76]" office:value-type="float" office:value="1600" calcext:value-type="float">
            <text:p>(1 600)</text:p>
          </table:table-cell>
          <table:table-cell table:style-name="ce276" table:formula="of:=SUMPRODUCT([.D61:.G61];[.D$73:.G$73])" office:value-type="float" office:value="3200" calcext:value-type="float">
            <text:p>3 200</text:p>
          </table:table-cell>
          <table:table-cell table:style-name="ce247" table:formula="of:=[.H61]/[.H$5]" office:value-type="percentage" office:value="0.00640486862945655" calcext:value-type="percentage">
            <text:p>1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3"/>
          <table:table-cell table:style-name="ce203" office:value-type="string" calcext:value-type="string">
            <text:p>Perdiem**</text:p>
          </table:table-cell>
          <table:table-cell table:style-name="ce204"/>
          <table:table-cell table:style-name="ce222" table:formula="of:=37.5*[.D68]" office:value-type="float" office:value="3375" calcext:value-type="float">
            <text:p>(3 375)</text:p>
          </table:table-cell>
          <table:table-cell table:style-name="ce222" table:formula="of:=37.5*[.E68]" office:value-type="float" office:value="3375" calcext:value-type="float">
            <text:p>(3 375)</text:p>
          </table:table-cell>
          <table:table-cell table:style-name="ce222" table:formula="of:=37.5*[.F68]" office:value-type="float" office:value="3375" calcext:value-type="float">
            <text:p>(3 375)</text:p>
          </table:table-cell>
          <table:table-cell table:style-name="ce222" table:formula="of:=37.5*[.G68]" office:value-type="float" office:value="3375" calcext:value-type="float">
            <text:p>(3 375)</text:p>
          </table:table-cell>
          <table:table-cell table:style-name="ce276" table:formula="of:=SUMPRODUCT([.D62:.G62];[.D$73:.G$73])" office:value-type="float" office:value="6750" calcext:value-type="float">
            <text:p>6 750</text:p>
          </table:table-cell>
          <table:table-cell table:style-name="ce247" table:formula="of:=[.H62]/[.H$5]" office:value-type="percentage" office:value="0.0135102697652599" calcext:value-type="percentage">
            <text:p>1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3"/>
          <table:table-cell office:value-type="string" calcext:value-type="string">
            <text:p>Culture &amp; Excursions **</text:p>
          </table:table-cell>
          <table:table-cell table:style-name="ce204"/>
          <table:table-cell table:style-name="ce222" table:formula="of:=[.D48]" office:value-type="float" office:value="1158" calcext:value-type="float">
            <text:p>(1 158)</text:p>
          </table:table-cell>
          <table:table-cell table:style-name="ce222" table:formula="of:=[.E48]" office:value-type="float" office:value="1158" calcext:value-type="float">
            <text:p>(1 158)</text:p>
          </table:table-cell>
          <table:table-cell table:style-name="ce222" table:formula="of:=[.F48]" office:value-type="float" office:value="1158" calcext:value-type="float">
            <text:p>(1 158)</text:p>
          </table:table-cell>
          <table:table-cell table:style-name="ce222" table:formula="of:=[.G48]" office:value-type="float" office:value="1158" calcext:value-type="float">
            <text:p>(1 158)</text:p>
          </table:table-cell>
          <table:table-cell table:style-name="ce276" table:formula="of:=SUMPRODUCT([.D63:.G63];[.D$73:.G$73])" office:value-type="float" office:value="2316" calcext:value-type="float">
            <text:p>2 316</text:p>
          </table:table-cell>
          <table:table-cell table:style-name="ce247" table:formula="of:=[.H63]/[.H$5]" office:value-type="percentage" office:value="0.00463552367056917" calcext:value-type="percentage">
            <text:p>0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3"/>
          <table:table-cell office:value-type="string" calcext:value-type="string">
            <text:p>Housing**</text:p>
          </table:table-cell>
          <table:table-cell table:style-name="ce204"/>
          <table:table-cell table:style-name="ce222" table:formula="of:=[.D68]*[.$D$76]" office:value-type="float" office:value="0" calcext:value-type="float">
            <text:p>(0)</text:p>
          </table:table-cell>
          <table:table-cell table:style-name="ce222" table:formula="of:=[.E68]*[.$D$76]" office:value-type="float" office:value="0" calcext:value-type="float">
            <text:p>(0)</text:p>
          </table:table-cell>
          <table:table-cell table:style-name="ce222" table:formula="of:=[.F68]*[.$D$76]" office:value-type="float" office:value="0" calcext:value-type="float">
            <text:p>(0)</text:p>
          </table:table-cell>
          <table:table-cell table:style-name="ce222" table:formula="of:=[.G68]*[.$D$76]" office:value-type="float" office:value="0" calcext:value-type="float">
            <text:p>(0)</text:p>
          </table:table-cell>
          <table:table-cell table:style-name="ce276" table:formula="of:=SUMPRODUCT([.D64:.G64];[.D$73:.G$73])" office:value-type="float" office:value="0" calcext:value-type="float">
            <text:p>0</text:p>
          </table:table-cell>
          <table:table-cell table:style-name="ce247" table:formula="of:=[.H64]/[.H$5]" office:value-type="percentage" office:value="0" calcext:value-type="percentage">
            <text:p>0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5"/>
          <table:table-cell office:value-type="string" calcext:value-type="string">
            <text:p>Health insurance**</text:p>
          </table:table-cell>
          <table:table-cell table:style-name="ce204"/>
          <table:table-cell table:style-name="ce222" table:formula="of:=[.$D$78]*[.D68]" office:value-type="float" office:value="0" calcext:value-type="float">
            <text:p>(0)</text:p>
          </table:table-cell>
          <table:table-cell table:style-name="ce222" table:formula="of:=[.$D$78]*[.E68]" office:value-type="float" office:value="0" calcext:value-type="float">
            <text:p>(0)</text:p>
          </table:table-cell>
          <table:table-cell table:style-name="ce222" table:formula="of:=[.$D$78]*[.F68]" office:value-type="float" office:value="0" calcext:value-type="float">
            <text:p>(0)</text:p>
          </table:table-cell>
          <table:table-cell table:style-name="ce222" table:formula="of:=[.$D$78]*[.G68]" office:value-type="float" office:value="0" calcext:value-type="float">
            <text:p>(0)</text:p>
          </table:table-cell>
          <table:table-cell table:style-name="ce276" table:formula="of:=SUMPRODUCT([.D65:.G65];[.D$73:.G$73])" office:value-type="float" office:value="0" calcext:value-type="float">
            <text:p>0</text:p>
          </table:table-cell>
          <table:table-cell table:style-name="ce247" table:formula="of:=[.H65]/[.H$5]" office:value-type="percentage" office:value="0" calcext:value-type="percentage">
            <text:p>0%</text:p>
          </table:table-cell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6"/>
          <table:table-cell table:style-name="ce204"/>
          <table:table-cell table:style-name="ce166" table:number-columns-repeated="5"/>
          <table:table-cell table:style-name="ce234"/>
          <table:table-cell table:style-name="ce24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61" office:value-type="string" calcext:value-type="string">
            <text:p>Other info</text:p>
          </table:table-cell>
          <table:table-cell table:style-name="ce189" table:number-columns-repeated="8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253" office:value-type="string" calcext:value-type="string">
            <text:p>Length (days)</text:p>
          </table:table-cell>
          <table:table-cell table:style-name="ce253"/>
          <table:table-cell table:style-name="ce253" office:value-type="float" office:value="90" calcext:value-type="float">
            <text:p>90</text:p>
          </table:table-cell>
          <table:table-cell table:style-name="ce253" table:formula="of:=[.C68]" office:value-type="float" office:value="90" calcext:value-type="float">
            <text:p>90</text:p>
          </table:table-cell>
          <table:table-cell table:style-name="ce253" table:formula="of:=[.D68]" office:value-type="float" office:value="90" calcext:value-type="float">
            <text:p>90</text:p>
          </table:table-cell>
          <table:table-cell table:style-name="ce253" table:formula="of:=[.E68]" office:value-type="float" office:value="90" calcext:value-type="float">
            <text:p>90</text:p>
          </table:table-cell>
          <table:table-cell table:style-name="ce253" table:formula="of:=[.F68]" office:value-type="float" office:value="90" calcext:value-type="float">
            <text:p>90</text:p>
          </table:table-cell>
          <table:table-cell table:style-name="ce204"/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253" office:value-type="string" calcext:value-type="string">
            <text:p>Length <text:s/>(weeks)</text:p>
          </table:table-cell>
          <table:table-cell table:style-name="ce253"/>
          <table:table-cell table:style-name="ce253" table:formula="of:=ROUND([.C68]/7;0)" office:value-type="float" office:value="13" calcext:value-type="float">
            <text:p>13</text:p>
          </table:table-cell>
          <table:table-cell table:style-name="ce253" table:formula="of:=ROUND([.D68]/7;0)" office:value-type="float" office:value="13" calcext:value-type="float">
            <text:p>13</text:p>
          </table:table-cell>
          <table:table-cell table:style-name="ce253" table:formula="of:=ROUND([.E68]/7;0)" office:value-type="float" office:value="13" calcext:value-type="float">
            <text:p>13</text:p>
          </table:table-cell>
          <table:table-cell table:style-name="ce253" table:formula="of:=ROUND([.F68]/7;0)" office:value-type="float" office:value="13" calcext:value-type="float">
            <text:p>13</text:p>
          </table:table-cell>
          <table:table-cell table:style-name="ce253" table:formula="of:=ROUND([.G68]/7;0)" office:value-type="float" office:value="13" calcext:value-type="float">
            <text:p>13</text:p>
          </table:table-cell>
          <table:table-cell table:style-name="ce204"/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254" office:value-type="string" calcext:value-type="string">
            <text:p>Study abroad fee</text:p>
          </table:table-cell>
          <table:table-cell table:style-name="ce254"/>
          <table:table-cell table:style-name="ce254" office:value-type="float" office:value="400" calcext:value-type="float">
            <text:p>400</text:p>
          </table:table-cell>
          <table:table-cell table:style-name="ce253" table:formula="of:=[.C70]" office:value-type="float" office:value="400" calcext:value-type="float">
            <text:p>400</text:p>
          </table:table-cell>
          <table:table-cell table:style-name="ce253" table:formula="of:=[.D70]" office:value-type="float" office:value="400" calcext:value-type="float">
            <text:p>400</text:p>
          </table:table-cell>
          <table:table-cell table:style-name="ce253" table:formula="of:=[.E70]" office:value-type="float" office:value="400" calcext:value-type="float">
            <text:p>400</text:p>
          </table:table-cell>
          <table:table-cell table:style-name="ce253" table:formula="of:=[.F70]" office:value-type="float" office:value="400" calcext:value-type="float">
            <text:p>400</text:p>
          </table:table-cell>
          <table:table-cell table:style-name="ce253" table:number-columns-repeated="2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254" office:value-type="string" calcext:value-type="string">
            <text:p>Housing cost / day / student</text:p>
          </table:table-cell>
          <table:table-cell table:style-name="ce254"/>
          <table:table-cell table:style-name="ce262" table:formula="of:=ACCOMBOTIC/USDCZK" office:value-type="float" office:value="11.6216216216216" calcext:value-type="float">
            <text:p>11,6</text:p>
          </table:table-cell>
          <table:table-cell table:style-name="ce262" table:formula="of:=[.C71]" office:value-type="float" office:value="11.6216216216216" calcext:value-type="float">
            <text:p>11,6</text:p>
          </table:table-cell>
          <table:table-cell table:style-name="ce262" table:formula="of:=[.D71]" office:value-type="float" office:value="11.6216216216216" calcext:value-type="float">
            <text:p>11,6</text:p>
          </table:table-cell>
          <table:table-cell table:style-name="ce262" table:formula="of:=[.E71]" office:value-type="float" office:value="11.6216216216216" calcext:value-type="float">
            <text:p>11,6</text:p>
          </table:table-cell>
          <table:table-cell table:style-name="ce262" table:formula="of:=[.F71]" office:value-type="float" office:value="11.6216216216216" calcext:value-type="float">
            <text:p>11,6</text:p>
          </table:table-cell>
          <table:table-cell table:style-name="ce170"/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255" office:value-type="string" calcext:value-type="string">
            <text:p>No. of students</text:p>
          </table:table-cell>
          <table:table-cell table:style-name="ce254" table:number-columns-repeated="2"/>
          <table:table-cell table:style-name="ce218" office:value-type="float" office:value="30" calcext:value-type="float">
            <text:p>30</text:p>
          </table:table-cell>
          <table:table-cell table:number-columns-repeated="2" table:style-name="ce218" office:value-type="float" office:value="12" calcext:value-type="float">
            <text:p>12</text:p>
          </table:table-cell>
          <table:table-cell table:style-name="ce218" office:value-type="float" office:value="4" calcext:value-type="float">
            <text:p>4</text:p>
          </table:table-cell>
          <table:table-cell table:style-name="ce170" table:formula="of:=SUM([.D72:.G72])" office:value-type="float" office:value="58" calcext:value-type="float">
            <text:p>58</text:p>
          </table:table-cell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255" office:value-type="string" calcext:value-type="string">
            <text:p>No. US of faculty</text:p>
          </table:table-cell>
          <table:table-cell table:style-name="ce254" table:number-columns-repeated="2"/>
          <table:table-cell table:number-columns-repeated="2"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170"/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255" office:value-type="string" calcext:value-type="string">
            <text:p>Travel pass cost / person</text:p>
          </table:table-cell>
          <table:table-cell table:style-name="ce254" table:number-columns-repeated="2"/>
          <table:table-cell table:style-name="ce267" table:formula="of:=IF([.D68]&lt;30;670+10;IF([.D68]&lt;60;2*670+10;3*670+10))/USDCZK" office:value-type="float" office:value="109.189189189189" calcext:value-type="float">
            <text:p>109</text:p>
          </table:table-cell>
          <table:table-cell table:style-name="ce267" table:formula="of:=IF([.E68]&lt;30;670+10;IF([.E68]&lt;60;2*670+10;3*670+10))/USDCZK" office:value-type="float" office:value="109.189189189189" calcext:value-type="float">
            <text:p>109</text:p>
          </table:table-cell>
          <table:table-cell table:style-name="ce267" table:formula="of:=IF([.F68]&lt;30;670+10;IF([.F68]&lt;60;2*670+10;3*670+10))/USDCZK" office:value-type="float" office:value="109.189189189189" calcext:value-type="float">
            <text:p>109</text:p>
          </table:table-cell>
          <table:table-cell table:style-name="ce267" table:formula="of:=IF([.G68]&lt;30;670+10;IF([.G68]&lt;60;2*670+10;3*670+10))/USDCZK" office:value-type="float" office:value="109.189189189189" calcext:value-type="float">
            <text:p>109</text:p>
          </table:table-cell>
          <table:table-cell table:style-name="ce170"/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254" office:value-type="string" calcext:value-type="string">
            <text:p>Housing cost / day / faculty</text:p>
          </table:table-cell>
          <table:table-cell table:style-name="ce254"/>
          <table:table-cell table:style-name="ce267" table:formula="of:=[$'Summer 2014'.C75]" office:value-type="float" office:value="48.6486486486487" calcext:value-type="float">
            <text:p>49</text:p>
          </table:table-cell>
          <table:table-cell table:style-name="ce267" table:number-columns-repeated="4"/>
          <table:table-cell table:style-name="ce170"/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255" office:value-type="string" calcext:value-type="string">
            <text:p>Health insurance</text:p>
          </table:table-cell>
          <table:table-cell table:style-name="ce254"/>
          <table:table-cell table:style-name="ce254" office:value-type="float" office:value="1.35" calcext:value-type="float">
            <text:p>1,35</text:p>
          </table:table-cell>
          <table:table-cell table:style-name="ce267" table:number-columns-repeated="4"/>
          <table:table-cell table:style-name="ce170"/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255" office:value-type="string" calcext:value-type="string">
            <text:p>Health insurance / faculty</text:p>
          </table:table-cell>
          <table:table-cell table:style-name="ce254"/>
          <table:table-cell table:style-name="ce254" office:value-type="float" office:value="3" calcext:value-type="float">
            <text:p>3</text:p>
          </table:table-cell>
          <table:table-cell table:style-name="ce254" table:number-columns-repeated="4"/>
          <table:table-cell table:style-name="ce170"/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254" table:number-columns-repeated="7"/>
          <table:table-cell table:style-name="ce170"/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9">
          <table:table-cell table:style-name="ce129" office:value-type="string" calcext:value-type="string">
            <text:p>Fall budget 2014</text:p>
          </table:table-cell>
          <table:table-cell table:style-name="ce130"/>
          <table:table-cell table:style-name="ce129" office:value-type="string" calcext:value-type="string">
            <text:p>INCOME</text:p>
          </table:table-cell>
          <table:table-cell table:style-name="ce130" table:number-columns-repeated="4"/>
          <table:table-cell table:style-name="ce170"/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11">
          <table:table-cell table:style-name="ce168"/>
          <table:table-cell table:style-name="ce130" table:number-columns-repeated="6"/>
          <table:table-cell table:style-name="ce170"/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30" table:number-columns-repeated="2"/>
          <table:table-cell table:style-name="ce192" office:value-type="string" calcext:value-type="string">
            <text:p>Common</text:p>
          </table:table-cell>
          <table:table-cell table:style-name="ce210" table:formula="of:=[.D3]" office:value-type="string" office:string-value="ARC" calcext:value-type="string">
            <text:p>ARC</text:p>
          </table:table-cell>
          <table:table-cell table:style-name="ce210" table:formula="of:=[.E3]" office:value-type="string" office:string-value="LAR" calcext:value-type="string">
            <text:p>LAR</text:p>
          </table:table-cell>
          <table:table-cell table:style-name="ce210" table:formula="of:=[.F3]" office:value-type="string" office:string-value="MC" calcext:value-type="string">
            <text:p>MC</text:p>
          </table:table-cell>
          <table:table-cell table:style-name="ce210" table:formula="of:=[.G3]" office:value-type="string" office:string-value="GEP" calcext:value-type="string">
            <text:p>GEP</text:p>
          </table:table-cell>
          <table:table-cell table:style-name="ce226" office:value-type="string" calcext:value-type="string">
            <text:p>TOTAL</text:p>
          </table:table-cell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32" office:value-type="string" calcext:value-type="string">
            <text:p>TOTAL</text:p>
          </table:table-cell>
          <table:table-cell table:style-name="ce175"/>
          <table:table-cell table:style-name="ce207" table:formula="of:=SUM([.C84:.C85])" office:value-type="float" office:value="0" calcext:value-type="float">
            <text:p>0</text:p>
          </table:table-cell>
          <table:table-cell table:style-name="ce207" table:formula="of:=SUM([.D84:.D85])" office:value-type="float" office:value="301500" calcext:value-type="float">
            <text:p>301 500</text:p>
          </table:table-cell>
          <table:table-cell table:style-name="ce207" table:formula="of:=SUM([.E84:.E85])" office:value-type="float" office:value="120600" calcext:value-type="float">
            <text:p>120 600</text:p>
          </table:table-cell>
          <table:table-cell table:style-name="ce207" table:formula="of:=SUM([.F84:.F85])" office:value-type="float" office:value="120600" calcext:value-type="float">
            <text:p>120 600</text:p>
          </table:table-cell>
          <table:table-cell table:style-name="ce207" table:formula="of:=SUM([.G84:.G85])" office:value-type="float" office:value="40200" calcext:value-type="float">
            <text:p>40 200</text:p>
          </table:table-cell>
          <table:table-cell table:style-name="ce227" table:formula="of:=SUM([.C82:.G82])" office:value-type="float" office:value="582900" calcext:value-type="float">
            <text:p>582 900</text:p>
          </table:table-cell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57" office:value-type="string" calcext:value-type="string">
            <text:p>Students income per student</text:p>
          </table:table-cell>
          <table:table-cell table:style-name="ce175"/>
          <table:table-cell table:style-name="ce208"/>
          <table:table-cell table:style-name="ce208" table:formula="of:=9650+400" office:value-type="float" office:value="10050" calcext:value-type="float">
            <text:p>(10 050)</text:p>
          </table:table-cell>
          <table:table-cell table:style-name="ce208" table:formula="of:=9650+400" office:value-type="float" office:value="10050" calcext:value-type="float">
            <text:p>(10 050)</text:p>
          </table:table-cell>
          <table:table-cell table:style-name="ce208" table:formula="of:=9650+400" office:value-type="float" office:value="10050" calcext:value-type="float">
            <text:p>(10 050)</text:p>
          </table:table-cell>
          <table:table-cell table:style-name="ce208" table:formula="of:=9650+400" office:value-type="float" office:value="10050" calcext:value-type="float">
            <text:p>(10 050)</text:p>
          </table:table-cell>
          <table:table-cell table:style-name="ce236"/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57" office:value-type="string" calcext:value-type="string">
            <text:p>Students income - total</text:p>
          </table:table-cell>
          <table:table-cell table:style-name="ce181"/>
          <table:table-cell table:style-name="ce209" table:formula="of:=[.C83]*[.C72]" office:value-type="float" office:value="0" calcext:value-type="float">
            <text:p>0</text:p>
          </table:table-cell>
          <table:table-cell table:style-name="ce209" table:formula="of:=[.D83]*[.D72]" office:value-type="float" office:value="301500" calcext:value-type="float">
            <text:p>301 500</text:p>
          </table:table-cell>
          <table:table-cell table:style-name="ce209" table:formula="of:=[.E83]*[.E72]" office:value-type="float" office:value="120600" calcext:value-type="float">
            <text:p>120 600</text:p>
          </table:table-cell>
          <table:table-cell table:style-name="ce209" table:formula="of:=[.F83]*[.F72]" office:value-type="float" office:value="120600" calcext:value-type="float">
            <text:p>120 600</text:p>
          </table:table-cell>
          <table:table-cell table:style-name="ce209" table:formula="of:=[.G83]*[.G72]" office:value-type="float" office:value="40200" calcext:value-type="float">
            <text:p>40 200</text:p>
          </table:table-cell>
          <table:table-cell table:style-name="ce237" table:formula="of:=SUM([.C84:.G84])" office:value-type="float" office:value="582900" calcext:value-type="float">
            <text:p>582 900</text:p>
          </table:table-cell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ce157" office:value-type="string" calcext:value-type="string">
            <text:p>Gifts</text:p>
          </table:table-cell>
          <table:table-cell table:style-name="ce181"/>
          <table:table-cell table:style-name="ce209" table:number-columns-repeated="5"/>
          <table:table-cell table:style-name="ce237" table:formula="of:=SUM([.C85:.G85])" office:value-type="float" office:value="0" calcext:value-type="float">
            <text:p>0</text:p>
          </table:table-cell>
          <table:table-cell table:style-name="ce239"/>
          <table:table-cell table:style-name="ce170" table:number-columns-repeated="2"/>
          <table:table-cell table:number-columns-repeated="1013"/>
        </table:table-row>
        <table:table-row table:style-name="ro8">
          <table:table-cell table:style-name="Default"/>
          <table:table-cell table:number-columns-repeated="1023"/>
        </table:table-row>
        <table:table-row table:style-name="ro8">
          <table:table-cell table:style-name="ce254" office:value-type="string" calcext:value-type="string">
            <text:p>* per student cost</text:p>
          </table:table-cell>
          <table:table-cell table:number-columns-repeated="1023"/>
        </table:table-row>
        <table:table-row table:style-name="ro8">
          <table:table-cell table:style-name="ce255" office:value-type="string" calcext:value-type="string">
            <text:p>**per faculty cost</text:p>
          </table:table-cell>
          <table:table-cell table:number-columns-repeated="1023"/>
        </table:table-row>
        <table:table-row table:style-name="ro12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pring 2015" table:style-name="ta11">
        <table:table-column table:style-name="co52" table:default-cell-style-name="ce320"/>
        <table:table-column table:style-name="co62" table:default-cell-style-name="ce320"/>
        <table:table-column table:style-name="co63" table:default-cell-style-name="ce320"/>
        <table:table-column table:style-name="co64" table:number-columns-repeated="4" table:default-cell-style-name="ce320"/>
        <table:table-column table:style-name="co65" table:default-cell-style-name="ce320"/>
        <table:table-column table:style-name="co66" table:default-cell-style-name="ce320"/>
        <table:table-column table:style-name="co29" table:default-cell-style-name="ce320"/>
        <table:table-column table:style-name="co67" table:default-cell-style-name="ce320"/>
        <table:table-column table:style-name="co10" table:default-cell-style-name="ce320"/>
        <table:table-column table:style-name="co60" table:default-cell-style-name="ce320"/>
        <table:table-column table:style-name="co68" table:default-cell-style-name="ce320"/>
        <table:table-column table:style-name="co61" table:default-cell-style-name="ce320"/>
        <table:table-column table:style-name="co9" table:number-columns-repeated="1009" table:default-cell-style-name="ce320"/>
        <table:table-row table:style-name="ro9">
          <table:table-cell table:style-name="ce297" office:value-type="string" calcext:value-type="string">
            <text:p>Spring budget 2015</text:p>
          </table:table-cell>
          <table:table-cell table:style-name="ce298"/>
          <table:table-cell table:style-name="ce297" office:value-type="string" calcext:value-type="string">
            <text:p>EXPENSES</text:p>
          </table:table-cell>
          <table:table-cell table:style-name="ce298" table:number-columns-repeated="4"/>
          <table:table-cell table:style-name="ce370" office:value-type="string" calcext:value-type="string">
            <text:p>Balance</text:p>
          </table:table-cell>
          <table:table-cell table:style-name="ce413" table:formula="of:=[.H82]-[.H5]" office:value-type="float" office:value="65673.5882724833" calcext:value-type="float">
            <text:p>66</text:p>
          </table:table-cell>
          <table:table-cell table:style-name="ce316" table:number-columns-repeated="2"/>
          <table:table-cell table:style-name="Default" table:number-columns-repeated="5"/>
          <table:table-cell table:number-columns-repeated="1008"/>
        </table:table-row>
        <table:table-row table:style-name="ro8">
          <table:table-cell table:style-name="ce298" table:number-columns-repeated="7"/>
          <table:table-cell table:style-name="ce371" table:formula="of:=IF([.H5]=([.H9]+[.H37]+[.H41]+[.H50]);&quot;kontrola ok&quot;;&quot;kontrolní součet nesedí&quot;)" office:value-type="string" office:string-value="kontrola ok" calcext:value-type="string">
            <text:p>kontrola ok</text:p>
          </table:table-cell>
          <table:table-cell table:style-name="ce385"/>
          <table:table-cell table:style-name="ce316" table:number-columns-repeated="2"/>
          <table:table-cell table:style-name="Default" table:number-columns-repeated="5"/>
          <table:table-cell table:number-columns-repeated="1008"/>
        </table:table-row>
        <table:table-row table:style-name="ro8">
          <table:table-cell table:style-name="ce298" table:number-columns-repeated="2"/>
          <table:table-cell table:style-name="ce338" office:value-type="string" calcext:value-type="string">
            <text:p>Common</text:p>
          </table:table-cell>
          <table:table-cell table:style-name="ce356" office:value-type="string" calcext:value-type="string">
            <text:p>UX</text:p>
          </table:table-cell>
          <table:table-cell table:style-name="ce356" office:value-type="string" calcext:value-type="string">
            <text:p>FCD</text:p>
          </table:table-cell>
          <table:table-cell table:style-name="ce356" office:value-type="string" calcext:value-type="string">
            <text:p>GEP</text:p>
          </table:table-cell>
          <table:table-cell table:style-name="ce356" office:value-type="string" calcext:value-type="string">
            <text:p>DP</text:p>
          </table:table-cell>
          <table:table-cell table:style-name="ce372" office:value-type="string" calcext:value-type="string">
            <text:p>TOTAL</text:p>
          </table:table-cell>
          <table:table-cell table:style-name="ce386" office:value-type="string" calcext:value-type="string">
            <text:p>%</text:p>
          </table:table-cell>
          <table:table-cell table:style-name="ce316"/>
          <table:table-cell table:style-name="ce298"/>
          <table:table-cell table:style-name="Default" table:number-columns-repeated="5"/>
          <table:table-cell table:number-columns-repeated="1008"/>
        </table:table-row>
        <table:table-row table:style-name="ro8">
          <table:table-cell table:style-name="ce299" office:value-type="string" calcext:value-type="string">
            <text:p>BALANCE</text:p>
          </table:table-cell>
          <table:table-cell table:style-name="ce321" table:number-columns-repeated="2"/>
          <table:table-cell table:style-name="ce410" table:formula="of:=[.D6]-[.D5]" office:value-type="float" office:value="-7500.76884779494" calcext:value-type="float">
            <text:p>-7 501</text:p>
          </table:table-cell>
          <table:table-cell table:style-name="ce410" table:formula="of:=[.E6]-[.E5]" office:value-type="float" office:value="13243.210131184" calcext:value-type="float">
            <text:p>13 243</text:p>
          </table:table-cell>
          <table:table-cell table:style-name="ce410" table:formula="of:=[.F6]-[.F5]" office:value-type="float" office:value="39166.5689900428" calcext:value-type="float">
            <text:p>39 167</text:p>
          </table:table-cell>
          <table:table-cell table:style-name="ce410" table:formula="of:=[.G6]-[.G5]" office:value-type="float" office:value="20764.5779990519" calcext:value-type="float">
            <text:p>20 765</text:p>
          </table:table-cell>
          <table:table-cell table:style-name="ce372"/>
          <table:table-cell table:style-name="ce386"/>
          <table:table-cell table:style-name="ce316" table:number-columns-repeated="2"/>
          <table:table-cell table:style-name="Default" table:number-columns-repeated="5"/>
          <table:table-cell table:number-columns-repeated="1008"/>
        </table:table-row>
        <table:table-row table:style-name="ro8">
          <table:table-cell table:style-name="ce299" office:value-type="string" calcext:value-type="string">
            <text:p>TOTAL COST</text:p>
          </table:table-cell>
          <table:table-cell table:style-name="ce321"/>
          <table:table-cell table:style-name="ce339" table:formula="of:=[.C9]+[.C37]+[.C41]+[.C50]" office:value-type="float" office:value="231964.210526315" calcext:value-type="float">
            <text:p>231 964</text:p>
          </table:table-cell>
          <table:table-cell table:style-name="ce339" table:formula="of:=[.D9]+[.D37]+[.D41]+[.D50]" office:value-type="float" office:value="97950.7688477949" calcext:value-type="float">
            <text:p>97 951</text:p>
          </table:table-cell>
          <table:table-cell table:style-name="ce339" table:formula="of:=[.E9]+[.E37]+[.E41]+[.E50]" office:value-type="float" office:value="177706.789868816" calcext:value-type="float">
            <text:p>177 707</text:p>
          </table:table-cell>
          <table:table-cell table:style-name="ce339" table:formula="of:=[.F9]+[.F37]+[.F41]+[.F50]" office:value-type="float" office:value="161833.431009957" calcext:value-type="float">
            <text:p>161 833</text:p>
          </table:table-cell>
          <table:table-cell table:style-name="ce339" table:formula="of:=[.G9]+[.G37]+[.G41]+[.G50]" office:value-type="float" office:value="140035.422000948" calcext:value-type="float">
            <text:p>140 035</text:p>
          </table:table-cell>
          <table:table-cell table:style-name="ce373" table:formula="of:=SUM([.D5:.G5])" office:value-type="float" office:value="577526.411727516" calcext:value-type="float">
            <text:p>577 526</text:p>
          </table:table-cell>
          <table:table-cell table:style-name="ce387" table:formula="of:=[.H5]/[.H$5]" office:value-type="percentage" office:value="1" calcext:value-type="percentage">
            <text:p>100%</text:p>
          </table:table-cell>
          <table:table-cell table:style-name="ce316" table:number-columns-repeated="2"/>
          <table:table-cell table:style-name="Default" table:number-columns-repeated="5"/>
          <table:table-cell table:number-columns-repeated="1008"/>
        </table:table-row>
        <table:table-row table:style-name="ro8">
          <table:table-cell table:style-name="ce299" office:value-type="string" calcext:value-type="string">
            <text:p>TOTAL REVENUE</text:p>
          </table:table-cell>
          <table:table-cell table:style-name="ce321"/>
          <table:table-cell table:style-name="ce339"/>
          <table:table-cell table:style-name="ce339" table:formula="of:=[.D82]" office:value-type="float" office:value="90450" calcext:value-type="float">
            <text:p>90 450</text:p>
          </table:table-cell>
          <table:table-cell table:style-name="ce339" table:formula="of:=[.E82]" office:value-type="float" office:value="190950" calcext:value-type="float">
            <text:p>190 950</text:p>
          </table:table-cell>
          <table:table-cell table:style-name="ce339" table:formula="of:=[.F82]" office:value-type="float" office:value="201000" calcext:value-type="float">
            <text:p>201 000</text:p>
          </table:table-cell>
          <table:table-cell table:style-name="ce339" table:formula="of:=[.G82]" office:value-type="float" office:value="160800" calcext:value-type="float">
            <text:p>160 800</text:p>
          </table:table-cell>
          <table:table-cell table:style-name="ce373" table:formula="of:=SUM([.D6:.G6])" office:value-type="float" office:value="643200" calcext:value-type="float">
            <text:p>643 200</text:p>
          </table:table-cell>
          <table:table-cell table:style-name="ce387" table:formula="of:=[.H6]/[.H$5]" office:value-type="percentage" office:value="1.11371529845023" calcext:value-type="percentage">
            <text:p>111%</text:p>
          </table:table-cell>
          <table:table-cell table:style-name="ce316"/>
          <table:table-cell table:style-name="Default" table:number-columns-repeated="6"/>
          <table:table-cell table:number-columns-repeated="1008"/>
        </table:table-row>
        <table:table-row table:style-name="ro8" table:visibility="collapse">
          <table:table-cell table:style-name="ce298"/>
          <table:table-cell table:style-name="ce322" office:value-type="string" calcext:value-type="string">
            <text:p>Size</text:p>
          </table:table-cell>
          <table:table-cell table:style-name="ce340"/>
          <table:table-cell table:number-columns-repeated="4" table:style-name="ce358" office:value-type="float" office:value="1" calcext:value-type="float">
            <text:p>1</text:p>
          </table:table-cell>
          <table:table-cell table:style-name="ce358" table:formula="of:=SUM([.D7:.G7])" office:value-type="float" office:value="4" calcext:value-type="float">
            <text:p>4</text:p>
          </table:table-cell>
          <table:table-cell table:style-name="ce388"/>
          <table:table-cell table:style-name="ce316"/>
          <table:table-cell table:style-name="Default" table:number-columns-repeated="6"/>
          <table:table-cell table:number-columns-repeated="1008"/>
        </table:table-row>
        <table:table-row table:style-name="ro8" table:visibility="collapse">
          <table:table-cell table:style-name="ce298"/>
          <table:table-cell table:style-name="ce322" office:value-type="string" calcext:value-type="string">
            <text:p>Percent for fixed exp.</text:p>
          </table:table-cell>
          <table:table-cell table:style-name="ce340"/>
          <table:table-cell table:style-name="ce359" table:formula="of:=[.D7]/[.$H$7]" office:value-type="percentage" office:value="0.25" calcext:value-type="percentage">
            <text:p>25%</text:p>
          </table:table-cell>
          <table:table-cell table:style-name="ce359" table:formula="of:=[.E7]/[.$H$7]" office:value-type="percentage" office:value="0.25" calcext:value-type="percentage">
            <text:p>25%</text:p>
          </table:table-cell>
          <table:table-cell table:style-name="ce359" table:formula="of:=[.F7]/[.$H$7]" office:value-type="percentage" office:value="0.25" calcext:value-type="percentage">
            <text:p>25%</text:p>
          </table:table-cell>
          <table:table-cell table:style-name="ce359" table:formula="of:=[.G7]/[.$H$7]" office:value-type="percentage" office:value="0.25" calcext:value-type="percentage">
            <text:p>25%</text:p>
          </table:table-cell>
          <table:table-cell table:style-name="ce374"/>
          <table:table-cell table:style-name="ce388"/>
          <table:table-cell table:style-name="ce316"/>
          <table:table-cell table:style-name="Default" table:number-columns-repeated="6"/>
          <table:table-cell table:number-columns-repeated="1008"/>
        </table:table-row>
        <table:table-row table:style-name="ro8">
          <table:table-cell table:style-name="ce300" office:value-type="string" calcext:value-type="string">
            <text:p>Fixed costs</text:p>
          </table:table-cell>
          <table:table-cell table:style-name="ce323"/>
          <table:table-cell table:style-name="ce341" table:formula="of:=[.C10]+[.C11]+[.C16]+[.C17]+[.C20]+[.C21]+[.C29]+[.C30]+[.C33]+[.C34]" office:value-type="float" office:value="229130.877192982" calcext:value-type="float">
            <text:p>229 131</text:p>
          </table:table-cell>
          <table:table-cell table:style-name="ce341" table:formula="of:=[.$C5]*[.D$8]" office:value-type="float" office:value="57991.0526315788" calcext:value-type="float">
            <text:p>57 991</text:p>
          </table:table-cell>
          <table:table-cell table:style-name="ce341" table:formula="of:=[.$C5]*[.E$8]" office:value-type="float" office:value="57991.0526315788" calcext:value-type="float">
            <text:p>57 991</text:p>
          </table:table-cell>
          <table:table-cell table:style-name="ce341" table:formula="of:=[.$C5]*[.F$8]" office:value-type="float" office:value="57991.0526315788" calcext:value-type="float">
            <text:p>57 991</text:p>
          </table:table-cell>
          <table:table-cell table:style-name="ce341" table:formula="of:=[.$C5]*[.G$8]" office:value-type="float" office:value="57991.0526315788" calcext:value-type="float">
            <text:p>57 991</text:p>
          </table:table-cell>
          <table:table-cell table:style-name="ce375" table:formula="of:=[.C9]" office:value-type="float" office:value="229130.877192982" calcext:value-type="float">
            <text:p>229 131</text:p>
          </table:table-cell>
          <table:table-cell table:style-name="ce389" table:formula="of:=[.H9]/[.H$5]" office:value-type="percentage" office:value="0.396745278726903" calcext:value-type="percentage">
            <text:p>40%</text:p>
          </table:table-cell>
          <table:table-cell table:style-name="ce415"/>
          <table:table-cell table:style-name="Default" table:number-columns-repeated="6"/>
          <table:table-cell table:number-columns-repeated="1008"/>
        </table:table-row>
        <table:table-row table:style-name="ro8">
          <table:table-cell table:style-name="ce301" office:value-type="string" calcext:value-type="string">
            <text:p>Rent</text:p>
          </table:table-cell>
          <table:table-cell table:style-name="ce301"/>
          <table:table-cell table:style-name="ce342" table:formula="of:=11400*12/3" office:value-type="float" office:value="45600" calcext:value-type="float">
            <text:p>45 600</text:p>
          </table:table-cell>
          <table:table-cell table:style-name="ce411" table:number-columns-repeated="4"/>
          <table:table-cell table:style-name="ce412" table:formula="of:=SUM([.A10:.G10])" office:value-type="float" office:value="45600" calcext:value-type="float">
            <text:p>45 600</text:p>
          </table:table-cell>
          <table:table-cell table:style-name="ce414" table:formula="of:=[.H10]/[.H$5]" office:value-type="percentage" office:value="0.0789574278752027" calcext:value-type="percentage">
            <text:p>8%</text:p>
          </table:table-cell>
          <table:table-cell table:style-name="ce316"/>
          <table:table-cell table:style-name="ce315" office:value-type="string" calcext:value-type="string">
            <text:p>to budget</text:p>
          </table:table-cell>
          <table:table-cell table:style-name="ce336" office:value-type="string" calcext:value-type="string">
            <text:p>name</text:p>
          </table:table-cell>
          <table:table-cell table:style-name="ce336" office:value-type="string" calcext:value-type="string">
            <text:p>course</text:p>
          </table:table-cell>
          <table:table-cell table:style-name="ce336" office:value-type="string" calcext:value-type="string">
            <text:p>paid from</text:p>
          </table:table-cell>
          <table:table-cell table:style-name="Default"/>
          <table:table-cell table:style-name="ce419" office:value-type="string" calcext:value-type="string">
            <text:p>HPC</text:p>
          </table:table-cell>
          <table:table-cell table:number-columns-repeated="1008"/>
        </table:table-row>
        <table:table-row table:style-name="ro8">
          <table:table-cell table:style-name="ce301" office:value-type="string" calcext:value-type="string">
            <text:p>Utilities</text:p>
          </table:table-cell>
          <table:table-cell table:style-name="ce301"/>
          <table:table-cell table:style-name="ce342" table:formula="of:=SUM([.C12:.C15])" office:value-type="float" office:value="8556.75675675676" calcext:value-type="float">
            <text:p>8 557</text:p>
          </table:table-cell>
          <table:table-cell table:style-name="ce411" table:number-columns-repeated="4"/>
          <table:table-cell table:style-name="ce412" table:formula="of:=SUM([.A11:.G11])" office:value-type="float" office:value="8556.75675675676" calcext:value-type="float">
            <text:p>8 557</text:p>
          </table:table-cell>
          <table:table-cell table:style-name="ce414" table:formula="of:=[.H11]/[.H$5]" office:value-type="percentage" office:value="0.0148162172032297" calcext:value-type="percentage">
            <text:p>1%</text:p>
          </table:table-cell>
          <table:table-cell table:style-name="ce316"/>
          <table:table-cell table:style-name="ce416" office:value-type="float" office:value="3200" calcext:value-type="float">
            <text:p>3200</text:p>
          </table:table-cell>
          <table:table-cell table:style-name="ce418" office:value-type="string" calcext:value-type="string">
            <text:p>Pavla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formula="of:=[.M11]&amp;[.N11]" office:value-type="string" office:string-value="GEPCZ" calcext:value-type="string">
            <text:p>GEPCZ</text:p>
          </table:table-cell>
          <table:table-cell table:style-name="Default"/>
          <table:table-cell table:number-columns-repeated="1008"/>
        </table:table-row>
        <table:table-row table:style-name="ro8">
          <table:table-cell table:style-name="ce302"/>
          <table:table-cell table:style-name="ce324" office:value-type="string" calcext:value-type="string">
            <text:p>Internet +fixed phone</text:p>
          </table:table-cell>
          <table:table-cell table:style-name="ce343" table:formula="of:=1000+4*5000/USDCZK+500" office:value-type="float" office:value="2581.08108108108" calcext:value-type="float">
            <text:p>2 581</text:p>
          </table:table-cell>
          <table:table-cell table:style-name="ce411" table:number-columns-repeated="4"/>
          <table:table-cell table:style-name="ce412" table:formula="of:=SUM([.A12:.G12])" office:value-type="float" office:value="2581.08108108108" calcext:value-type="float">
            <text:p>2 581</text:p>
          </table:table-cell>
          <table:table-cell table:style-name="ce414"/>
          <table:table-cell table:style-name="ce316"/>
          <table:table-cell table:style-name="ce416" office:value-type="float" office:value="3000" calcext:value-type="float">
            <text:p>3000</text:p>
          </table:table-cell>
          <table:table-cell table:style-name="ce418" office:value-type="string" calcext:value-type="string">
            <text:p>Jablonská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formula="of:=[.M12]&amp;[.N12]" office:value-type="string" office:string-value="GEPCZ" calcext:value-type="string">
            <text:p>GEPCZ</text:p>
          </table:table-cell>
          <table:table-cell table:style-name="ce298" office:value-type="float" office:value="3000" calcext:value-type="float">
            <text:p>3000</text:p>
          </table:table-cell>
          <table:table-cell table:number-columns-repeated="1008"/>
        </table:table-row>
        <table:table-row table:style-name="ro8">
          <table:table-cell table:style-name="ce302"/>
          <table:table-cell table:style-name="ce302" office:value-type="string" calcext:value-type="string">
            <text:p>Mobile phone</text:p>
          </table:table-cell>
          <table:table-cell table:style-name="ce343" office:value-type="float" office:value="1500" calcext:value-type="float">
            <text:p>1 500</text:p>
          </table:table-cell>
          <table:table-cell table:style-name="ce411" table:number-columns-repeated="4"/>
          <table:table-cell table:style-name="ce412" table:formula="of:=SUM([.A13:.G13])" office:value-type="float" office:value="1500" calcext:value-type="float">
            <text:p>1 500</text:p>
          </table:table-cell>
          <table:table-cell table:style-name="ce414"/>
          <table:table-cell table:style-name="ce316"/>
          <table:table-cell table:style-name="ce416" office:value-type="float" office:value="6000" calcext:value-type="float">
            <text:p>6000</text:p>
          </table:table-cell>
          <table:table-cell table:style-name="ce418" office:value-type="string" calcext:value-type="string">
            <text:p>Hellebrandová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formula="of:=[.M13]&amp;[.N13]" office:value-type="string" office:string-value="GEPCZ" calcext:value-type="string">
            <text:p>GEPCZ</text:p>
          </table:table-cell>
          <table:table-cell table:style-name="ce298" office:value-type="float" office:value="3000" calcext:value-type="float">
            <text:p>3000</text:p>
          </table:table-cell>
          <table:table-cell table:number-columns-repeated="1008"/>
        </table:table-row>
        <table:table-row table:style-name="ro8">
          <table:table-cell table:style-name="ce302"/>
          <table:table-cell table:style-name="ce302" office:value-type="string" calcext:value-type="string">
            <text:p>Electricity</text:p>
          </table:table-cell>
          <table:table-cell table:style-name="ce343" table:formula="of:=6000/3*1.2" office:value-type="float" office:value="2400" calcext:value-type="float">
            <text:p>2 400</text:p>
          </table:table-cell>
          <table:table-cell table:style-name="ce411" table:number-columns-repeated="4"/>
          <table:table-cell table:style-name="ce412" table:formula="of:=SUM([.A14:.G14])" office:value-type="float" office:value="2400" calcext:value-type="float">
            <text:p>2 400</text:p>
          </table:table-cell>
          <table:table-cell table:style-name="ce414"/>
          <table:table-cell table:style-name="ce316"/>
          <table:table-cell table:style-name="ce416" office:value-type="float" office:value="3000" calcext:value-type="float">
            <text:p>3000</text:p>
          </table:table-cell>
          <table:table-cell table:style-name="ce418" office:value-type="string" calcext:value-type="string">
            <text:p>Lenka D.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formula="of:=[.M14]&amp;[.N14]" office:value-type="string" office:string-value="GEPCZ" calcext:value-type="string">
            <text:p>GEPCZ</text:p>
          </table:table-cell>
          <table:table-cell table:style-name="Default"/>
          <table:table-cell table:number-columns-repeated="1008"/>
        </table:table-row>
        <table:table-row table:style-name="ro8">
          <table:table-cell table:style-name="ce302"/>
          <table:table-cell table:style-name="ce302" office:value-type="string" calcext:value-type="string">
            <text:p>Gas</text:p>
          </table:table-cell>
          <table:table-cell table:style-name="ce343" table:formula="of:=96000*1.2/USDCZK/3" office:value-type="float" office:value="2075.67567567568" calcext:value-type="float">
            <text:p>2 076</text:p>
          </table:table-cell>
          <table:table-cell table:style-name="ce411" table:number-columns-repeated="4"/>
          <table:table-cell table:style-name="ce412" table:formula="of:=SUM([.A15:.G15])" office:value-type="float" office:value="2075.67567567568" calcext:value-type="float">
            <text:p>2 076</text:p>
          </table:table-cell>
          <table:table-cell table:style-name="ce414"/>
          <table:table-cell table:style-name="ce316"/>
          <table:table-cell table:style-name="ce416" office:value-type="float" office:value="3800" calcext:value-type="float">
            <text:p>3800</text:p>
          </table:table-cell>
          <table:table-cell table:style-name="ce418" office:value-type="string" calcext:value-type="string">
            <text:p>Vojtěchovský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CZ</text:p>
          </table:table-cell>
          <table:table-cell table:formula="of:=[.M15]&amp;[.N15]" office:value-type="string" office:string-value="DPCZ" calcext:value-type="string">
            <text:p>DPCZ</text:p>
          </table:table-cell>
          <table:table-cell table:style-name="ce298" office:value-type="float" office:value="800" calcext:value-type="float">
            <text:p>800</text:p>
          </table:table-cell>
          <table:table-cell table:number-columns-repeated="1008"/>
        </table:table-row>
        <table:table-row table:style-name="ro8">
          <table:table-cell table:style-name="ce301" office:value-type="string" calcext:value-type="string">
            <text:p>Library</text:p>
          </table:table-cell>
          <table:table-cell table:style-name="ce301"/>
          <table:table-cell table:style-name="ce342" table:formula="of:=8200/3*1.2" office:value-type="float" office:value="3280" calcext:value-type="float">
            <text:p>3 280</text:p>
          </table:table-cell>
          <table:table-cell table:style-name="ce411" table:number-columns-repeated="4"/>
          <table:table-cell table:style-name="ce412" table:formula="of:=SUM([.A16:.G16])" office:value-type="float" office:value="3280" calcext:value-type="float">
            <text:p>3 280</text:p>
          </table:table-cell>
          <table:table-cell table:style-name="ce414" table:formula="of:=[.H16]/[.H$5]" office:value-type="percentage" office:value="0.005679393934883" calcext:value-type="percentage">
            <text:p>1%</text:p>
          </table:table-cell>
          <table:table-cell table:style-name="ce316"/>
          <table:table-cell table:style-name="ce416" office:value-type="float" office:value="3000" calcext:value-type="float">
            <text:p>3000</text:p>
          </table:table-cell>
          <table:table-cell table:style-name="ce418" office:value-type="string" calcext:value-type="string">
            <text:p>Matěj Král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formula="of:=[.M16]&amp;[.N16]" office:value-type="string" office:string-value="GEPCZ" calcext:value-type="string">
            <text:p>GEPCZ</text:p>
          </table:table-cell>
          <table:table-cell table:style-name="Default"/>
          <table:table-cell table:number-columns-repeated="1008"/>
        </table:table-row>
        <table:table-row table:style-name="ro8">
          <table:table-cell table:style-name="ce301" office:value-type="string" calcext:value-type="string">
            <text:p>Office supplies</text:p>
          </table:table-cell>
          <table:table-cell table:style-name="ce301"/>
          <table:table-cell table:style-name="ce342" table:formula="of:=SUM([.C18:.C19])" office:value-type="float" office:value="12600" calcext:value-type="float">
            <text:p>12 600</text:p>
          </table:table-cell>
          <table:table-cell table:style-name="ce411" table:number-columns-repeated="4"/>
          <table:table-cell table:style-name="ce412" table:formula="of:=SUM([.A17:.G17])" office:value-type="float" office:value="12600" calcext:value-type="float">
            <text:p>12 600</text:p>
          </table:table-cell>
          <table:table-cell table:style-name="ce414" table:formula="of:=[.H17]/[.H$5]" office:value-type="percentage" office:value="0.0218171840181481" calcext:value-type="percentage">
            <text:p>2%</text:p>
          </table:table-cell>
          <table:table-cell table:style-name="ce316"/>
          <table:table-cell table:style-name="ce416" office:value-type="float" office:value="3200" calcext:value-type="float">
            <text:p>3200</text:p>
          </table:table-cell>
          <table:table-cell table:style-name="ce418" office:value-type="string" calcext:value-type="string">
            <text:p>Beneš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CZ</text:p>
          </table:table-cell>
          <table:table-cell table:formula="of:=[.M17]&amp;[.N17]" office:value-type="string" office:string-value="DPCZ" calcext:value-type="string">
            <text:p>DPCZ</text:p>
          </table:table-cell>
          <table:table-cell table:style-name="ce298" office:value-type="float" office:value="200" calcext:value-type="float">
            <text:p>200</text:p>
          </table:table-cell>
          <table:table-cell table:number-columns-repeated="1008"/>
        </table:table-row>
        <table:table-row table:style-name="ro8">
          <table:table-cell table:style-name="ce302"/>
          <table:table-cell table:style-name="ce302" office:value-type="string" calcext:value-type="string">
            <text:p>Other supplies</text:p>
          </table:table-cell>
          <table:table-cell table:style-name="ce343" table:formula="of:=34200/3" office:value-type="float" office:value="11400" calcext:value-type="float">
            <text:p>11 400</text:p>
          </table:table-cell>
          <table:table-cell table:style-name="ce411" table:number-columns-repeated="4"/>
          <table:table-cell table:style-name="ce412" table:formula="of:=SUM([.A18:.G18])" office:value-type="float" office:value="11400" calcext:value-type="float">
            <text:p>11 400</text:p>
          </table:table-cell>
          <table:table-cell table:style-name="ce414"/>
          <table:table-cell table:style-name="ce316"/>
          <table:table-cell table:style-name="ce416" office:value-type="float" office:value="3000" calcext:value-type="float">
            <text:p>3000</text:p>
          </table:table-cell>
          <table:table-cell table:style-name="ce418" office:value-type="string" calcext:value-type="string">
            <text:p>Břečka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CZ</text:p>
          </table:table-cell>
          <table:table-cell table:formula="of:=[.M18]&amp;[.N18]" office:value-type="string" office:string-value="UXCZ" calcext:value-type="string">
            <text:p>UXCZ</text:p>
          </table:table-cell>
          <table:table-cell table:style-name="Default"/>
          <table:table-cell table:number-columns-repeated="1008"/>
        </table:table-row>
        <table:table-row table:style-name="ro8">
          <table:table-cell table:style-name="ce302"/>
          <table:table-cell table:style-name="ce302" office:value-type="string" calcext:value-type="string">
            <text:p>Cleaning supplies</text:p>
          </table:table-cell>
          <table:table-cell table:style-name="ce343" office:value-type="float" office:value="1200" calcext:value-type="float">
            <text:p>1 200</text:p>
          </table:table-cell>
          <table:table-cell table:style-name="ce411" table:number-columns-repeated="4"/>
          <table:table-cell table:style-name="ce412" table:formula="of:=SUM([.A19:.G19])" office:value-type="float" office:value="1200" calcext:value-type="float">
            <text:p>1 200</text:p>
          </table:table-cell>
          <table:table-cell table:style-name="ce414"/>
          <table:table-cell table:style-name="ce316"/>
          <table:table-cell table:style-name="ce416" office:value-type="float" office:value="2200" calcext:value-type="float">
            <text:p>2200</text:p>
          </table:table-cell>
          <table:table-cell table:style-name="ce418" office:value-type="string" calcext:value-type="string">
            <text:p>Paseková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formula="of:=[.M19]&amp;[.N19]" office:value-type="string" office:string-value="GEPCZ" calcext:value-type="string">
            <text:p>GEPCZ</text:p>
          </table:table-cell>
          <table:table-cell office:value-type="float" office:value="2200" calcext:value-type="float">
            <text:p>2200</text:p>
          </table:table-cell>
          <table:table-cell table:number-columns-repeated="1008"/>
        </table:table-row>
        <table:table-row table:style-name="ro8">
          <table:table-cell table:style-name="ce301" office:value-type="string" calcext:value-type="string">
            <text:p>Director travel</text:p>
          </table:table-cell>
          <table:table-cell table:style-name="ce301"/>
          <table:table-cell table:style-name="ce342" table:formula="of:=8000/3" office:value-type="float" office:value="2666.66666666667" calcext:value-type="float">
            <text:p>2 667</text:p>
          </table:table-cell>
          <table:table-cell table:style-name="ce411" table:number-columns-repeated="4"/>
          <table:table-cell table:style-name="ce412" table:formula="of:=SUM([.A20:.G20])" office:value-type="float" office:value="2666.66666666667" calcext:value-type="float">
            <text:p>2 667</text:p>
          </table:table-cell>
          <table:table-cell table:style-name="ce414" table:formula="of:=[.H20]/[.H$5]" office:value-type="percentage" office:value="0.00461739344299431" calcext:value-type="percentage">
            <text:p>0%</text:p>
          </table:table-cell>
          <table:table-cell table:style-name="ce316"/>
          <table:table-cell table:style-name="ce416" office:value-type="float" office:value="3000" calcext:value-type="float">
            <text:p>3000</text:p>
          </table:table-cell>
          <table:table-cell table:style-name="ce418" office:value-type="string" calcext:value-type="string">
            <text:p>Votápková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formula="of:=[.M20]&amp;[.N20]" office:value-type="string" office:string-value="GEPCZ" calcext:value-type="string">
            <text:p>GEPCZ</text:p>
          </table:table-cell>
          <table:table-cell table:style-name="Default"/>
          <table:table-cell table:number-columns-repeated="1008"/>
        </table:table-row>
        <table:table-row table:style-name="ro8">
          <table:table-cell table:style-name="ce301" office:value-type="string" calcext:value-type="string">
            <text:p>Services</text:p>
          </table:table-cell>
          <table:table-cell table:style-name="ce301"/>
          <table:table-cell table:style-name="ce342" table:formula="of:=SUM([.C22:.C28])" office:value-type="float" office:value="33027.027027027" calcext:value-type="float">
            <text:p>33 027</text:p>
          </table:table-cell>
          <table:table-cell table:style-name="ce411" table:number-columns-repeated="4"/>
          <table:table-cell table:style-name="ce412" table:formula="of:=SUM([.A21:.G21])" office:value-type="float" office:value="33027.027027027" calcext:value-type="float">
            <text:p>33 027</text:p>
          </table:table-cell>
          <table:table-cell table:style-name="ce414" table:formula="of:=[.H21]/[.H$5]" office:value-type="percentage" office:value="0.0571870417635714" calcext:value-type="percentage">
            <text:p>6%</text:p>
          </table:table-cell>
          <table:table-cell table:style-name="ce316"/>
          <table:table-cell table:style-name="ce416" office:value-type="float" office:value="11000" calcext:value-type="float">
            <text:p>11000</text:p>
          </table:table-cell>
          <table:table-cell table:style-name="ce418" office:value-type="string" calcext:value-type="string">
            <text:p>Tučna</text:p>
          </table:table-cell>
          <table:table-cell office:value-type="string" calcext:value-type="string">
            <text:p>FCD</text:p>
          </table:table-cell>
          <table:table-cell office:value-type="string" calcext:value-type="string">
            <text:p>CZ</text:p>
          </table:table-cell>
          <table:table-cell table:formula="of:=[.M21]&amp;[.N21]" office:value-type="string" office:string-value="FCDCZ" calcext:value-type="string">
            <text:p>FCDCZ</text:p>
          </table:table-cell>
          <table:table-cell table:style-name="Default"/>
          <table:table-cell table:number-columns-repeated="1008"/>
        </table:table-row>
        <table:table-row table:style-name="ro8">
          <table:table-cell table:style-name="ce302"/>
          <table:table-cell table:style-name="ce302" office:value-type="string" calcext:value-type="string">
            <text:p>Bookkeeper</text:p>
          </table:table-cell>
          <table:table-cell table:style-name="ce343" table:formula="of:=4*100000/USDCZK" office:value-type="float" office:value="21621.6216216216" calcext:value-type="float">
            <text:p>21 622</text:p>
          </table:table-cell>
          <table:table-cell table:style-name="ce411" table:number-columns-repeated="4"/>
          <table:table-cell table:style-name="ce412" table:formula="of:=SUM([.A22:.G22])" office:value-type="float" office:value="21621.6216216216" calcext:value-type="float">
            <text:p>21 622</text:p>
          </table:table-cell>
          <table:table-cell table:style-name="ce414"/>
          <table:table-cell table:style-name="ce316"/>
          <table:table-cell table:style-name="ce416" office:value-type="float" office:value="11000" calcext:value-type="float">
            <text:p>11000</text:p>
          </table:table-cell>
          <table:table-cell table:style-name="ce418" office:value-type="string" calcext:value-type="string">
            <text:p>Tachezyová</text:p>
          </table:table-cell>
          <table:table-cell office:value-type="string" calcext:value-type="string">
            <text:p>FCD</text:p>
          </table:table-cell>
          <table:table-cell office:value-type="string" calcext:value-type="string">
            <text:p>CZ</text:p>
          </table:table-cell>
          <table:table-cell table:formula="of:=[.M22]&amp;[.N22]" office:value-type="string" office:string-value="FCDCZ" calcext:value-type="string">
            <text:p>FCDCZ</text:p>
          </table:table-cell>
          <table:table-cell table:style-name="Default"/>
          <table:table-cell table:number-columns-repeated="1008"/>
        </table:table-row>
        <table:table-row table:style-name="ro8">
          <table:table-cell table:style-name="ce302"/>
          <table:table-cell table:style-name="ce302" office:value-type="string" calcext:value-type="string">
            <text:p>IT Services</text:p>
          </table:table-cell>
          <table:table-cell table:style-name="ce343" table:formula="of:=60000/USDCZK" office:value-type="float" office:value="3243.24324324324" calcext:value-type="float">
            <text:p>3 243</text:p>
          </table:table-cell>
          <table:table-cell table:style-name="ce411" table:number-columns-repeated="4"/>
          <table:table-cell table:style-name="ce412" table:formula="of:=SUM([.A23:.G23])" office:value-type="float" office:value="3243.24324324324" calcext:value-type="float">
            <text:p>3 243</text:p>
          </table:table-cell>
          <table:table-cell table:style-name="ce414"/>
          <table:table-cell table:style-name="ce316"/>
          <table:table-cell table:style-name="ce416" office:value-type="float" office:value="3200" calcext:value-type="float">
            <text:p>3200</text:p>
          </table:table-cell>
          <table:table-cell table:style-name="ce418" office:value-type="string" calcext:value-type="string">
            <text:p>Dalibor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formula="of:=[.M23]&amp;[.N23]" office:value-type="string" office:string-value="GEPCZ" calcext:value-type="string">
            <text:p>GEPCZ</text:p>
          </table:table-cell>
          <table:table-cell table:style-name="Default"/>
          <table:table-cell table:number-columns-repeated="1008"/>
        </table:table-row>
        <table:table-row table:style-name="ro8">
          <table:table-cell table:style-name="ce302"/>
          <table:table-cell table:style-name="ce302" office:value-type="string" calcext:value-type="string">
            <text:p>Repairs</text:p>
          </table:table-cell>
          <table:table-cell table:style-name="ce343" office:value-type="float" office:value="2500" calcext:value-type="float">
            <text:p>2 500</text:p>
          </table:table-cell>
          <table:table-cell table:style-name="ce411" table:number-columns-repeated="4"/>
          <table:table-cell table:style-name="ce412" table:formula="of:=SUM([.A24:.G24])" office:value-type="float" office:value="2500" calcext:value-type="float">
            <text:p>2 500</text:p>
          </table:table-cell>
          <table:table-cell table:style-name="ce414"/>
          <table:table-cell table:style-name="ce316"/>
          <table:table-cell table:style-name="ce416" office:value-type="float" office:value="1700" calcext:value-type="float">
            <text:p>1700</text:p>
          </table:table-cell>
          <table:table-cell table:style-name="ce418" office:value-type="string" calcext:value-type="string">
            <text:p>Maděra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formula="of:=[.M24]&amp;[.N24]" office:value-type="string" office:string-value="GEPCZ" calcext:value-type="string">
            <text:p>GEPCZ</text:p>
          </table:table-cell>
          <table:table-cell table:style-name="Default"/>
          <table:table-cell table:number-columns-repeated="1008"/>
        </table:table-row>
        <table:table-row table:style-name="ro8">
          <table:table-cell table:style-name="ce302"/>
          <table:table-cell table:style-name="ce302" office:value-type="string" calcext:value-type="string">
            <text:p>Transportation</text:p>
          </table:table-cell>
          <table:table-cell table:style-name="ce343" office:value-type="float" office:value="1000" calcext:value-type="float">
            <text:p>1 000</text:p>
          </table:table-cell>
          <table:table-cell table:style-name="ce411" table:number-columns-repeated="4"/>
          <table:table-cell table:style-name="ce412" table:formula="of:=SUM([.A25:.G25])" office:value-type="float" office:value="1000" calcext:value-type="float">
            <text:p>1 000</text:p>
          </table:table-cell>
          <table:table-cell table:style-name="ce414"/>
          <table:table-cell table:style-name="ce316"/>
          <table:table-cell table:style-name="ce416" office:value-type="float" office:value="3000" calcext:value-type="float">
            <text:p>3000</text:p>
          </table:table-cell>
          <table:table-cell table:style-name="ce418" office:value-type="string" calcext:value-type="string">
            <text:p>Ibl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CZ</text:p>
          </table:table-cell>
          <table:table-cell table:formula="of:=[.M25]&amp;[.N25]" office:value-type="string" office:string-value="UXCZ" calcext:value-type="string">
            <text:p>UXCZ</text:p>
          </table:table-cell>
          <table:table-cell office:value-type="string" calcext:value-type="string">
            <text:p>..</text:p>
          </table:table-cell>
          <table:table-cell table:number-columns-repeated="1008"/>
        </table:table-row>
        <table:table-row table:style-name="ro8">
          <table:table-cell table:style-name="ce302"/>
          <table:table-cell table:style-name="ce302" office:value-type="string" calcext:value-type="string">
            <text:p>Restaurant</text:p>
          </table:table-cell>
          <table:table-cell table:style-name="ce343" office:value-type="float" office:value="700" calcext:value-type="float">
            <text:p>700</text:p>
          </table:table-cell>
          <table:table-cell table:style-name="ce411" table:number-columns-repeated="4"/>
          <table:table-cell table:style-name="ce412" table:formula="of:=SUM([.A26:.G26])" office:value-type="float" office:value="700" calcext:value-type="float">
            <text:p>700</text:p>
          </table:table-cell>
          <table:table-cell table:style-name="ce414"/>
          <table:table-cell table:style-name="ce316"/>
          <table:table-cell table:style-name="ce416" office:value-type="float" office:value="1500" calcext:value-type="float">
            <text:p>1500</text:p>
          </table:table-cell>
          <table:table-cell table:style-name="ce418" office:value-type="string" calcext:value-type="string">
            <text:p>Černovský</text:p>
          </table:table-cell>
          <table:table-cell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formula="of:=[.M26]&amp;[.N26]" office:value-type="string" office:string-value="GEPCZ" calcext:value-type="string">
            <text:p>GEPCZ</text:p>
          </table:table-cell>
          <table:table-cell office:value-type="string" calcext:value-type="string">
            <text:p>..</text:p>
          </table:table-cell>
          <table:table-cell table:number-columns-repeated="1008"/>
        </table:table-row>
        <table:table-row table:style-name="ro8">
          <table:table-cell table:style-name="ce302"/>
          <table:table-cell table:style-name="ce302" office:value-type="string" calcext:value-type="string">
            <text:p>Security company</text:p>
          </table:table-cell>
          <table:table-cell table:style-name="ce343" table:formula="of:=(150/USDCZK)*30*[.C69]" office:value-type="float" office:value="3162.16216216216" calcext:value-type="float">
            <text:p>3 162</text:p>
          </table:table-cell>
          <table:table-cell table:style-name="ce411" table:number-columns-repeated="4"/>
          <table:table-cell table:style-name="ce412" table:formula="of:=SUM([.A27:.G27])" office:value-type="float" office:value="3162.16216216216" calcext:value-type="float">
            <text:p>3 162</text:p>
          </table:table-cell>
          <table:table-cell table:style-name="ce414"/>
          <table:table-cell table:style-name="ce316"/>
          <table:table-cell table:style-name="Default" table:number-columns-repeated="4"/>
          <table:table-cell table:formula="of:=[.M27]&amp;[.N27]">
            <text:p/>
          </table:table-cell>
          <table:table-cell table:number-columns-repeated="1009"/>
        </table:table-row>
        <table:table-row table:style-name="ro8">
          <table:table-cell table:style-name="ce302"/>
          <table:table-cell table:style-name="ce302" office:value-type="string" calcext:value-type="string">
            <text:p>Other services</text:p>
          </table:table-cell>
          <table:table-cell table:style-name="ce343" office:value-type="float" office:value="800" calcext:value-type="float">
            <text:p>800</text:p>
          </table:table-cell>
          <table:table-cell table:style-name="ce411" table:number-columns-repeated="4"/>
          <table:table-cell table:style-name="ce412" table:formula="of:=SUM([.A28:.G28])" office:value-type="float" office:value="800" calcext:value-type="float">
            <text:p>800</text:p>
          </table:table-cell>
          <table:table-cell table:style-name="ce414"/>
          <table:table-cell table:style-name="ce316"/>
          <table:table-cell table:style-name="ce417" office:value-type="float" office:value="666.666666666667" calcext:value-type="float">
            <text:p>667</text:p>
          </table:table-cell>
          <table:table-cell table:style-name="ce418" office:value-type="string" calcext:value-type="string">
            <text:p>Vano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CZ</text:p>
          </table:table-cell>
          <table:table-cell table:formula="of:=[.M28]&amp;[.N28]" office:value-type="string" office:string-value="DPCZ" calcext:value-type="string">
            <text:p>DPCZ</text:p>
          </table:table-cell>
          <table:table-cell table:number-columns-repeated="1009"/>
        </table:table-row>
        <table:table-row table:style-name="ro8">
          <table:table-cell table:style-name="ce301" office:value-type="string" calcext:value-type="string">
            <text:p>Miscellaneous</text:p>
          </table:table-cell>
          <table:table-cell table:style-name="ce301"/>
          <table:table-cell table:style-name="ce342" office:value-type="float" office:value="1000" calcext:value-type="float">
            <text:p>1 000</text:p>
          </table:table-cell>
          <table:table-cell table:style-name="ce411" table:number-columns-repeated="4"/>
          <table:table-cell table:style-name="ce412" table:formula="of:=SUM([.A29:.G29])" office:value-type="float" office:value="1000" calcext:value-type="float">
            <text:p>1 000</text:p>
          </table:table-cell>
          <table:table-cell table:style-name="ce414" table:formula="of:=[.H29]/[.H$5]" office:value-type="percentage" office:value="0.00173152254112287" calcext:value-type="percentage">
            <text:p>0%</text:p>
          </table:table-cell>
          <table:table-cell table:style-name="ce316"/>
          <table:table-cell table:style-name="ce417" office:value-type="float" office:value="888.888888888889" calcext:value-type="float">
            <text:p>889</text:p>
          </table:table-cell>
          <table:table-cell table:style-name="ce418" office:value-type="string" calcext:value-type="string">
            <text:p>Pavla Dydovičová</text:p>
          </table:table-cell>
          <table:table-cell office:value-type="string" calcext:value-type="string">
            <text:p>FCD</text:p>
          </table:table-cell>
          <table:table-cell office:value-type="string" calcext:value-type="string">
            <text:p>CZ</text:p>
          </table:table-cell>
          <table:table-cell table:formula="of:=[.M29]&amp;[.N29]" office:value-type="string" office:string-value="FCDCZ" calcext:value-type="string">
            <text:p>FCDCZ</text:p>
          </table:table-cell>
          <table:table-cell table:number-columns-repeated="1009"/>
        </table:table-row>
        <table:table-row table:style-name="ro8">
          <table:table-cell table:style-name="ce301" office:value-type="string" calcext:value-type="string">
            <text:p>Employees</text:p>
          </table:table-cell>
          <table:table-cell table:style-name="ce301"/>
          <table:table-cell table:style-name="ce342" table:formula="of:=SUM([.C31:.C32])" office:value-type="float" office:value="68740.5405405405" calcext:value-type="float">
            <text:p>68 741</text:p>
          </table:table-cell>
          <table:table-cell table:style-name="ce411" table:number-columns-repeated="4"/>
          <table:table-cell table:style-name="ce412" table:formula="of:=SUM([.A30:.G30])" office:value-type="float" office:value="68740.5405405405" calcext:value-type="float">
            <text:p>68 741</text:p>
          </table:table-cell>
          <table:table-cell table:style-name="ce414" table:formula="of:=[.H30]/[.H$5]" office:value-type="percentage" office:value="0.119025795434916" calcext:value-type="percentage">
            <text:p>12%</text:p>
          </table:table-cell>
          <table:table-cell table:style-name="ce316"/>
          <table:table-cell table:style-name="ce417" office:value-type="float" office:value="888.888888888889" calcext:value-type="float">
            <text:p>889</text:p>
          </table:table-cell>
          <table:table-cell table:style-name="ce418" office:value-type="string" calcext:value-type="string">
            <text:p>Bára Kafková</text:p>
          </table:table-cell>
          <table:table-cell office:value-type="string" calcext:value-type="string">
            <text:p>FCD</text:p>
          </table:table-cell>
          <table:table-cell office:value-type="string" calcext:value-type="string">
            <text:p>CZ</text:p>
          </table:table-cell>
          <table:table-cell table:formula="of:=[.M30]&amp;[.N30]" office:value-type="string" office:string-value="FCDCZ" calcext:value-type="string">
            <text:p>FCDCZ</text:p>
          </table:table-cell>
          <table:table-cell table:number-columns-repeated="1009"/>
        </table:table-row>
        <table:table-row table:style-name="ro8">
          <table:table-cell table:style-name="ce302"/>
          <table:table-cell table:style-name="ce302" office:value-type="string" calcext:value-type="string">
            <text:p>Employees</text:p>
          </table:table-cell>
          <table:table-cell table:style-name="ce344" table:formula="of:=(4*269000/USDCZK)" office:value-type="float" office:value="58162.1621621622" calcext:value-type="float">
            <text:p>58 162</text:p>
          </table:table-cell>
          <table:table-cell table:style-name="ce411" table:number-columns-repeated="4"/>
          <table:table-cell table:style-name="ce412" table:formula="of:=SUM([.A31:.G31])" office:value-type="float" office:value="58162.1621621622" calcext:value-type="float">
            <text:p>58 162</text:p>
          </table:table-cell>
          <table:table-cell table:style-name="ce414"/>
          <table:table-cell table:style-name="ce316"/>
          <table:table-cell table:style-name="Default" table:number-columns-repeated="4"/>
          <table:table-cell table:formula="of:=[.M31]&amp;[.N31]">
            <text:p/>
          </table:table-cell>
          <table:table-cell table:number-columns-repeated="1009"/>
        </table:table-row>
        <table:table-row table:style-name="ro8">
          <table:table-cell table:style-name="ce302"/>
          <table:table-cell table:style-name="ce302" office:value-type="string" calcext:value-type="string">
            <text:p>+ additional help</text:p>
          </table:table-cell>
          <table:table-cell table:style-name="ce344" table:formula="of:=(4*33000+4900*[.C69])/USDCZK" office:value-type="float" office:value="10578.3783783784" calcext:value-type="float">
            <text:p>10 578</text:p>
          </table:table-cell>
          <table:table-cell table:style-name="ce411" table:number-columns-repeated="4"/>
          <table:table-cell table:style-name="ce412" table:formula="of:=SUM([.A32:.G32])" office:value-type="float" office:value="10578.3783783784" calcext:value-type="float">
            <text:p>10 578</text:p>
          </table:table-cell>
          <table:table-cell table:style-name="ce414"/>
          <table:table-cell table:style-name="ce316"/>
          <table:table-cell table:style-name="ce416" office:value-type="float" office:value="15270" calcext:value-type="float">
            <text:p>15270</text:p>
          </table:table-cell>
          <table:table-cell table:style-name="ce418" office:value-type="string" calcext:value-type="string">
            <text:p>Anderson</text:p>
          </table:table-cell>
          <table:table-cell office:value-type="string" calcext:value-type="string">
            <text:p>FCD</text:p>
          </table:table-cell>
          <table:table-cell office:value-type="string" calcext:value-type="string">
            <text:p>US</text:p>
          </table:table-cell>
          <table:table-cell table:formula="of:=[.M32]&amp;[.N32]" office:value-type="string" office:string-value="FCDUS" calcext:value-type="string">
            <text:p>FCDUS</text:p>
          </table:table-cell>
          <table:table-cell table:number-columns-repeated="1009"/>
        </table:table-row>
        <table:table-row table:style-name="ro8">
          <table:table-cell table:style-name="ce303" office:value-type="string" calcext:value-type="string">
            <text:p>Taxes (employees+institute)</text:p>
          </table:table-cell>
          <table:table-cell table:style-name="ce301"/>
          <table:table-cell table:style-name="ce345" table:formula="of:=[.C30]/0.76*(1.34-0.76)" office:value-type="float" office:value="52459.8862019915" calcext:value-type="float">
            <text:p>52 460</text:p>
          </table:table-cell>
          <table:table-cell table:style-name="ce411" table:number-columns-repeated="4"/>
          <table:table-cell table:style-name="ce412" table:formula="of:=SUM([.A33:.G33])" office:value-type="float" office:value="52459.8862019915" calcext:value-type="float">
            <text:p>52 460</text:p>
          </table:table-cell>
          <table:table-cell table:style-name="ce414" table:formula="of:=[.H33]/[.H$5]" office:value-type="percentage" office:value="0.0908354754634887" calcext:value-type="percentage">
            <text:p>9%</text:p>
          </table:table-cell>
          <table:table-cell table:style-name="ce316"/>
          <table:table-cell table:style-name="ce416" office:value-type="float" office:value="3200" calcext:value-type="float">
            <text:p>3200</text:p>
          </table:table-cell>
          <table:table-cell table:style-name="ce418" office:value-type="string" calcext:value-type="string">
            <text:p>Moskal</text:p>
          </table:table-cell>
          <table:table-cell office:value-type="string" calcext:value-type="string">
            <text:p>FCD</text:p>
          </table:table-cell>
          <table:table-cell office:value-type="string" calcext:value-type="string">
            <text:p>US</text:p>
          </table:table-cell>
          <table:table-cell table:formula="of:=[.M33]&amp;[.N33]" office:value-type="string" office:string-value="FCDUS" calcext:value-type="string">
            <text:p>FCDUS</text:p>
          </table:table-cell>
          <table:table-cell table:number-columns-repeated="1009"/>
        </table:table-row>
        <table:table-row table:style-name="ro8">
          <table:table-cell table:style-name="ce303" office:value-type="string" calcext:value-type="string">
            <text:p>Banking fees</text:p>
          </table:table-cell>
          <table:table-cell table:style-name="ce301"/>
          <table:table-cell table:style-name="ce342" table:formula="of:=SUM([.C35:.C36])" office:value-type="float" office:value="1200" calcext:value-type="float">
            <text:p>1 200</text:p>
          </table:table-cell>
          <table:table-cell table:style-name="ce411" table:number-columns-repeated="4"/>
          <table:table-cell table:style-name="ce412" table:formula="of:=SUM([.A34:.G34])" office:value-type="float" office:value="1200" calcext:value-type="float">
            <text:p>1 200</text:p>
          </table:table-cell>
          <table:table-cell table:style-name="ce414" table:formula="of:=[.H34]/[.H$5]" office:value-type="percentage" office:value="0.00207782704934744" calcext:value-type="percentage">
            <text:p>0%</text:p>
          </table:table-cell>
          <table:table-cell table:style-name="ce316"/>
          <table:table-cell table:style-name="ce416" office:value-type="float" office:value="3200" calcext:value-type="float">
            <text:p>3200</text:p>
          </table:table-cell>
          <table:table-cell table:style-name="ce418" office:value-type="string" calcext:value-type="string">
            <text:p>Rosenblum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US</text:p>
          </table:table-cell>
          <table:table-cell table:formula="of:=[.M34]&amp;[.N34]" office:value-type="string" office:string-value="DPUS" calcext:value-type="string">
            <text:p>DPUS</text:p>
          </table:table-cell>
          <table:table-cell table:number-columns-repeated="1009"/>
        </table:table-row>
        <table:table-row table:style-name="ro8">
          <table:table-cell table:style-name="ce302"/>
          <table:table-cell table:style-name="ce302" office:value-type="string" calcext:value-type="string">
            <text:p>US</text:p>
          </table:table-cell>
          <table:table-cell table:style-name="ce344" office:value-type="float" office:value="1000" calcext:value-type="float">
            <text:p>1 000</text:p>
          </table:table-cell>
          <table:table-cell table:style-name="ce411" table:number-columns-repeated="4"/>
          <table:table-cell table:style-name="ce412" table:formula="of:=SUM([.A35:.G35])" office:value-type="float" office:value="1000" calcext:value-type="float">
            <text:p>1 000</text:p>
          </table:table-cell>
          <table:table-cell table:style-name="ce414"/>
          <table:table-cell table:style-name="ce316"/>
          <table:table-cell table:style-name="Default" table:number-columns-repeated="4"/>
          <table:table-cell table:number-columns-repeated="1010"/>
        </table:table-row>
        <table:table-row table:style-name="ro8">
          <table:table-cell table:style-name="ce302"/>
          <table:table-cell table:style-name="ce302" office:value-type="string" calcext:value-type="string">
            <text:p>Czech</text:p>
          </table:table-cell>
          <table:table-cell table:style-name="ce343" office:value-type="float" office:value="200" calcext:value-type="float">
            <text:p>200</text:p>
          </table:table-cell>
          <table:table-cell table:style-name="ce411" table:number-columns-repeated="4"/>
          <table:table-cell table:style-name="ce412" table:formula="of:=SUM([.A36:.G36])" office:value-type="float" office:value="200" calcext:value-type="float">
            <text:p>200</text:p>
          </table:table-cell>
          <table:table-cell table:style-name="ce414"/>
          <table:table-cell table:style-name="ce316"/>
          <table:table-cell table:style-name="Default" table:number-columns-repeated="4"/>
          <table:table-cell table:number-columns-repeated="1010"/>
        </table:table-row>
        <table:table-row table:style-name="ro8">
          <table:table-cell table:style-name="ce304" office:value-type="string" calcext:value-type="string">
            <text:p>US administration cost</text:p>
          </table:table-cell>
          <table:table-cell table:style-name="ce323"/>
          <table:table-cell table:style-name="ce341" table:formula="of:=SUM([.C38:.C40])" office:value-type="float" office:value="2833.33333333333" calcext:value-type="float">
            <text:p>2 833</text:p>
          </table:table-cell>
          <table:table-cell table:style-name="ce341" table:formula="of:=SUM([.D38:.D40])" office:value-type="float" office:value="10090.9459459459" calcext:value-type="float">
            <text:p>10 091</text:p>
          </table:table-cell>
          <table:table-cell table:style-name="ce341" table:formula="of:=SUM([.E38:.E40])" office:value-type="float" office:value="19095" calcext:value-type="float">
            <text:p>19 095</text:p>
          </table:table-cell>
          <table:table-cell table:style-name="ce341" table:formula="of:=SUM([.F38:.F40])" office:value-type="float" office:value="20100" calcext:value-type="float">
            <text:p>20 100</text:p>
          </table:table-cell>
          <table:table-cell table:style-name="ce341" table:formula="of:=SUM([.G38:.G40])" office:value-type="float" office:value="16080" calcext:value-type="float">
            <text:p>16 080</text:p>
          </table:table-cell>
          <table:table-cell table:style-name="ce377" table:formula="of:=SUM([.C37:.G37])" office:value-type="float" office:value="68199.2792792793" calcext:value-type="float">
            <text:p>68 199</text:p>
          </table:table-cell>
          <table:table-cell table:style-name="ce389" table:formula="of:=[.H37]/[.H$5]" office:value-type="percentage" office:value="0.118088589360406" calcext:value-type="percentage">
            <text:p>12%</text:p>
          </table:table-cell>
          <table:table-cell table:style-name="ce316"/>
          <table:table-cell table:style-name="ce318" table:formula="of:=SUMIF([.N$11:.N$30];&quot;CZ&quot;;[.K$11:.K$30])" office:value-type="float" office:value="67244.4444444444" calcext:value-type="float">
            <text:p>67244</text:p>
          </table:table-cell>
          <table:table-cell office:value-type="string" calcext:value-type="string">
            <text:p>SUM CZ</text:p>
          </table:table-cell>
          <table:table-cell table:style-name="Default" table:number-columns-repeated="2"/>
          <table:table-cell table:number-columns-repeated="1010"/>
        </table:table-row>
        <table:table-row table:style-name="ro8">
          <table:table-cell table:style-name="ce303" office:value-type="string" calcext:value-type="string">
            <text:p>University Administrative Fee</text:p>
          </table:table-cell>
          <table:table-cell table:style-name="ce326"/>
          <table:table-cell table:style-name="ce346" table:formula="of:=8500/3" office:value-type="float" office:value="2833.33333333333" calcext:value-type="float">
            <text:p>2 833</text:p>
          </table:table-cell>
          <table:table-cell table:style-name="ce346" table:number-columns-repeated="4"/>
          <table:table-cell table:style-name="ce342" table:formula="of:=SUM([.C38:.G38])" office:value-type="float" office:value="2833.33333333333" calcext:value-type="float">
            <text:p>2 833</text:p>
          </table:table-cell>
          <table:table-cell table:style-name="ce391" table:formula="of:=[.H38]/[.H$5]" office:value-type="percentage" office:value="0.00490598053318145" calcext:value-type="percentage">
            <text:p>0%</text:p>
          </table:table-cell>
          <table:table-cell table:style-name="ce316"/>
          <table:table-cell table:style-name="ce318" table:formula="of:=SUM([.K32:.K34])" office:value-type="float" office:value="21670" calcext:value-type="float">
            <text:p>21670</text:p>
          </table:table-cell>
          <table:table-cell office:value-type="string" calcext:value-type="string">
            <text:p>SUM EN</text:p>
          </table:table-cell>
          <table:table-cell table:style-name="Default" table:number-columns-repeated="2"/>
          <table:table-cell table:number-columns-repeated="1010"/>
        </table:table-row>
        <table:table-row table:style-name="ro8">
          <table:table-cell table:style-name="ce303" office:value-type="string" calcext:value-type="string">
            <text:p>College of Design Administration</text:p>
          </table:table-cell>
          <table:table-cell table:style-name="ce326"/>
          <table:table-cell table:style-name="ce346"/>
          <table:table-cell table:style-name="ce346" table:formula="of:=[.D84]*0.1" office:value-type="float" office:value="9045" calcext:value-type="float">
            <text:p>9 045</text:p>
          </table:table-cell>
          <table:table-cell table:style-name="ce346" table:formula="of:=[.E84]*0.1" office:value-type="float" office:value="19095" calcext:value-type="float">
            <text:p>19 095</text:p>
          </table:table-cell>
          <table:table-cell table:style-name="ce346" table:formula="of:=[.F84]*0.1" office:value-type="float" office:value="20100" calcext:value-type="float">
            <text:p>20 100</text:p>
          </table:table-cell>
          <table:table-cell table:style-name="ce346" table:formula="of:=[.G84]*0.1" office:value-type="float" office:value="16080" calcext:value-type="float">
            <text:p>16 080</text:p>
          </table:table-cell>
          <table:table-cell table:style-name="ce342" table:formula="of:=SUM([.C39:.G39])" office:value-type="float" office:value="64320" calcext:value-type="float">
            <text:p>64 320</text:p>
          </table:table-cell>
          <table:table-cell table:style-name="ce391" table:formula="of:=[.H39]/[.H$5]" office:value-type="percentage" office:value="0.111371529845023" calcext:value-type="percentage">
            <text:p>11%</text:p>
          </table:table-cell>
          <table:table-cell table:style-name="ce316"/>
          <table:table-cell table:style-name="ce318" table:formula="of:=SUM([.K37:.K38])" office:value-type="float" office:value="88914.4444444444" calcext:value-type="float">
            <text:p>88914</text:p>
          </table:table-cell>
          <table:table-cell office:value-type="string" calcext:value-type="string">
            <text:p>SUM</text:p>
          </table:table-cell>
          <table:table-cell table:style-name="Default" table:number-columns-repeated="2"/>
          <table:table-cell table:number-columns-repeated="1010"/>
        </table:table-row>
        <table:table-row table:style-name="ro8">
          <table:table-cell table:style-name="ce303" office:value-type="string" calcext:value-type="string">
            <text:p>Study abroad fee</text:p>
          </table:table-cell>
          <table:table-cell table:style-name="ce326"/>
          <table:table-cell table:style-name="ce346"/>
          <table:table-cell table:style-name="ce346" table:formula="of:=[.D68]*[.D71]" office:value-type="float" office:value="1045.94594594595" calcext:value-type="float">
            <text:p>1 046</text:p>
          </table:table-cell>
          <table:table-cell table:style-name="ce346" table:formula="of:=[.E66]*[.E69]" office:value-type="float" office:value="0" calcext:value-type="float">
            <text:p>0</text:p>
          </table:table-cell>
          <table:table-cell table:style-name="ce346" table:formula="of:=[.F66]*[.F69]" office:value-type="float" office:value="0" calcext:value-type="float">
            <text:p>0</text:p>
          </table:table-cell>
          <table:table-cell table:style-name="ce346" table:formula="of:=[.G66]*[.G69]" office:value-type="float" office:value="0" calcext:value-type="float">
            <text:p>0</text:p>
          </table:table-cell>
          <table:table-cell table:style-name="ce342" table:formula="of:=SUM([.C40:.G40])" office:value-type="float" office:value="1045.94594594595" calcext:value-type="float">
            <text:p>1 046</text:p>
          </table:table-cell>
          <table:table-cell table:style-name="ce391" table:formula="of:=[.H40]/[.H$5]" office:value-type="percentage" office:value="0.00181107898220149" calcext:value-type="percentage">
            <text:p>0%</text:p>
          </table:table-cell>
          <table:table-cell table:style-name="ce316"/>
          <table:table-cell table:style-name="Default" table:number-columns-repeated="4"/>
          <table:table-cell table:number-columns-repeated="1010"/>
        </table:table-row>
        <table:table-row table:style-name="ro8">
          <table:table-cell table:style-name="ce304" office:value-type="string" calcext:value-type="string">
            <text:p>Students</text:p>
          </table:table-cell>
          <table:table-cell table:style-name="ce402"/>
          <table:table-cell table:style-name="ce341"/>
          <table:table-cell table:style-name="ce341" table:formula="of:=SUM([.D44:.D49])*[.D72]" office:value-type="float" office:value="22710.7702702703" calcext:value-type="float">
            <text:p>22 711</text:p>
          </table:table-cell>
          <table:table-cell table:style-name="ce341" table:formula="of:=SUM([.E44:.E49])*[.E72]" office:value-type="float" office:value="47944.9594594595" calcext:value-type="float">
            <text:p>47 945</text:p>
          </table:table-cell>
          <table:table-cell table:style-name="ce341" table:formula="of:=SUM([.F44:.F49])*[.F72]" office:value-type="float" office:value="50468.3783783784" calcext:value-type="float">
            <text:p>50 468</text:p>
          </table:table-cell>
          <table:table-cell table:style-name="ce341" table:formula="of:=SUM([.G44:.G49])*[.G72]" office:value-type="float" office:value="40374.7027027027" calcext:value-type="float">
            <text:p>40 375</text:p>
          </table:table-cell>
          <table:table-cell table:style-name="ce377" table:formula="of:=SUM([.C41:.G41])" office:value-type="float" office:value="161498.810810811" calcext:value-type="float">
            <text:p>161 499</text:p>
          </table:table-cell>
          <table:table-cell table:style-name="ce389" table:formula="of:=[.H41]/[.H$5]" office:value-type="percentage" office:value="0.279638831283456" calcext:value-type="percentage">
            <text:p>28%</text:p>
          </table:table-cell>
          <table:table-cell table:style-name="ce316"/>
          <table:table-cell table:style-name="ce319" table:formula="of:=SUMIF([.O$11:.O$35];[.L41]&amp;[.M41];[.K$11:.K$35])" office:value-type="float" office:value="6000" calcext:value-type="float">
            <text:p>6000</text:p>
          </table:table-cell>
          <table:table-cell table:style-name="ce337" office:value-type="string" calcext:value-type="string">
            <text:p>UX</text:p>
          </table:table-cell>
          <table:table-cell office:value-type="string" calcext:value-type="string">
            <text:p>CZ</text:p>
          </table:table-cell>
          <table:table-cell table:style-name="Default"/>
          <table:table-cell table:number-columns-repeated="1010"/>
        </table:table-row>
        <table:table-row table:style-name="ro8">
          <table:table-cell table:style-name="ce303" office:value-type="string" calcext:value-type="string">
            <text:p>Program specific equip/suppl</text:p>
          </table:table-cell>
          <table:table-cell table:style-name="ce403"/>
          <table:table-cell table:style-name="ce346"/>
          <table:table-cell table:style-name="ce346" office:value-type="float" office:value="2000" calcext:value-type="float">
            <text:p>2 000</text:p>
          </table:table-cell>
          <table:table-cell table:style-name="ce346" office:value-type="float" office:value="5000" calcext:value-type="float">
            <text:p>5 000</text:p>
          </table:table-cell>
          <table:table-cell table:style-name="ce346" office:value-type="float" office:value="0" calcext:value-type="float">
            <text:p>0</text:p>
          </table:table-cell>
          <table:table-cell table:style-name="ce346" office:value-type="float" office:value="6000" calcext:value-type="float">
            <text:p>6 000</text:p>
          </table:table-cell>
          <table:table-cell table:style-name="ce342" table:formula="of:=SUM([.C42:.G42])" office:value-type="float" office:value="13000" calcext:value-type="float">
            <text:p>13 000</text:p>
          </table:table-cell>
          <table:table-cell table:style-name="ce391" table:formula="of:=[.H42]/[.H$5]" office:value-type="percentage" office:value="0.0225097930345972" calcext:value-type="percentage">
            <text:p>2%</text:p>
          </table:table-cell>
          <table:table-cell table:style-name="ce316"/>
          <table:table-cell table:style-name="ce319" table:formula="of:=SUMIF([.O$11:.O$35];[.L42]&amp;[.M42];[.K$11:.K$35])" office:value-type="float" office:value="23777.7777777778" calcext:value-type="float">
            <text:p>23778</text:p>
          </table:table-cell>
          <table:table-cell table:style-name="ce337" office:value-type="string" calcext:value-type="string">
            <text:p>FCD</text:p>
          </table:table-cell>
          <table:table-cell office:value-type="string" calcext:value-type="string">
            <text:p>CZ</text:p>
          </table:table-cell>
          <table:table-cell table:style-name="Default"/>
          <table:table-cell table:number-columns-repeated="1010"/>
        </table:table-row>
        <table:table-row table:style-name="ro8">
          <table:table-cell table:style-name="ce346" office:value-type="string" calcext:value-type="string">
            <text:p>per student costs</text:p>
          </table:table-cell>
          <table:table-cell table:style-name="ce403"/>
          <table:table-cell table:style-name="ce346"/>
          <table:table-cell table:style-name="ce346" table:formula="of:=SUM([.D44:.D49])" office:value-type="float" office:value="2523.41891891892" calcext:value-type="float">
            <text:p>2 523</text:p>
          </table:table-cell>
          <table:table-cell table:style-name="ce346" table:formula="of:=SUM([.E44:.E49])" office:value-type="float" office:value="2523.41891891892" calcext:value-type="float">
            <text:p>2 523</text:p>
          </table:table-cell>
          <table:table-cell table:style-name="ce346" table:formula="of:=SUM([.F44:.F49])" office:value-type="float" office:value="2523.41891891892" calcext:value-type="float">
            <text:p>2 523</text:p>
          </table:table-cell>
          <table:table-cell table:style-name="ce346" table:formula="of:=SUM([.G44:.G49])" office:value-type="float" office:value="2523.41891891892" calcext:value-type="float">
            <text:p>2 523</text:p>
          </table:table-cell>
          <table:table-cell table:style-name="ce342" table:formula="of:=[.D43]*[.D$72]+[.E43]*[.E$72]+[.F43]*[.F$72]+[.G43]*[.G$72]" office:value-type="float" office:value="161498.810810811" calcext:value-type="float">
            <text:p>161 499</text:p>
          </table:table-cell>
          <table:table-cell table:style-name="ce330"/>
          <table:table-cell table:style-name="ce316"/>
          <table:table-cell table:style-name="ce319" table:formula="of:=SUMIF([.O$11:.O$35];[.L43]&amp;[.M43];[.K$11:.K$35])" office:value-type="float" office:value="29800" calcext:value-type="float">
            <text:p>29800</text:p>
          </table:table-cell>
          <table:table-cell table:style-name="ce337" office:value-type="string" calcext:value-type="string">
            <text:p>GEP</text:p>
          </table:table-cell>
          <table:table-cell office:value-type="string" calcext:value-type="string">
            <text:p>CZ</text:p>
          </table:table-cell>
          <table:table-cell table:style-name="Default"/>
          <table:table-cell table:number-columns-repeated="1010"/>
        </table:table-row>
        <table:table-row table:style-name="ro8">
          <table:table-cell table:style-name="Default"/>
          <table:table-cell table:style-name="ce404" office:value-type="string" calcext:value-type="string">
            <text:p>Other student expenses *</text:p>
          </table:table-cell>
          <table:table-cell table:style-name="ce362"/>
          <table:table-cell table:style-name="ce362" office:value-type="float" office:value="80" calcext:value-type="float">
            <text:p>(80)</text:p>
          </table:table-cell>
          <table:table-cell table:style-name="ce362" table:formula="of:=[.$D44]" office:value-type="float" office:value="80" calcext:value-type="float">
            <text:p>(80)</text:p>
          </table:table-cell>
          <table:table-cell table:style-name="ce362" table:formula="of:=[.$D44]" office:value-type="float" office:value="80" calcext:value-type="float">
            <text:p>(80)</text:p>
          </table:table-cell>
          <table:table-cell table:style-name="ce362" table:formula="of:=[.$D44]" office:value-type="float" office:value="80" calcext:value-type="float">
            <text:p>(80)</text:p>
          </table:table-cell>
          <table:table-cell table:style-name="ce343" table:formula="of:=[.D44]*[.D$72]+[.E44]*[.E$72]+[.F44]*[.F$72]+[.G44]*[.G$72]" office:value-type="float" office:value="5120" calcext:value-type="float">
            <text:p>5 120</text:p>
          </table:table-cell>
          <table:table-cell table:style-name="ce393" table:formula="of:=[.H44]/[.H$5]" office:value-type="percentage" office:value="0.00886539541054907" calcext:value-type="percentage">
            <text:p>1%</text:p>
          </table:table-cell>
          <table:table-cell table:style-name="ce316"/>
          <table:table-cell table:style-name="ce319" table:formula="of:=SUMIF([.O$11:.O$35];[.L44]&amp;[.M44];[.K$11:.K$35])" office:value-type="float" office:value="7666.66666666667" calcext:value-type="float">
            <text:p>7667</text:p>
          </table:table-cell>
          <table:table-cell table:style-name="ce337" office:value-type="string" calcext:value-type="string">
            <text:p>DP</text:p>
          </table:table-cell>
          <table:table-cell office:value-type="string" calcext:value-type="string">
            <text:p>CZ</text:p>
          </table:table-cell>
          <table:table-cell table:style-name="Default"/>
          <table:table-cell table:number-columns-repeated="1010"/>
        </table:table-row>
        <table:table-row table:style-name="ro8">
          <table:table-cell table:style-name="Default"/>
          <table:table-cell table:style-name="ce404" office:value-type="string" calcext:value-type="string">
            <text:p>Housing *</text:p>
          </table:table-cell>
          <table:table-cell table:style-name="ce362"/>
          <table:table-cell table:style-name="ce362" table:formula="of:=[.D68]*[.D71]" office:value-type="float" office:value="1045.94594594595" calcext:value-type="float">
            <text:p>(1 046)</text:p>
          </table:table-cell>
          <table:table-cell table:style-name="ce362" table:formula="of:=[.E68]*[.E71]" office:value-type="float" office:value="1045.94594594595" calcext:value-type="float">
            <text:p>(1 046)</text:p>
          </table:table-cell>
          <table:table-cell table:style-name="ce362" table:formula="of:=[.F68]*[.F71]" office:value-type="float" office:value="1045.94594594595" calcext:value-type="float">
            <text:p>(1 046)</text:p>
          </table:table-cell>
          <table:table-cell table:style-name="ce362" table:formula="of:=[.G68]*[.G71]" office:value-type="float" office:value="1045.94594594595" calcext:value-type="float">
            <text:p>(1 046)</text:p>
          </table:table-cell>
          <table:table-cell table:style-name="ce343" table:formula="of:=[.D45]*[.D$72]+[.E45]*[.E$72]+[.F45]*[.F$72]+[.G45]*[.G$72]" office:value-type="float" office:value="66940.5405405405" calcext:value-type="float">
            <text:p>66 941</text:p>
          </table:table-cell>
          <table:table-cell table:style-name="ce393" table:formula="of:=[.H45]/[.H$5]" office:value-type="percentage" office:value="0.115909054860895" calcext:value-type="percentage">
            <text:p>12%</text:p>
          </table:table-cell>
          <table:table-cell table:style-name="ce316"/>
          <table:table-cell table:style-name="ce319" table:formula="of:=SUMIF([.O$11:.O$35];[.L45]&amp;[.M45];[.K$11:.K$35])" office:value-type="float" office:value="0" calcext:value-type="float">
            <text:p>0</text:p>
          </table:table-cell>
          <table:table-cell table:style-name="ce337" office:value-type="string" calcext:value-type="string">
            <text:p>UX</text:p>
          </table:table-cell>
          <table:table-cell office:value-type="string" calcext:value-type="string">
            <text:p>US</text:p>
          </table:table-cell>
          <table:table-cell table:style-name="Default"/>
          <table:table-cell table:number-columns-repeated="1010"/>
        </table:table-row>
        <table:table-row table:style-name="ro8">
          <table:table-cell table:style-name="Default"/>
          <table:table-cell table:style-name="ce404" office:value-type="string" calcext:value-type="string">
            <text:p>Orientation *</text:p>
          </table:table-cell>
          <table:table-cell table:style-name="ce362"/>
          <table:table-cell table:style-name="ce362" office:value-type="float" office:value="25" calcext:value-type="float">
            <text:p>(25)</text:p>
          </table:table-cell>
          <table:table-cell table:style-name="ce362" table:formula="of:=[.$D46]" office:value-type="float" office:value="25" calcext:value-type="float">
            <text:p>(25)</text:p>
          </table:table-cell>
          <table:table-cell table:style-name="ce362" table:formula="of:=[.$D46]" office:value-type="float" office:value="25" calcext:value-type="float">
            <text:p>(25)</text:p>
          </table:table-cell>
          <table:table-cell table:style-name="ce362" table:formula="of:=[.$D46]" office:value-type="float" office:value="25" calcext:value-type="float">
            <text:p>(25)</text:p>
          </table:table-cell>
          <table:table-cell table:style-name="ce343" table:formula="of:=[.D46]*[.D$72]+[.E46]*[.E$72]+[.F46]*[.F$72]+[.G46]*[.G$72]" office:value-type="float" office:value="1600" calcext:value-type="float">
            <text:p>1 600</text:p>
          </table:table-cell>
          <table:table-cell table:style-name="ce393" table:formula="of:=[.H46]/[.H$5]" office:value-type="percentage" office:value="0.00277043606579658" calcext:value-type="percentage">
            <text:p>0%</text:p>
          </table:table-cell>
          <table:table-cell table:style-name="ce316"/>
          <table:table-cell table:style-name="ce319" table:formula="of:=SUMIF([.O$11:.O$35];[.L46]&amp;[.M46];[.K$11:.K$35])" office:value-type="float" office:value="18470" calcext:value-type="float">
            <text:p>18470</text:p>
          </table:table-cell>
          <table:table-cell table:style-name="ce337" office:value-type="string" calcext:value-type="string">
            <text:p>FCD</text:p>
          </table:table-cell>
          <table:table-cell office:value-type="string" calcext:value-type="string">
            <text:p>US</text:p>
          </table:table-cell>
          <table:table-cell table:style-name="Default"/>
          <table:table-cell table:number-columns-repeated="1010"/>
        </table:table-row>
        <table:table-row table:style-name="ro8">
          <table:table-cell table:style-name="Default"/>
          <table:table-cell table:style-name="ce404" office:value-type="string" calcext:value-type="string">
            <text:p>Travel pass *</text:p>
          </table:table-cell>
          <table:table-cell table:style-name="ce362"/>
          <table:table-cell table:style-name="ce362" table:formula="of:=IF([.D68]&lt;30;550+240;IF([.D68]&lt;60;1100+240;1480+240))/USDCZK" office:value-type="float" office:value="92.972972972973" calcext:value-type="float">
            <text:p>(93)</text:p>
          </table:table-cell>
          <table:table-cell table:style-name="ce362" table:formula="of:=IF([.E68]&lt;30;550+240;IF([.E68]&lt;60;1100+240;1480+240))/USDCZK" office:value-type="float" office:value="92.972972972973" calcext:value-type="float">
            <text:p>(93)</text:p>
          </table:table-cell>
          <table:table-cell table:style-name="ce362" table:formula="of:=IF([.F68]&lt;30;550+240;IF([.F68]&lt;60;1100+240;1480+240))/USDCZK" office:value-type="float" office:value="92.972972972973" calcext:value-type="float">
            <text:p>(93)</text:p>
          </table:table-cell>
          <table:table-cell table:style-name="ce362" table:formula="of:=IF([.G68]&lt;30;550+240;IF([.G68]&lt;60;1100+240;1480+240))/USDCZK" office:value-type="float" office:value="92.972972972973" calcext:value-type="float">
            <text:p>(93)</text:p>
          </table:table-cell>
          <table:table-cell table:style-name="ce343" table:formula="of:=[.D47]*[.D$72]+[.E47]*[.E$72]+[.F47]*[.F$72]+[.G47]*[.G$72]" office:value-type="float" office:value="5950.27027027027" calcext:value-type="float">
            <text:p>5 950</text:p>
          </table:table-cell>
          <table:table-cell table:style-name="ce393" table:formula="of:=[.H47]/[.H$5]" office:value-type="percentage" office:value="0.0103030270987462" calcext:value-type="percentage">
            <text:p>1%</text:p>
          </table:table-cell>
          <table:table-cell table:style-name="ce316"/>
          <table:table-cell table:style-name="ce319" table:formula="of:=SUMIF([.O$11:.O$35];[.L47]&amp;[.M47];[.K$11:.K$35])" office:value-type="float" office:value="0" calcext:value-type="float">
            <text:p>0</text:p>
          </table:table-cell>
          <table:table-cell table:style-name="ce337" office:value-type="string" calcext:value-type="string">
            <text:p>GEP</text:p>
          </table:table-cell>
          <table:table-cell office:value-type="string" calcext:value-type="string">
            <text:p>US</text:p>
          </table:table-cell>
          <table:table-cell table:style-name="Default"/>
          <table:table-cell table:number-columns-repeated="1010"/>
        </table:table-row>
        <table:table-row table:style-name="ro8">
          <table:table-cell table:style-name="Default"/>
          <table:table-cell table:style-name="ce404" office:value-type="string" calcext:value-type="string">
            <text:p>Culture &amp; Excursions *</text:p>
          </table:table-cell>
          <table:table-cell table:style-name="ce362"/>
          <table:table-cell table:style-name="ce362" table:formula="of:=66*[.D69]+300" office:value-type="float" office:value="1158" calcext:value-type="float">
            <text:p>(1 158)</text:p>
          </table:table-cell>
          <table:table-cell table:style-name="ce362" table:formula="of:=66*[.E69]+300" office:value-type="float" office:value="1158" calcext:value-type="float">
            <text:p>(1 158)</text:p>
          </table:table-cell>
          <table:table-cell table:style-name="ce362" table:formula="of:=66*[.F69]+300" office:value-type="float" office:value="1158" calcext:value-type="float">
            <text:p>(1 158)</text:p>
          </table:table-cell>
          <table:table-cell table:style-name="ce362" table:formula="of:=66*[.G69]+300" office:value-type="float" office:value="1158" calcext:value-type="float">
            <text:p>(1 158)</text:p>
          </table:table-cell>
          <table:table-cell table:style-name="ce343" table:formula="of:=[.D48]*[.D$72]+[.E48]*[.E$72]+[.F48]*[.F$72]+[.G48]*[.G$72]" office:value-type="float" office:value="74112" calcext:value-type="float">
            <text:p>74 112</text:p>
          </table:table-cell>
          <table:table-cell table:style-name="ce393" table:formula="of:=[.H48]/[.H$5]" office:value-type="percentage" office:value="0.128326598567698" calcext:value-type="percentage">
            <text:p>13%</text:p>
          </table:table-cell>
          <table:table-cell table:style-name="ce316"/>
          <table:table-cell table:style-name="ce319" table:formula="of:=SUMIF([.O$11:.O$35];[.L48]&amp;[.M48];[.K$11:.K$35])" office:value-type="float" office:value="3200" calcext:value-type="float">
            <text:p>3200</text:p>
          </table:table-cell>
          <table:table-cell table:style-name="ce337" office:value-type="string" calcext:value-type="string">
            <text:p>DP</text:p>
          </table:table-cell>
          <table:table-cell office:value-type="string" calcext:value-type="string">
            <text:p>US</text:p>
          </table:table-cell>
          <table:table-cell table:style-name="Default"/>
          <table:table-cell table:number-columns-repeated="1010"/>
        </table:table-row>
        <table:table-row table:style-name="ro8">
          <table:table-cell table:style-name="Default"/>
          <table:table-cell table:style-name="ce404" office:value-type="string" calcext:value-type="string">
            <text:p>Health Insurance *</text:p>
          </table:table-cell>
          <table:table-cell table:style-name="ce362"/>
          <table:table-cell table:style-name="ce362" table:formula="of:=[.$C$76]*[.D68]" office:value-type="float" office:value="121.5" calcext:value-type="float">
            <text:p>(122)</text:p>
          </table:table-cell>
          <table:table-cell table:style-name="ce362" table:formula="of:=[.$C$76]*[.E68]" office:value-type="float" office:value="121.5" calcext:value-type="float">
            <text:p>(122)</text:p>
          </table:table-cell>
          <table:table-cell table:style-name="ce362" table:formula="of:=[.$C$76]*[.F68]" office:value-type="float" office:value="121.5" calcext:value-type="float">
            <text:p>(122)</text:p>
          </table:table-cell>
          <table:table-cell table:style-name="ce362" table:formula="of:=[.$C$76]*[.G68]" office:value-type="float" office:value="121.5" calcext:value-type="float">
            <text:p>(122)</text:p>
          </table:table-cell>
          <table:table-cell table:style-name="ce343" table:formula="of:=[.D49]*[.D$72]+[.E49]*[.E$72]+[.F49]*[.F$72]+[.G49]*[.G$72]" office:value-type="float" office:value="7776" calcext:value-type="float">
            <text:p>7 776</text:p>
          </table:table-cell>
          <table:table-cell table:style-name="ce393" table:formula="of:=[.H49]/[.H$5]" office:value-type="percentage" office:value="0.0134643192797714" calcext:value-type="percentage">
            <text:p>1%</text:p>
          </table:table-cell>
          <table:table-cell table:style-name="ce316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8">
          <table:table-cell table:style-name="ce398" office:value-type="string" calcext:value-type="string">
            <text:p>Faculty</text:p>
          </table:table-cell>
          <table:table-cell table:style-name="ce405"/>
          <table:table-cell table:style-name="ce407"/>
          <table:table-cell table:style-name="ce341" table:formula="of:=[.D51]+[.D57]" office:value-type="float" office:value="7158" calcext:value-type="float">
            <text:p>7 158</text:p>
          </table:table-cell>
          <table:table-cell table:style-name="ce341" table:formula="of:=[.E51]+[.E57]" office:value-type="float" office:value="52675.7777777778" calcext:value-type="float">
            <text:p>52 676</text:p>
          </table:table-cell>
          <table:table-cell table:style-name="ce341" table:formula="of:=[.F51]+[.F57]" office:value-type="float" office:value="33274" calcext:value-type="float">
            <text:p>33 274</text:p>
          </table:table-cell>
          <table:table-cell table:style-name="ce341" table:formula="of:=[.G51]+[.G57]" office:value-type="float" office:value="25589.6666666667" calcext:value-type="float">
            <text:p>25 590</text:p>
          </table:table-cell>
          <table:table-cell table:style-name="ce377" table:formula="of:=SUM([.C50:.G50])" office:value-type="float" office:value="118697.444444444" calcext:value-type="float">
            <text:p>118 697</text:p>
          </table:table-cell>
          <table:table-cell table:style-name="ce389" table:formula="of:=[.H50]/[.H$5]" office:value-type="percentage" office:value="0.205527300629235" calcext:value-type="percentage">
            <text:p>21%</text:p>
          </table:table-cell>
          <table:table-cell table:style-name="ce316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8">
          <table:table-cell table:style-name="ce308" office:value-type="string" calcext:value-type="string">
            <text:p>Czech</text:p>
          </table:table-cell>
          <table:table-cell table:style-name="ce346" table:number-columns-repeated="2"/>
          <table:table-cell table:style-name="ce346" table:formula="of:=SUM([.D52:.D56])" office:value-type="float" office:value="7158" calcext:value-type="float">
            <text:p>7 158</text:p>
          </table:table-cell>
          <table:table-cell table:style-name="ce346" table:formula="of:=SUM([.E52:.E56])" office:value-type="float" office:value="28409.7777777778" calcext:value-type="float">
            <text:p>28 410</text:p>
          </table:table-cell>
          <table:table-cell table:style-name="ce346" table:formula="of:=SUM([.F52:.F56])" office:value-type="float" office:value="33274" calcext:value-type="float">
            <text:p>33 274</text:p>
          </table:table-cell>
          <table:table-cell table:style-name="ce346" table:formula="of:=SUM([.G52:.G56])" office:value-type="float" office:value="13456.6666666667" calcext:value-type="float">
            <text:p>13 457</text:p>
          </table:table-cell>
          <table:table-cell table:style-name="ce342" table:formula="of:=SUM([.C51:.G51])" office:value-type="float" office:value="82298.4444444445" calcext:value-type="float">
            <text:p>82 298</text:p>
          </table:table-cell>
          <table:table-cell table:style-name="ce391" table:formula="of:=[.H51]/[.H$5]" office:value-type="percentage" office:value="0.142501611654904" calcext:value-type="percentage">
            <text:p>14%</text:p>
          </table:table-cell>
          <table:table-cell table:style-name="ce316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8">
          <table:table-cell table:style-name="ce309"/>
          <table:table-cell table:style-name="ce349" office:value-type="string" calcext:value-type="string">
            <text:p>Salaries</text:p>
          </table:table-cell>
          <table:table-cell table:style-name="ce349"/>
          <table:table-cell table:style-name="ce349" table:formula="of:=[.K41]" office:value-type="float" office:value="6000" calcext:value-type="float">
            <text:p>6 000</text:p>
          </table:table-cell>
          <table:table-cell table:style-name="ce349" table:formula="of:=[.K42]" office:value-type="float" office:value="23777.7777777778" calcext:value-type="float">
            <text:p>23 778</text:p>
          </table:table-cell>
          <table:table-cell table:style-name="ce349" table:formula="of:=[.K43]" office:value-type="float" office:value="29800" calcext:value-type="float">
            <text:p>29 800</text:p>
          </table:table-cell>
          <table:table-cell table:style-name="ce349" table:formula="of:=[.K44]" office:value-type="float" office:value="7666.66666666667" calcext:value-type="float">
            <text:p>7 667</text:p>
          </table:table-cell>
          <table:table-cell table:style-name="ce343" table:formula="of:=SUM([.C52:.G52])" office:value-type="float" office:value="67244.4444444444" calcext:value-type="float">
            <text:p>67 244</text:p>
          </table:table-cell>
          <table:table-cell table:style-name="ce393" table:formula="of:=[.H52]/[.H$5]" office:value-type="percentage" office:value="0.11643527132084" calcext:value-type="percentage">
            <text:p>12%</text:p>
          </table:table-cell>
          <table:table-cell table:style-name="ce316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8">
          <table:table-cell table:style-name="ce309"/>
          <table:table-cell table:style-name="ce349" office:value-type="string" calcext:value-type="string">
            <text:p>Other</text:p>
          </table:table-cell>
          <table:table-cell table:style-name="ce349"/>
          <table:table-cell table:style-name="ce349" table:formula="of:=1*([.D$63])" office:value-type="float" office:value="1158" calcext:value-type="float">
            <text:p>1 158</text:p>
          </table:table-cell>
          <table:table-cell table:style-name="ce349" table:formula="of:=4*([.E$63])" office:value-type="float" office:value="4632" calcext:value-type="float">
            <text:p>4 632</text:p>
          </table:table-cell>
          <table:table-cell table:style-name="ce349" table:formula="of:=3*([.F$63])" office:value-type="float" office:value="3474" calcext:value-type="float">
            <text:p>3 474</text:p>
          </table:table-cell>
          <table:table-cell table:style-name="ce349" table:formula="of:=3*([.G$63])" office:value-type="float" office:value="3474" calcext:value-type="float">
            <text:p>3 474</text:p>
          </table:table-cell>
          <table:table-cell table:style-name="ce343" table:formula="of:=SUM([.C53:.G53])" office:value-type="float" office:value="12738" calcext:value-type="float">
            <text:p>12 738</text:p>
          </table:table-cell>
          <table:table-cell table:style-name="ce393" table:formula="of:=[.H53]/[.H$5]" office:value-type="percentage" office:value="0.0220561341288231" calcext:value-type="percentage">
            <text:p>2%</text:p>
          </table:table-cell>
          <table:table-cell table:style-name="ce316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8">
          <table:table-cell table:style-name="ce309" office:value-type="string" calcext:value-type="string">
            <text:p>Guests</text:p>
          </table:table-cell>
          <table:table-cell table:style-name="ce349" table:number-columns-repeated="6"/>
          <table:table-cell table:style-name="ce343"/>
          <table:table-cell table:style-name="ce393"/>
          <table:table-cell table:style-name="ce316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8">
          <table:table-cell table:style-name="ce309"/>
          <table:table-cell table:style-name="ce349" office:value-type="string" calcext:value-type="string">
            <text:p>Salaries</text:p>
          </table:table-cell>
          <table:table-cell table:style-name="ce349"/>
          <table:table-cell table:number-columns-repeated="4" table:style-name="ce349" office:value-type="float" office:value="0" calcext:value-type="float">
            <text:p>0</text:p>
          </table:table-cell>
          <table:table-cell table:style-name="ce343"/>
          <table:table-cell table:style-name="ce393" table:formula="of:=[.H55]/[.H$5]" office:value-type="percentage" office:value="0" calcext:value-type="percentage">
            <text:p>0%</text:p>
          </table:table-cell>
          <table:table-cell table:style-name="ce316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8">
          <table:table-cell table:style-name="ce309"/>
          <table:table-cell table:style-name="ce349" office:value-type="string" calcext:value-type="string">
            <text:p>Other</text:p>
          </table:table-cell>
          <table:table-cell table:style-name="ce349"/>
          <table:table-cell table:style-name="ce349" table:formula="of:=0*([.D$63])" office:value-type="float" office:value="0" calcext:value-type="float">
            <text:p>0</text:p>
          </table:table-cell>
          <table:table-cell table:style-name="ce349" table:formula="of:=0*([.E$63])" office:value-type="float" office:value="0" calcext:value-type="float">
            <text:p>0</text:p>
          </table:table-cell>
          <table:table-cell table:style-name="ce349" table:formula="of:=0*([.F$63])" office:value-type="float" office:value="0" calcext:value-type="float">
            <text:p>0</text:p>
          </table:table-cell>
          <table:table-cell table:style-name="ce349" table:formula="of:=2*([.G$63])" office:value-type="float" office:value="2316" calcext:value-type="float">
            <text:p>2 316</text:p>
          </table:table-cell>
          <table:table-cell table:style-name="ce343"/>
          <table:table-cell table:style-name="ce393" table:formula="of:=[.H56]/[.H$5]" office:value-type="percentage" office:value="0" calcext:value-type="percentage">
            <text:p>0%</text:p>
          </table:table-cell>
          <table:table-cell table:style-name="ce316"/>
          <table:table-cell table:style-name="Default"/>
          <table:table-cell table:number-columns-repeated="2"/>
          <table:table-cell table:style-name="ce298"/>
          <table:table-cell table:number-columns-repeated="1010"/>
        </table:table-row>
        <table:table-row table:style-name="ro8">
          <table:table-cell table:style-name="ce308" office:value-type="string" calcext:value-type="string">
            <text:p>US</text:p>
          </table:table-cell>
          <table:table-cell table:style-name="ce346" table:number-columns-repeated="2"/>
          <table:table-cell table:style-name="ce346" table:formula="of:=[.D73]*[.D59]+[.D58]" office:value-type="float" office:value="0" calcext:value-type="float">
            <text:p>0</text:p>
          </table:table-cell>
          <table:table-cell table:style-name="ce346" table:formula="of:=[.E73]*[.E59]+[.E58]" office:value-type="float" office:value="24266" calcext:value-type="float">
            <text:p>24 266</text:p>
          </table:table-cell>
          <table:table-cell table:style-name="ce346" table:formula="of:=[.F73]*[.F59]+[.F58]" office:value-type="float" office:value="0" calcext:value-type="float">
            <text:p>0</text:p>
          </table:table-cell>
          <table:table-cell table:style-name="ce346" table:formula="of:=[.G73]*[.G59]+[.G58]" office:value-type="float" office:value="12133" calcext:value-type="float">
            <text:p>12 133</text:p>
          </table:table-cell>
          <table:table-cell table:style-name="ce342" table:formula="of:=SUM([.C57:.G57])" office:value-type="float" office:value="36399" calcext:value-type="float">
            <text:p>36 399</text:p>
          </table:table-cell>
          <table:table-cell table:style-name="ce391" table:formula="of:=[.H57]/[.H$5]" office:value-type="percentage" office:value="0.0630256889743312" calcext:value-type="percentage">
            <text:p>6%</text:p>
          </table:table-cell>
          <table:table-cell table:style-name="ce316"/>
          <table:table-cell table:style-name="Default"/>
          <table:table-cell table:number-columns-repeated="1013"/>
        </table:table-row>
        <table:table-row table:style-name="ro8">
          <table:table-cell table:style-name="ce310"/>
          <table:table-cell table:style-name="ce406" office:value-type="string" calcext:value-type="string">
            <text:p>Workshop total</text:p>
          </table:table-cell>
          <table:table-cell table:style-name="Default" table:number-columns-repeated="4"/>
          <table:table-cell table:style-name="ce369"/>
          <table:table-cell table:style-name="ce343" table:formula="of:=SUM([.C58:.G58])" office:value-type="float" office:value="0" calcext:value-type="float">
            <text:p>0</text:p>
          </table:table-cell>
          <table:table-cell table:style-name="ce394"/>
          <table:table-cell table:style-name="ce316"/>
          <table:table-cell table:style-name="Default"/>
          <table:table-cell table:number-columns-repeated="1013"/>
        </table:table-row>
        <table:table-row table:style-name="ro8">
          <table:table-cell table:style-name="ce308" office:value-type="string" calcext:value-type="string">
            <text:p>per faculty</text:p>
          </table:table-cell>
          <table:table-cell table:style-name="ce346" table:number-columns-repeated="2"/>
          <table:table-cell table:style-name="ce348" table:formula="of:=SUM([.D60:.D65])" office:value-type="float" office:value="12133" calcext:value-type="float">
            <text:p>(12 133)</text:p>
          </table:table-cell>
          <table:table-cell table:style-name="ce348" table:formula="of:=SUM([.E60:.E65])" office:value-type="float" office:value="12133" calcext:value-type="float">
            <text:p>(12 133)</text:p>
          </table:table-cell>
          <table:table-cell table:style-name="ce348" table:formula="of:=SUM([.F60:.F65])" office:value-type="float" office:value="9133" calcext:value-type="float">
            <text:p>(9 133)</text:p>
          </table:table-cell>
          <table:table-cell table:style-name="ce348" table:formula="of:=SUM([.G60:.G65])" office:value-type="float" office:value="12133" calcext:value-type="float">
            <text:p>(12 133)</text:p>
          </table:table-cell>
          <table:table-cell table:style-name="ce342" table:formula="of:=[.D59]*[.D$73]+[.E59]*[.E$73]+[.F59]*[.F$73]+[.G59]*[.G$73]" office:value-type="float" office:value="36399" calcext:value-type="float">
            <text:p>36 399</text:p>
          </table:table-cell>
          <table:table-cell table:style-name="ce391" table:formula="of:=[.H59]/[.H$5]" office:value-type="percentage" office:value="0.0630256889743312" calcext:value-type="percentage">
            <text:p>6%</text:p>
          </table:table-cell>
          <table:table-cell table:style-name="ce316"/>
          <table:table-cell table:style-name="Default"/>
          <table:table-cell table:number-columns-repeated="1013"/>
        </table:table-row>
        <table:table-row table:style-name="ro8">
          <table:table-cell table:style-name="ce309"/>
          <table:table-cell table:style-name="ce349" office:value-type="string" calcext:value-type="string">
            <text:p>Salaries + benefit **</text:p>
          </table:table-cell>
          <table:table-cell table:style-name="ce349"/>
          <table:table-cell table:number-columns-repeated="2" table:style-name="ce362" office:value-type="float" office:value="6000" calcext:value-type="float">
            <text:p>(6 000)</text:p>
          </table:table-cell>
          <table:table-cell table:style-name="ce362" office:value-type="float" office:value="3000" calcext:value-type="float">
            <text:p>(3 000)</text:p>
          </table:table-cell>
          <table:table-cell table:style-name="ce362" office:value-type="float" office:value="6000" calcext:value-type="float">
            <text:p>(6 000)</text:p>
          </table:table-cell>
          <table:table-cell table:style-name="ce343" table:formula="of:=[.D60]*[.D$73]+[.E60]*[.E$73]+[.F60]*[.F$73]+[.G60]*[.G$73]" office:value-type="float" office:value="18000" calcext:value-type="float">
            <text:p>18 000</text:p>
          </table:table-cell>
          <table:table-cell table:style-name="ce393" table:formula="of:=[.H60]/[.H$5]" office:value-type="percentage" office:value="0.0311674057402116" calcext:value-type="percentage">
            <text:p>3%</text:p>
          </table:table-cell>
          <table:table-cell table:style-name="ce316"/>
          <table:table-cell table:style-name="Default"/>
          <table:table-cell table:number-columns-repeated="1013"/>
        </table:table-row>
        <table:table-row table:style-name="ro8">
          <table:table-cell table:style-name="ce309"/>
          <table:table-cell table:style-name="ce349" office:value-type="string" calcext:value-type="string">
            <text:p>Travel**</text:p>
          </table:table-cell>
          <table:table-cell table:style-name="ce349"/>
          <table:table-cell table:style-name="ce362" table:formula="of:=1600+[.D75]" office:value-type="float" office:value="1600" calcext:value-type="float">
            <text:p>(1 600)</text:p>
          </table:table-cell>
          <table:table-cell table:style-name="ce362" table:formula="of:=1600+[.E76]" office:value-type="float" office:value="1600" calcext:value-type="float">
            <text:p>(1 600)</text:p>
          </table:table-cell>
          <table:table-cell table:style-name="ce362" table:formula="of:=1600+[.F75]" office:value-type="float" office:value="1600" calcext:value-type="float">
            <text:p>(1 600)</text:p>
          </table:table-cell>
          <table:table-cell table:style-name="ce362" table:formula="of:=1600+[.G76]" office:value-type="float" office:value="1600" calcext:value-type="float">
            <text:p>(1 600)</text:p>
          </table:table-cell>
          <table:table-cell table:style-name="ce343" table:formula="of:=[.D61]*[.D$73]+[.E61]*[.E$73]+[.F61]*[.F$73]+[.G61]*[.G$73]" office:value-type="float" office:value="4800" calcext:value-type="float">
            <text:p>4 800</text:p>
          </table:table-cell>
          <table:table-cell table:style-name="ce393" table:formula="of:=[.H61]/[.H$5]" office:value-type="percentage" office:value="0.00831130819738976" calcext:value-type="percentage">
            <text:p>1%</text:p>
          </table:table-cell>
          <table:table-cell table:style-name="ce316"/>
          <table:table-cell table:style-name="Default"/>
          <table:table-cell table:number-columns-repeated="1013"/>
        </table:table-row>
        <table:table-row table:style-name="ro8">
          <table:table-cell table:style-name="ce309"/>
          <table:table-cell table:style-name="ce349" office:value-type="string" calcext:value-type="string">
            <text:p>Perdiem**</text:p>
          </table:table-cell>
          <table:table-cell table:style-name="ce350"/>
          <table:table-cell table:style-name="ce368" table:formula="of:=37.5*[.D68]" office:value-type="float" office:value="3375" calcext:value-type="float">
            <text:p>(3 375)</text:p>
          </table:table-cell>
          <table:table-cell table:style-name="ce368" table:formula="of:=37.5*[.E68]" office:value-type="float" office:value="3375" calcext:value-type="float">
            <text:p>(3 375)</text:p>
          </table:table-cell>
          <table:table-cell table:style-name="ce368" table:formula="of:=37.5*[.F68]" office:value-type="float" office:value="3375" calcext:value-type="float">
            <text:p>(3 375)</text:p>
          </table:table-cell>
          <table:table-cell table:style-name="ce368" table:formula="of:=37.5*[.G68]" office:value-type="float" office:value="3375" calcext:value-type="float">
            <text:p>(3 375)</text:p>
          </table:table-cell>
          <table:table-cell table:style-name="ce343" table:formula="of:=[.D62]*[.D$73]+[.E62]*[.E$73]+[.F62]*[.F$73]+[.G62]*[.G$73]" office:value-type="float" office:value="10125" calcext:value-type="float">
            <text:p>10 125</text:p>
          </table:table-cell>
          <table:table-cell table:style-name="ce393" table:formula="of:=[.H62]/[.H$5]" office:value-type="percentage" office:value="0.017531665728869" calcext:value-type="percentage">
            <text:p>2%</text:p>
          </table:table-cell>
          <table:table-cell table:style-name="ce316"/>
          <table:table-cell table:style-name="Default"/>
          <table:table-cell table:number-columns-repeated="1013"/>
        </table:table-row>
        <table:table-row table:style-name="ro8">
          <table:table-cell table:style-name="ce309"/>
          <table:table-cell office:value-type="string" calcext:value-type="string">
            <text:p>Culture &amp; Excursions **</text:p>
          </table:table-cell>
          <table:table-cell table:style-name="ce350"/>
          <table:table-cell table:style-name="ce368" table:formula="of:=[.D48]" office:value-type="float" office:value="1158" calcext:value-type="float">
            <text:p>(1 158)</text:p>
          </table:table-cell>
          <table:table-cell table:style-name="ce368" table:formula="of:=[.E48]" office:value-type="float" office:value="1158" calcext:value-type="float">
            <text:p>(1 158)</text:p>
          </table:table-cell>
          <table:table-cell table:style-name="ce368" table:formula="of:=[.F48]" office:value-type="float" office:value="1158" calcext:value-type="float">
            <text:p>(1 158)</text:p>
          </table:table-cell>
          <table:table-cell table:style-name="ce368" table:formula="of:=[.G48]" office:value-type="float" office:value="1158" calcext:value-type="float">
            <text:p>(1 158)</text:p>
          </table:table-cell>
          <table:table-cell table:style-name="ce343" table:formula="of:=[.D63]*[.D$73]+[.E63]*[.E$73]+[.F63]*[.F$73]+[.G63]*[.G$73]" office:value-type="float" office:value="3474" calcext:value-type="float">
            <text:p>3 474</text:p>
          </table:table-cell>
          <table:table-cell table:style-name="ce393" table:formula="of:=[.H63]/[.H$5]" office:value-type="percentage" office:value="0.00601530930786084" calcext:value-type="percentage">
            <text:p>1%</text:p>
          </table:table-cell>
          <table:table-cell table:style-name="ce316"/>
          <table:table-cell table:style-name="Default"/>
          <table:table-cell table:number-columns-repeated="1013"/>
        </table:table-row>
        <table:table-row table:style-name="ro8">
          <table:table-cell table:style-name="ce309"/>
          <table:table-cell office:value-type="string" calcext:value-type="string">
            <text:p>Housing**</text:p>
          </table:table-cell>
          <table:table-cell table:style-name="ce350"/>
          <table:table-cell table:style-name="ce368" table:formula="of:=[.D68]*[.$D$76]" office:value-type="float" office:value="0" calcext:value-type="float">
            <text:p>(0)</text:p>
          </table:table-cell>
          <table:table-cell table:style-name="ce368" table:formula="of:=[.E68]*[.$D$76]" office:value-type="float" office:value="0" calcext:value-type="float">
            <text:p>(0)</text:p>
          </table:table-cell>
          <table:table-cell table:style-name="ce368" table:formula="of:=[.F68]*[.$D$76]" office:value-type="float" office:value="0" calcext:value-type="float">
            <text:p>(0)</text:p>
          </table:table-cell>
          <table:table-cell table:style-name="ce368" table:formula="of:=[.G68]*[.$D$76]" office:value-type="float" office:value="0" calcext:value-type="float">
            <text:p>(0)</text:p>
          </table:table-cell>
          <table:table-cell table:style-name="ce343" table:formula="of:=[.D64]*[.D$73]+[.E64]*[.E$73]+[.F64]*[.F$73]+[.G64]*[.G$73]" office:value-type="float" office:value="0" calcext:value-type="float">
            <text:p>0</text:p>
          </table:table-cell>
          <table:table-cell table:style-name="ce393" table:formula="of:=[.H64]/[.H$5]" office:value-type="percentage" office:value="0" calcext:value-type="percentage">
            <text:p>0%</text:p>
          </table:table-cell>
          <table:table-cell table:style-name="ce316"/>
          <table:table-cell table:style-name="Default"/>
          <table:table-cell table:number-columns-repeated="1013"/>
        </table:table-row>
        <table:table-row table:style-name="ro8">
          <table:table-cell table:style-name="ce311"/>
          <table:table-cell office:value-type="string" calcext:value-type="string">
            <text:p>Health insurance**</text:p>
          </table:table-cell>
          <table:table-cell table:style-name="ce350"/>
          <table:table-cell table:style-name="ce368" table:formula="of:=[.$D$78]*[.D68]" office:value-type="float" office:value="0" calcext:value-type="float">
            <text:p>(0)</text:p>
          </table:table-cell>
          <table:table-cell table:style-name="ce368" table:formula="of:=[.$D$78]*[.E68]" office:value-type="float" office:value="0" calcext:value-type="float">
            <text:p>(0)</text:p>
          </table:table-cell>
          <table:table-cell table:style-name="ce368" table:formula="of:=[.$D$78]*[.F68]" office:value-type="float" office:value="0" calcext:value-type="float">
            <text:p>(0)</text:p>
          </table:table-cell>
          <table:table-cell table:style-name="ce368" table:formula="of:=[.$D$78]*[.G68]" office:value-type="float" office:value="0" calcext:value-type="float">
            <text:p>(0)</text:p>
          </table:table-cell>
          <table:table-cell table:style-name="ce343" table:formula="of:=[.D65]*[.D$73]+[.E65]*[.E$73]+[.F65]*[.F$73]+[.G65]*[.G$73]" office:value-type="float" office:value="0" calcext:value-type="float">
            <text:p>0</text:p>
          </table:table-cell>
          <table:table-cell table:style-name="ce393" table:formula="of:=[.H65]/[.H$5]" office:value-type="percentage" office:value="0" calcext:value-type="percentage">
            <text:p>0%</text:p>
          </table:table-cell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312"/>
          <table:table-cell table:style-name="ce350"/>
          <table:table-cell table:style-name="ce312" table:number-columns-repeated="5"/>
          <table:table-cell table:style-name="ce380"/>
          <table:table-cell table:style-name="ce39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307" office:value-type="string" calcext:value-type="string">
            <text:p>Other info</text:p>
          </table:table-cell>
          <table:table-cell table:style-name="ce335" table:number-columns-repeated="8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399" office:value-type="string" calcext:value-type="string">
            <text:p>Length (days)</text:p>
          </table:table-cell>
          <table:table-cell table:style-name="ce399"/>
          <table:table-cell table:style-name="ce399" office:value-type="float" office:value="90" calcext:value-type="float">
            <text:p>90</text:p>
          </table:table-cell>
          <table:table-cell table:style-name="ce399" table:formula="of:=[.C68]" office:value-type="float" office:value="90" calcext:value-type="float">
            <text:p>90</text:p>
          </table:table-cell>
          <table:table-cell table:style-name="ce399" table:formula="of:=[.D68]" office:value-type="float" office:value="90" calcext:value-type="float">
            <text:p>90</text:p>
          </table:table-cell>
          <table:table-cell table:style-name="ce399" table:formula="of:=[.E68]" office:value-type="float" office:value="90" calcext:value-type="float">
            <text:p>90</text:p>
          </table:table-cell>
          <table:table-cell table:style-name="ce399" table:formula="of:=[.F68]" office:value-type="float" office:value="90" calcext:value-type="float">
            <text:p>90</text:p>
          </table:table-cell>
          <table:table-cell table:style-name="ce350"/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399" office:value-type="string" calcext:value-type="string">
            <text:p>Length <text:s/>(weeks)</text:p>
          </table:table-cell>
          <table:table-cell table:style-name="ce399"/>
          <table:table-cell table:style-name="ce399" table:formula="of:=ROUND([.C68]/7;0)" office:value-type="float" office:value="13" calcext:value-type="float">
            <text:p>13</text:p>
          </table:table-cell>
          <table:table-cell table:style-name="ce399" table:formula="of:=ROUND([.D68]/7;0)" office:value-type="float" office:value="13" calcext:value-type="float">
            <text:p>13</text:p>
          </table:table-cell>
          <table:table-cell table:style-name="ce399" table:formula="of:=ROUND([.E68]/7;0)" office:value-type="float" office:value="13" calcext:value-type="float">
            <text:p>13</text:p>
          </table:table-cell>
          <table:table-cell table:style-name="ce399" table:formula="of:=ROUND([.F68]/7;0)" office:value-type="float" office:value="13" calcext:value-type="float">
            <text:p>13</text:p>
          </table:table-cell>
          <table:table-cell table:style-name="ce399" table:formula="of:=ROUND([.G68]/7;0)" office:value-type="float" office:value="13" calcext:value-type="float">
            <text:p>13</text:p>
          </table:table-cell>
          <table:table-cell table:style-name="ce350"/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400" office:value-type="string" calcext:value-type="string">
            <text:p>Study abroad fee</text:p>
          </table:table-cell>
          <table:table-cell table:style-name="ce400"/>
          <table:table-cell table:style-name="ce400" office:value-type="float" office:value="450" calcext:value-type="float">
            <text:p>450</text:p>
          </table:table-cell>
          <table:table-cell table:style-name="ce399" table:formula="of:=[.C70]" office:value-type="float" office:value="450" calcext:value-type="float">
            <text:p>450</text:p>
          </table:table-cell>
          <table:table-cell table:style-name="ce399" table:formula="of:=[.D70]" office:value-type="float" office:value="450" calcext:value-type="float">
            <text:p>450</text:p>
          </table:table-cell>
          <table:table-cell table:style-name="ce399" table:formula="of:=[.E70]" office:value-type="float" office:value="450" calcext:value-type="float">
            <text:p>450</text:p>
          </table:table-cell>
          <table:table-cell table:style-name="ce399" table:formula="of:=[.F70]" office:value-type="float" office:value="450" calcext:value-type="float">
            <text:p>450</text:p>
          </table:table-cell>
          <table:table-cell table:style-name="ce316"/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400" office:value-type="string" calcext:value-type="string">
            <text:p>Housing cost / day / student</text:p>
          </table:table-cell>
          <table:table-cell table:style-name="ce400"/>
          <table:table-cell table:style-name="ce408" table:formula="of:=ACCOMBOTIC/USDCZK" office:value-type="float" office:value="11.6216216216216" calcext:value-type="float">
            <text:p>11,6</text:p>
          </table:table-cell>
          <table:table-cell table:style-name="ce408" table:formula="of:=[.C71]" office:value-type="float" office:value="11.6216216216216" calcext:value-type="float">
            <text:p>11,6</text:p>
          </table:table-cell>
          <table:table-cell table:style-name="ce408" table:formula="of:=ACCOMBOTIC/USDCZK" office:value-type="float" office:value="11.6216216216216" calcext:value-type="float">
            <text:p>11,6</text:p>
          </table:table-cell>
          <table:table-cell table:style-name="ce408" table:formula="of:=[.E71]" office:value-type="float" office:value="11.6216216216216" calcext:value-type="float">
            <text:p>11,6</text:p>
          </table:table-cell>
          <table:table-cell table:style-name="ce408" table:formula="of:=ACCOMBOTIC/USDCZK" office:value-type="float" office:value="11.6216216216216" calcext:value-type="float">
            <text:p>11,6</text:p>
          </table:table-cell>
          <table:table-cell table:style-name="ce316"/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401" office:value-type="string" calcext:value-type="string">
            <text:p>No. of students</text:p>
          </table:table-cell>
          <table:table-cell table:style-name="ce400" table:number-columns-repeated="2"/>
          <table:table-cell table:style-name="ce364" office:value-type="float" office:value="9" calcext:value-type="float">
            <text:p>9</text:p>
          </table:table-cell>
          <table:table-cell table:style-name="ce364" office:value-type="float" office:value="19" calcext:value-type="float">
            <text:p>19</text:p>
          </table:table-cell>
          <table:table-cell table:style-name="ce364" office:value-type="float" office:value="20" calcext:value-type="float">
            <text:p>20</text:p>
          </table:table-cell>
          <table:table-cell table:style-name="ce364" office:value-type="float" office:value="16" calcext:value-type="float">
            <text:p>16</text:p>
          </table:table-cell>
          <table:table-cell table:style-name="ce316" table:formula="of:=SUM([.D72:.G72])" office:value-type="float" office:value="64" calcext:value-type="float">
            <text:p>64</text:p>
          </table:table-cell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401" office:value-type="string" calcext:value-type="string">
            <text:p>No. US of faculty</text:p>
          </table:table-cell>
          <table:table-cell table:style-name="ce400" table:number-columns-repeated="2"/>
          <table:table-cell table:style-name="ce365" office:value-type="float" office:value="0" calcext:value-type="float">
            <text:p>0</text:p>
          </table:table-cell>
          <table:table-cell table:style-name="ce365" office:value-type="float" office:value="2" calcext:value-type="float">
            <text:p>2</text:p>
          </table:table-cell>
          <table:table-cell table:style-name="ce365" office:value-type="float" office:value="0" calcext:value-type="float">
            <text:p>0</text:p>
          </table:table-cell>
          <table:table-cell table:style-name="ce365" office:value-type="float" office:value="1" calcext:value-type="float">
            <text:p>1</text:p>
          </table:table-cell>
          <table:table-cell table:style-name="ce316"/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401" office:value-type="string" calcext:value-type="string">
            <text:p>Travel pass cost / person</text:p>
          </table:table-cell>
          <table:table-cell table:style-name="ce400" table:number-columns-repeated="2"/>
          <table:table-cell table:style-name="ce409" table:formula="of:=IF([.D68]&lt;30;670+10;IF([.D68]&lt;60;2*670+10;3*670+10))/USDCZK" office:value-type="float" office:value="109.189189189189" calcext:value-type="float">
            <text:p>109</text:p>
          </table:table-cell>
          <table:table-cell table:style-name="ce409" table:formula="of:=IF([.E68]&lt;30;670+10;IF([.E68]&lt;60;2*670+10;3*670+10))/USDCZK" office:value-type="float" office:value="109.189189189189" calcext:value-type="float">
            <text:p>109</text:p>
          </table:table-cell>
          <table:table-cell table:style-name="ce409" table:formula="of:=IF([.F68]&lt;30;670+10;IF([.F68]&lt;60;2*670+10;3*670+10))/USDCZK" office:value-type="float" office:value="109.189189189189" calcext:value-type="float">
            <text:p>109</text:p>
          </table:table-cell>
          <table:table-cell table:style-name="ce409" table:formula="of:=IF([.G68]&lt;30;670+10;IF([.G68]&lt;60;2*670+10;3*670+10))/USDCZK" office:value-type="float" office:value="109.189189189189" calcext:value-type="float">
            <text:p>109</text:p>
          </table:table-cell>
          <table:table-cell table:style-name="ce316"/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400" office:value-type="string" calcext:value-type="string">
            <text:p>Housing cost / day / faculty</text:p>
          </table:table-cell>
          <table:table-cell table:style-name="ce400"/>
          <table:table-cell table:style-name="ce409" table:formula="of:=[$'Fall 2014'.C75]" office:value-type="float" office:value="48.6486486486487" calcext:value-type="float">
            <text:p>49</text:p>
          </table:table-cell>
          <table:table-cell table:style-name="ce409" table:number-columns-repeated="4"/>
          <table:table-cell table:style-name="ce316"/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401" office:value-type="string" calcext:value-type="string">
            <text:p>Health insurance</text:p>
          </table:table-cell>
          <table:table-cell table:style-name="ce400"/>
          <table:table-cell table:style-name="ce400" office:value-type="float" office:value="1.35" calcext:value-type="float">
            <text:p>1,35</text:p>
          </table:table-cell>
          <table:table-cell table:style-name="ce409" table:number-columns-repeated="4"/>
          <table:table-cell table:style-name="ce316"/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401" office:value-type="string" calcext:value-type="string">
            <text:p>Health insurance / faculty</text:p>
          </table:table-cell>
          <table:table-cell table:style-name="ce400"/>
          <table:table-cell table:style-name="ce400" office:value-type="float" office:value="3" calcext:value-type="float">
            <text:p>3</text:p>
          </table:table-cell>
          <table:table-cell table:style-name="ce400" table:number-columns-repeated="4"/>
          <table:table-cell table:style-name="ce316"/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400" table:number-columns-repeated="7"/>
          <table:table-cell table:style-name="ce316"/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9">
          <table:table-cell table:style-name="ce297" table:formula="of:=[.A1]" office:value-type="string" office:string-value="Spring budget 2015" calcext:value-type="string">
            <text:p>Spring budget 2015</text:p>
          </table:table-cell>
          <table:table-cell table:style-name="ce298"/>
          <table:table-cell table:style-name="ce297" office:value-type="string" calcext:value-type="string">
            <text:p>INCOME</text:p>
          </table:table-cell>
          <table:table-cell table:style-name="ce298" table:number-columns-repeated="4"/>
          <table:table-cell table:style-name="ce316"/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11">
          <table:table-cell table:style-name="ce314"/>
          <table:table-cell table:style-name="ce298" table:number-columns-repeated="6"/>
          <table:table-cell table:style-name="ce316"/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298" table:number-columns-repeated="2"/>
          <table:table-cell table:style-name="ce338" office:value-type="string" calcext:value-type="string">
            <text:p>Common</text:p>
          </table:table-cell>
          <table:table-cell table:style-name="ce367" office:value-type="string" calcext:value-type="string">
            <text:p>LAR</text:p>
          </table:table-cell>
          <table:table-cell table:style-name="ce356" office:value-type="string" calcext:value-type="string">
            <text:p>FCD</text:p>
          </table:table-cell>
          <table:table-cell table:style-name="ce356" table:number-columns-repeated="2"/>
          <table:table-cell table:style-name="ce372" office:value-type="string" calcext:value-type="string">
            <text:p>TOTAL</text:p>
          </table:table-cell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299" office:value-type="string" calcext:value-type="string">
            <text:p>TOTAL</text:p>
          </table:table-cell>
          <table:table-cell table:style-name="ce321"/>
          <table:table-cell table:style-name="ce353" table:formula="of:=SUM([.C84:.C85])" office:value-type="float" office:value="0" calcext:value-type="float">
            <text:p>0</text:p>
          </table:table-cell>
          <table:table-cell table:style-name="ce353" table:formula="of:=SUM([.D84:.D85])" office:value-type="float" office:value="90450" calcext:value-type="float">
            <text:p>90 450</text:p>
          </table:table-cell>
          <table:table-cell table:style-name="ce353" table:formula="of:=SUM([.E84:.E85])" office:value-type="float" office:value="190950" calcext:value-type="float">
            <text:p>190 950</text:p>
          </table:table-cell>
          <table:table-cell table:style-name="ce353" table:formula="of:=SUM([.F84:.F85])" office:value-type="float" office:value="201000" calcext:value-type="float">
            <text:p>201 000</text:p>
          </table:table-cell>
          <table:table-cell table:style-name="ce353" table:formula="of:=SUM([.G84:.G85])" office:value-type="float" office:value="160800" calcext:value-type="float">
            <text:p>160 800</text:p>
          </table:table-cell>
          <table:table-cell table:style-name="ce373" table:formula="of:=SUM([.C82:.G82])" office:value-type="float" office:value="643200" calcext:value-type="float">
            <text:p>643 200</text:p>
          </table:table-cell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303" office:value-type="string" calcext:value-type="string">
            <text:p>Students income per student</text:p>
          </table:table-cell>
          <table:table-cell table:style-name="ce321"/>
          <table:table-cell table:style-name="ce354"/>
          <table:table-cell table:style-name="ce354" table:formula="of:=9650+400" office:value-type="float" office:value="10050" calcext:value-type="float">
            <text:p>(10 050)</text:p>
          </table:table-cell>
          <table:table-cell table:style-name="ce354" table:formula="of:=9650+400" office:value-type="float" office:value="10050" calcext:value-type="float">
            <text:p>(10 050)</text:p>
          </table:table-cell>
          <table:table-cell table:style-name="ce354" table:formula="of:=9650+400" office:value-type="float" office:value="10050" calcext:value-type="float">
            <text:p>(10 050)</text:p>
          </table:table-cell>
          <table:table-cell table:style-name="ce354" table:formula="of:=9650+400" office:value-type="float" office:value="10050" calcext:value-type="float">
            <text:p>(10 050)</text:p>
          </table:table-cell>
          <table:table-cell table:style-name="ce382"/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303" office:value-type="string" calcext:value-type="string">
            <text:p>Students income - total</text:p>
          </table:table-cell>
          <table:table-cell table:style-name="ce327"/>
          <table:table-cell table:style-name="ce355" table:formula="of:=[.C83]*[.C72]" office:value-type="float" office:value="0" calcext:value-type="float">
            <text:p>0</text:p>
          </table:table-cell>
          <table:table-cell table:style-name="ce355" table:formula="of:=[.D83]*[.D72]" office:value-type="float" office:value="90450" calcext:value-type="float">
            <text:p>90 450</text:p>
          </table:table-cell>
          <table:table-cell table:style-name="ce355" table:formula="of:=[.E83]*[.E72]" office:value-type="float" office:value="190950" calcext:value-type="float">
            <text:p>190 950</text:p>
          </table:table-cell>
          <table:table-cell table:style-name="ce355" table:formula="of:=[.F83]*[.F72]" office:value-type="float" office:value="201000" calcext:value-type="float">
            <text:p>201 000</text:p>
          </table:table-cell>
          <table:table-cell table:style-name="ce355" table:formula="of:=[.G83]*[.G72]" office:value-type="float" office:value="160800" calcext:value-type="float">
            <text:p>160 800</text:p>
          </table:table-cell>
          <table:table-cell table:style-name="ce383" table:formula="of:=SUM([.C84:.G84])" office:value-type="float" office:value="643200" calcext:value-type="float">
            <text:p>643 200</text:p>
          </table:table-cell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ce303" office:value-type="string" calcext:value-type="string">
            <text:p>Gifts</text:p>
          </table:table-cell>
          <table:table-cell table:style-name="ce327"/>
          <table:table-cell table:style-name="ce355" table:number-columns-repeated="5"/>
          <table:table-cell table:style-name="ce383" table:formula="of:=SUM([.C85:.G85])" office:value-type="float" office:value="0" calcext:value-type="float">
            <text:p>0</text:p>
          </table:table-cell>
          <table:table-cell table:style-name="ce385"/>
          <table:table-cell table:style-name="ce316" table:number-columns-repeated="2"/>
          <table:table-cell table:number-columns-repeated="1013"/>
        </table:table-row>
        <table:table-row table:style-name="ro8">
          <table:table-cell table:style-name="Default"/>
          <table:table-cell table:number-columns-repeated="1023"/>
        </table:table-row>
        <table:table-row table:style-name="ro8">
          <table:table-cell table:style-name="ce400" office:value-type="string" calcext:value-type="string">
            <text:p>* per student cost</text:p>
          </table:table-cell>
          <table:table-cell table:number-columns-repeated="1023"/>
        </table:table-row>
        <table:table-row table:style-name="ro8">
          <table:table-cell table:style-name="ce401" office:value-type="string" calcext:value-type="string">
            <text:p>**per faculty cost</text:p>
          </table:table-cell>
          <table:table-cell table:number-columns-repeated="1023"/>
        </table:table-row>
        <table:table-row table:style-name="ro12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14B-15A" table:style-name="ta5">
        <table:table-column table:style-name="co23" table:default-cell-style-name="ce24"/>
        <table:table-column table:style-name="co38" table:default-cell-style-name="ce24"/>
        <table:table-column table:style-name="co39" table:number-columns-repeated="3" table:default-cell-style-name="ce24"/>
        <table:table-column table:style-name="co40" table:default-cell-style-name="ce24"/>
        <table:table-column table:style-name="co39" table:default-cell-style-name="ce24"/>
        <table:table-column table:style-name="co29" table:default-cell-style-name="ce24"/>
        <table:table-column table:style-name="co9" table:default-cell-style-name="ce24"/>
        <table:table-column table:style-name="co30" table:default-cell-style-name="ce24"/>
        <table:table-column table:style-name="co9" table:number-columns-repeated="1014" table:default-cell-style-name="ce24"/>
        <table:table-row table:style-name="ro9">
          <table:table-cell table:style-name="ce1" office:value-type="string" calcext:value-type="string">
            <text:p>14B-15A Budget</text:p>
          </table:table-cell>
          <table:table-cell table:style-name="ce2"/>
          <table:table-cell table:style-name="ce1" office:value-type="string" calcext:value-type="string">
            <text:p>EXPENSES</text:p>
          </table:table-cell>
          <table:table-cell table:style-name="ce2" table:number-columns-repeated="2"/>
          <table:table-cell table:style-name="ce74" office:value-type="string" calcext:value-type="string">
            <text:p>Balance</text:p>
          </table:table-cell>
          <table:table-cell table:style-name="ce120" table:formula="of:=[.F71]-[.F5]" office:value-type="float" office:value="51682.4133080472" calcext:value-type="float">
            <text:p>52</text:p>
          </table:table-cell>
          <table:table-cell table:style-name="ce20" table:number-columns-repeated="2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2" table:number-columns-repeated="5"/>
          <table:table-cell table:style-name="ce75" table:formula="of:=IF([.F5]=([.F7]+[.F35]+[.F39]+[.F48]);&quot;kontrola ok&quot;;&quot;kontrolní součet nesedí&quot;)" office:value-type="string" office:string-value="kontrolní součet nesedí" calcext:value-type="string">
            <text:p>kontrolní součet nesedí</text:p>
          </table:table-cell>
          <table:table-cell table:style-name="ce89"/>
          <table:table-cell table:style-name="ce20" table:number-columns-repeated="2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2" table:number-columns-repeated="2"/>
          <table:table-cell table:style-name="ce60" office:value-type="string" calcext:value-type="string">
            <text:p>14B</text:p>
          </table:table-cell>
          <table:table-cell table:style-name="ce60" office:value-type="string" calcext:value-type="string">
            <text:p>14C</text:p>
          </table:table-cell>
          <table:table-cell table:style-name="ce60" office:value-type="string" calcext:value-type="string">
            <text:p>15A</text:p>
          </table:table-cell>
          <table:table-cell table:style-name="ce76" office:value-type="string" calcext:value-type="string">
            <text:p>TOTAL</text:p>
          </table:table-cell>
          <table:table-cell table:style-name="ce90" office:value-type="string" calcext:value-type="string">
            <text:p>%</text:p>
          </table:table-cell>
          <table:table-cell table:style-name="ce20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3" office:value-type="string" calcext:value-type="string">
            <text:p>BALANCE</text:p>
          </table:table-cell>
          <table:table-cell table:style-name="ce25"/>
          <table:table-cell table:style-name="ce115" table:formula="of:=[.C6]-[.C5]" office:value-type="float" office:value="-97271.247510668" calcext:value-type="float">
            <text:p>-97 271</text:p>
          </table:table-cell>
          <table:table-cell table:style-name="ce115" table:formula="of:=[.D6]-[.D5]" office:value-type="float" office:value="83280.0725462309" calcext:value-type="float">
            <text:p>83 280</text:p>
          </table:table-cell>
          <table:table-cell table:style-name="ce115" table:formula="of:=[.E6]-[.E5]" office:value-type="float" office:value="65673.5882724838" calcext:value-type="float">
            <text:p>65 674</text:p>
          </table:table-cell>
          <table:table-cell table:style-name="ce76"/>
          <table:table-cell table:style-name="ce90"/>
          <table:table-cell table:style-name="ce20" table:number-columns-repeated="2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3" office:value-type="string" calcext:value-type="string">
            <text:p>TOTAL COST</text:p>
          </table:table-cell>
          <table:table-cell table:style-name="ce25"/>
          <table:table-cell table:style-name="ce43" table:formula="of:=[.C7]+[.C35]+[.C39]+[.C48]" office:value-type="float" office:value="534071.247510668" calcext:value-type="float">
            <text:p>534 071</text:p>
          </table:table-cell>
          <table:table-cell table:style-name="ce43" table:formula="of:=[.D7]+[.D35]+[.D39]+[.D48]" office:value-type="float" office:value="499619.927453769" calcext:value-type="float">
            <text:p>499 620</text:p>
          </table:table-cell>
          <table:table-cell table:style-name="ce43" table:formula="of:=[.E7]+[.E35]+[.E39]+[.E48]" office:value-type="float" office:value="577526.411727516" calcext:value-type="float">
            <text:p>577 526</text:p>
          </table:table-cell>
          <table:table-cell table:style-name="ce77" table:formula="of:=SUM([.C5:.E5])" office:value-type="float" office:value="1611217.58669195" calcext:value-type="float">
            <text:p>1 611 218</text:p>
          </table:table-cell>
          <table:table-cell table:style-name="ce91" table:formula="of:=[.F5]/[.F$5]" office:value-type="percentage" office:value="1" calcext:value-type="percentage">
            <text:p>100%</text:p>
          </table:table-cell>
          <table:table-cell table:style-name="ce20"/>
          <table:table-cell table:style-name="ce54"/>
          <table:table-cell table:style-name="Default"/>
          <table:table-cell table:style-name="ce128"/>
          <table:table-cell table:number-columns-repeated="1013"/>
        </table:table-row>
        <table:table-row table:style-name="ro8">
          <table:table-cell table:style-name="ce3" office:value-type="string" calcext:value-type="string">
            <text:p>TOTAL REVENUE</text:p>
          </table:table-cell>
          <table:table-cell table:style-name="ce25"/>
          <table:table-cell table:style-name="ce43" table:formula="of:=[.C71]" office:value-type="float" office:value="436800" calcext:value-type="float">
            <text:p>436 800</text:p>
          </table:table-cell>
          <table:table-cell table:style-name="ce43" table:formula="of:=[.D71]" office:value-type="float" office:value="582900" calcext:value-type="float">
            <text:p>582 900</text:p>
          </table:table-cell>
          <table:table-cell table:style-name="ce43" table:formula="of:=[.E71]" office:value-type="float" office:value="643200" calcext:value-type="float">
            <text:p>643 200</text:p>
          </table:table-cell>
          <table:table-cell table:style-name="ce77" table:formula="of:=SUM([.C6:.E6])" office:value-type="float" office:value="1662900" calcext:value-type="float">
            <text:p>1 662 900</text:p>
          </table:table-cell>
          <table:table-cell table:style-name="ce91" table:formula="of:=[.F6]/[.F$5]" office:value-type="percentage" office:value="1.03207661940567" calcext:value-type="percentage">
            <text:p>103%</text:p>
          </table:table-cell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4" office:value-type="string" calcext:value-type="string">
            <text:p>Fixed costs</text:p>
          </table:table-cell>
          <table:table-cell table:style-name="ce27"/>
          <table:table-cell table:style-name="ce45" table:formula="of:=[$'Summer 2014'.J9]" office:value-type="float" office:value="224159.184447605" calcext:value-type="float">
            <text:p>224 159</text:p>
          </table:table-cell>
          <table:table-cell table:style-name="ce45" table:formula="of:=[$'Fall 2014'.H9]" office:value-type="float" office:value="229130.877192982" calcext:value-type="float">
            <text:p>229 131</text:p>
          </table:table-cell>
          <table:table-cell table:style-name="ce45" table:formula="of:=[$'Spring 2015'.H9]" office:value-type="float" office:value="229130.877192982" calcext:value-type="float">
            <text:p>229 131</text:p>
          </table:table-cell>
          <table:table-cell table:style-name="ce45" table:formula="of:=SUM([.C7:.E7])" office:value-type="float" office:value="682420.938833571" calcext:value-type="float">
            <text:p>682 421</text:p>
          </table:table-cell>
          <table:table-cell table:style-name="ce93" table:formula="of:=[.F7]/[.F$5]" office:value-type="percentage" office:value="0.423543625932406" calcext:value-type="percentage">
            <text:p>42%</text:p>
          </table:table-cell>
          <table:table-cell table:style-name="ce122"/>
          <table:table-cell table:style-name="ce20"/>
          <table:table-cell table:style-name="Default"/>
          <table:table-cell table:number-columns-repeated="1014"/>
        </table:table-row>
        <table:table-row table:style-name="ro8">
          <table:table-cell table:style-name="ce5" office:value-type="string" calcext:value-type="string">
            <text:p>Rent</text:p>
          </table:table-cell>
          <table:table-cell table:style-name="ce5"/>
          <table:table-cell table:style-name="ce46" table:formula="of:=[$'Summer 2014'.J10]" office:value-type="float" office:value="45600" calcext:value-type="float">
            <text:p>45 600</text:p>
          </table:table-cell>
          <table:table-cell table:style-name="ce46" table:formula="of:=[$'Fall 2014'.H10]" office:value-type="float" office:value="45600" calcext:value-type="float">
            <text:p>45 600</text:p>
          </table:table-cell>
          <table:table-cell table:style-name="ce46" table:formula="of:=[$'Spring 2015'.H10]" office:value-type="float" office:value="45600" calcext:value-type="float">
            <text:p>45 600</text:p>
          </table:table-cell>
          <table:table-cell table:style-name="ce46" table:formula="of:=SUM([.C8:.E8])" office:value-type="float" office:value="136800" calcext:value-type="float">
            <text:p>136 800</text:p>
          </table:table-cell>
          <table:table-cell table:style-name="ce121" table:formula="of:=[.F8]/[.F$5]" office:value-type="percentage" office:value="0.0849047336187962" calcext:value-type="percentage">
            <text:p>8%</text:p>
          </table:table-cell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5" office:value-type="string" calcext:value-type="string">
            <text:p>Utilities</text:p>
          </table:table-cell>
          <table:table-cell table:style-name="ce5"/>
          <table:table-cell table:style-name="ce46" table:formula="of:=[$'Summer 2014'.J11]" office:value-type="float" office:value="8556.75675675676" calcext:value-type="float">
            <text:p>8 557</text:p>
          </table:table-cell>
          <table:table-cell table:style-name="ce46" table:formula="of:=[$'Fall 2014'.H11]" office:value-type="float" office:value="8556.75675675676" calcext:value-type="float">
            <text:p>8 557</text:p>
          </table:table-cell>
          <table:table-cell table:style-name="ce46" table:formula="of:=[$'Spring 2015'.H11]" office:value-type="float" office:value="8556.75675675676" calcext:value-type="float">
            <text:p>8 557</text:p>
          </table:table-cell>
          <table:table-cell table:style-name="ce46" table:formula="of:=SUM([.C9:.E9])" office:value-type="float" office:value="25670.2702702703" calcext:value-type="float">
            <text:p>25 670</text:p>
          </table:table-cell>
          <table:table-cell table:style-name="ce121" table:formula="of:=[.F9]/[.F$5]" office:value-type="percentage" office:value="0.0159322182691506" calcext:value-type="percentage">
            <text:p>2%</text:p>
          </table:table-cell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Internet +fixed phone</text:p>
          </table:table-cell>
          <table:table-cell table:style-name="ce47" table:formula="of:=[$'Summer 2014'.J12]" office:value-type="float" office:value="2581.08108108108" calcext:value-type="float">
            <text:p>2 581</text:p>
          </table:table-cell>
          <table:table-cell table:style-name="ce47" table:formula="of:=[$'Fall 2014'.H12]" office:value-type="float" office:value="2581.08108108108" calcext:value-type="float">
            <text:p>2 581</text:p>
          </table:table-cell>
          <table:table-cell table:style-name="ce47" table:formula="of:=[$'Spring 2015'.H12]" office:value-type="float" office:value="2581.08108108108" calcext:value-type="float">
            <text:p>2 581</text:p>
          </table:table-cell>
          <table:table-cell table:style-name="ce47" table:formula="of:=SUM([.C10:.E10])" office:value-type="float" office:value="7743.24324324324" calcext:value-type="float">
            <text:p>7 743</text:p>
          </table:table-cell>
          <table:table-cell table:style-name="ce121"/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Mobile phone</text:p>
          </table:table-cell>
          <table:table-cell table:style-name="ce47" table:formula="of:=[$'Summer 2014'.J13]" office:value-type="float" office:value="1500" calcext:value-type="float">
            <text:p>1 500</text:p>
          </table:table-cell>
          <table:table-cell table:style-name="ce47" table:formula="of:=[$'Fall 2014'.H13]" office:value-type="float" office:value="1500" calcext:value-type="float">
            <text:p>1 500</text:p>
          </table:table-cell>
          <table:table-cell table:style-name="ce47" table:formula="of:=[$'Spring 2015'.H13]" office:value-type="float" office:value="1500" calcext:value-type="float">
            <text:p>1 500</text:p>
          </table:table-cell>
          <table:table-cell table:style-name="ce47" table:formula="of:=SUM([.C11:.E11])" office:value-type="float" office:value="4500" calcext:value-type="float">
            <text:p>4 500</text:p>
          </table:table-cell>
          <table:table-cell table:style-name="ce121"/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Electricity</text:p>
          </table:table-cell>
          <table:table-cell table:style-name="ce47" table:formula="of:=[$'Summer 2014'.J14]" office:value-type="float" office:value="2400" calcext:value-type="float">
            <text:p>2 400</text:p>
          </table:table-cell>
          <table:table-cell table:style-name="ce47" table:formula="of:=[$'Fall 2014'.H14]" office:value-type="float" office:value="2400" calcext:value-type="float">
            <text:p>2 400</text:p>
          </table:table-cell>
          <table:table-cell table:style-name="ce47" table:formula="of:=[$'Spring 2015'.H14]" office:value-type="float" office:value="2400" calcext:value-type="float">
            <text:p>2 400</text:p>
          </table:table-cell>
          <table:table-cell table:style-name="ce47" table:formula="of:=SUM([.C12:.E12])" office:value-type="float" office:value="7200" calcext:value-type="float">
            <text:p>7 200</text:p>
          </table:table-cell>
          <table:table-cell table:style-name="ce121"/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Gas</text:p>
          </table:table-cell>
          <table:table-cell table:style-name="ce47" table:formula="of:=[$'Summer 2014'.J15]" office:value-type="float" office:value="2075.67567567568" calcext:value-type="float">
            <text:p>2 076</text:p>
          </table:table-cell>
          <table:table-cell table:style-name="ce47" table:formula="of:=[$'Fall 2014'.H15]" office:value-type="float" office:value="2075.67567567568" calcext:value-type="float">
            <text:p>2 076</text:p>
          </table:table-cell>
          <table:table-cell table:style-name="ce47" table:formula="of:=[$'Spring 2015'.H15]" office:value-type="float" office:value="2075.67567567568" calcext:value-type="float">
            <text:p>2 076</text:p>
          </table:table-cell>
          <table:table-cell table:style-name="ce47" table:formula="of:=SUM([.C13:.E13])" office:value-type="float" office:value="6227.02702702703" calcext:value-type="float">
            <text:p>6 227</text:p>
          </table:table-cell>
          <table:table-cell table:style-name="ce121"/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5" office:value-type="string" calcext:value-type="string">
            <text:p>Library</text:p>
          </table:table-cell>
          <table:table-cell table:style-name="ce5"/>
          <table:table-cell table:style-name="ce46" table:formula="of:=[$'Summer 2014'.J16]" office:value-type="float" office:value="3280" calcext:value-type="float">
            <text:p>3 280</text:p>
          </table:table-cell>
          <table:table-cell table:style-name="ce46" table:formula="of:=[$'Fall 2014'.H16]" office:value-type="float" office:value="3280" calcext:value-type="float">
            <text:p>3 280</text:p>
          </table:table-cell>
          <table:table-cell table:style-name="ce46" table:formula="of:=[$'Spring 2015'.H16]" office:value-type="float" office:value="3280" calcext:value-type="float">
            <text:p>3 280</text:p>
          </table:table-cell>
          <table:table-cell table:style-name="ce46" table:formula="of:=SUM([.C14:.E14])" office:value-type="float" office:value="9840" calcext:value-type="float">
            <text:p>9 840</text:p>
          </table:table-cell>
          <table:table-cell table:style-name="ce121" table:formula="of:=[.F14]/[.F$5]" office:value-type="percentage" office:value="0.00610718259363271" calcext:value-type="percentage">
            <text:p>1%</text:p>
          </table:table-cell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5" office:value-type="string" calcext:value-type="string">
            <text:p>Office supplies</text:p>
          </table:table-cell>
          <table:table-cell table:style-name="ce5"/>
          <table:table-cell table:style-name="ce46" table:formula="of:=[$'Summer 2014'.J17]" office:value-type="float" office:value="12600" calcext:value-type="float">
            <text:p>12 600</text:p>
          </table:table-cell>
          <table:table-cell table:style-name="ce46" table:formula="of:=[$'Fall 2014'.H17]" office:value-type="float" office:value="12600" calcext:value-type="float">
            <text:p>12 600</text:p>
          </table:table-cell>
          <table:table-cell table:style-name="ce46" table:formula="of:=[$'Spring 2015'.H17]" office:value-type="float" office:value="12600" calcext:value-type="float">
            <text:p>12 600</text:p>
          </table:table-cell>
          <table:table-cell table:style-name="ce46" table:formula="of:=SUM([.C15:.E15])" office:value-type="float" office:value="37800" calcext:value-type="float">
            <text:p>37 800</text:p>
          </table:table-cell>
          <table:table-cell table:style-name="ce121" table:formula="of:=[.F15]/[.F$5]" office:value-type="percentage" office:value="0.0234605184999305" calcext:value-type="percentage">
            <text:p>2%</text:p>
          </table:table-cell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Other supplies</text:p>
          </table:table-cell>
          <table:table-cell table:style-name="ce47" table:formula="of:=[$'Summer 2014'.J18]" office:value-type="float" office:value="11400" calcext:value-type="float">
            <text:p>11 400</text:p>
          </table:table-cell>
          <table:table-cell table:style-name="ce47" table:formula="of:=[$'Fall 2014'.H18]" office:value-type="float" office:value="11400" calcext:value-type="float">
            <text:p>11 400</text:p>
          </table:table-cell>
          <table:table-cell table:style-name="ce47" table:formula="of:=[$'Spring 2015'.H18]" office:value-type="float" office:value="11400" calcext:value-type="float">
            <text:p>11 400</text:p>
          </table:table-cell>
          <table:table-cell table:style-name="ce47" table:formula="of:=SUM([.C16:.E16])" office:value-type="float" office:value="34200" calcext:value-type="float">
            <text:p>34 200</text:p>
          </table:table-cell>
          <table:table-cell table:style-name="ce121"/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Cleaning supplies</text:p>
          </table:table-cell>
          <table:table-cell table:style-name="ce47" table:formula="of:=[$'Summer 2014'.J19]" office:value-type="float" office:value="1200" calcext:value-type="float">
            <text:p>1 200</text:p>
          </table:table-cell>
          <table:table-cell table:style-name="ce47" table:formula="of:=[$'Fall 2014'.H19]" office:value-type="float" office:value="1200" calcext:value-type="float">
            <text:p>1 200</text:p>
          </table:table-cell>
          <table:table-cell table:style-name="ce47" table:formula="of:=[$'Spring 2015'.H19]" office:value-type="float" office:value="1200" calcext:value-type="float">
            <text:p>1 200</text:p>
          </table:table-cell>
          <table:table-cell table:style-name="ce47" table:formula="of:=SUM([.C17:.E17])" office:value-type="float" office:value="3600" calcext:value-type="float">
            <text:p>3 600</text:p>
          </table:table-cell>
          <table:table-cell table:style-name="ce121"/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5" office:value-type="string" calcext:value-type="string">
            <text:p>Director travel</text:p>
          </table:table-cell>
          <table:table-cell table:style-name="ce5"/>
          <table:table-cell table:style-name="ce46" table:formula="of:=[$'Summer 2014'.J20]" office:value-type="float" office:value="2666.66666666667" calcext:value-type="float">
            <text:p>2 667</text:p>
          </table:table-cell>
          <table:table-cell table:style-name="ce46" table:formula="of:=[$'Fall 2014'.H20]" office:value-type="float" office:value="2666.66666666667" calcext:value-type="float">
            <text:p>2 667</text:p>
          </table:table-cell>
          <table:table-cell table:style-name="ce46" table:formula="of:=[$'Spring 2015'.H20]" office:value-type="float" office:value="2666.66666666667" calcext:value-type="float">
            <text:p>2 667</text:p>
          </table:table-cell>
          <table:table-cell table:style-name="ce46" table:formula="of:=SUM([.C18:.E18])" office:value-type="float" office:value="8000" calcext:value-type="float">
            <text:p>8 000</text:p>
          </table:table-cell>
          <table:table-cell table:style-name="ce121" table:formula="of:=[.F18]/[.F$5]" office:value-type="percentage" office:value="0.0049651891005144" calcext:value-type="percentage">
            <text:p>0%</text:p>
          </table:table-cell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5" office:value-type="string" calcext:value-type="string">
            <text:p>Services</text:p>
          </table:table-cell>
          <table:table-cell table:style-name="ce5"/>
          <table:table-cell table:style-name="ce46" table:formula="of:=[$'Summer 2014'.J21]" office:value-type="float" office:value="31324.3243243243" calcext:value-type="float">
            <text:p>31 324</text:p>
          </table:table-cell>
          <table:table-cell table:style-name="ce46" table:formula="of:=[$'Fall 2014'.H21]" office:value-type="float" office:value="33027.027027027" calcext:value-type="float">
            <text:p>33 027</text:p>
          </table:table-cell>
          <table:table-cell table:style-name="ce46" table:formula="of:=[$'Spring 2015'.H21]" office:value-type="float" office:value="33027.027027027" calcext:value-type="float">
            <text:p>33 027</text:p>
          </table:table-cell>
          <table:table-cell table:style-name="ce46" table:formula="of:=SUM([.C19:.E19])" office:value-type="float" office:value="97378.3783783784" calcext:value-type="float">
            <text:p>97 378</text:p>
          </table:table-cell>
          <table:table-cell table:style-name="ce121" table:formula="of:=[.F19]/[.F$5]" office:value-type="percentage" office:value="0.0604377578687615" calcext:value-type="percentage">
            <text:p>6%</text:p>
          </table:table-cell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Bookkeeper</text:p>
          </table:table-cell>
          <table:table-cell table:style-name="ce47" table:formula="of:=[$'Summer 2014'.J22]" office:value-type="float" office:value="21621.6216216216" calcext:value-type="float">
            <text:p>21 622</text:p>
          </table:table-cell>
          <table:table-cell table:style-name="ce47" table:formula="of:=[$'Fall 2014'.H22]" office:value-type="float" office:value="21621.6216216216" calcext:value-type="float">
            <text:p>21 622</text:p>
          </table:table-cell>
          <table:table-cell table:style-name="ce47" table:formula="of:=[$'Spring 2015'.H22]" office:value-type="float" office:value="21621.6216216216" calcext:value-type="float">
            <text:p>21 622</text:p>
          </table:table-cell>
          <table:table-cell table:style-name="ce47" table:formula="of:=SUM([.C20:.E20])" office:value-type="float" office:value="64864.8648648649" calcext:value-type="float">
            <text:p>64 865</text:p>
          </table:table-cell>
          <table:table-cell table:style-name="ce121"/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IT Services</text:p>
          </table:table-cell>
          <table:table-cell table:style-name="ce47" table:formula="of:=[$'Summer 2014'.J23]" office:value-type="float" office:value="3243.24324324324" calcext:value-type="float">
            <text:p>3 243</text:p>
          </table:table-cell>
          <table:table-cell table:style-name="ce47" table:formula="of:=[$'Fall 2014'.H23]" office:value-type="float" office:value="3243.24324324324" calcext:value-type="float">
            <text:p>3 243</text:p>
          </table:table-cell>
          <table:table-cell table:style-name="ce47" table:formula="of:=[$'Spring 2015'.H23]" office:value-type="float" office:value="3243.24324324324" calcext:value-type="float">
            <text:p>3 243</text:p>
          </table:table-cell>
          <table:table-cell table:style-name="ce47" table:formula="of:=SUM([.C21:.E21])" office:value-type="float" office:value="9729.72972972973" calcext:value-type="float">
            <text:p>9 730</text:p>
          </table:table-cell>
          <table:table-cell table:style-name="ce121"/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Repairs</text:p>
          </table:table-cell>
          <table:table-cell table:style-name="ce47" table:formula="of:=[$'Summer 2014'.J24]" office:value-type="float" office:value="2500" calcext:value-type="float">
            <text:p>2 500</text:p>
          </table:table-cell>
          <table:table-cell table:style-name="ce47" table:formula="of:=[$'Fall 2014'.H24]" office:value-type="float" office:value="2500" calcext:value-type="float">
            <text:p>2 500</text:p>
          </table:table-cell>
          <table:table-cell table:style-name="ce47" table:formula="of:=[$'Spring 2015'.H24]" office:value-type="float" office:value="2500" calcext:value-type="float">
            <text:p>2 500</text:p>
          </table:table-cell>
          <table:table-cell table:style-name="ce47" table:formula="of:=SUM([.C22:.E22])" office:value-type="float" office:value="7500" calcext:value-type="float">
            <text:p>7 500</text:p>
          </table:table-cell>
          <table:table-cell table:style-name="ce121"/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Transportation</text:p>
          </table:table-cell>
          <table:table-cell table:style-name="ce47" table:formula="of:=[$'Summer 2014'.J25]" office:value-type="float" office:value="1000" calcext:value-type="float">
            <text:p>1 000</text:p>
          </table:table-cell>
          <table:table-cell table:style-name="ce47" table:formula="of:=[$'Fall 2014'.H25]" office:value-type="float" office:value="1000" calcext:value-type="float">
            <text:p>1 000</text:p>
          </table:table-cell>
          <table:table-cell table:style-name="ce47" table:formula="of:=[$'Spring 2015'.H25]" office:value-type="float" office:value="1000" calcext:value-type="float">
            <text:p>1 000</text:p>
          </table:table-cell>
          <table:table-cell table:style-name="ce47" table:formula="of:=SUM([.C23:.E23])" office:value-type="float" office:value="3000" calcext:value-type="float">
            <text:p>3 000</text:p>
          </table:table-cell>
          <table:table-cell table:style-name="ce121"/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Restaurant</text:p>
          </table:table-cell>
          <table:table-cell table:style-name="ce47" table:formula="of:=[$'Summer 2014'.J26]" office:value-type="float" office:value="700" calcext:value-type="float">
            <text:p>700</text:p>
          </table:table-cell>
          <table:table-cell table:style-name="ce47" table:formula="of:=[$'Fall 2014'.H26]" office:value-type="float" office:value="700" calcext:value-type="float">
            <text:p>700</text:p>
          </table:table-cell>
          <table:table-cell table:style-name="ce47" table:formula="of:=[$'Spring 2015'.H26]" office:value-type="float" office:value="700" calcext:value-type="float">
            <text:p>700</text:p>
          </table:table-cell>
          <table:table-cell table:style-name="ce47" table:formula="of:=SUM([.C24:.E24])" office:value-type="float" office:value="2100" calcext:value-type="float">
            <text:p>2 100</text:p>
          </table:table-cell>
          <table:table-cell table:style-name="ce121"/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Security company</text:p>
          </table:table-cell>
          <table:table-cell table:style-name="ce47" table:formula="of:=[$'Summer 2014'.J27]" office:value-type="float" office:value="1459.45945945946" calcext:value-type="float">
            <text:p>1 459</text:p>
          </table:table-cell>
          <table:table-cell table:style-name="ce47" table:formula="of:=[$'Fall 2014'.H27]" office:value-type="float" office:value="3162.16216216216" calcext:value-type="float">
            <text:p>3 162</text:p>
          </table:table-cell>
          <table:table-cell table:style-name="ce47" table:formula="of:=[$'Spring 2015'.H27]" office:value-type="float" office:value="3162.16216216216" calcext:value-type="float">
            <text:p>3 162</text:p>
          </table:table-cell>
          <table:table-cell table:style-name="ce47" table:formula="of:=SUM([.C25:.E25])" office:value-type="float" office:value="7783.78378378379" calcext:value-type="float">
            <text:p>7 784</text:p>
          </table:table-cell>
          <table:table-cell table:style-name="ce121"/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Other services</text:p>
          </table:table-cell>
          <table:table-cell table:style-name="ce47" table:formula="of:=[$'Summer 2014'.J28]" office:value-type="float" office:value="800" calcext:value-type="float">
            <text:p>800</text:p>
          </table:table-cell>
          <table:table-cell table:style-name="ce47" table:formula="of:=[$'Fall 2014'.H28]" office:value-type="float" office:value="800" calcext:value-type="float">
            <text:p>800</text:p>
          </table:table-cell>
          <table:table-cell table:style-name="ce47" table:formula="of:=[$'Spring 2015'.H28]" office:value-type="float" office:value="800" calcext:value-type="float">
            <text:p>800</text:p>
          </table:table-cell>
          <table:table-cell table:style-name="ce47" table:formula="of:=SUM([.C26:.E26])" office:value-type="float" office:value="2400" calcext:value-type="float">
            <text:p>2 400</text:p>
          </table:table-cell>
          <table:table-cell table:style-name="ce121"/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5" office:value-type="string" calcext:value-type="string">
            <text:p>Miscellaneous</text:p>
          </table:table-cell>
          <table:table-cell table:style-name="ce5"/>
          <table:table-cell table:style-name="ce46" table:formula="of:=[$'Summer 2014'.J29]" office:value-type="float" office:value="1000" calcext:value-type="float">
            <text:p>1 000</text:p>
          </table:table-cell>
          <table:table-cell table:style-name="ce46" table:formula="of:=[$'Fall 2014'.H29]" office:value-type="float" office:value="1000" calcext:value-type="float">
            <text:p>1 000</text:p>
          </table:table-cell>
          <table:table-cell table:style-name="ce46" table:formula="of:=[$'Spring 2015'.H29]" office:value-type="float" office:value="1000" calcext:value-type="float">
            <text:p>1 000</text:p>
          </table:table-cell>
          <table:table-cell table:style-name="ce46" table:formula="of:=SUM([.C27:.E27])" office:value-type="float" office:value="3000" calcext:value-type="float">
            <text:p>3 000</text:p>
          </table:table-cell>
          <table:table-cell table:style-name="ce121" table:formula="of:=[.F27]/[.F$5]" office:value-type="percentage" office:value="0.0018619459126929" calcext:value-type="percentage">
            <text:p>0%</text:p>
          </table:table-cell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5" office:value-type="string" calcext:value-type="string">
            <text:p>Employees</text:p>
          </table:table-cell>
          <table:table-cell table:style-name="ce5"/>
          <table:table-cell table:style-name="ce46" table:formula="of:=[$'Summer 2014'.J30]" office:value-type="float" office:value="66886.4864864865" calcext:value-type="float">
            <text:p>66 886</text:p>
          </table:table-cell>
          <table:table-cell table:style-name="ce46" table:formula="of:=[$'Fall 2014'.H30]" office:value-type="float" office:value="68740.5405405405" calcext:value-type="float">
            <text:p>68 741</text:p>
          </table:table-cell>
          <table:table-cell table:style-name="ce46" table:formula="of:=[$'Spring 2015'.H30]" office:value-type="float" office:value="68740.5405405405" calcext:value-type="float">
            <text:p>68 741</text:p>
          </table:table-cell>
          <table:table-cell table:style-name="ce46" table:formula="of:=SUM([.C28:.E28])" office:value-type="float" office:value="204367.567567568" calcext:value-type="float">
            <text:p>204 368</text:p>
          </table:table-cell>
          <table:table-cell table:style-name="ce121" table:formula="of:=[.F28]/[.F$5]" office:value-type="percentage" office:value="0.126840452373141" calcext:value-type="percentage">
            <text:p>13%</text:p>
          </table:table-cell>
          <table:table-cell table:style-name="ce20" table:number-columns-repeated="2"/>
          <table:table-cell table:style-name="Default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Employees</text:p>
          </table:table-cell>
          <table:table-cell table:style-name="ce48" table:formula="of:=[$'Summer 2014'.J31]" office:value-type="float" office:value="58162.1621621622" calcext:value-type="float">
            <text:p>58 162</text:p>
          </table:table-cell>
          <table:table-cell table:style-name="ce48" table:formula="of:=[$'Fall 2014'.H31]" office:value-type="float" office:value="58162.1621621622" calcext:value-type="float">
            <text:p>58 162</text:p>
          </table:table-cell>
          <table:table-cell table:style-name="ce48" table:formula="of:=[$'Spring 2015'.H31]" office:value-type="float" office:value="58162.1621621622" calcext:value-type="float">
            <text:p>58 162</text:p>
          </table:table-cell>
          <table:table-cell table:style-name="ce48" table:formula="of:=SUM([.C29:.E29])" office:value-type="float" office:value="174486.486486486" calcext:value-type="float">
            <text:p>174 486</text:p>
          </table:table-cell>
          <table:table-cell table:style-name="ce121"/>
          <table:table-cell table:style-name="ce20" table:number-columns-repeated="2"/>
          <table:table-cell table:style-name="ce127"/>
          <table:table-cell table:number-columns-repeated="1014"/>
        </table:table-row>
        <table:table-row table:style-name="ro8">
          <table:table-cell table:style-name="ce6"/>
          <table:table-cell table:style-name="ce6" office:value-type="string" calcext:value-type="string">
            <text:p>+ Employee</text:p>
          </table:table-cell>
          <table:table-cell table:style-name="ce48" table:formula="of:=[$'Summer 2014'.J32]" office:value-type="float" office:value="8724.32432432433" calcext:value-type="float">
            <text:p>8 724</text:p>
          </table:table-cell>
          <table:table-cell table:style-name="ce48" table:formula="of:=[$'Fall 2014'.H32]" office:value-type="float" office:value="10578.3783783784" calcext:value-type="float">
            <text:p>10 578</text:p>
          </table:table-cell>
          <table:table-cell table:style-name="ce48" table:formula="of:=[$'Spring 2015'.H32]" office:value-type="float" office:value="10578.3783783784" calcext:value-type="float">
            <text:p>10 578</text:p>
          </table:table-cell>
          <table:table-cell table:style-name="ce48" table:formula="of:=SUM([.C30:.E30])" office:value-type="float" office:value="29881.0810810811" calcext:value-type="float">
            <text:p>29 881</text:p>
          </table:table-cell>
          <table:table-cell table:style-name="ce121"/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7" office:value-type="string" calcext:value-type="string">
            <text:p>Taxes (employees+institute)</text:p>
          </table:table-cell>
          <table:table-cell table:style-name="ce5"/>
          <table:table-cell table:style-name="ce49" table:formula="of:=[$'Summer 2014'.J33]" office:value-type="float" office:value="51044.9502133713" calcext:value-type="float">
            <text:p>51 045</text:p>
          </table:table-cell>
          <table:table-cell table:style-name="ce49" table:formula="of:=[$'Fall 2014'.H33]" office:value-type="float" office:value="52459.8862019915" calcext:value-type="float">
            <text:p>52 460</text:p>
          </table:table-cell>
          <table:table-cell table:style-name="ce49" table:formula="of:=[$'Spring 2015'.H33]" office:value-type="float" office:value="52459.8862019915" calcext:value-type="float">
            <text:p>52 460</text:p>
          </table:table-cell>
          <table:table-cell table:style-name="ce49" table:formula="of:=SUM([.C31:.E31])" office:value-type="float" office:value="155964.722617354" calcext:value-type="float">
            <text:p>155 965</text:p>
          </table:table-cell>
          <table:table-cell table:style-name="ce121" table:formula="of:=[.F31]/[.F$5]" office:value-type="percentage" office:value="0.0967992926005547" calcext:value-type="percentage">
            <text:p>10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7" office:value-type="string" calcext:value-type="string">
            <text:p>Banking fees</text:p>
          </table:table-cell>
          <table:table-cell table:style-name="ce5"/>
          <table:table-cell table:style-name="ce46" table:formula="of:=[$'Summer 2014'.J34]" office:value-type="float" office:value="1200" calcext:value-type="float">
            <text:p>1 200</text:p>
          </table:table-cell>
          <table:table-cell table:style-name="ce46" table:formula="of:=[$'Fall 2014'.H34]" office:value-type="float" office:value="1200" calcext:value-type="float">
            <text:p>1 200</text:p>
          </table:table-cell>
          <table:table-cell table:style-name="ce46" table:formula="of:=[$'Spring 2015'.H34]" office:value-type="float" office:value="1200" calcext:value-type="float">
            <text:p>1 200</text:p>
          </table:table-cell>
          <table:table-cell table:style-name="ce46" table:formula="of:=SUM([.C32:.E32])" office:value-type="float" office:value="3600" calcext:value-type="float">
            <text:p>3 600</text:p>
          </table:table-cell>
          <table:table-cell table:style-name="ce121" table:formula="of:=[.F32]/[.F$5]" office:value-type="percentage" office:value="0.00223433509523148" calcext:value-type="percentage">
            <text:p>0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6"/>
          <table:table-cell table:style-name="ce6" office:value-type="string" calcext:value-type="string">
            <text:p>US</text:p>
          </table:table-cell>
          <table:table-cell table:style-name="ce48" table:formula="of:=[$'Summer 2014'.J35]" office:value-type="float" office:value="1000" calcext:value-type="float">
            <text:p>1 000</text:p>
          </table:table-cell>
          <table:table-cell table:style-name="ce48" table:formula="of:=[$'Fall 2014'.H35]" office:value-type="float" office:value="1000" calcext:value-type="float">
            <text:p>1 000</text:p>
          </table:table-cell>
          <table:table-cell table:style-name="ce48" table:formula="of:=[$'Spring 2015'.H35]" office:value-type="float" office:value="1000" calcext:value-type="float">
            <text:p>1 000</text:p>
          </table:table-cell>
          <table:table-cell table:style-name="ce48" table:formula="of:=SUM([.C33:.E33])" office:value-type="float" office:value="3000" calcext:value-type="float">
            <text:p>3 000</text:p>
          </table:table-cell>
          <table:table-cell table:style-name="ce121"/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6"/>
          <table:table-cell table:style-name="ce6" office:value-type="string" calcext:value-type="string">
            <text:p>Czech</text:p>
          </table:table-cell>
          <table:table-cell table:style-name="ce47" table:formula="of:=[$'Summer 2014'.J36]" office:value-type="float" office:value="200" calcext:value-type="float">
            <text:p>200</text:p>
          </table:table-cell>
          <table:table-cell table:style-name="ce47" table:formula="of:=[$'Fall 2014'.H36]" office:value-type="float" office:value="200" calcext:value-type="float">
            <text:p>200</text:p>
          </table:table-cell>
          <table:table-cell table:style-name="ce47" table:formula="of:=[$'Spring 2015'.H36]" office:value-type="float" office:value="200" calcext:value-type="float">
            <text:p>200</text:p>
          </table:table-cell>
          <table:table-cell table:style-name="ce47" table:formula="of:=SUM([.C34:.E34])" office:value-type="float" office:value="600" calcext:value-type="float">
            <text:p>600</text:p>
          </table:table-cell>
          <table:table-cell table:style-name="ce121"/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8" office:value-type="string" calcext:value-type="string">
            <text:p>US administration cost</text:p>
          </table:table-cell>
          <table:table-cell table:style-name="ce27"/>
          <table:table-cell table:style-name="ce45" table:formula="of:=[$'Summer 2014'.J37]" office:value-type="float" office:value="69913.3333333333" calcext:value-type="float">
            <text:p>69 913</text:p>
          </table:table-cell>
          <table:table-cell table:style-name="ce45" table:formula="of:=[$'Fall 2014'.H37]" office:value-type="float" office:value="62169.2792792793" calcext:value-type="float">
            <text:p>62 169</text:p>
          </table:table-cell>
          <table:table-cell table:style-name="ce45" table:formula="of:=[$'Spring 2015'.H37]" office:value-type="float" office:value="68199.2792792793" calcext:value-type="float">
            <text:p>68 199</text:p>
          </table:table-cell>
          <table:table-cell table:style-name="ce133" table:formula="of:=SUM([.C35:.E35])" office:value-type="float" office:value="200281.891891892" calcext:value-type="float">
            <text:p>200 282</text:p>
          </table:table-cell>
          <table:table-cell table:style-name="ce93" table:formula="of:=[.F35]/[.F$5]" office:value-type="percentage" office:value="0.124304683331503" calcext:value-type="percentage">
            <text:p>12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7" office:value-type="string" calcext:value-type="string">
            <text:p>University Administrative Fee</text:p>
          </table:table-cell>
          <table:table-cell table:style-name="ce30"/>
          <table:table-cell table:style-name="ce50" table:formula="of:=[$'Summer 2014'.J38]" office:value-type="float" office:value="2833.33333333333" calcext:value-type="float">
            <text:p>2 833</text:p>
          </table:table-cell>
          <table:table-cell table:style-name="ce50" table:formula="of:=[$'Fall 2014'.H38]" office:value-type="float" office:value="2833.33333333333" calcext:value-type="float">
            <text:p>2 833</text:p>
          </table:table-cell>
          <table:table-cell table:style-name="ce50" table:formula="of:=[$'Spring 2015'.H38]" office:value-type="float" office:value="2833.33333333333" calcext:value-type="float">
            <text:p>2 833</text:p>
          </table:table-cell>
          <table:table-cell table:style-name="ce46" table:formula="of:=SUM([.C36:.E36])" office:value-type="float" office:value="8500" calcext:value-type="float">
            <text:p>8 500</text:p>
          </table:table-cell>
          <table:table-cell table:style-name="ce95" table:formula="of:=[.F36]/[.F$5]" office:value-type="percentage" office:value="0.00527551341929655" calcext:value-type="percentage">
            <text:p>1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7" office:value-type="string" calcext:value-type="string">
            <text:p>College of Design Administration</text:p>
          </table:table-cell>
          <table:table-cell table:style-name="ce30"/>
          <table:table-cell table:style-name="ce50" table:formula="of:=[$'Summer 2014'.J39]" office:value-type="float" office:value="43680" calcext:value-type="float">
            <text:p>43 680</text:p>
          </table:table-cell>
          <table:table-cell table:style-name="ce50" table:formula="of:=[$'Fall 2014'.H39]" office:value-type="float" office:value="58290" calcext:value-type="float">
            <text:p>58 290</text:p>
          </table:table-cell>
          <table:table-cell table:style-name="ce50" table:formula="of:=[$'Spring 2015'.H39]" office:value-type="float" office:value="64320" calcext:value-type="float">
            <text:p>64 320</text:p>
          </table:table-cell>
          <table:table-cell table:style-name="ce46" table:formula="of:=SUM([.C37:.E37])" office:value-type="float" office:value="166290" calcext:value-type="float">
            <text:p>166 290</text:p>
          </table:table-cell>
          <table:table-cell table:style-name="ce95" table:formula="of:=[.F37]/[.F$5]" office:value-type="percentage" office:value="0.103207661940567" calcext:value-type="percentage">
            <text:p>10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7" office:value-type="string" calcext:value-type="string">
            <text:p>Study abroad fee</text:p>
          </table:table-cell>
          <table:table-cell table:style-name="ce30"/>
          <table:table-cell table:style-name="ce50" table:formula="of:=[$'Summer 2014'.J40]" office:value-type="float" office:value="23400" calcext:value-type="float">
            <text:p>23 400</text:p>
          </table:table-cell>
          <table:table-cell table:style-name="ce50" table:formula="of:=[$'Fall 2014'.H40]" office:value-type="float" office:value="1045.94594594595" calcext:value-type="float">
            <text:p>1 046</text:p>
          </table:table-cell>
          <table:table-cell table:style-name="ce50" table:formula="of:=[$'Spring 2015'.H40]" office:value-type="float" office:value="1045.94594594595" calcext:value-type="float">
            <text:p>1 046</text:p>
          </table:table-cell>
          <table:table-cell table:style-name="ce46" table:formula="of:=SUM([.C38:.E38])" office:value-type="float" office:value="25491.8918918919" calcext:value-type="float">
            <text:p>25 492</text:p>
          </table:table-cell>
          <table:table-cell table:style-name="ce95" table:formula="of:=[.F38]/[.F$5]" office:value-type="percentage" office:value="0.0158215079716391" calcext:value-type="percentage">
            <text:p>2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8" office:value-type="string" calcext:value-type="string">
            <text:p>Students</text:p>
          </table:table-cell>
          <table:table-cell table:style-name="ce106"/>
          <table:table-cell table:style-name="ce45" table:formula="of:=[$'Summer 2014'.J41]" office:value-type="float" office:value="90258.1216216216" calcext:value-type="float">
            <text:p>90 258</text:p>
          </table:table-cell>
          <table:table-cell table:style-name="ce45" table:formula="of:=[$'Fall 2014'.H41]" office:value-type="float" office:value="146358.297297297" calcext:value-type="float">
            <text:p>146 358</text:p>
          </table:table-cell>
          <table:table-cell table:style-name="ce45" table:formula="of:=[$'Spring 2015'.H41]" office:value-type="float" office:value="161498.810810811" calcext:value-type="float">
            <text:p>161 499</text:p>
          </table:table-cell>
          <table:table-cell table:style-name="ce133" table:formula="of:=SUM([.C39:.E39])" office:value-type="float" office:value="398115.22972973" calcext:value-type="float">
            <text:p>398 115</text:p>
          </table:table-cell>
          <table:table-cell table:style-name="ce93" table:formula="of:=[.F39]/[.F$5]" office:value-type="percentage" office:value="0.247089674925355" calcext:value-type="percentage">
            <text:p>25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7" office:value-type="string" calcext:value-type="string">
            <text:p>Program specific equip/suppl</text:p>
          </table:table-cell>
          <table:table-cell table:style-name="ce107"/>
          <table:table-cell table:style-name="ce50" table:formula="of:=[$'Summer 2014'.J42]" office:value-type="float" office:value="0" calcext:value-type="float">
            <text:p>0</text:p>
          </table:table-cell>
          <table:table-cell table:style-name="ce50" table:formula="of:=[$'Fall 2014'.H42]" office:value-type="float" office:value="7000" calcext:value-type="float">
            <text:p>7 000</text:p>
          </table:table-cell>
          <table:table-cell table:style-name="ce50" table:formula="of:=[$'Spring 2015'.H42]" office:value-type="float" office:value="13000" calcext:value-type="float">
            <text:p>13 000</text:p>
          </table:table-cell>
          <table:table-cell table:style-name="ce46" table:formula="of:=SUM([.C40:.E40])" office:value-type="float" office:value="20000" calcext:value-type="float">
            <text:p>20 000</text:p>
          </table:table-cell>
          <table:table-cell table:style-name="ce95" table:formula="of:=[.F40]/[.F$5]" office:value-type="percentage" office:value="0.012412972751286" calcext:value-type="percentage">
            <text:p>1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50" office:value-type="string" calcext:value-type="string">
            <text:p>per student costs</text:p>
          </table:table-cell>
          <table:table-cell table:style-name="ce107"/>
          <table:table-cell table:style-name="ce50" table:formula="of:=[$'Summer 2014'.J43]" office:value-type="float" office:value="0" calcext:value-type="float">
            <text:p>0</text:p>
          </table:table-cell>
          <table:table-cell table:style-name="ce50" table:formula="of:=[$'Fall 2014'.H43]" office:value-type="float" office:value="146358.297297297" calcext:value-type="float">
            <text:p>146 358</text:p>
          </table:table-cell>
          <table:table-cell table:style-name="ce50" table:formula="of:=[$'Spring 2015'.H43]" office:value-type="float" office:value="161498.810810811" calcext:value-type="float">
            <text:p>161 499</text:p>
          </table:table-cell>
          <table:table-cell table:style-name="ce46" table:formula="of:=SUMPRODUCT([.C41:.E41];[.C$66:.E$66])" office:value-type="float" office:value="18824705.1351351" calcext:value-type="float">
            <text:p>18 824 705</text:p>
          </table:table-cell>
          <table:table-cell table:style-name="ce34"/>
          <table:table-cell table:style-name="ce20" table:number-columns-repeated="2"/>
          <table:table-cell table:number-columns-repeated="1015"/>
        </table:table-row>
        <table:table-row table:style-name="ro8">
          <table:table-cell table:style-name="Default"/>
          <table:table-cell table:style-name="ce108" office:value-type="string" calcext:value-type="string">
            <text:p>Other student expenses *</text:p>
          </table:table-cell>
          <table:table-cell table:style-name="ce53" table:formula="of:=[$'Summer 2014'.J44]" office:value-type="float" office:value="6240" calcext:value-type="float">
            <text:p>6 240</text:p>
          </table:table-cell>
          <table:table-cell table:style-name="ce53" table:formula="of:=[$'Fall 2014'.H44]" office:value-type="float" office:value="4640" calcext:value-type="float">
            <text:p>4 640</text:p>
          </table:table-cell>
          <table:table-cell table:style-name="ce53" table:formula="of:=[$'Spring 2015'.H44]" office:value-type="float" office:value="5120" calcext:value-type="float">
            <text:p>5 120</text:p>
          </table:table-cell>
          <table:table-cell table:style-name="ce47" table:formula="of:=SUMPRODUCT([.C42:.E42];[.C$66:.E$66])" office:value-type="float" office:value="1083520" calcext:value-type="float">
            <text:p>1 083 520</text:p>
          </table:table-cell>
          <table:table-cell table:style-name="ce97" table:formula="of:=[.F42]/[.F$5]" office:value-type="percentage" office:value="0.67248521177367" calcext:value-type="percentage">
            <text:p>67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Default"/>
          <table:table-cell table:style-name="ce108" office:value-type="string" calcext:value-type="string">
            <text:p>Housing *</text:p>
          </table:table-cell>
          <table:table-cell table:style-name="ce53" table:formula="of:=[$'Summer 2014'.J45]" office:value-type="float" office:value="40791.8918918919" calcext:value-type="float">
            <text:p>40 792</text:p>
          </table:table-cell>
          <table:table-cell table:style-name="ce53" table:formula="of:=[$'Fall 2014'.H45]" office:value-type="float" office:value="60664.8648648649" calcext:value-type="float">
            <text:p>60 665</text:p>
          </table:table-cell>
          <table:table-cell table:style-name="ce53" table:formula="of:=[$'Spring 2015'.H45]" office:value-type="float" office:value="66940.5405405405" calcext:value-type="float">
            <text:p>66 941</text:p>
          </table:table-cell>
          <table:table-cell table:style-name="ce47" table:formula="of:=SUMPRODUCT([.C43:.E43];[.C$66:.E$66])" office:value-type="float" office:value="10984524.3243243" calcext:value-type="float">
            <text:p>10 984 524</text:p>
          </table:table-cell>
          <table:table-cell table:style-name="ce97" table:formula="of:=[.F43]/[.F$5]" office:value-type="percentage" office:value="6.81753005618379" calcext:value-type="percentage">
            <text:p>682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Default"/>
          <table:table-cell table:style-name="ce108" office:value-type="string" calcext:value-type="string">
            <text:p>Orientation *</text:p>
          </table:table-cell>
          <table:table-cell table:style-name="ce53" table:formula="of:=[$'Summer 2014'.J46]" office:value-type="float" office:value="1950" calcext:value-type="float">
            <text:p>1 950</text:p>
          </table:table-cell>
          <table:table-cell table:style-name="ce53" table:formula="of:=[$'Fall 2014'.H46]" office:value-type="float" office:value="1450" calcext:value-type="float">
            <text:p>1 450</text:p>
          </table:table-cell>
          <table:table-cell table:style-name="ce53" table:formula="of:=[$'Spring 2015'.H46]" office:value-type="float" office:value="1600" calcext:value-type="float">
            <text:p>1 600</text:p>
          </table:table-cell>
          <table:table-cell table:style-name="ce47" table:formula="of:=SUMPRODUCT([.C44:.E44];[.C$66:.E$66])" office:value-type="float" office:value="338600" calcext:value-type="float">
            <text:p>338 600</text:p>
          </table:table-cell>
          <table:table-cell table:style-name="ce97" table:formula="of:=[.F44]/[.F$5]" office:value-type="percentage" office:value="0.210151628679272" calcext:value-type="percentage">
            <text:p>21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Default"/>
          <table:table-cell table:style-name="ce108" office:value-type="string" calcext:value-type="string">
            <text:p>Travel pass *</text:p>
          </table:table-cell>
          <table:table-cell table:style-name="ce53" table:formula="of:=[$'Summer 2014'.J47]" office:value-type="float" office:value="5649.72972972973" calcext:value-type="float">
            <text:p>5 650</text:p>
          </table:table-cell>
          <table:table-cell table:style-name="ce53" table:formula="of:=[$'Fall 2014'.H47]" office:value-type="float" office:value="5392.43243243243" calcext:value-type="float">
            <text:p>5 392</text:p>
          </table:table-cell>
          <table:table-cell table:style-name="ce53" table:formula="of:=[$'Spring 2015'.H47]" office:value-type="float" office:value="5950.27027027027" calcext:value-type="float">
            <text:p>5 950</text:p>
          </table:table-cell>
          <table:table-cell table:style-name="ce47" table:formula="of:=SUMPRODUCT([.C45:.E45];[.C$66:.E$66])" office:value-type="float" office:value="1134257.2972973" calcext:value-type="float">
            <text:p>1 134 257</text:p>
          </table:table-cell>
          <table:table-cell table:style-name="ce97" table:formula="of:=[.F45]/[.F$5]" office:value-type="percentage" office:value="0.703975246214935" calcext:value-type="percentage">
            <text:p>70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Default"/>
          <table:table-cell table:style-name="ce108" office:value-type="string" calcext:value-type="string">
            <text:p>Culture &amp; Excursions *</text:p>
          </table:table-cell>
          <table:table-cell table:style-name="ce53" table:formula="of:=[$'Summer 2014'.J48]" office:value-type="float" office:value="30888" calcext:value-type="float">
            <text:p>30 888</text:p>
          </table:table-cell>
          <table:table-cell table:style-name="ce53" table:formula="of:=[$'Fall 2014'.H48]" office:value-type="float" office:value="67164" calcext:value-type="float">
            <text:p>67 164</text:p>
          </table:table-cell>
          <table:table-cell table:style-name="ce53" table:formula="of:=[$'Spring 2015'.H48]" office:value-type="float" office:value="74112" calcext:value-type="float">
            <text:p>74 112</text:p>
          </table:table-cell>
          <table:table-cell table:style-name="ce47" table:formula="of:=SUMPRODUCT([.C46:.E46];[.C$66:.E$66])" office:value-type="float" office:value="11047944" calcext:value-type="float">
            <text:p>11 047 944</text:p>
          </table:table-cell>
          <table:table-cell table:style-name="ce97" table:formula="of:=[.F46]/[.F$5]" office:value-type="percentage" office:value="6.85689139148668" calcext:value-type="percentage">
            <text:p>686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Default"/>
          <table:table-cell table:style-name="ce108" office:value-type="string" calcext:value-type="string">
            <text:p>Health Insurance *</text:p>
          </table:table-cell>
          <table:table-cell table:style-name="ce53" table:formula="of:=[$'Summer 2014'.J49]" office:value-type="float" office:value="4738.5" calcext:value-type="float">
            <text:p>4 739</text:p>
          </table:table-cell>
          <table:table-cell table:style-name="ce53" table:formula="of:=[$'Fall 2014'.H49]" office:value-type="float" office:value="7047" calcext:value-type="float">
            <text:p>7 047</text:p>
          </table:table-cell>
          <table:table-cell table:style-name="ce53" table:formula="of:=[$'Spring 2015'.H49]" office:value-type="float" office:value="7776" calcext:value-type="float">
            <text:p>7 776</text:p>
          </table:table-cell>
          <table:table-cell table:style-name="ce47" table:formula="of:=SUMPRODUCT([.C47:.E47];[.C$66:.E$66])" office:value-type="float" office:value="1275993" calcext:value-type="float">
            <text:p>1 275 993</text:p>
          </table:table-cell>
          <table:table-cell table:style-name="ce97" table:formula="of:=[.F47]/[.F$5]" office:value-type="percentage" office:value="0.791943316991584" calcext:value-type="percentage">
            <text:p>79%</text:p>
          </table:table-cell>
          <table:table-cell table:style-name="ce20" table:number-columns-repeated="2"/>
          <table:table-cell table:number-columns-repeated="1015"/>
        </table:table-row>
        <table:table-row table:style-name="ro10">
          <table:table-cell table:style-name="ce102" office:value-type="string" calcext:value-type="string">
            <text:p>Faculty</text:p>
          </table:table-cell>
          <table:table-cell table:style-name="ce109"/>
          <table:table-cell table:style-name="ce45" table:formula="of:=[$'Summer 2014'.J50]" office:value-type="float" office:value="149740.608108108" calcext:value-type="float">
            <text:p>149 741</text:p>
          </table:table-cell>
          <table:table-cell table:style-name="ce45" table:formula="of:=[$'Fall 2014'.H50]" office:value-type="float" office:value="61961.4736842105" calcext:value-type="float">
            <text:p>61 961</text:p>
          </table:table-cell>
          <table:table-cell table:style-name="ce45" table:formula="of:=[$'Spring 2015'.H50]" office:value-type="float" office:value="118697.444444444" calcext:value-type="float">
            <text:p>118 697</text:p>
          </table:table-cell>
          <table:table-cell table:style-name="ce133" table:formula="of:=SUM([.C48:.E48])" office:value-type="float" office:value="330399.526236763" calcext:value-type="float">
            <text:p>330 400</text:p>
          </table:table-cell>
          <table:table-cell table:style-name="ce93" table:formula="of:=[.F48]/[.F$5]" office:value-type="percentage" office:value="0.205062015810737" calcext:value-type="percentage">
            <text:p>21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2" office:value-type="string" calcext:value-type="string">
            <text:p>Czech</text:p>
          </table:table-cell>
          <table:table-cell table:style-name="ce50"/>
          <table:table-cell table:style-name="ce50" table:formula="of:=[$'Summer 2014'.J51]" office:value-type="float" office:value="15192" calcext:value-type="float">
            <text:p>15 192</text:p>
          </table:table-cell>
          <table:table-cell table:style-name="ce50" table:formula="of:=[$'Fall 2014'.H51]" office:value-type="float" office:value="34695.4736842105" calcext:value-type="float">
            <text:p>34 695</text:p>
          </table:table-cell>
          <table:table-cell table:style-name="ce50" table:formula="of:=[$'Spring 2015'.H51]" office:value-type="float" office:value="82298.4444444445" calcext:value-type="float">
            <text:p>82 298</text:p>
          </table:table-cell>
          <table:table-cell table:style-name="ce46" table:formula="of:=SUM([.C49:.E49])" office:value-type="float" office:value="132185.918128655" calcext:value-type="float">
            <text:p>132 186</text:p>
          </table:table-cell>
          <table:table-cell table:style-name="ce95" table:formula="of:=[.F49]/[.F$5]" office:value-type="percentage" office:value="0.0820410099917358" calcext:value-type="percentage">
            <text:p>8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3"/>
          <table:table-cell table:style-name="ce53" office:value-type="string" calcext:value-type="string">
            <text:p>Salaries</text:p>
          </table:table-cell>
          <table:table-cell table:style-name="ce53" table:formula="of:=[$'Summer 2014'.J52]" office:value-type="float" office:value="6200" calcext:value-type="float">
            <text:p>6 200</text:p>
          </table:table-cell>
          <table:table-cell table:style-name="ce53" table:formula="of:=[$'Fall 2014'.H52]" office:value-type="float" office:value="15000" calcext:value-type="float">
            <text:p>15 000</text:p>
          </table:table-cell>
          <table:table-cell table:style-name="ce53" table:formula="of:=[$'Spring 2015'.H52]" office:value-type="float" office:value="67244.4444444444" calcext:value-type="float">
            <text:p>67 244</text:p>
          </table:table-cell>
          <table:table-cell table:style-name="ce47" table:formula="of:=SUM([.C50:.E50])" office:value-type="float" office:value="88444.4444444444" calcext:value-type="float">
            <text:p>88 444</text:p>
          </table:table-cell>
          <table:table-cell table:style-name="ce97" table:formula="of:=[.F50]/[.F$5]" office:value-type="percentage" office:value="0.0548929239445758" calcext:value-type="percentage">
            <text:p>5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3"/>
          <table:table-cell table:style-name="ce53" office:value-type="string" calcext:value-type="string">
            <text:p>Other</text:p>
          </table:table-cell>
          <table:table-cell table:style-name="ce53" table:formula="of:=[$'Summer 2014'.J53]" office:value-type="float" office:value="792" calcext:value-type="float">
            <text:p>792</text:p>
          </table:table-cell>
          <table:table-cell table:style-name="ce53" table:formula="of:=[$'Fall 2014'.H53]" office:value-type="float" office:value="4932" calcext:value-type="float">
            <text:p>4 932</text:p>
          </table:table-cell>
          <table:table-cell table:style-name="ce53" table:formula="of:=[$'Spring 2015'.H53]" office:value-type="float" office:value="12738" calcext:value-type="float">
            <text:p>12 738</text:p>
          </table:table-cell>
          <table:table-cell table:style-name="ce47" table:formula="of:=SUM([.C51:.E51])" office:value-type="float" office:value="18462" calcext:value-type="float">
            <text:p>18 462</text:p>
          </table:table-cell>
          <table:table-cell table:style-name="ce97" table:formula="of:=[.F51]/[.F$5]" office:value-type="percentage" office:value="0.0114584151467121" calcext:value-type="percentage">
            <text:p>1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3" office:value-type="string" calcext:value-type="string">
            <text:p>Guests</text:p>
          </table:table-cell>
          <table:table-cell table:style-name="ce53"/>
          <table:table-cell table:style-name="ce53" table:formula="of:=[$'Summer 2014'.J54]" office:value-type="float" office:value="0" calcext:value-type="float">
            <text:p>0</text:p>
          </table:table-cell>
          <table:table-cell table:style-name="ce53" table:formula="of:=[$'Fall 2014'.H54]" office:value-type="float" office:value="0" calcext:value-type="float">
            <text:p>0</text:p>
          </table:table-cell>
          <table:table-cell table:style-name="ce53" table:formula="of:=[$'Spring 2015'.H54]" office:value-type="float" office:value="0" calcext:value-type="float">
            <text:p>0</text:p>
          </table:table-cell>
          <table:table-cell table:style-name="ce47" table:formula="of:=SUM([.C52:.E52])" office:value-type="float" office:value="0" calcext:value-type="float">
            <text:p>0</text:p>
          </table:table-cell>
          <table:table-cell table:style-name="ce97"/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3"/>
          <table:table-cell table:style-name="ce53" office:value-type="string" calcext:value-type="string">
            <text:p>Salaries</text:p>
          </table:table-cell>
          <table:table-cell table:style-name="ce53" table:formula="of:=[$'Summer 2014'.J55]" office:value-type="float" office:value="8200" calcext:value-type="float">
            <text:p>8 200</text:p>
          </table:table-cell>
          <table:table-cell table:style-name="ce53" table:formula="of:=[$'Fall 2014'.H55]" office:value-type="float" office:value="0" calcext:value-type="float">
            <text:p>0</text:p>
          </table:table-cell>
          <table:table-cell table:style-name="ce53" table:formula="of:=[$'Spring 2015'.H55]" office:value-type="float" office:value="0" calcext:value-type="float">
            <text:p>0</text:p>
          </table:table-cell>
          <table:table-cell table:style-name="ce47" table:formula="of:=SUM([.C53:.E53])" office:value-type="float" office:value="8200" calcext:value-type="float">
            <text:p>8 200</text:p>
          </table:table-cell>
          <table:table-cell table:style-name="ce97" table:formula="of:=[.F53]/[.F$5]" office:value-type="percentage" office:value="0.00508931882802726" calcext:value-type="percentage">
            <text:p>1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3"/>
          <table:table-cell table:style-name="ce53" office:value-type="string" calcext:value-type="string">
            <text:p>Other</text:p>
          </table:table-cell>
          <table:table-cell table:style-name="ce53" table:formula="of:=[$'Summer 2014'.J56]" office:value-type="float" office:value="0" calcext:value-type="float">
            <text:p>0</text:p>
          </table:table-cell>
          <table:table-cell table:style-name="ce53" table:formula="of:=[$'Fall 2014'.H56]" office:value-type="float" office:value="0" calcext:value-type="float">
            <text:p>0</text:p>
          </table:table-cell>
          <table:table-cell table:style-name="ce53" table:formula="of:=[$'Spring 2015'.H56]" office:value-type="float" office:value="0" calcext:value-type="float">
            <text:p>0</text:p>
          </table:table-cell>
          <table:table-cell table:style-name="ce47" table:formula="of:=SUM([.C54:.E54])" office:value-type="float" office:value="0" calcext:value-type="float">
            <text:p>0</text:p>
          </table:table-cell>
          <table:table-cell table:style-name="ce97" table:formula="of:=[.F54]/[.F$5]" office:value-type="percentage" office:value="0" calcext:value-type="percentage">
            <text:p>0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2" office:value-type="string" calcext:value-type="string">
            <text:p>US</text:p>
          </table:table-cell>
          <table:table-cell table:style-name="ce50"/>
          <table:table-cell table:style-name="ce50" table:formula="of:=[$'Summer 2014'.J57]" office:value-type="float" office:value="134548.608108108" calcext:value-type="float">
            <text:p>134 549</text:p>
          </table:table-cell>
          <table:table-cell table:style-name="ce50" table:formula="of:=[$'Fall 2014'.H57]" office:value-type="float" office:value="27266" calcext:value-type="float">
            <text:p>27 266</text:p>
          </table:table-cell>
          <table:table-cell table:style-name="ce50" table:formula="of:=[$'Spring 2015'.H57]" office:value-type="float" office:value="36399" calcext:value-type="float">
            <text:p>36 399</text:p>
          </table:table-cell>
          <table:table-cell table:style-name="ce46" table:formula="of:=SUM([.C55:.E55])" office:value-type="float" office:value="198213.608108108" calcext:value-type="float">
            <text:p>198 214</text:p>
          </table:table-cell>
          <table:table-cell table:style-name="ce95" table:formula="of:=[.F55]/[.F$5]" office:value-type="percentage" office:value="0.123021005819001" calcext:value-type="percentage">
            <text:p>12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4"/>
          <table:table-cell table:style-name="ce110" office:value-type="string" calcext:value-type="string">
            <text:p>Workshop total</text:p>
          </table:table-cell>
          <table:table-cell table:style-name="ce127" table:formula="of:=[$'Summer 2014'.J58]" office:value-type="float" office:value="-1500" calcext:value-type="float">
            <text:p>-1 500</text:p>
          </table:table-cell>
          <table:table-cell table:style-name="ce127" table:formula="of:=[$'Fall 2014'.H58]" office:value-type="float" office:value="3000" calcext:value-type="float">
            <text:p>3 000</text:p>
          </table:table-cell>
          <table:table-cell table:style-name="ce127" table:formula="of:=[$'Spring 2015'.H58]" office:value-type="float" office:value="0" calcext:value-type="float">
            <text:p>0</text:p>
          </table:table-cell>
          <table:table-cell table:style-name="ce134" table:formula="of:=SUM([.C56:.E56])" office:value-type="float" office:value="1500" calcext:value-type="float">
            <text:p>1 500</text:p>
          </table:table-cell>
          <table:table-cell table:style-name="ce98"/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2" office:value-type="string" calcext:value-type="string">
            <text:p>per faculty</text:p>
          </table:table-cell>
          <table:table-cell table:style-name="ce50"/>
          <table:table-cell table:style-name="ce50" table:formula="of:=[$'Summer 2014'.J59]" office:value-type="float" office:value="136048.608108108" calcext:value-type="float">
            <text:p>136 049</text:p>
          </table:table-cell>
          <table:table-cell table:style-name="ce50" table:formula="of:=[$'Fall 2014'.H59]" office:value-type="float" office:value="24266" calcext:value-type="float">
            <text:p>24 266</text:p>
          </table:table-cell>
          <table:table-cell table:style-name="ce50" table:formula="of:=[$'Spring 2015'.H59]" office:value-type="float" office:value="36399" calcext:value-type="float">
            <text:p>36 399</text:p>
          </table:table-cell>
          <table:table-cell table:style-name="ce46" table:formula="of:=SUM([.C57:.E57])" office:value-type="float" office:value="196713.608108108" calcext:value-type="float">
            <text:p>196 714</text:p>
          </table:table-cell>
          <table:table-cell table:style-name="ce95" table:formula="of:=[.F57]/[.F$5]" office:value-type="percentage" office:value="0.122090032862655" calcext:value-type="percentage">
            <text:p>12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3"/>
          <table:table-cell table:style-name="ce53" office:value-type="string" calcext:value-type="string">
            <text:p>Salaries + benefit **</text:p>
          </table:table-cell>
          <table:table-cell table:style-name="ce53" table:formula="of:=[$'Summer 2014'.J60]" office:value-type="float" office:value="57000" calcext:value-type="float">
            <text:p>57 000</text:p>
          </table:table-cell>
          <table:table-cell table:style-name="ce53" table:formula="of:=[$'Fall 2014'.H60]" office:value-type="float" office:value="12000" calcext:value-type="float">
            <text:p>12 000</text:p>
          </table:table-cell>
          <table:table-cell table:style-name="ce53" table:formula="of:=[$'Spring 2015'.H60]" office:value-type="float" office:value="18000" calcext:value-type="float">
            <text:p>18 000</text:p>
          </table:table-cell>
          <table:table-cell table:style-name="ce47" table:formula="of:=SUM([.C58:.E58])" office:value-type="float" office:value="87000" calcext:value-type="float">
            <text:p>87 000</text:p>
          </table:table-cell>
          <table:table-cell table:style-name="ce97" table:formula="of:=[.F58]/[.F$5]" office:value-type="percentage" office:value="0.0539964314680941" calcext:value-type="percentage">
            <text:p>5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3"/>
          <table:table-cell table:style-name="ce53" office:value-type="string" calcext:value-type="string">
            <text:p>Travel**</text:p>
          </table:table-cell>
          <table:table-cell table:style-name="ce53" table:formula="of:=[$'Summer 2014'.J61]" office:value-type="float" office:value="21748.6486486486" calcext:value-type="float">
            <text:p>21 749</text:p>
          </table:table-cell>
          <table:table-cell table:style-name="ce53" table:formula="of:=[$'Fall 2014'.H61]" office:value-type="float" office:value="3200" calcext:value-type="float">
            <text:p>3 200</text:p>
          </table:table-cell>
          <table:table-cell table:style-name="ce53" table:formula="of:=[$'Spring 2015'.H61]" office:value-type="float" office:value="4800" calcext:value-type="float">
            <text:p>4 800</text:p>
          </table:table-cell>
          <table:table-cell table:style-name="ce47" table:formula="of:=SUM([.C59:.E59])" office:value-type="float" office:value="29748.6486486486" calcext:value-type="float">
            <text:p>29 749</text:p>
          </table:table-cell>
          <table:table-cell table:style-name="ce97" table:formula="of:=[.F59]/[.F$5]" office:value-type="percentage" office:value="0.0184634582531628" calcext:value-type="percentage">
            <text:p>2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3"/>
          <table:table-cell table:style-name="ce53" office:value-type="string" calcext:value-type="string">
            <text:p>Perdiem**</text:p>
          </table:table-cell>
          <table:table-cell table:style-name="ce54" table:formula="of:=[$'Summer 2014'.J62]" office:value-type="float" office:value="21937.5" calcext:value-type="float">
            <text:p>21 938</text:p>
          </table:table-cell>
          <table:table-cell table:style-name="ce54" table:formula="of:=[$'Fall 2014'.H62]" office:value-type="float" office:value="6750" calcext:value-type="float">
            <text:p>6 750</text:p>
          </table:table-cell>
          <table:table-cell table:style-name="ce54" table:formula="of:=[$'Spring 2015'.H62]" office:value-type="float" office:value="10125" calcext:value-type="float">
            <text:p>10 125</text:p>
          </table:table-cell>
          <table:table-cell table:style-name="ce55" table:formula="of:=SUM([.C60:.E60])" office:value-type="float" office:value="38812.5" calcext:value-type="float">
            <text:p>38 813</text:p>
          </table:table-cell>
          <table:table-cell table:style-name="ce97" table:formula="of:=[.F60]/[.F$5]" office:value-type="percentage" office:value="0.0240889252454644" calcext:value-type="percentage">
            <text:p>2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3"/>
          <table:table-cell office:value-type="string" calcext:value-type="string">
            <text:p>Culture &amp; Excursions **</text:p>
          </table:table-cell>
          <table:table-cell table:style-name="ce54" table:formula="of:=[$'Summer 2014'.J63]" office:value-type="float" office:value="5148" calcext:value-type="float">
            <text:p>5 148</text:p>
          </table:table-cell>
          <table:table-cell table:style-name="ce54" table:formula="of:=[$'Fall 2014'.H63]" office:value-type="float" office:value="2316" calcext:value-type="float">
            <text:p>2 316</text:p>
          </table:table-cell>
          <table:table-cell table:style-name="ce54" table:formula="of:=[$'Spring 2015'.H63]" office:value-type="float" office:value="3474" calcext:value-type="float">
            <text:p>3 474</text:p>
          </table:table-cell>
          <table:table-cell table:style-name="ce55" table:formula="of:=SUM([.C61:.E61])" office:value-type="float" office:value="10938" calcext:value-type="float">
            <text:p>10 938</text:p>
          </table:table-cell>
          <table:table-cell table:style-name="ce97" table:formula="of:=[.F61]/[.F$5]" office:value-type="percentage" office:value="0.00678865479767831" calcext:value-type="percentage">
            <text:p>1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3"/>
          <table:table-cell office:value-type="string" calcext:value-type="string">
            <text:p>Housing**</text:p>
          </table:table-cell>
          <table:table-cell table:style-name="ce54" table:formula="of:=[$'Summer 2014'.J64]" office:value-type="float" office:value="28459.4594594595" calcext:value-type="float">
            <text:p>28 459</text:p>
          </table:table-cell>
          <table:table-cell table:style-name="ce54" table:formula="of:=[$'Fall 2014'.H64]" office:value-type="float" office:value="0" calcext:value-type="float">
            <text:p>0</text:p>
          </table:table-cell>
          <table:table-cell table:style-name="ce54" table:formula="of:=[$'Spring 2015'.H64]" office:value-type="float" office:value="0" calcext:value-type="float">
            <text:p>0</text:p>
          </table:table-cell>
          <table:table-cell table:style-name="ce55" table:formula="of:=SUM([.C62:.E62])" office:value-type="float" office:value="28459.4594594595" calcext:value-type="float">
            <text:p>28 459</text:p>
          </table:table-cell>
          <table:table-cell table:style-name="ce97" table:formula="of:=[.F62]/[.F$5]" office:value-type="percentage" office:value="0.01766332473933" calcext:value-type="percentage">
            <text:p>2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5"/>
          <table:table-cell office:value-type="string" calcext:value-type="string">
            <text:p>Health insurance**</text:p>
          </table:table-cell>
          <table:table-cell table:style-name="ce54" table:formula="of:=[$'Summer 2014'.J65]" office:value-type="float" office:value="1755" calcext:value-type="float">
            <text:p>1 755</text:p>
          </table:table-cell>
          <table:table-cell table:style-name="ce54" table:formula="of:=[$'Fall 2014'.H65]" office:value-type="float" office:value="0" calcext:value-type="float">
            <text:p>0</text:p>
          </table:table-cell>
          <table:table-cell table:style-name="ce54" table:formula="of:=[$'Spring 2015'.H65]" office:value-type="float" office:value="0" calcext:value-type="float">
            <text:p>0</text:p>
          </table:table-cell>
          <table:table-cell table:style-name="ce55" table:formula="of:=SUM([.C63:.E63])" office:value-type="float" office:value="1755" calcext:value-type="float">
            <text:p>1 755</text:p>
          </table:table-cell>
          <table:table-cell table:style-name="ce97" table:formula="of:=[.F63]/[.F$5]" office:value-type="percentage" office:value="0.00108923835892535" calcext:value-type="percentage">
            <text:p>0%</text:p>
          </table:table-cell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6"/>
          <table:table-cell table:style-name="ce54"/>
          <table:table-cell table:style-name="ce16" table:number-columns-repeated="3"/>
          <table:table-cell table:style-name="ce84"/>
          <table:table-cell table:style-name="ce99"/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1" office:value-type="string" calcext:value-type="string">
            <text:p>Other info</text:p>
          </table:table-cell>
          <table:table-cell table:style-name="ce39" table:number-columns-repeated="6"/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05" office:value-type="string" calcext:value-type="string">
            <text:p>No. of students</text:p>
          </table:table-cell>
          <table:table-cell table:style-name="ce104"/>
          <table:table-cell table:style-name="ce68" table:formula="of:=[$'Summer 2014'.J72]" office:value-type="float" office:value="78" calcext:value-type="float">
            <text:p>78</text:p>
          </table:table-cell>
          <table:table-cell table:style-name="ce68" table:formula="of:=[$'Fall 2014'.H72]" office:value-type="float" office:value="58" calcext:value-type="float">
            <text:p>58</text:p>
          </table:table-cell>
          <table:table-cell table:style-name="ce68" table:formula="of:=[$'Spring 2015'.H72]" office:value-type="float" office:value="64" calcext:value-type="float">
            <text:p>64</text:p>
          </table:table-cell>
          <table:table-cell table:style-name="ce20"/>
          <table:table-cell table:style-name="ce89"/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104" table:number-columns-repeated="5"/>
          <table:table-cell table:style-name="ce20"/>
          <table:table-cell table:style-name="ce89"/>
          <table:table-cell table:style-name="ce20" table:number-columns-repeated="2"/>
          <table:table-cell table:number-columns-repeated="1015"/>
        </table:table-row>
        <table:table-row table:style-name="ro9">
          <table:table-cell table:style-name="ce1" table:formula="of:=[.A1]" office:value-type="string" office:string-value="14B-15A Budget" calcext:value-type="string">
            <text:p>14B-15A Budget</text:p>
          </table:table-cell>
          <table:table-cell table:style-name="ce2"/>
          <table:table-cell table:style-name="ce1" office:value-type="string" calcext:value-type="string">
            <text:p>INCOME</text:p>
          </table:table-cell>
          <table:table-cell table:style-name="ce2" table:number-columns-repeated="2"/>
          <table:table-cell table:style-name="ce20"/>
          <table:table-cell table:style-name="ce89"/>
          <table:table-cell table:style-name="ce20" table:number-columns-repeated="2"/>
          <table:table-cell table:number-columns-repeated="1015"/>
        </table:table-row>
        <table:table-row table:style-name="ro11">
          <table:table-cell table:style-name="ce18"/>
          <table:table-cell table:style-name="ce2" table:number-columns-repeated="4"/>
          <table:table-cell table:style-name="ce20"/>
          <table:table-cell table:style-name="ce89"/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2" table:number-columns-repeated="2"/>
          <table:table-cell table:style-name="ce60" table:formula="of:=[.C3]" office:value-type="string" office:string-value="14B" calcext:value-type="string">
            <text:p>14B</text:p>
          </table:table-cell>
          <table:table-cell table:style-name="ce60" table:formula="of:=[.D3]" office:value-type="string" office:string-value="14C" calcext:value-type="string">
            <text:p>14C</text:p>
          </table:table-cell>
          <table:table-cell table:style-name="ce60" table:formula="of:=[.E3]" office:value-type="string" office:string-value="15A" calcext:value-type="string">
            <text:p>15A</text:p>
          </table:table-cell>
          <table:table-cell table:style-name="ce76" office:value-type="string" calcext:value-type="string">
            <text:p>TOTAL</text:p>
          </table:table-cell>
          <table:table-cell table:style-name="ce89"/>
          <table:table-cell table:style-name="ce20" table:number-columns-repeated="2"/>
          <table:table-cell table:number-columns-repeated="1015"/>
        </table:table-row>
        <table:table-row table:style-name="ro8">
          <table:table-cell table:style-name="ce3" office:value-type="string" calcext:value-type="string">
            <text:p>TOTAL</text:p>
          </table:table-cell>
          <table:table-cell table:style-name="ce25"/>
          <table:table-cell table:style-name="ce57" table:formula="of:=[$'Summer 2014'.J82]" office:value-type="float" office:value="436800" calcext:value-type="float">
            <text:p>436 800</text:p>
          </table:table-cell>
          <table:table-cell table:style-name="ce57" table:formula="of:=[$'Fall 2014'.H82]" office:value-type="float" office:value="582900" calcext:value-type="float">
            <text:p>582 900</text:p>
          </table:table-cell>
          <table:table-cell table:style-name="ce57" table:formula="of:=[$'Spring 2015'.H82]" office:value-type="float" office:value="643200" calcext:value-type="float">
            <text:p>643 200</text:p>
          </table:table-cell>
          <table:table-cell table:style-name="ce77" table:formula="of:=SUM([.C71:.E71])" office:value-type="float" office:value="1662900" calcext:value-type="float">
            <text:p>1 662 900</text:p>
          </table:table-cell>
          <table:table-cell table:style-name="ce89"/>
          <table:table-cell table:style-name="ce20" table:number-columns-repeated="2"/>
          <table:table-cell table:number-columns-repeated="1015"/>
        </table:table-row>
        <table:table-row table:style-name="ro8" table:number-rows-repeated="104850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stants" table:style-name="ta6">
        <table:table-column table:style-name="co41" table:default-cell-style-name="ce136"/>
        <table:table-column table:style-name="co42" table:default-cell-style-name="ce136"/>
        <table:table-column table:style-name="co30" table:default-cell-style-name="ce136"/>
        <table:table-column table:style-name="co43" table:number-columns-repeated="4" table:default-cell-style-name="ce136"/>
        <table:table-column table:style-name="co10" table:default-cell-style-name="ce136"/>
        <table:table-column table:style-name="co9" table:number-columns-repeated="249" table:default-cell-style-name="ce136"/>
        <table:table-column table:style-name="co9" table:number-columns-repeated="767" table:default-cell-style-name="ce24"/>
        <table:table-row table:style-name="ro1">
          <table:table-cell table:style-name="ce1" office:value-type="string" calcext:value-type="string">
            <text:p>Global numbers</text:p>
          </table:table-cell>
          <table:table-cell table:style-name="ce24" table:number-columns-repeated="256"/>
          <table:table-cell table:style-name="Default" table:number-columns-repeated="767"/>
        </table:table-row>
        <table:table-row table:style-name="ro13">
          <table:table-cell table:style-name="ce24" table:number-columns-repeated="257"/>
          <table:table-cell table:style-name="Default" table:number-columns-repeated="767"/>
        </table:table-row>
        <table:table-row table:style-name="ro2">
          <table:table-cell table:style-name="ce17" office:value-type="string" calcext:value-type="string">
            <text:p>USD / CZK minimum</text:p>
          </table:table-cell>
          <table:table-cell table:style-name="ce2"/>
          <table:table-cell table:style-name="ce2" office:value-type="float" office:value="18.5" calcext:value-type="float">
            <text:p>18,5</text:p>
          </table:table-cell>
          <table:table-cell table:style-name="ce2" table:number-columns-repeated="8"/>
          <table:table-cell table:style-name="ce20"/>
          <table:table-cell table:style-name="ce89"/>
          <table:table-cell table:style-name="ce20" table:number-columns-repeated="1011"/>
        </table:table-row>
        <table:table-row table:style-name="ro2">
          <table:table-cell table:style-name="ce2" office:value-type="string" calcext:value-type="string">
            <text:p>Housing cost / day / student</text:p>
          </table:table-cell>
          <table:table-cell table:style-name="ce137" office:value-type="string" calcext:value-type="string">
            <text:p>Domov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CZK</text:p>
          </table:table-cell>
          <table:table-cell table:style-name="ce2" office:value-type="string" calcext:value-type="string">
            <text:p>Domov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" office:value-type="string" calcext:value-type="string">
            <text:p>Housing cost / day / student</text:p>
          </table:table-cell>
          <table:table-cell table:style-name="ce137" office:value-type="string" calcext:value-type="string">
            <text:p>Botič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ZK</text:p>
          </table:table-cell>
          <table:table-cell table:style-name="ce2" office:value-type="string" calcext:value-type="string">
            <text:p>Botic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137" office:value-type="string" calcext:value-type="string">
            <text:p>cista</text:p>
          </table:table-cell>
          <table:table-cell table:style-name="ce137" office:value-type="string" calcext:value-type="string">
            <text:p>hruba</text:p>
          </table:table-cell>
          <table:table-cell table:style-name="ce24" table:number-columns-repeated="9"/>
          <table:table-cell table:number-columns-repeated="1012"/>
        </table:table-row>
        <table:table-row table:style-name="ro2">
          <table:table-cell table:style-name="ce2" office:value-type="string" calcext:value-type="string">
            <text:p>konst</text:p>
          </table:table-cell>
          <table:table-cell table:style-name="ce2" office:value-type="float" office:value="0.76" calcext:value-type="float">
            <text:p>0,76</text:p>
          </table:table-cell>
          <table:table-cell table:style-name="ce2" table:formula="of:=[.C9]/[.$C9]" office:value-type="float" office:value="1" calcext:value-type="float">
            <text:p>1</text:p>
          </table:table-cell>
          <table:table-cell table:style-name="ce2" office:value-type="float" office:value="1.34" calcext:value-type="float">
            <text:p>1,34</text:p>
          </table:table-cell>
          <table:table-cell table:style-name="ce24"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>
            <text:p>DR</text:p>
          </table:table-cell>
          <table:table-cell table:style-name="ce2" table:formula="of:=[.B$8]*[.$C9]" office:value-type="float" office:value="53.2" calcext:value-type="float">
            <text:p>53,2</text:p>
          </table:table-cell>
          <table:table-cell table:style-name="ce139" office:value-type="float" office:value="70" calcext:value-type="float">
            <text:p>70,0</text:p>
          </table:table-cell>
          <table:table-cell table:style-name="ce2" table:formula="of:=[.D$8]*[.$C9]" office:value-type="float" office:value="93.8" calcext:value-type="float">
            <text:p>93,8</text:p>
          </table:table-cell>
          <table:table-cell table:style-name="ce140" table:formula="of:=[.B9]/USDCZK*1000" office:value-type="float" office:value="2875.67567567568" calcext:value-type="float">
            <text:p>2875,6756756757</text:p>
          </table:table-cell>
          <table:table-cell table:style-name="ce141" table:formula="of:=[.C9]/USDCZK*1000" office:value-type="float" office:value="3783.78378378378" calcext:value-type="float">
            <text:p>3784</text:p>
          </table:table-cell>
          <table:table-cell table:style-name="ce141" table:formula="of:=[.D9]/USDCZK*1000" office:value-type="float" office:value="5070.27027027027" calcext:value-type="float">
            <text:p>5070</text:p>
          </table:table-cell>
          <table:table-cell table:style-name="ce143" table:formula="of:=[.C9]/USDCZK*1000*12" office:value-type="float" office:value="45405.4054054054" calcext:value-type="float">
            <text:p>45 405</text:p>
          </table:table-cell>
          <table:table-cell table:style-name="ce144" table:formula="of:=[.J9]/[.H9]-1" office:value-type="percentage" office:value="-0.00892857142857151" calcext:value-type="percentage">
            <text:p>-0,89%</text:p>
          </table:table-cell>
          <table:table-cell table:style-name="ce146" office:value-type="float" office:value="45000" calcext:value-type="float">
            <text:p>45 000</text:p>
          </table:table-cell>
          <table:table-cell table:style-name="ce131" office:value-type="float" office:value="67.5" calcext:value-type="float">
            <text:p>67,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S</text:p>
          </table:table-cell>
          <table:table-cell table:style-name="ce2" table:formula="of:=[.B$8]*[.$C10]" office:value-type="float" office:value="22.8" calcext:value-type="float">
            <text:p>22,8</text:p>
          </table:table-cell>
          <table:table-cell table:style-name="ce139" office:value-type="float" office:value="30" calcext:value-type="float">
            <text:p>30,0</text:p>
          </table:table-cell>
          <table:table-cell table:style-name="ce2" table:formula="of:=[.D$8]*[.$C10]" office:value-type="float" office:value="40.2" calcext:value-type="float">
            <text:p>40,2</text:p>
          </table:table-cell>
          <table:table-cell table:style-name="ce140" table:formula="of:=[.B10]/USDCZK*1000" office:value-type="float" office:value="1232.43243243243" calcext:value-type="float">
            <text:p>1232,4324324324</text:p>
          </table:table-cell>
          <table:table-cell table:style-name="ce141" table:formula="of:=[.C10]/USDCZK*1000" office:value-type="float" office:value="1621.62162162162" calcext:value-type="float">
            <text:p>1622</text:p>
          </table:table-cell>
          <table:table-cell table:style-name="ce141" table:formula="of:=[.D10]/USDCZK*1000" office:value-type="float" office:value="2172.97297297297" calcext:value-type="float">
            <text:p>2173</text:p>
          </table:table-cell>
          <table:table-cell table:style-name="ce143" table:formula="of:=[.C10]/USDCZK*1000*12" office:value-type="float" office:value="19459.4594594595" calcext:value-type="float">
            <text:p>19 459</text:p>
          </table:table-cell>
          <table:table-cell table:style-name="ce144" table:formula="of:=[.J10]/[.H10]-1" office:value-type="percentage" office:value="0.15625" calcext:value-type="percentage">
            <text:p>15,63%</text:p>
          </table:table-cell>
          <table:table-cell table:style-name="ce146" table:formula="of:=45000/2" office:value-type="float" office:value="22500" calcext:value-type="float">
            <text:p>22 500</text:p>
          </table:table-cell>
          <table:table-cell table:style-name="ce131" office:value-type="float" office:value="30" calcext:value-type="float">
            <text:p>30</text:p>
          </table:table-cell>
          <table:table-cell table:style-name="ce2" office:value-type="float" office:value="33.7" calcext:value-type="float">
            <text:p>33,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S</text:p>
          </table:table-cell>
          <table:table-cell table:style-name="ce2" table:formula="of:=[.B$8]*[.$C11]" office:value-type="float" office:value="70.68" calcext:value-type="float">
            <text:p>70,68</text:p>
          </table:table-cell>
          <table:table-cell table:style-name="ce139" office:value-type="float" office:value="93" calcext:value-type="float">
            <text:p>93,0</text:p>
          </table:table-cell>
          <table:table-cell table:style-name="ce2" table:formula="of:=[.D$8]*[.$C11]" office:value-type="float" office:value="124.62" calcext:value-type="float">
            <text:p>124,62</text:p>
          </table:table-cell>
          <table:table-cell table:style-name="ce140" table:formula="of:=[.B11]/USDCZK*1000" office:value-type="float" office:value="3820.54054054054" calcext:value-type="float">
            <text:p>3820,5405405405</text:p>
          </table:table-cell>
          <table:table-cell table:style-name="ce141" table:formula="of:=[.C11]/USDCZK*1000" office:value-type="float" office:value="5027.02702702703" calcext:value-type="float">
            <text:p>5027</text:p>
          </table:table-cell>
          <table:table-cell table:style-name="ce141" table:formula="of:=[.D11]/USDCZK*1000" office:value-type="float" office:value="6736.21621621622" calcext:value-type="float">
            <text:p>6736</text:p>
          </table:table-cell>
          <table:table-cell table:style-name="ce143" table:formula="of:=[.C11]/USDCZK*1000*12" office:value-type="float" office:value="60324.3243243243" calcext:value-type="float">
            <text:p>60 324</text:p>
          </table:table-cell>
          <table:table-cell table:style-name="ce144" table:formula="of:=[.J11]/[.H11]-1" office:value-type="percentage" office:value="-0.00537634408602172" calcext:value-type="percentage">
            <text:p>-0,54%</text:p>
          </table:table-cell>
          <table:table-cell table:style-name="ce146" office:value-type="float" office:value="60000" calcext:value-type="float">
            <text:p>60 000</text:p>
          </table:table-cell>
          <table:table-cell table:style-name="ce131" office:value-type="float" office:value="90" calcext:value-type="float">
            <text:p>90</text:p>
          </table:table-cell>
          <table:table-cell table:style-name="ce2" office:value-type="float" office:value="97.5" calcext:value-type="float">
            <text:p>97,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T</text:p>
          </table:table-cell>
          <table:table-cell table:style-name="ce2" table:formula="of:=[.B$8]*[.$C12]" office:value-type="float" office:value="70.68" calcext:value-type="float">
            <text:p>70,68</text:p>
          </table:table-cell>
          <table:table-cell table:style-name="ce139" office:value-type="float" office:value="93" calcext:value-type="float">
            <text:p>93,0</text:p>
          </table:table-cell>
          <table:table-cell table:style-name="ce2" table:formula="of:=[.D$8]*[.$C12]" office:value-type="float" office:value="124.62" calcext:value-type="float">
            <text:p>124,62</text:p>
          </table:table-cell>
          <table:table-cell table:style-name="ce140" table:formula="of:=[.B12]/USDCZK*1000" office:value-type="float" office:value="3820.54054054054" calcext:value-type="float">
            <text:p>3820,5405405405</text:p>
          </table:table-cell>
          <table:table-cell table:style-name="ce141" table:formula="of:=[.C12]/USDCZK*1000" office:value-type="float" office:value="5027.02702702703" calcext:value-type="float">
            <text:p>5027</text:p>
          </table:table-cell>
          <table:table-cell table:style-name="ce141" table:formula="of:=[.D12]/USDCZK*1000" office:value-type="float" office:value="6736.21621621622" calcext:value-type="float">
            <text:p>6736</text:p>
          </table:table-cell>
          <table:table-cell table:style-name="ce143" table:formula="of:=[.C12]/USDCZK*1000*12" office:value-type="float" office:value="60324.3243243243" calcext:value-type="float">
            <text:p>60 324</text:p>
          </table:table-cell>
          <table:table-cell table:style-name="ce144" table:formula="of:=[.J12]/[.H12]-1" office:value-type="percentage" office:value="-0.00537634408602172" calcext:value-type="percentage">
            <text:p>-0,54%</text:p>
          </table:table-cell>
          <table:table-cell table:style-name="ce146" office:value-type="float" office:value="60000" calcext:value-type="float">
            <text:p>60 000</text:p>
          </table:table-cell>
          <table:table-cell table:style-name="ce131" office:value-type="float" office:value="90" calcext:value-type="float">
            <text:p>90</text:p>
          </table:table-cell>
          <table:table-cell table:style-name="ce2" office:value-type="float" office:value="97.5" calcext:value-type="float">
            <text:p>97,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Š</text:p>
          </table:table-cell>
          <table:table-cell table:style-name="ce2" table:formula="of:=[.B$8]*[.$C13]" office:value-type="float" office:value="51.3" calcext:value-type="float">
            <text:p>51,3</text:p>
          </table:table-cell>
          <table:table-cell table:style-name="ce139" table:formula="of:=67.5" office:value-type="float" office:value="67.5" calcext:value-type="float">
            <text:p>67,5</text:p>
          </table:table-cell>
          <table:table-cell table:style-name="ce2" table:formula="of:=[.D$8]*[.$C13]" office:value-type="float" office:value="90.45" calcext:value-type="float">
            <text:p>90,45</text:p>
          </table:table-cell>
          <table:table-cell table:style-name="ce140" table:formula="of:=[.B13]/USDCZK*1000" office:value-type="float" office:value="2772.97297297297" calcext:value-type="float">
            <text:p>2772,972972973</text:p>
          </table:table-cell>
          <table:table-cell table:style-name="ce141" table:formula="of:=[.C13]/USDCZK*1000" office:value-type="float" office:value="3648.64864864865" calcext:value-type="float">
            <text:p>3649</text:p>
          </table:table-cell>
          <table:table-cell table:style-name="ce141" table:formula="of:=[.D13]/USDCZK*1000" office:value-type="float" office:value="4889.18918918919" calcext:value-type="float">
            <text:p>4889</text:p>
          </table:table-cell>
          <table:table-cell table:style-name="ce143" table:formula="of:=[.C13]/USDCZK*1000*12" office:value-type="float" office:value="43783.7837837838" calcext:value-type="float">
            <text:p>43 784</text:p>
          </table:table-cell>
          <table:table-cell table:style-name="ce144" table:formula="of:=[.J13]/[.H13]-1" office:value-type="percentage" office:value="0.0277777777777777" calcext:value-type="percentage">
            <text:p>2,78%</text:p>
          </table:table-cell>
          <table:table-cell table:style-name="ce146" office:value-type="float" office:value="45000" calcext:value-type="float">
            <text:p>45 000</text:p>
          </table:table-cell>
          <table:table-cell table:style-name="ce131" office:value-type="float" office:value="67.5" calcext:value-type="float">
            <text:p>67,5</text:p>
          </table:table-cell>
          <table:table-cell table:style-name="ce2" office:value-type="float" office:value="67.5" calcext:value-type="float">
            <text:p>67,5</text:p>
          </table:table-cell>
          <table:table-cell table:number-columns-repeated="1012"/>
        </table:table-row>
        <table:table-row table:style-name="ro13">
          <table:table-cell table:style-name="ce24" table:number-columns-repeated="11"/>
          <table:table-cell table:number-columns-repeated="1013"/>
        </table:table-row>
        <table:table-row table:style-name="ro2">
          <table:table-cell table:style-name="ce2" office:value-type="string" calcext:value-type="string">
            <text:p>Directors secretary E1</text:p>
          </table:table-cell>
          <table:table-cell table:style-name="ce2" table:formula="of:=[.B$8]*[.$C1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$8]*[.$C15]" office:value-type="float" office:value="0" calcext:value-type="float">
            <text:p>0</text:p>
          </table:table-cell>
          <table:table-cell table:style-name="ce2" table:formula="of:=[.B15]/USDCZK*1000" office:value-type="float" office:value="0" calcext:value-type="float">
            <text:p>0</text:p>
          </table:table-cell>
          <table:table-cell table:style-name="ce2" table:formula="of:=[.C15]/USDCZK*1000" office:value-type="float" office:value="0" calcext:value-type="float">
            <text:p>0</text:p>
          </table:table-cell>
          <table:table-cell table:style-name="ce2" table:formula="of:=[.D15]/USDCZK*1000" office:value-type="float" office:value="0" calcext:value-type="float">
            <text:p>0</text:p>
          </table:table-cell>
          <table:table-cell table:style-name="ce24"/>
          <table:table-cell table:style-name="ce145" table:formula="of:=AVERAGE([.I9:.I13])" office:value-type="percentage" office:value="0.0328693036354325" calcext:value-type="percentage">
            <text:p>3,29%</text:p>
          </table:table-cell>
          <table:table-cell table:style-name="ce24" table:number-columns-repeated="2"/>
          <table:table-cell table:number-columns-repeated="1013"/>
        </table:table-row>
        <table:table-row table:style-name="ro2">
          <table:table-cell table:style-name="ce24"/>
          <table:table-cell table:style-name="ce138" table:formula="of:=SUM([.B9:.B15])" office:value-type="float" office:value="268.66" calcext:value-type="float">
            <text:p>268,66</text:p>
          </table:table-cell>
          <table:table-cell table:style-name="ce24"/>
          <table:table-cell table:style-name="ce24" table:formula="of:=SUM([.D9:.D15])" office:value-type="float" office:value="473.69" calcext:value-type="float">
            <text:p>473,69</text:p>
          </table:table-cell>
          <table:table-cell table:style-name="ce24" table:formula="of:=SUM([.E9:.E15])" office:value-type="float" office:value="14522.1621621622" calcext:value-type="float">
            <text:p>14522,1621621622</text:p>
          </table:table-cell>
          <table:table-cell table:style-name="ce21" table:formula="of:=SUM([.F9:.F15])" office:value-type="float" office:value="19108.1081081081" calcext:value-type="float">
            <text:p>19108</text:p>
          </table:table-cell>
          <table:table-cell table:style-name="ce21" table:formula="of:=SUM([.G9:.G15])" office:value-type="float" office:value="25604.8648648649" calcext:value-type="float">
            <text:p>25605</text:p>
          </table:table-cell>
          <table:table-cell table:style-name="ce21" table:number-columns-repeated="3"/>
          <table:table-cell table:style-name="ce24"/>
          <table:table-cell table:number-columns-repeated="1013"/>
        </table:table-row>
        <table:table-row table:style-name="ro2">
          <table:table-cell table:style-name="ce24" table:number-columns-repeated="3"/>
          <table:table-cell table:style-name="ce24" table:formula="of:=[.D16]-[.B16]" office:value-type="float" office:value="205.03" calcext:value-type="float">
            <text:p>205,03</text:p>
          </table:table-cell>
          <table:table-cell table:style-name="ce24" table:number-columns-repeated="2"/>
          <table:table-cell table:style-name="ce21" table:formula="of:=[.G16]-[.E16]" office:value-type="float" office:value="11082.7027027027" calcext:value-type="float">
            <text:p>11083</text:p>
          </table:table-cell>
          <table:table-cell table:style-name="ce21" table:number-columns-repeated="3"/>
          <table:table-cell table:style-name="ce24"/>
          <table:table-cell table:number-columns-repeated="1013"/>
        </table:table-row>
        <table:table-row table:style-name="ro2">
          <table:table-cell table:style-name="ce24" table:number-columns-repeated="6"/>
          <table:table-cell table:style-name="ce21" table:number-columns-repeated="4"/>
          <table:table-cell table:style-name="ce24"/>
          <table:table-cell table:number-columns-repeated="1013"/>
        </table:table-row>
        <table:table-row table:style-name="ro2">
          <table:table-cell table:style-name="ce2" office:value-type="string" calcext:value-type="string">
            <text:p>Student residant assistant</text:p>
          </table:table-cell>
          <table:table-cell table:style-name="ce2" table:formula="of:=[.B$8]*[.$C19]" office:value-type="float" office:value="20.52" calcext:value-type="float">
            <text:p>20,52</text:p>
          </table:table-cell>
          <table:table-cell table:style-name="ce139" table:formula="of:=6*4.5" office:value-type="float" office:value="27" calcext:value-type="float">
            <text:p>27,0</text:p>
          </table:table-cell>
          <table:table-cell table:style-name="ce2" table:formula="of:=[.D$8]*[.$C19]" office:value-type="float" office:value="36.18" calcext:value-type="float">
            <text:p>36,18</text:p>
          </table:table-cell>
          <table:table-cell table:style-name="ce140" table:formula="of:=[.B19]/USDCZK*1000" office:value-type="float" office:value="1109.18918918919" calcext:value-type="float">
            <text:p>1109,1891891892</text:p>
          </table:table-cell>
          <table:table-cell table:style-name="ce141" table:formula="of:=[.C19]/USDCZK*1000" office:value-type="float" office:value="1459.45945945946" calcext:value-type="float">
            <text:p>1459</text:p>
          </table:table-cell>
          <table:table-cell table:style-name="ce141" table:formula="of:=[.D19]/USDCZK*1000" office:value-type="float" office:value="1955.67567567568" calcext:value-type="float">
            <text:p>1956</text:p>
          </table:table-cell>
          <table:table-cell table:style-name="ce24" table:number-columns-repeated="3"/>
          <table:table-cell table:style-name="ce131"/>
          <table:table-cell table:number-columns-repeated="1013"/>
        </table:table-row>
        <table:table-row table:style-name="ro2">
          <table:table-cell table:style-name="ce2" office:value-type="string" calcext:value-type="string">
            <text:p>US employee</text:p>
          </table:table-cell>
          <table:table-cell table:style-name="ce24"/>
          <table:table-cell table:style-name="ce70" table:formula="of:=20000*USDCZK/12/1000" office:value-type="float" office:value="30.8333333333333" calcext:value-type="float">
            <text:p>31</text:p>
          </table:table-cell>
          <table:table-cell table:style-name="ce24"/>
          <table:table-cell table:style-name="ce140" table:formula="of:=[.B20]/USDCZK*1000" office:value-type="float" office:value="0" calcext:value-type="float">
            <text:p>0</text:p>
          </table:table-cell>
          <table:table-cell table:style-name="ce141" table:formula="of:=[.C20]/USDCZK*1000" office:value-type="float" office:value="1666.66666666667" calcext:value-type="float">
            <text:p>1667</text:p>
          </table:table-cell>
          <table:table-cell table:style-name="ce141" table:formula="of:=[.D20]/USDCZK*1000" office:value-type="float" office:value="0" calcext:value-type="float">
            <text:p>0</text:p>
          </table:table-cell>
          <table:table-cell table:style-name="ce24" table:number-columns-repeated="4"/>
          <table:table-cell table:number-columns-repeated="1013"/>
        </table:table-row>
        <table:table-row table:style-name="ro2">
          <table:table-cell table:style-name="ce2" office:value-type="string" calcext:value-type="string">
            <text:p>Directors secretary E1</text:p>
          </table:table-cell>
          <table:table-cell table:style-name="ce2" table:formula="of:=[.B$8]*[.$C21]" office:value-type="float" office:value="25.08" calcext:value-type="float">
            <text:p>25,08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[.D$8]*[.$C21]" office:value-type="float" office:value="44.22" calcext:value-type="float">
            <text:p>44,22</text:p>
          </table:table-cell>
          <table:table-cell table:style-name="ce140" table:formula="of:=[.B21]/USDCZK*1000" office:value-type="float" office:value="1355.67567567568" calcext:value-type="float">
            <text:p>1355,6756756757</text:p>
          </table:table-cell>
          <table:table-cell table:style-name="ce141" table:formula="of:=[.C21]/USDCZK*1000" office:value-type="float" office:value="1783.78378378378" calcext:value-type="float">
            <text:p>1784</text:p>
          </table:table-cell>
          <table:table-cell table:style-name="ce141" table:formula="of:=[.D21]/USDCZK*1000" office:value-type="float" office:value="2390.27027027027" calcext:value-type="float">
            <text:p>2390</text:p>
          </table:table-cell>
          <table:table-cell table:style-name="ce24" table:number-columns-repeated="4"/>
          <table:table-cell table:number-columns-repeated="1013"/>
        </table:table-row>
        <table:table-row table:style-name="ro2">
          <table:table-cell table:style-name="ce2" office:value-type="string" calcext:value-type="string">
            <text:p>partime accounting E2</text:p>
          </table:table-cell>
          <table:table-cell table:style-name="ce2" table:formula="of:=[.B$8]*[.$C22]" office:value-type="float" office:value="12.92" calcext:value-type="float">
            <text:p>12,9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D$8]*[.$C22]" office:value-type="float" office:value="22.78" calcext:value-type="float">
            <text:p>22,78</text:p>
          </table:table-cell>
          <table:table-cell table:style-name="ce140" table:formula="of:=[.B22]/USDCZK*1000" office:value-type="float" office:value="698.378378378378" calcext:value-type="float">
            <text:p>698,3783783784</text:p>
          </table:table-cell>
          <table:table-cell table:style-name="ce141" table:formula="of:=[.C22]/USDCZK*1000" office:value-type="float" office:value="918.918918918919" calcext:value-type="float">
            <text:p>919</text:p>
          </table:table-cell>
          <table:table-cell table:style-name="ce141" table:formula="of:=[.D22]/USDCZK*1000" office:value-type="float" office:value="1231.35135135135" calcext:value-type="float">
            <text:p>1231</text:p>
          </table:table-cell>
          <table:table-cell table:style-name="ce24" table:number-columns-repeated="4"/>
          <table:table-cell table:number-columns-repeated="1013"/>
        </table:table-row>
        <table:table-row table:style-name="ro2">
          <table:table-cell table:style-name="ce24" table:number-columns-repeated="11"/>
          <table:table-cell table:number-columns-repeated="1013"/>
        </table:table-row>
        <table:table-row table:style-name="ro2">
          <table:table-cell table:style-name="ce24" table:number-columns-repeated="6"/>
          <table:table-cell table:style-name="ce142"/>
          <table:table-cell table:style-name="ce24" table:number-columns-repeated="4"/>
          <table:table-cell table:number-columns-repeated="1013"/>
        </table:table-row>
        <table:table-row table:style-name="ro2">
          <table:table-cell table:style-name="ce135" office:value-type="string" calcext:value-type="string">
            <text:p>up to 2011</text:p>
          </table:table-cell>
          <table:table-cell table:style-name="ce135" table:number-columns-repeated="10"/>
          <table:table-cell table:number-columns-repeated="1013"/>
        </table:table-row>
        <table:table-row table:style-name="ro2">
          <table:table-cell table:style-name="ce135" table:number-columns-repeated="11"/>
          <table:table-cell table:number-columns-repeated="1013"/>
        </table:table-row>
        <table:table-row table:style-name="ro2">
          <table:table-cell table:style-name="ce135"/>
          <table:table-cell table:style-name="ce135" office:value-type="string" calcext:value-type="string">
            <text:p>cista</text:p>
          </table:table-cell>
          <table:table-cell table:style-name="ce135" office:value-type="string" calcext:value-type="string">
            <text:p>hruba</text:p>
          </table:table-cell>
          <table:table-cell table:style-name="ce135" table:number-columns-repeated="8"/>
          <table:table-cell table:number-columns-repeated="1013"/>
        </table:table-row>
        <table:table-row table:style-name="ro2">
          <table:table-cell table:style-name="ce135" office:value-type="string" calcext:value-type="string">
            <text:p>konst</text:p>
          </table:table-cell>
          <table:table-cell table:style-name="ce135" table:formula="of:=[.B29]/[.$C29]" office:value-type="float" office:value="0.761851851851852" calcext:value-type="float">
            <text:p>0,7618518519</text:p>
          </table:table-cell>
          <table:table-cell table:style-name="ce135" table:formula="of:=[.C29]/[.$C29]" office:value-type="float" office:value="1" calcext:value-type="float">
            <text:p>1</text:p>
          </table:table-cell>
          <table:table-cell table:style-name="ce135" table:formula="of:=[.D29]/[.$C29]" office:value-type="float" office:value="1.34" calcext:value-type="float">
            <text:p>1,34</text:p>
          </table:table-cell>
          <table:table-cell table:style-name="ce135" table:number-columns-repeated="7"/>
          <table:table-cell table:number-columns-repeated="1013"/>
        </table:table-row>
        <table:table-row table:style-name="ro2">
          <table:table-cell table:style-name="ce135" office:value-type="string" calcext:value-type="string">
            <text:p>Student affairs</text:p>
          </table:table-cell>
          <table:table-cell table:style-name="ce135" office:value-type="float" office:value="20.57" calcext:value-type="float">
            <text:p>20,57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6.18" calcext:value-type="float">
            <text:p>36,18</text:p>
          </table:table-cell>
          <table:table-cell table:style-name="ce135" table:formula="of:=[.B29]/USDCZK*1000" office:value-type="float" office:value="1111.89189189189" calcext:value-type="float">
            <text:p>1111,8918918919</text:p>
          </table:table-cell>
          <table:table-cell table:style-name="ce135" table:formula="of:=[.C29]/USDCZK*1000" office:value-type="float" office:value="1459.45945945946" calcext:value-type="float">
            <text:p>1459,4594594595</text:p>
          </table:table-cell>
          <table:table-cell table:style-name="ce135" table:formula="of:=[.D29]/USDCZK*1000" office:value-type="float" office:value="1955.67567567568" calcext:value-type="float">
            <text:p>1955,6756756757</text:p>
          </table:table-cell>
          <table:table-cell table:style-name="ce135" table:number-columns-repeated="4"/>
          <table:table-cell table:number-columns-repeated="1013"/>
        </table:table-row>
        <table:table-row table:style-name="ro2">
          <table:table-cell table:style-name="ce135" office:value-type="string" calcext:value-type="string">
            <text:p>Mi</text:p>
          </table:table-cell>
          <table:table-cell table:style-name="ce135" table:formula="of:=[.B$28]*[.$C30]" office:value-type="float" office:value="9.52314814814815" calcext:value-type="float">
            <text:p>9,5231481481</text:p>
          </table:table-cell>
          <table:table-cell table:style-name="ce135" table:formula="of:=25/2" office:value-type="float" office:value="12.5" calcext:value-type="float">
            <text:p>12,5</text:p>
          </table:table-cell>
          <table:table-cell table:style-name="ce135" table:formula="of:=[.D$28]*[.$C30]" office:value-type="float" office:value="16.75" calcext:value-type="float">
            <text:p>16,75</text:p>
          </table:table-cell>
          <table:table-cell table:style-name="ce135" table:formula="of:=[.B30]/USDCZK*1000" office:value-type="float" office:value="514.764764764765" calcext:value-type="float">
            <text:p>514,7647647648</text:p>
          </table:table-cell>
          <table:table-cell table:style-name="ce135" table:formula="of:=[.C30]/USDCZK*1000" office:value-type="float" office:value="675.675675675676" calcext:value-type="float">
            <text:p>675,6756756757</text:p>
          </table:table-cell>
          <table:table-cell table:style-name="ce135" table:formula="of:=[.D30]/USDCZK*1000" office:value-type="float" office:value="905.405405405405" calcext:value-type="float">
            <text:p>905,4054054054</text:p>
          </table:table-cell>
          <table:table-cell table:style-name="ce135" table:number-columns-repeated="4"/>
          <table:table-cell table:number-columns-repeated="1013"/>
        </table:table-row>
        <table:table-row table:style-name="ro2">
          <table:table-cell table:style-name="ce135" office:value-type="string" calcext:value-type="string">
            <text:p>AS</text:p>
          </table:table-cell>
          <table:table-cell table:style-name="ce135" table:formula="of:=[.B$28]*[.$C31]" office:value-type="float" office:value="15.237037037037" calcext:value-type="float">
            <text:p>15,237037037</text:p>
          </table:table-cell>
          <table:table-cell table:style-name="ce135" table:formula="of:=50/5*2" office:value-type="float" office:value="20" calcext:value-type="float">
            <text:p>20</text:p>
          </table:table-cell>
          <table:table-cell table:style-name="ce135" table:formula="of:=[.D$28]*[.$C31]" office:value-type="float" office:value="26.8" calcext:value-type="float">
            <text:p>26,8</text:p>
          </table:table-cell>
          <table:table-cell table:style-name="ce135" table:formula="of:=[.B31]/USDCZK*1000" office:value-type="float" office:value="823.623623623624" calcext:value-type="float">
            <text:p>823,6236236236</text:p>
          </table:table-cell>
          <table:table-cell table:style-name="ce135" table:formula="of:=[.C31]/USDCZK*1000" office:value-type="float" office:value="1081.08108108108" calcext:value-type="float">
            <text:p>1081,0810810811</text:p>
          </table:table-cell>
          <table:table-cell table:style-name="ce135" table:formula="of:=[.D31]/USDCZK*1000" office:value-type="float" office:value="1448.64864864865" calcext:value-type="float">
            <text:p>1448,6486486487</text:p>
          </table:table-cell>
          <table:table-cell table:style-name="ce135" table:number-columns-repeated="4"/>
          <table:table-cell table:number-columns-repeated="1013"/>
        </table:table-row>
        <table:table-row table:style-name="ro2">
          <table:table-cell table:style-name="ce135" office:value-type="string" calcext:value-type="string">
            <text:p>JT</text:p>
          </table:table-cell>
          <table:table-cell table:style-name="ce135" table:formula="of:=[.B$28]*[.$C32]" office:value-type="float" office:value="19.8081481481481" calcext:value-type="float">
            <text:p>19,8081481481</text:p>
          </table:table-cell>
          <table:table-cell table:style-name="ce135" table:formula="of:=19+7" office:value-type="float" office:value="26" calcext:value-type="float">
            <text:p>26</text:p>
          </table:table-cell>
          <table:table-cell table:style-name="ce135" table:formula="of:=[.D$28]*[.$C32]" office:value-type="float" office:value="34.84" calcext:value-type="float">
            <text:p>34,84</text:p>
          </table:table-cell>
          <table:table-cell table:style-name="ce135" table:formula="of:=[.B32]/USDCZK*1000" office:value-type="float" office:value="1070.71071071071" calcext:value-type="float">
            <text:p>1070,7107107107</text:p>
          </table:table-cell>
          <table:table-cell table:style-name="ce135" table:formula="of:=[.C32]/USDCZK*1000" office:value-type="float" office:value="1405.40540540541" calcext:value-type="float">
            <text:p>1405,4054054054</text:p>
          </table:table-cell>
          <table:table-cell table:style-name="ce135" table:formula="of:=[.D32]/USDCZK*1000" office:value-type="float" office:value="1883.24324324324" calcext:value-type="float">
            <text:p>1883,2432432432</text:p>
          </table:table-cell>
          <table:table-cell table:style-name="ce135" table:number-columns-repeated="4"/>
          <table:table-cell table:number-columns-repeated="1013"/>
        </table:table-row>
        <table:table-row table:style-name="ro2">
          <table:table-cell table:style-name="ce135" office:value-type="string" calcext:value-type="string">
            <text:p>AŠ</text:p>
          </table:table-cell>
          <table:table-cell table:style-name="ce135" table:formula="of:=[.B$28]*[.$C33]" office:value-type="float" office:value="23.6174074074074" calcext:value-type="float">
            <text:p>23,6174074074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table:formula="of:=[.D$28]*[.$C33]" office:value-type="float" office:value="41.54" calcext:value-type="float">
            <text:p>41,54</text:p>
          </table:table-cell>
          <table:table-cell table:style-name="ce135" table:formula="of:=[.B33]/USDCZK*1000" office:value-type="float" office:value="1276.61661661662" calcext:value-type="float">
            <text:p>1276,6166166166</text:p>
          </table:table-cell>
          <table:table-cell table:style-name="ce135" table:formula="of:=[.C33]/USDCZK*1000" office:value-type="float" office:value="1675.67567567568" calcext:value-type="float">
            <text:p>1675,6756756757</text:p>
          </table:table-cell>
          <table:table-cell table:style-name="ce135" table:formula="of:=[.D33]/USDCZK*1000" office:value-type="float" office:value="2245.40540540541" calcext:value-type="float">
            <text:p>2245,4054054054</text:p>
          </table:table-cell>
          <table:table-cell table:style-name="ce135" table:number-columns-repeated="4"/>
          <table:table-cell table:number-columns-repeated="1013"/>
        </table:table-row>
        <table:table-row table:style-name="ro2">
          <table:table-cell table:style-name="ce135" office:value-type="string" calcext:value-type="string">
            <text:p>us emp</text:p>
          </table:table-cell>
          <table:table-cell table:style-name="ce135" table:number-columns-repeated="10"/>
          <table:table-cell table:number-columns-repeated="1013"/>
        </table:table-row>
        <table:table-row table:style-name="ro2">
          <table:table-cell table:style-name="ce135" office:value-type="string" calcext:value-type="string">
            <text:p>diff</text:p>
          </table:table-cell>
          <table:table-cell table:style-name="ce135"/>
          <table:table-cell table:style-name="ce135" office:value-type="float" office:value="8" calcext:value-type="float">
            <text:p>8</text:p>
          </table:table-cell>
          <table:table-cell table:style-name="ce135" table:formula="of:=[.D$28]*[.$C35]" office:value-type="float" office:value="10.72" calcext:value-type="float">
            <text:p>10,72</text:p>
          </table:table-cell>
          <table:table-cell table:style-name="ce135" table:number-columns-repeated="7"/>
          <table:table-cell table:number-columns-repeated="1013"/>
        </table:table-row>
        <table:table-row table:style-name="ro2">
          <table:table-cell table:style-name="ce135" table:number-columns-repeated="11"/>
          <table:table-cell table:number-columns-repeated="1013"/>
        </table:table-row>
        <table:table-row table:style-name="ro2">
          <table:table-cell table:style-name="ce135" table:number-columns-repeated="2"/>
          <table:table-cell table:style-name="ce135" table:formula="of:=5000/[.B28]" office:value-type="float" office:value="6562.95576081672" calcext:value-type="float">
            <text:p>6562,9557608167</text:p>
          </table:table-cell>
          <table:table-cell table:style-name="ce135" table:number-columns-repeated="8"/>
          <table:table-cell table:number-columns-repeated="1013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2014-15" table:style-name="ta7">
        <table:table-column table:style-name="co44" table:default-cell-style-name="ce24"/>
        <table:table-column table:style-name="co45" table:number-columns-repeated="1023" table:default-cell-style-name="ce24"/>
        <table:table-row table:style-name="ro8">
          <table:table-cell table:style-name="ce147"/>
          <table:table-cell table:style-name="ce137" office:value-type="string" calcext:value-type="string">
            <text:p>summer</text:p>
          </table:table-cell>
          <table:table-cell table:style-name="ce137" office:value-type="string" calcext:value-type="string">
            <text:p>fall</text:p>
          </table:table-cell>
          <table:table-cell table:style-name="ce137" office:value-type="string" calcext:value-type="string">
            <text:p>spring</text:p>
          </table:table-cell>
          <table:table-cell table:style-name="ce151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48"/>
          <table:table-cell table:style-name="ce149" office:value-type="string" calcext:value-type="string">
            <text:p>14B</text:p>
          </table:table-cell>
          <table:table-cell table:style-name="ce149" office:value-type="string" calcext:value-type="string">
            <text:p>14C</text:p>
          </table:table-cell>
          <table:table-cell table:style-name="ce149" office:value-type="string" calcext:value-type="string">
            <text:p>15A</text:p>
          </table:table-cell>
          <table:table-cell table:style-name="ce152" office:value-type="string" calcext:value-type="string">
            <text:p>total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47" office:value-type="string" calcext:value-type="string">
            <text:p>BALANCE</text:p>
          </table:table-cell>
          <table:table-cell table:style-name="ce150" table:formula="of:=[.B5]-[.B4]" office:value-type="float" office:value="-97271.2475106678" calcext:value-type="float">
            <text:p>-97 271</text:p>
          </table:table-cell>
          <table:table-cell table:style-name="ce150" table:formula="of:=[.C5]-[.C4]" office:value-type="float" office:value="83280.072546231" calcext:value-type="float">
            <text:p>83 280</text:p>
          </table:table-cell>
          <table:table-cell table:style-name="ce150" table:formula="of:=[.D5]-[.D4]" office:value-type="float" office:value="65673.5882724833" calcext:value-type="float">
            <text:p>65 674</text:p>
          </table:table-cell>
          <table:table-cell table:style-name="ce153" table:formula="of:=SUM([.B3:.D3])" office:value-type="float" office:value="51682.4133080465" calcext:value-type="float">
            <text:p>51 682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47" office:value-type="string" calcext:value-type="string">
            <text:p>TOTAL COST</text:p>
          </table:table-cell>
          <table:table-cell table:style-name="ce150" table:formula="of:=[$'Summer 2014'.J5]" office:value-type="float" office:value="534071.247510668" calcext:value-type="float">
            <text:p>534 071</text:p>
          </table:table-cell>
          <table:table-cell table:style-name="ce150" table:formula="of:=[$'Fall 2014'.H5]" office:value-type="float" office:value="499619.927453769" calcext:value-type="float">
            <text:p>499 620</text:p>
          </table:table-cell>
          <table:table-cell table:style-name="ce150" table:formula="of:=[$'Spring 2015'.H5]" office:value-type="float" office:value="577526.411727517" calcext:value-type="float">
            <text:p>577 526</text:p>
          </table:table-cell>
          <table:table-cell table:style-name="ce153" table:formula="of:=SUM([.B4:.D4])" office:value-type="float" office:value="1611217.58669195" calcext:value-type="float">
            <text:p>1 611 218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47" office:value-type="string" calcext:value-type="string">
            <text:p>TOTAL REVENUE</text:p>
          </table:table-cell>
          <table:table-cell table:style-name="ce150" table:formula="of:=[$'Summer 2014'.J6]" office:value-type="float" office:value="436800" calcext:value-type="float">
            <text:p>436 800</text:p>
          </table:table-cell>
          <table:table-cell table:style-name="ce150" table:formula="of:=[$'Fall 2014'.H6]" office:value-type="float" office:value="582900" calcext:value-type="float">
            <text:p>582 900</text:p>
          </table:table-cell>
          <table:table-cell table:style-name="ce150" table:formula="of:=[$'Spring 2015'.H6]" office:value-type="float" office:value="643200" calcext:value-type="float">
            <text:p>643 200</text:p>
          </table:table-cell>
          <table:table-cell table:style-name="ce153" table:formula="of:=SUM([.B5:.D5])" office:value-type="float" office:value="1662900" calcext:value-type="float">
            <text:p>1 662 900</text:p>
          </table:table-cell>
          <table:table-cell table:style-name="Default" table:number-columns-repeated="2"/>
          <table:table-cell table:number-columns-repeated="1017"/>
        </table:table-row>
        <table:table-row table:style-name="ro12">
          <table:table-cell table:style-name="Default" table:number-columns-repeated="7"/>
          <table:table-cell table:number-columns-repeated="1017"/>
        </table:table-row>
        <table:table-row table:style-name="ro8">
          <table:table-cell office:value-type="string" calcext:value-type="string">
            <text:p>US cost</text:p>
          </table:table-cell>
          <table:table-cell table:style-name="ce150" table:formula="of:=[$'Summer 2014'.J37]" office:value-type="float" office:value="69913.3333333333" calcext:value-type="float">
            <text:p>69 913</text:p>
          </table:table-cell>
          <table:table-cell table:style-name="ce150" table:formula="of:=[$'Fall 2014'.H37]" office:value-type="float" office:value="62169.2792792793" calcext:value-type="float">
            <text:p>62 169</text:p>
          </table:table-cell>
          <table:table-cell table:style-name="ce150" table:formula="of:=[$'Spring 2015'.H37]" office:value-type="float" office:value="68199.2792792793" calcext:value-type="float">
            <text:p>68 199</text:p>
          </table:table-cell>
          <table:table-cell table:style-name="ce153" table:formula="of:=SUM([.B7:.D7])" office:value-type="float" office:value="200281.891891892" calcext:value-type="float">
            <text:p>200 282</text:p>
          </table:table-cell>
          <table:table-cell table:style-name="Default" table:number-columns-repeated="2"/>
          <table:table-cell table:number-columns-repeated="1017"/>
        </table:table-row>
        <table:table-row table:style-name="ro12" table:number-rows-repeated="4">
          <table:table-cell table:style-name="Default" table:number-columns-repeated="7"/>
          <table:table-cell table:number-columns-repeated="1017"/>
        </table:table-row>
        <table:table-row table:style-name="ro8">
          <table:table-cell office:value-type="string" calcext:value-type="string">
            <text:p>supplies</text:p>
          </table:table-cell>
          <table:table-cell table:style-name="ce40" office:value-type="float" office:value="2012" calcext:value-type="float">
            <text:p>2012</text:p>
          </table:table-cell>
          <table:table-cell office:value-type="float" office:value="10200" calcext:value-type="float">
            <text:p>10200</text:p>
          </table:table-cell>
          <table:table-cell table:style-name="ce40" office:value-type="float" office:value="2013" calcext:value-type="float">
            <text:p>2013</text:p>
          </table:table-cell>
          <table:table-cell office:value-type="float" office:value="21000" calcext:value-type="float">
            <text:p>21000</text:p>
          </table:table-cell>
          <table:table-cell table:style-name="ce40" office:value-type="float" office:value="2014" calcext:value-type="float">
            <text:p>2014</text:p>
          </table:table-cell>
          <table:table-cell office:value-type="float" office:value="3500" calcext:value-type="float">
            <text:p>35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tweeks</text:p>
          </table:table-cell>
          <table:table-cell table:style-name="ce2" table:formula="of:=21*13+79*6+38*13" office:value-type="float" office:value="1241" calcext:value-type="float">
            <text:p>1241</text:p>
          </table:table-cell>
          <table:table-cell table:style-name="ce21" table:formula="of:=[.C$12]/[.B13]" office:value-type="float" office:value="8.21917808219178" calcext:value-type="float">
            <text:p>8</text:p>
          </table:table-cell>
          <table:table-cell office:value-type="float" office:value="1635" calcext:value-type="float">
            <text:p>1635</text:p>
          </table:table-cell>
          <table:table-cell table:style-name="ce21" table:formula="of:=[.E$12]/[.D13]" office:value-type="float" office:value="12.8440366972477" calcext:value-type="float">
            <text:p>13</text:p>
          </table:table-cell>
          <table:table-cell table:formula="of:=64*13" office:value-type="float" office:value="832" calcext:value-type="float">
            <text:p>832</text:p>
          </table:table-cell>
          <table:table-cell table:style-name="ce21" table:formula="of:=[.G$12]/[.F13]" office:value-type="float" office:value="4.20673076923077" calcext:value-type="float">
            <text:p>4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t</text:p>
          </table:table-cell>
          <table:table-cell table:formula="of:=21+79+38" office:value-type="float" office:value="138" calcext:value-type="float">
            <text:p>138</text:p>
          </table:table-cell>
          <table:table-cell table:style-name="ce21" table:formula="of:=[.C$12]/[.B14]" office:value-type="float" office:value="73.9130434782609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table:style-name="ce21" table:formula="of:=[.E$12]/[.D14]" office:value-type="float" office:value="132.911392405063" calcext:value-type="float">
            <text:p>133</text:p>
          </table:table-cell>
          <table:table-cell table:formula="of:=64" office:value-type="float" office:value="64" calcext:value-type="float">
            <text:p>64</text:p>
          </table:table-cell>
          <table:table-cell table:style-name="ce21" table:formula="of:=[.G$12]/[.F14]" office:value-type="float" office:value="54.6875" calcext:value-type="float">
            <text:p>55</text:p>
          </table:table-cell>
          <table:table-cell table:number-columns-repeated="1017"/>
        </table:table-row>
        <table:table-row table:style-name="ro12">
          <table:table-cell table:style-name="Default" table:number-columns-repeated="7"/>
          <table:table-cell table:number-columns-repeated="1017"/>
        </table:table-row>
        <table:table-row table:style-name="ro8">
          <table:table-cell office:value-type="string" calcext:value-type="string">
            <text:p>culture</text:p>
          </table:table-cell>
          <table:table-cell table:style-name="ce40" office:value-type="float" office:value="2012" calcext:value-type="float">
            <text:p>2012</text:p>
          </table:table-cell>
          <table:table-cell office:value-type="float" office:value="60000" calcext:value-type="float">
            <text:p>60000</text:p>
          </table:table-cell>
          <table:table-cell table:style-name="ce40" office:value-type="float" office:value="2013" calcext:value-type="float">
            <text:p>2013</text:p>
          </table:table-cell>
          <table:table-cell office:value-type="float" office:value="107460" calcext:value-type="float">
            <text:p>107460</text:p>
          </table:table-cell>
          <table:table-cell table:style-name="ce40" office:value-type="float" office:value="2014" calcext:value-type="float">
            <text:p>2014</text:p>
          </table:table-cell>
          <table:table-cell office:value-type="float" office:value="35000" calcext:value-type="float">
            <text:p>350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tweeks</text:p>
          </table:table-cell>
          <table:table-cell table:style-name="ce2" table:formula="of:=21*13+79*6+38*13" office:value-type="float" office:value="1241" calcext:value-type="float">
            <text:p>1241</text:p>
          </table:table-cell>
          <table:table-cell table:style-name="ce21" table:formula="of:=[.C$16]/[.B17]" office:value-type="float" office:value="48.348106365834" calcext:value-type="float">
            <text:p>48</text:p>
          </table:table-cell>
          <table:table-cell office:value-type="float" office:value="1635" calcext:value-type="float">
            <text:p>1635</text:p>
          </table:table-cell>
          <table:table-cell table:style-name="ce21" table:formula="of:=[.E$16]/[.D17]" office:value-type="float" office:value="65.7247706422018" calcext:value-type="float">
            <text:p>66</text:p>
          </table:table-cell>
          <table:table-cell table:formula="of:=64*13" office:value-type="float" office:value="832" calcext:value-type="float">
            <text:p>832</text:p>
          </table:table-cell>
          <table:table-cell table:style-name="ce21" table:formula="of:=[.G$16]/[.F17]" office:value-type="float" office:value="42.0673076923077" calcext:value-type="float">
            <text:p>42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t</text:p>
          </table:table-cell>
          <table:table-cell table:formula="of:=21+79+38" office:value-type="float" office:value="138" calcext:value-type="float">
            <text:p>138</text:p>
          </table:table-cell>
          <table:table-cell table:style-name="ce21" table:formula="of:=[.C$16]/[.B18]" office:value-type="float" office:value="434.782608695652" calcext:value-type="float">
            <text:p>435</text:p>
          </table:table-cell>
          <table:table-cell office:value-type="float" office:value="158" calcext:value-type="float">
            <text:p>158</text:p>
          </table:table-cell>
          <table:table-cell table:style-name="ce21" table:formula="of:=[.E$16]/[.D18]" office:value-type="float" office:value="680.126582278481" calcext:value-type="float">
            <text:p>680</text:p>
          </table:table-cell>
          <table:table-cell table:formula="of:=64" office:value-type="float" office:value="64" calcext:value-type="float">
            <text:p>64</text:p>
          </table:table-cell>
          <table:table-cell table:style-name="ce21" table:formula="of:=[.G$16]/[.F18]" office:value-type="float" office:value="546.875" calcext:value-type="float">
            <text:p>547</text:p>
          </table:table-cell>
          <table:table-cell table:number-columns-repeated="1017"/>
        </table:table-row>
        <table:table-row table:style-name="ro12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ACCOM" table:base-cell-address="$'Spring 2014'.$A$1" table:cell-range-address="$Constants.$C$4"/>
        <table:named-range table:name="ACCOMBOTIC" table:base-cell-address="$'Spring 2014'.$A$1" table:cell-range-address="$Constants.$C$5"/>
        <table:named-expression table:name="SHARED_FORMULA_2_59_2_59_2" table:base-cell-address="$'Spring 2014'.$A$1" table:expression="ACCOM/USDCZK"/>
        <table:named-expression table:name="SHARED_FORMULA_2_59_2_59_5" table:base-cell-address="$'Spring 2014'.$A$1" table:expression="ACCOM/USDCZK"/>
        <table:named-expression table:name="SHARED_FORMULA_2_61_2_61_11" table:base-cell-address="$'Spring 2014'.$A$1" table:expression="ACCOM/USDCZK"/>
        <table:named-expression table:name="SHARED_FORMULA_2_61_2_61_8" table:base-cell-address="$'Spring 2014'.$A$1" table:expression="ACCOM/USDCZK"/>
        <table:named-expression table:name="SHARED_FORMULA_2_63_2_63_14" table:base-cell-address="$'Spring 2014'.$A$1" table:expression="ACCOM/USDCZK"/>
        <table:named-expression table:name="SHARED_FORMULA_2_74_2_74_23" table:base-cell-address="$'Spring 2014'.$A$1" table:expression="ACCOM/USDCZK"/>
        <table:named-range table:name="USDCZK" table:base-cell-address="$'Spring 2014'.$A$1" table:cell-range-address="$Constants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 number:display-factor="1000"/>
    </number:number-style>
    <number:number-style style:name="N109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109P0"/>
    </number:number-style>
    <number:number-style style:name="N110">
      <number:text>(</number:text>
      <number:number number:decimal-places="0" number:min-integer-digits="1" number:grouping="true"/>
      <number:text>)</number:text>
    </number:number-style>
    <number:date-style style:name="N111">
      <number:day/>
      <number:text>.</number:text>
      <number:month/>
      <number:text>.</number:text>
      <number:year number:style="long"/>
    </number:dat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">
      <number:number number:decimal-places="1" number:min-integer-digits="1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/>
      <number:text>.</number:text>
      <number:year number:style="long"/>
    </number:date-style>
    <number:date-style style:name="N10113" number:language="cs" number:country="CZ">
      <number:day/>
      <number:text>.</number:text>
      <number:month number:textual="true"/>
      <number:text>.</number:text>
      <number:year/>
    </number:date-style>
    <number:date-style style:name="N10114" number:language="cs" number:country="CZ">
      <number:day/>
      <number:text>.</number:text>
      <number:month number:textual="true"/>
    </number:date-style>
    <number:date-style style:name="N10115" number:language="cs" number:country="CZ">
      <number:month number:textual="true"/>
      <number:text>.</number:text>
      <number:year/>
    </number:date-style>
    <number:time-style style:name="N10116" number:language="cs" number:country="CZ">
      <number:hours/>
      <number:text>:</number:text>
      <number:minute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</number:time-style>
    <number:time-style style:name="N10119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0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0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cs" number:country="CZ">
      <number:number number:decimal-places="2" number:min-integer-digits="1" number:grouping="true"/>
      <number:text>     </number:text>
    </number:number-style>
    <number:number-style style:name="N10126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cs" number:country="CZ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1" style:volatile="true" number:language="cs" number:country="CZ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2" style:volatile="true" number:language="cs" number:country="CZ">
      <number:text> </number:text>
      <loext:fill-character> </loext:fill-character>
      <number:text>-      </number:text>
    </number:number-style>
    <number:text-style style:name="N10130" number:language="cs" number:country="CZ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cs" number:country="CZ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1" style:volatile="true" number:language="cs" number:country="CZ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2" style:volatile="true" number:language="cs" number:country="CZ">
      <number:text> </number:text>
      <loext:fill-character> </loext:fill-character>
      <number:text>- Kč </number:text>
    </number:number-style>
    <number:text-style style:name="N10134" number:language="cs" number:country="CZ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cs" number:country="CZ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1" style:volatile="true" number:language="cs" number:country="CZ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8" number:language="cs" number:country="CZ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cs" number:country="CZ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1" style:volatile="true" number:language="cs" number:country="CZ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0142" number:language="cs" number:country="CZ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cs" number:country="CZ">
      <number:minutes number:style="long"/>
      <number:text>:</number:text>
      <number:seconds number:style="long"/>
    </number:time-style>
    <number:time-style style:name="N10144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cs" number:country="CZ">
      <number:minutes number:style="long"/>
      <number:text>:</number:text>
      <number:seconds number:style="long" number:decimal-places="1"/>
    </number:time-style>
    <number:number-style style:name="N10146" number:language="cs" number:country="CZ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0pt" style:font-style-asian="normal" style:font-weight-asian="normal" style:font-name-complex="FreeSans" style:font-family-complex="FreeSans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Styl_20_šipky_20_1" draw:display-name="Styl šipky 1" svg:viewBox="0 0 20 30" svg:d="m10 0-10 30h20z"/>
    <draw:marker draw:name="msArrowEnd_20_5" draw:display-name="msArrowEnd 5" svg:viewBox="0 0 300 300" svg:d="m150 0 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.00.0000</text:date>, <text:time style:data-style-name="N2" text:time-value="0000-00-00T08:18:26.51428049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Spring_20_2014" style:display-name="PageStyle_Spring 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er_20_2014" style:display-name="PageStyle_Summer 201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  <style:master-page style:name="PageStyle_5f_Fall_20_2014" style:display-name="PageStyle_Fall 201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  <style:master-page style:name="PageStyle_5f_Spring_20_2015" style:display-name="PageStyle_Spring 201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  <style:master-page style:name="PageStyle_5f_14B-15A" style:display-name="PageStyle_14B-15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ants" style:display-name="PageStyle_Constant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2014-15" style:display-name="PageStyle_2014-1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4-05-09T14:17:22</meta:print-date>
    <dc:date>2014-05-11T08:18:42.623922332</dc:date>
    <meta:editing-cycles>78</meta:editing-cycles>
    <meta:editing-duration>P1DT14H37M48S</meta:editing-duration>
    <meta:generator>LibreOffice/4.1.5.3$Linux_X86_64 LibreOffice_project/410m0$Build-3</meta:generator>
    <meta:document-statistic meta:table-count="7" meta:cell-count="2673" meta:object-count="0"/>
  </office:meta>
</office:document-meta>
</file>